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Standard">
      <style:paragraph-properties fo:text-align="center" style:justify-single-word="false" style:page-number="auto"/>
      <style:text-properties officeooo:paragraph-rsid="00266ee7"/>
    </style:style>
    <style:style style:name="P2" style:family="paragraph" style:parent-style-name="Heading_20_2">
      <style:text-properties officeooo:rsid="000a58e9" officeooo:paragraph-rsid="0032a1d3"/>
    </style:style>
    <style:style style:name="P3" style:family="paragraph" style:parent-style-name="Heading_20_2">
      <style:text-properties officeooo:rsid="000b263d" officeooo:paragraph-rsid="0032a1d3"/>
    </style:style>
    <style:style style:name="P4" style:family="paragraph" style:parent-style-name="Heading_20_2">
      <style:text-properties officeooo:paragraph-rsid="0032a1d3"/>
    </style:style>
    <style:style style:name="P5" style:family="paragraph" style:parent-style-name="Heading_20_1">
      <style:text-properties officeooo:rsid="000b263d" officeooo:paragraph-rsid="0032a1d3"/>
    </style:style>
    <style:style style:name="P6" style:family="paragraph" style:parent-style-name="Heading_20_1">
      <style:text-properties officeooo:paragraph-rsid="0032a1d3"/>
    </style:style>
    <style:style style:name="P7" style:family="paragraph" style:parent-style-name="Heading_20_1" style:master-page-name="Right_20_Page">
      <style:paragraph-properties fo:margin-top="0cm" fo:margin-bottom="0cm" loext:contextual-spacing="false" style:page-number="auto"/>
      <style:text-properties officeooo:paragraph-rsid="0032a1d3"/>
    </style:style>
    <style:style style:name="P8" style:family="paragraph" style:parent-style-name="Heading_20_1">
      <style:paragraph-properties fo:margin-top="0.42cm" fo:margin-bottom="0cm" loext:contextual-spacing="false"/>
      <style:text-properties officeooo:rsid="000b263d" officeooo:paragraph-rsid="0032a1d3"/>
    </style:style>
    <style:style style:name="P9" style:family="paragraph" style:parent-style-name="Heading_20_1">
      <style:paragraph-properties fo:margin-top="0.42cm" fo:margin-bottom="0cm" loext:contextual-spacing="false"/>
      <style:text-properties officeooo:paragraph-rsid="0032a1d3"/>
    </style:style>
    <style:style style:name="P10" style:family="paragraph" style:parent-style-name="Contents_20_Heading" style:master-page-name="Index">
      <style:paragraph-properties style:page-number="auto"/>
    </style:style>
    <style:style style:name="P11" style:family="paragraph" style:parent-style-name="Title" style:master-page-name="First_20_Page">
      <style:paragraph-properties fo:margin-top="1.499cm" fo:margin-bottom="1.499cm" loext:contextual-spacing="false" fo:hyphenation-ladder-count="no-limit" style:page-number="auto" fo:break-before="auto" fo:break-after="auto"/>
      <style:text-properties officeooo:rsid="003471ae" officeooo:paragraph-rsid="003471ae" fo:hyphenate="false" fo:hyphenation-remain-char-count="2" fo:hyphenation-push-char-count="2"/>
    </style:style>
    <style:style style:name="P12" style:family="paragraph" style:parent-style-name="Subtitle">
      <style:text-properties officeooo:rsid="003471ae" officeooo:paragraph-rsid="003471ae"/>
    </style:style>
    <style:style style:name="P13" style:family="paragraph" style:parent-style-name="Textkörper_20_Regieanweisung">
      <style:text-properties officeooo:paragraph-rsid="0032a1d3"/>
    </style:style>
    <style:style style:name="P14" style:family="paragraph" style:parent-style-name="Textkörper_20_Regieanweisung" style:master-page-name="">
      <style:paragraph-properties style:page-number="auto" fo:keep-with-next="auto"/>
    </style:style>
    <style:style style:name="P15" style:family="paragraph" style:parent-style-name="Contents_20_2">
      <style:paragraph-properties>
        <style:tab-stops>
          <style:tab-stop style:position="9.001cm" style:type="right" style:leader-style="dotted" style:leader-text="."/>
        </style:tab-stops>
      </style:paragraph-properties>
    </style:style>
    <style:style style:name="P16" style:family="paragraph" style:parent-style-name="Contents_20_1">
      <style:paragraph-properties>
        <style:tab-stops>
          <style:tab-stop style:position="9.5cm" style:type="right" style:leader-style="dotted" style:leader-text="."/>
        </style:tab-stops>
      </style:paragraph-properties>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Kabale und Liebe</text:p>
      <text:p text:style-name="P12">ein Drama<text:line-break/>von<text:line-break/>Friedrich Schiller</text:p>
      <text:p text:style-name="P1"/>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text:p>
          </text:index-title>
          <text:p text:style-name="P16"><text:a xlink:type="simple" xlink:href="#__RefHeading___Toc7733_371295672" text:style-name="Index_20_Link" text:visited-style-name="Index_20_Link">1. Akt<text:tab/>5</text:a></text:p>
          <text:p text:style-name="P15"><text:a xlink:type="simple" xlink:href="#__RefHeading___Toc2655_2120036227" text:style-name="Index_20_Link" text:visited-style-name="Index_20_Link">Erste Szene<text:tab/>5</text:a></text:p>
          <text:p text:style-name="P15"><text:a xlink:type="simple" xlink:href="#__RefHeading___Toc2657_2120036227" text:style-name="Index_20_Link" text:visited-style-name="Index_20_Link">Zweite Szene<text:tab/>9</text:a></text:p>
          <text:p text:style-name="P15"><text:a xlink:type="simple" xlink:href="#__RefHeading___Toc2659_2120036227" text:style-name="Index_20_Link" text:visited-style-name="Index_20_Link">Dritte Szene<text:tab/>15</text:a></text:p>
          <text:p text:style-name="P15"><text:a xlink:type="simple" xlink:href="#__RefHeading___Toc2661_2120036227" text:style-name="Index_20_Link" text:visited-style-name="Index_20_Link">Vierte Szene<text:tab/>18</text:a></text:p>
          <text:p text:style-name="P15"><text:a xlink:type="simple" xlink:href="#__RefHeading___Toc2663_2120036227" text:style-name="Index_20_Link" text:visited-style-name="Index_20_Link">Fünfte Szene<text:tab/>21</text:a></text:p>
          <text:p text:style-name="P15"><text:a xlink:type="simple" xlink:href="#__RefHeading___Toc2665_2120036227" text:style-name="Index_20_Link" text:visited-style-name="Index_20_Link">Sechste Szene<text:tab/>26</text:a></text:p>
          <text:p text:style-name="P15"><text:a xlink:type="simple" xlink:href="#__RefHeading___Toc2667_2120036227" text:style-name="Index_20_Link" text:visited-style-name="Index_20_Link">Siebente Szene<text:tab/>28</text:a></text:p>
          <text:p text:style-name="P16"><text:a xlink:type="simple" xlink:href="#__RefHeading___Toc2669_2120036227" text:style-name="Index_20_Link" text:visited-style-name="Index_20_Link">2. Akt<text:tab/>36</text:a></text:p>
          <text:p text:style-name="P15"><text:a xlink:type="simple" xlink:href="#__RefHeading___Toc2671_2120036227" text:style-name="Index_20_Link" text:visited-style-name="Index_20_Link">Erste Szene<text:tab/>36</text:a></text:p>
          <text:p text:style-name="P15"><text:a xlink:type="simple" xlink:href="#__RefHeading___Toc2673_2120036227" text:style-name="Index_20_Link" text:visited-style-name="Index_20_Link">Zweite Szene<text:tab/>40</text:a></text:p>
          <text:p text:style-name="P15"><text:a xlink:type="simple" xlink:href="#__RefHeading___Toc2675_2120036227" text:style-name="Index_20_Link" text:visited-style-name="Index_20_Link">Dritte Szene<text:tab/>45</text:a></text:p>
          <text:p text:style-name="P15"><text:a xlink:type="simple" xlink:href="#__RefHeading___Toc2677_2120036227" text:style-name="Index_20_Link" text:visited-style-name="Index_20_Link">Vierte Szene<text:tab/>55</text:a></text:p>
          <text:p text:style-name="P15"><text:a xlink:type="simple" xlink:href="#__RefHeading___Toc2679_2120036227" text:style-name="Index_20_Link" text:visited-style-name="Index_20_Link">Fünfte Szene<text:tab/>58</text:a></text:p>
          <text:p text:style-name="P15"><text:a xlink:type="simple" xlink:href="#__RefHeading___Toc2681_2120036227" text:style-name="Index_20_Link" text:visited-style-name="Index_20_Link">Sechste Szene<text:tab/>62</text:a></text:p>
          <text:p text:style-name="P15"><text:a xlink:type="simple" xlink:href="#__RefHeading___Toc2683_2120036227" text:style-name="Index_20_Link" text:visited-style-name="Index_20_Link">Siebente Szene<text:tab/>67</text:a></text:p>
          <text:p text:style-name="P16"><text:a xlink:type="simple" xlink:href="#__RefHeading___Toc2685_2120036227" text:style-name="Index_20_Link" text:visited-style-name="Index_20_Link">3. Akt<text:tab/>70</text:a></text:p>
          <text:p text:style-name="P15"><text:a xlink:type="simple" xlink:href="#__RefHeading___Toc2687_2120036227" text:style-name="Index_20_Link" text:visited-style-name="Index_20_Link">Erste Szene<text:tab/>70</text:a></text:p>
          <text:p text:style-name="P15"><text:a xlink:type="simple" xlink:href="#__RefHeading___Toc2689_2120036227" text:style-name="Index_20_Link" text:visited-style-name="Index_20_Link">Zweite Szene<text:tab/>77</text:a></text:p>
          <text:p text:style-name="P15"><text:a xlink:type="simple" xlink:href="#__RefHeading___Toc2691_2120036227" text:style-name="Index_20_Link" text:visited-style-name="Index_20_Link">Dritte Szene<text:tab/>83</text:a></text:p>
          <text:p text:style-name="P15"><text:a xlink:type="simple" xlink:href="#__RefHeading___Toc2693_2120036227" text:style-name="Index_20_Link" text:visited-style-name="Index_20_Link">Vierte Szene<text:tab/>84</text:a></text:p>
          <text:p text:style-name="P15"><text:a xlink:type="simple" xlink:href="#__RefHeading___Toc2695_2120036227" text:style-name="Index_20_Link" text:visited-style-name="Index_20_Link">Fünfte Szene<text:tab/>88</text:a></text:p>
          <text:p text:style-name="P15"><text:a xlink:type="simple" xlink:href="#__RefHeading___Toc2697_2120036227" text:style-name="Index_20_Link" text:visited-style-name="Index_20_Link">Sechste Szene<text:tab/>89</text:a></text:p>
          <text:p text:style-name="P16"><text:a xlink:type="simple" xlink:href="#__RefHeading___Toc2699_2120036227" text:style-name="Index_20_Link" text:visited-style-name="Index_20_Link">4. Akt<text:tab/>100</text:a></text:p>
          <text:p text:style-name="P15"><text:a xlink:type="simple" xlink:href="#__RefHeading___Toc2701_2120036227" text:style-name="Index_20_Link" text:visited-style-name="Index_20_Link">Erste Szene<text:tab/>100</text:a></text:p>
          <text:p text:style-name="P15"><text:a xlink:type="simple" xlink:href="#__RefHeading___Toc2703_2120036227" text:style-name="Index_20_Link" text:visited-style-name="Index_20_Link">Zweite Szene<text:tab/>100</text:a></text:p>
          <text:p text:style-name="P15"><text:a xlink:type="simple" xlink:href="#__RefHeading___Toc2705_2120036227" text:style-name="Index_20_Link" text:visited-style-name="Index_20_Link">Dritte Szene<text:tab/>102</text:a></text:p>
          <text:p text:style-name="P15"><text:a xlink:type="simple" xlink:href="#__RefHeading___Toc2707_2120036227" text:style-name="Index_20_Link" text:visited-style-name="Index_20_Link">Vierte Szene<text:tab/>107</text:a></text:p>
          <text:p text:style-name="P15"><text:soft-page-break/><text:a xlink:type="simple" xlink:href="#__RefHeading___Toc2709_2120036227" text:style-name="Index_20_Link" text:visited-style-name="Index_20_Link">Fünfte Szene<text:tab/>108</text:a></text:p>
          <text:p text:style-name="P15"><text:a xlink:type="simple" xlink:href="#__RefHeading___Toc2711_2120036227" text:style-name="Index_20_Link" text:visited-style-name="Index_20_Link">Sechste Szene<text:tab/>110</text:a></text:p>
          <text:p text:style-name="P15"><text:a xlink:type="simple" xlink:href="#__RefHeading___Toc2713_2120036227" text:style-name="Index_20_Link" text:visited-style-name="Index_20_Link">Siebente Szene<text:tab/>112</text:a></text:p>
          <text:p text:style-name="P15"><text:a xlink:type="simple" xlink:href="#__RefHeading___Toc2715_2120036227" text:style-name="Index_20_Link" text:visited-style-name="Index_20_Link">Achte Szene<text:tab/>120</text:a></text:p>
          <text:p text:style-name="P15"><text:a xlink:type="simple" xlink:href="#__RefHeading___Toc2717_2120036227" text:style-name="Index_20_Link" text:visited-style-name="Index_20_Link">Neunte Szene<text:tab/>122</text:a></text:p>
          <text:p text:style-name="P16"><text:a xlink:type="simple" xlink:href="#__RefHeading___Toc2719_2120036227" text:style-name="Index_20_Link" text:visited-style-name="Index_20_Link">5. Akt<text:tab/>127</text:a></text:p>
          <text:p text:style-name="P15"><text:a xlink:type="simple" xlink:href="#__RefHeading___Toc2721_2120036227" text:style-name="Index_20_Link" text:visited-style-name="Index_20_Link">Erste Szene<text:tab/>127</text:a></text:p>
          <text:p text:style-name="P15"><text:a xlink:type="simple" xlink:href="#__RefHeading___Toc2723_2120036227" text:style-name="Index_20_Link" text:visited-style-name="Index_20_Link">Zweite Szene<text:tab/>135</text:a></text:p>
          <text:p text:style-name="P15"><text:a xlink:type="simple" xlink:href="#__RefHeading___Toc2725_2120036227" text:style-name="Index_20_Link" text:visited-style-name="Index_20_Link">Dritte Szene<text:tab/>141</text:a></text:p>
          <text:p text:style-name="P15"><text:a xlink:type="simple" xlink:href="#__RefHeading___Toc2727_2120036227" text:style-name="Index_20_Link" text:visited-style-name="Index_20_Link">Vierte Szene<text:tab/>142</text:a></text:p>
          <text:p text:style-name="P15"><text:a xlink:type="simple" xlink:href="#__RefHeading___Toc2729_2120036227" text:style-name="Index_20_Link" text:visited-style-name="Index_20_Link">Fünfte Szene<text:tab/>143</text:a></text:p>
          <text:p text:style-name="P15"><text:a xlink:type="simple" xlink:href="#__RefHeading___Toc2731_2120036227" text:style-name="Index_20_Link" text:visited-style-name="Index_20_Link">Sechste Szene<text:tab/>148</text:a></text:p>
          <text:p text:style-name="P15"><text:a xlink:type="simple" xlink:href="#__RefHeading___Toc7735_371295672" text:style-name="Index_20_Link" text:visited-style-name="Index_20_Link">Siebente Szene<text:tab/>150</text:a></text:p>
          <text:p text:style-name="P15"><text:a xlink:type="simple" xlink:href="#__RefHeading___Toc2735_2120036227" text:style-name="Index_20_Link" text:visited-style-name="Index_20_Link">Letzte Szene<text:tab/>160</text:a></text:p>
        </text:index-body>
      </text:table-of-content>
      <text:p text:style-name="Text_20_body"/>
      <text:h text:style-name="P7" text:outline-level="1"><text:bookmark-start text:name="__RefHeading___Toc7733_371295672"/>1. Akt<text:bookmark-end text:name="__RefHeading___Toc7733_371295672"/></text:h>
      <text:h text:style-name="P4" text:outline-level="2"><text:bookmark-start text:name="__RefHeading___Toc2655_2120036227"/>Erste Szene<text:bookmark-end text:name="__RefHeading___Toc2655_2120036227"/></text:h>
      <text:p text:style-name="P13">Zimmer beim Musikus.<text:line-break/>MILLER steht eben vom Sessel auf und stellt seine Violoncell auf die Seite. An einem Tisch sitzt FRAU MILLERIN noch im Nachtgewand und trinkt ihren Kaffee.</text:p>
      <text:p text:style-name="Textkörper_20_Theater"><text:span text:style-name="T1">MILLER</text:span> <text:span text:style-name="T2">(schnell auf- und abgehend)</text:span><text:span text:style-name="T1">:</text:span> Einmal für alle Mal. Der Handel wird ernsthaft. Meine Tochter kommt mit dem Baron ins Geschrei. Mein Haus wird verrufen. Der Präsident bekommt Wind, und – kurz und gut, ich biete dem Junker aus.</text:p>
      <text:p text:style-name="Textkörper_20_Theater"><text:span text:style-name="T1">FRAU:</text:span> Du hast ihn nicht in dein Haus geschwatzt – hast ihm deine Tochter nicht nachgeworfen.</text:p>
      <text:p text:style-name="Textkörper_20_Theater"><text:span text:style-name="T1">MILLER:</text:span> Hab ihn nicht in mein Haus geschwatzt – hab ihm’s Mädel nicht nachgeworfen; wer nimmt Notiz davon? – Ich war Herr im Haus. Ich hätt meine Tochter mehr coram nehmen sollen. Ich hätt dem Major besser auftrumpfen sollen – oder hätt gleich alles Seiner Exzellenz dem Herrn Papa stecken sollen. Der junge Baron bringt’s mit einem Wischer hinaus, das muss ich wissen, und alles Wetter kommt über den Geiger.</text:p>
      <text:p text:style-name="Textkörper_20_Theater"><text:span text:style-name="T1">FRAU</text:span> <text:span text:style-name="T2">(schlürft eine Tasse aus)</text:span><text:span text:style-name="T1">:</text:span> Possen! Geschwätz! Was kann über dich kommen? Wer kann dir was anhaben? Du gehst deiner Profession nach und raffst Scholaren zusammen, wo sie zu kriegen sind.</text:p>
      <text:p text:style-name="Textkörper_20_Theater"><text:soft-page-break/><text:span text:style-name="T1">MILLER:</text:span> Aber, sag mir doch, was wird bei dem ganzen Kommerz auch herauskommen? – Nehmen kann er das Mädel nicht – Vom Nehmen ist gar die Rede nicht, und zu einer dass Gott erbarm? – Guten Morgen! – Gelt, wenn so ein Musje von sich da und dort, und dort und hier schon herumbeholfen hat, wenn er, der Henker weiß als was? gelöst hat, schmeckt’s meinem guten Schlucker freilich, einmal auf süß Wasser zu graben. Gib du Acht! gib du Acht! und wenn du aus jedem Astloch ein Auge strecktest und vor jedem Blutstropfen Schildwache ständest, er wird sie, dir auf der Nase, beschwatzen, dem Mädel eins hinsetzen und führt sich ab, und das Mädel ist verschimpfiert auf ihr Leben lang, bleibt sitzen, oder hat’s Handwerk verschmeckt, treibt’s fort. <text:span text:style-name="T2">(Die Hand vor der Stirn.)</text:span> Jesus Christus!</text:p>
      <text:p text:style-name="Textkörper_20_Theater"><text:span text:style-name="T1">FRAU:</text:span> Gott behüt' uns in Gnaden!</text:p>
      <text:p text:style-name="Textkörper_20_Theater"><text:span text:style-name="T1">MILLER:</text:span> Es hat sich zu behüten. Worauf kann so ein Windfuß wohl sonst sein Absehen richten? – Das Mädel ist schön – schlank – führt seinen netten Fuß. Unterm Dach mag’s aussehen, wie’s will. Darüber guckt man bei euch Weibsleuten weg, wenn’s nur der liebe Gott parterre nicht hat fehlen lassen – Stöbert mein Springinsfeld erst noch dieses Kapital aus - he da! geht ihm ein Licht auf, wie meinem Rodney, wenn er die Witterung eines Franzosen kriegt, und nun müssen alle Segel dran, und drauflos, und – ich verdenk’s ihm gar nicht. Mensch ist Mensch. Das muss ich wissen.</text:p>
      <text:p text:style-name="Textkörper_20_Theater"><text:span text:style-name="T1">FRAU:</text:span> Solltest nur die wunderhübsche Billeter auch lesen, die der gnädige Herr an deine Tochter als schreiben tut. Guter Gott! <text:soft-page-break/>da sieht man’s ja sonnenklar, wie es ihm pur um ihre schöne Seele zu tun ist.</text:p>
      <text:p text:style-name="Textkörper_20_Theater"><text:span text:style-name="T1">MILLER:</text:span> Das ist die rechte Höhe! Auf den Sack schlägt man; den Esel meint man. Wer einen Gruß an das liebe Fleisch zu bestellen hat, darf nur das gute Herz Boten gehen lassen. Wie hab ich’s gemacht? Hat man’s nur erst so weit im Reinen, dass die Gemüter topp machen, wutsch! nehmen die Körper ein Exempel; das Gesind macht’s der Herrschaft nach, und der silberne Mond ist am End nur der Kuppler gewesen.</text:p>
      <text:p text:style-name="Textkörper_20_Theater"><text:span text:style-name="T1">FRAU:</text:span> Sieh doch nur erst die prächtigen Bücher an, die der Herr Major ins Haus geschafft haben. Deine Tochter betet auch immer draus.</text:p>
      <text:p text:style-name="Textkörper_20_Theater"><text:span text:style-name="T1">MILLER</text:span> <text:span text:style-name="T2">(pfeift)</text:span><text:span text:style-name="T1">:</text:span> Hui da! Betet! Du hast den Witz davon. Die rohen Kraftbrühen der Natur sind Ihro Gnaden zartem Makronenmagen noch zu hart. – Er muss sie erst in der höllischen Pestilenzküche der Bellatristen künstlich aufkochen lassen. Ins Feuer mit dem Quark. Da saugt mir das Mädel – weiß Gott, was als für? – überhimmlische Alfanzereien ein, das läuft dann wie spanische Mucken ins Blut und wirft mir die Handvoll Christentum noch gar auseinander, die der Vater mit knapper Not so so noch zusammenhielt. Ins Feuer, sag ich. Das Mädel setzt sich alles Teufelsgezeug in den Kopf; über all dem Herumschwänzen in der Schlaraffenwelt findet's zuletzt seine Heimath nicht mehr, vergisst, schämt sich, daß sein Vater Miller der Geiger ist, und verschlägt mir am End einen wackern ehrbaren Schwiegersohn, der sich so warm in meine Kundschaft hineingesetzt hätte – – <text:soft-page-break/>Nein! Gott verdamm mich! <text:span text:style-name="T2">(Er springt auf, hitzig.)</text:span> Gleich muss die Pastete auf den Herd, und dem Major – ja ja, dem Major will ich weisen, wo Meister Zimmermann das Loch gemacht hat. <text:span text:style-name="T2">(Er will fort.)</text:span></text:p>
      <text:p text:style-name="Textkörper_20_Theater"><text:span text:style-name="T1">FRAU:</text:span> Sei artig, Miller. Wie manchen schönen Groschen haben uns nur die Präsenter – –</text:p>
      <text:p text:style-name="Textkörper_20_Theater"><text:span text:style-name="T1">MILLER</text:span> <text:span text:style-name="T2">(kommt zurück und bleibt vor ihr stehen)</text:span><text:span text:style-name="T1">:</text:span> Das Blutgeld meiner Tochter? – Schier dich zum Satan, infame Kupplerin! – Eh will ich mit meiner Geig auf den Bettel herumziehen und das Konzert um was Warmes geben – eh’ will ich mein Violoncello zerschlagen und Mist im Sonanzboden führen, eh ich mir’s schmecken lass von dem Geld, das mein einziges Kind mit Seel und Seligkeit abverdient. – Stell den vermaledeiten Kaffee ein und das Tobakschnupfen, so brauchst du deiner Tochter Gesicht nicht zu Markt zu treiben. Ich hab mich satt gefressen und immer ein gutes Hemd auf dem Leib gehabt, eh so ein vertrackter Tausendsasa in meine Stube geschmeckt hat.</text:p>
      <text:p text:style-name="Textkörper_20_Theater"><text:span text:style-name="T1">FRAU:</text:span> Nur nicht gleich mit der Tür ins Haus. Wie du doch den Augenblick in Feuer und Flammen stehst! Ich sprech ja nur, man müss’ den Herrn Major nicht disguschtüren, weil Sie des Präsidenten Sohn sind.</text:p>
      <text:p text:style-name="Textkörper_20_Theater"><text:span text:style-name="T1">MILLER:</text:span> Da liegt der Has im Pfeffer. Darum, just eben darum muss die Sach noch heut auseinander. Der Präsident muss es mir Dank wissen, wenn er ein rechtschaffener Vater ist. Du wirst mir meinen roten plüschenen Rock ausbürsten, und ich werde <text:soft-page-break/>mich bei Seiner Exzellenz anmelden lassen. Ich werde sprechen zu seiner Exzellenz: Dero Herr Sohn haben ein Aug auf meine Tochter; meine Tochter ist zu schlecht zu Dero Herrn Sohnes Frau, aber zu Dero Herrn Sohnes Hure ist meine Tochter zu kostbar, und damit basta! - Ich heiße Miller.</text:p>
      <text:h text:style-name="P4" text:outline-level="2"><text:bookmark-start text:name="__RefHeading___Toc2657_2120036227"/>Zweite Szene<text:bookmark-end text:name="__RefHeading___Toc2657_2120036227"/></text:h>
      <text:p text:style-name="P13"><text:bookmark text:name="ZWEITE_SZENE"/>Sekretär Wurm. Die Vorigen.</text:p>
      <text:p text:style-name="Textkörper_20_Theater"><text:bookmark text:name="ZWEITE_SZENE3"/><text:span text:style-name="T1">FRAU:</text:span> Ah guten Morgen, Herr Sekertare! Hat man auch einmal wieder das Vergnügen von Ihnen?</text:p>
      <text:p text:style-name="Textkörper_20_Theater"><text:bookmark text:name="ZWEITE_SZENE4"/><text:span text:style-name="T1">WURM:</text:span> Meinerseits, meinerseits, Frau Base. Wo eine Kavaliersgnade einspricht, kommt mein bürgerliches Vergnügen in gar keine Rechnung.</text:p>
      <text:p text:style-name="Textkörper_20_Theater"><text:bookmark text:name="ZWEITE_SZENE5"/><text:span text:style-name="T1">FRAU:</text:span> Was Sie nicht sagen, Herr Sekertare! Des Herrn Majors von Walter hohe Gnaden machen uns wohl je und je das Bläsier, doch verachten wir darum niemand.</text:p>
      <text:p text:style-name="Textkörper_20_Theater"><text:bookmark text:name="ZWEITE_SZENE6"/><text:span text:style-name="T1">MILLER</text:span> <text:span text:style-name="T2">(verdrüsslich)</text:span><text:span text:style-name="T1">:</text:span> Dem Herrn einen Sessel, Frau. Wollens ablegen, Herr Landsmann?</text:p>
      <text:p text:style-name="Textkörper_20_Theater"><text:bookmark text:name="ZWEITE_SZENE8"/><text:span text:style-name="T1">WURM</text:span> <text:span text:style-name="T2">(legt Hut und Stock weg, setzt sich)</text:span><text:span text:style-name="T1">:</text:span> Nun! Nun! und wie befindet sich denn meine Zukünftige – oder Gewesene? – Ich will doch nicht hoffen – kriegt man sie nicht zu sehen – Mamsell Luisen?</text:p>
      <text:p text:style-name="Textkörper_20_Theater"><text:span text:style-name="T1">FRAU:</text:span> Danken der Nachfrage, Herr Sekertare. Aber meine Tochter ist doch gar nicht hochmütig.</text:p>
      <text:p text:style-name="Textkörper_20_Theater"><text:soft-page-break/><text:span text:style-name="T1">MILLER</text:span> <text:span text:style-name="T2">(ärgerlich, stößt sie mit dem Ellenbogen)</text:span><text:span text:style-name="T1">:</text:span> Weib!</text:p>
      <text:p text:style-name="Textkörper_20_Theater"><text:span text:style-name="T1">FRAU:</text:span> Bedauern’s nur, dass sie die Ehre nicht haben kann vom Herrn Sekertare. Sie ist eben in der Mess, meine Tochter.</text:p>
      <text:p text:style-name="Textkörper_20_Theater"><text:span text:style-name="T1">WURM:</text:span> Das freut mich, freut mich. Ich werd einmal eine fromme, christliche Frau an ihr haben.</text:p>
      <text:p text:style-name="Textkörper_20_Theater"><text:span text:style-name="T1">FRAU</text:span> <text:span text:style-name="T2">(lächelt dumm-vornehm)</text:span><text:span text:style-name="T1">:</text:span> Ja – aber, Herr Sekertare –</text:p>
      <text:p text:style-name="Textkörper_20_Theater"><text:span text:style-name="T1">MILLER</text:span> <text:span text:style-name="T2">(in sichtbarer Verlegenheit, kneipt sie in die Ohren)</text:span><text:span text:style-name="T1">:</text:span> Weib!</text:p>
      <text:p text:style-name="Textkörper_20_Theater"><text:span text:style-name="T1">FRAU:</text:span> Wenn Ihnen unser Haus sonst irgendwo dienen kann – Mit allem Vergnügen, Herr Sekertare –</text:p>
      <text:p text:style-name="Textkörper_20_Theater"><text:span text:style-name="T1">WURM</text:span> <text:span text:style-name="T2">(macht falsche Augen)</text:span><text:span text:style-name="T1">:</text:span> Sonst irgendwo! Schönen Dank! Schönen Dank! – Hem! hem! hem!</text:p>
      <text:p text:style-name="Textkörper_20_Theater"><text:span text:style-name="T1">FRAU:</text:span> Aber – wie der Herr Sekertare selber die Einsicht werden haben –</text:p>
      <text:p text:style-name="Textkörper_20_Theater"><text:span text:style-name="T1">MILLER</text:span> <text:span text:style-name="T2">(voll Zorn seine Frau vor den Hintern stoßend)</text:span><text:span text:style-name="T1">:</text:span> Weib!</text:p>
      <text:p text:style-name="Textkörper_20_Theater"><text:span text:style-name="T1">FRAU:</text:span> Gut ist gut, und besser ist besser, und einem einzigen Kind mag man doch auch nicht vor seinem Glück sein. <text:span text:style-name="T2">(Bäurisch-stolz.)</text:span> Sie werden mich je doch wohl merken, Herr Sekertare?</text:p>
      <text:p text:style-name="Textkörper_20_Theater"><text:span text:style-name="T1">WURM</text:span> <text:span text:style-name="T2">(rückt unruhig im Sessel, kratzt hinter den Ohren und zupft an Manschetten und Jabot)</text:span><text:span text:style-name="T1">:</text:span> Merken? Nicht doch – O ja – Wie meinen Sie denn?</text:p>
      <text:p text:style-name="Textkörper_20_Theater"><text:soft-page-break/><text:span text:style-name="T1">FRAU:</text:span> Nu – nu – ich dächte nur – ich meine, <text:span text:style-name="T2">(hustet)</text:span> weil eben halt der liebe Gott meine Tochter barrdu zur gnädigen Madam will haben –</text:p>
      <text:p text:style-name="Textkörper_20_Theater"><text:span text:style-name="T1">WURM</text:span> <text:span text:style-name="T2">(fährt vom Stuhl)</text:span><text:span text:style-name="T1">:</text:span> Was sagen Sie da? Was?</text:p>
      <text:p text:style-name="Textkörper_20_Theater"><text:span text:style-name="T1">MILLER:</text:span> Bleiben sitzen! Bleiben sitzen, Herr Secretarius. Das Weib ist eine alberne Gans. Wo soll eine gnädige Madam herkommen? Was für ein Esel streckt sein Langohr aus diesem Geschwätze?</text:p>
      <text:p text:style-name="Textkörper_20_Theater"><text:span text:style-name="T1">FRAU:</text:span> Schmäl du, so lang du willst. Was ich weiß, weiß ich – und was der Herr Major gesagt hat, das hat er gesagt.</text:p>
      <text:p text:style-name="Textkörper_20_Theater"><text:span text:style-name="T1">MILLER</text:span> <text:span text:style-name="T2">(aufgebracht, springt nach der Geige)</text:span><text:span text:style-name="T1">:</text:span> Willst du dein Maul halten? Willst du das Violoncello am Hirnkasten wissen? – Was kannst du wissen? Was kann er gesagt haben? – Kehren sich an das Geklatsch nicht, Herr Vetter – Marsch du, in deine Küche – Werden mich doch nicht für des Dummkopfs leiblichen Schwager halten, daß ich obenaus woll mit dem Mädel? Werden doch das nicht von mir denken, Herr Secretarius?</text:p>
      <text:p text:style-name="Textkörper_20_Theater"><text:span text:style-name="T1">WURM:</text:span> Auch hab' ich es nicht um Sie verdient, Herr Musikmeister. Sie haben mich jederzeit den Mann von Wort sehen lassen, und meine Ansprüche auf Ihre Tochter waren so gut als unterschrieben. Ich habe ein Amt, das seinen guten Haushälter nähren kann, der Präsident ist mir gewogen, an Empfehlungen kann’s nicht fehlen, wenn ich mich höher poussieren will. Sie sehen, dass meine Absichten auf Mamsell Luisen ernsthaft sind, <text:soft-page-break/>wenn Sie vielleicht von einem adeligen Windbeutel herumgeholt – –</text:p>
      <text:p text:style-name="Textkörper_20_Theater"><text:span text:style-name="T1">FRAU:</text:span> Herr Sekertare Wurm! Mehr Respekt, wenn man bitten darf –</text:p>
      <text:p text:style-name="Textkörper_20_Theater"><text:span text:style-name="T1">MILLER:</text:span> Halt du dein Maul, sag ich – Lassen Sie es gut sein, Herr Vetter. Es bleibt beim Alten. Was ich Ihnen verwichenen Herbst zum Bescheid gab, bring ich heut wieder. Ich zwinge meine Tochter nicht. Stehen Sie ihr an – wohl und gut, so mag sie zusehen, wie sie glücklich mit Ihnen wird. Schüttelt sie den Kopf – noch besser – – in Gottes Namen wollt’ ich sagen – – so stecken Sie den Korb ein und trinken eine Bouteille mit dem Vater – Das Mädel muss mit Ihnen leben – ich nicht – warum soll ich ihr einen Mann, den sie nicht schmecken kann, aus purem klarem Eigensinn an den Hals werfen? – Dass mich der böse Feind in meinen eisgrauen Tagen noch wie sein Wildbret herumhetze – dass ich’s in jedem Glas Wein zu saufen – in jeder Suppe zu fressen kriege: Du bist der Spitzbube, der sein Kind ruiniert hat!</text:p>
      <text:p text:style-name="Textkörper_20_Theater"><text:span text:style-name="T1">FRAU:</text:span> Und kurz und gut – ich geb meinen Konsens absolut nicht; meine Tochter ist zu was Hohem gemünzt, und ich lauf in die Gerichte, wenn mein Mann sich beschwatzen lässt.</text:p>
      <text:p text:style-name="Textkörper_20_Theater"><text:span text:style-name="T1">MILLER:</text:span> Willst du Arm und Bein entzwei haben, Wettermaul?</text:p>
      <text:p text:style-name="Textkörper_20_Theater"><text:span text:style-name="T1">WURM</text:span> <text:span text:style-name="T2">(zu Millern)</text:span><text:span text:style-name="T1">:</text:span> Ein väterlicher Rat vermag bei der Tochter viel, und hoffentlich werden Sie mich kennen, Herr Miller?</text:p>
      <text:p text:style-name="Textkörper_20_Theater"><text:soft-page-break/><text:span text:style-name="T1">MILLER:</text:span> Dass dich alle Hagel! ’s Mädel muss Sie kennen. Was ich alter Knasterbart an Ihnen abgucke, ist just kein Fressen fürs junge naschhafte Mädel. Ich will Ihnen aufs Haar hin sagen, ob Sie ein Mann fürs Orchester sind – aber eine Weiberseel ist auch für einen Kapellmeister zu spitzig. – Und dann von der Brust weg, Herr Vetter - ich bin halt ein plumper gerader deutscher Kerl – für meinen Rat würden Sie sich zuletzt wenig bedanken. Ich rate meiner Tochter zu keinem – aber Sie missrat ich meiner Tochter, Herr Secretarius. Lassen mich ausreden. Einem Liebhaber, der den Vater zu Hilfe ruft, trau ich – erlauben Sie – keine hohle Haselnuss zu. Ist er was, so wird er sich schämen, seine Talente durch diesen altmodischen Kanal vor seine Liebste zu bringen – Hat er’s Courage nicht, so ist er ein Hasenfuß, und für den sind keine Luisen gewachsen – – Da! hinter dem Rücken des Vaters muss er sein Gewerb an die Tochter bestellen. Machen muss er, dass das Mädel lieber Vater und Mutter zum Teufel wünscht, als ihn fahren lässt, – oder selber kommt, dem Vater zu Füßen sich wirft und sich um Gotteswillen den schwarzen gelben Tod oder den Herzeinigen ausbittet. – Das nenn ich einen Kerl! das heißt lieben! – und wer’s bei dem Weibsvolk nicht so weit bringt, der soll – – auf seinem Gänsekiel reiten.</text:p>
      <text:p text:style-name="Textkörper_20_Theater"><text:span text:style-name="T1">WURM</text:span> <text:span text:style-name="T2">(greift nach Hut und Stock und zum Zimmer hinaus)</text:span><text:span text:style-name="T1">:</text:span> Obligation, Herr Miller.</text:p>
      <text:p text:style-name="Textkörper_20_Theater"><text:span text:style-name="T1">MILLER</text:span> <text:span text:style-name="T2">(geht ihm langsam nach)</text:span><text:span text:style-name="T1">:</text:span> Für was? Für was? Haben Sie ja doch nichts genossen, Herr Secretarius. <text:span text:style-name="T2">(Zurückkommend.)</text:span> Nichts hört er und hin zieht er – – Ist mir’s doch wie Gift <text:soft-page-break/>und Operment, wenn ich den Federfuchser zu Gesichte krieg. Ein konfiszierter widriger Kerl, als hätt ihn irgend ein Schleichhändler in die Welt meines Herrgotts hineingeschachert – Die kleinen tückischen Mausaugen – die Haare brandrot – das Kinn herausgequollen, gerade als wenn die Natur für purem Gift über das verhunzte Stück Arbeit meinen Schlingel da angefasst und in irgend eine Ecke geworfen hätte – Nein! eh ich meine Tochter an so einen Schuft wegwerfe, lieber soll sie mir – Gott verzeih mir’s –</text:p>
      <text:p text:style-name="Textkörper_20_Theater"><text:span text:style-name="T1">FRAU</text:span> <text:span text:style-name="T2">(spuckt aus, giftig)</text:span><text:span text:style-name="T1">:</text:span> Der Hund! – aber man wird dir’s Maul sauber halten.</text:p>
      <text:p text:style-name="Textkörper_20_Theater"><text:span text:style-name="T1">MILLER:</text:span> Du aber auch mit deinem pestilenzialischen Junker – Hast mich vorhin auch so in Harnisch gebracht - Bist doch nie dummer, als wenn du um Gotteswillen gescheit sein solltest. Was hat das Geträtsch von einer gnädigen Madam und deiner Tochter da vorstellen sollen? Das ist mir der Alte. Dem muss man so was an die Nase heften, wenn’s morgen am Marktbrunnen ausgeschellt sein soll. Das ist just so ein Musje, wie sie in der Leute Häusern herumriechen, über Keller und Koch räsonnieren, und springt einem ein nasenweises Wort übers Maul – Bumbs! haben’s Fürst und Matress und Präsident, und du hast das siedende Donnerwetter am Halse.</text:p>
      <text:h text:style-name="P2" text:outline-level="2"><text:bookmark-start text:name="__RefHeading___Toc2659_2120036227"/><text:soft-page-break/>Dritte Szene<text:bookmark-end text:name="__RefHeading___Toc2659_2120036227"/></text:h>
      <text:p text:style-name="P13"><text:bookmark text:name="DRITTE_SZENE12"/>Luise Millerin kommt, ein Buch in der Hand. Vorige.</text:p>
      <text:p text:style-name="Textkörper_20_Theater"><text:bookmark text:name="DRITTE_SZENE13"/><text:span text:style-name="T1">LUISE</text:span> <text:span text:style-name="T2">(legt das Buch nieder, geht zu Millern und drückt ihm die Hand)</text:span><text:span text:style-name="T1">:</text:span> Guten Morgen, lieber Vater.</text:p>
      <text:p text:style-name="Textkörper_20_Theater"><text:bookmark text:name="DRITTE_SZENE15"/><text:span text:style-name="T1">MILLER</text:span> <text:span text:style-name="T2">(warm)</text:span><text:span text:style-name="T1">:</text:span> Brav, meine Luise – Freut mich, dass du so fleißig an deinen Schöpfer denkst. Bleib immer so, und sein Arm wird dich halten.</text:p>
      <text:p text:style-name="Textkörper_20_Theater"><text:span text:style-name="T1">LUISE:</text:span> O ich bin eine schwere Sünderin, Vater – War er da, Mutter?</text:p>
      <text:p text:style-name="Textkörper_20_Theater"><text:span text:style-name="T1">FRAU:</text:span> Wer, mein Kind?</text:p>
      <text:p text:style-name="Textkörper_20_Theater"><text:span text:style-name="T1">LUISE:</text:span> Ah! ich vergaß, dass es noch außer ihm Menschen gibt – Mein Kopf ist so wüste – Er war nicht da? Walter?</text:p>
      <text:p text:style-name="Textkörper_20_Theater"><text:span text:style-name="T1">MILLER</text:span> <text:span text:style-name="T2">(traurig und ernsthaft)</text:span><text:span text:style-name="T1">:</text:span> Ich dachte, meine Luise hätte den Namen in der Kirche gelassen?</text:p>
      <text:p text:style-name="Textkörper_20_Theater"><text:span text:style-name="T1">LUISE</text:span> <text:span text:style-name="T2">(nachdem sie ihn eine Zeitlang starr angesehen)</text:span><text:span text:style-name="T1">:</text:span> Ich versteh ihn, Vater – fühle das Messer, das Er in mein Gewissen stößt; aber es kommt zu spät. – Ich hab keine Andacht mehr, Vater – der Himmel und Ferdinand reißen an meiner blutenden Seele, und ich fürchte – ich fürchte – <text:span text:style-name="T2">(Nach einer Pause.)</text:span> Doch nein, guter Vater. Wenn wir ihn über dem Gemälde vernachlässigen, findet sich ja der Künstler am feinsten gelobt. – Wenn meine Freude über sein Meisterstück mich ihn selbst übersehen macht, Vater, muss das Gott nicht ergötzen?</text:p>
      <text:p text:style-name="Textkörper_20_Theater"><text:soft-page-break/><text:span text:style-name="T1">MILLER</text:span> <text:span text:style-name="T2">(wirft sich unmutig in den Stuhl)</text:span><text:span text:style-name="T1">:</text:span> Da haben wir’s! Das ist die Frucht von dem gottlosen Lesen.</text:p>
      <text:p text:style-name="Textkörper_20_Theater"><text:span text:style-name="T1">LUISE</text:span> <text:span text:style-name="T2">(tritt unruhig an ein Fenster)</text:span><text:span text:style-name="T1">:</text:span> Wo er wohl jetzt ist? – Die vornehmen Fräulein, die ihn sehen – ihn hören – – ich bin ein schlechtes vergessenes Mädchen. <text:span text:style-name="T2">(Erschrickt an dem Wort und stürzt ihrem Vater zu.)</text:span> Doch nein, nein! verzeih Er mir. Ich beweine mein Schicksal nicht. Ich will ja nur wenig – – an ihn denken – das kostet ja nichts. Dies bisschen Leben – dürft ich es hinhauchen in ein leises schmeichelndes Lüftchen, sein Gesicht abzukühlen! – Dies Blümchen Jugend – wär es ein Veilchen, und er träte drauf, und es dürfte bescheiden unter ihm sterben! – Damit genügte mir, Vater. Wenn die Mücke in ihren Strahlen sich sonnt – kann sie das strafen, die stolze majestätische Sonne?</text:p>
      <text:p text:style-name="Textkörper_20_Theater"><text:span text:style-name="T1">MILLER</text:span> <text:span text:style-name="T2">(beugt sich gerührt an die Lehne des Stuhls und bedeckt das Gesicht)</text:span><text:span text:style-name="T1">:</text:span> Höre, Luise – das bissel Bodensatz meiner Jahre, ich gäb es hin, hättest du den Major nie gesehen.</text:p>
      <text:p text:style-name="Textkörper_20_Theater"><text:span text:style-name="T1">LUISE</text:span> <text:span text:style-name="T2">(erschrocken)</text:span><text:span text:style-name="T1">:</text:span> Was sagt Er da? Was? – Nein! er meint es anders, der gute Vater. Er wird nicht wissen, dass Ferdinand mein ist, mir geschaffen, mir zur Freude vom Vater der Liebenden. <text:span text:style-name="T2">(Sie steht nachdenkend.)</text:span> Als ich ihn das erste Mal sah – <text:span text:style-name="T2">(rascher)</text:span> und mir das Blut in die Wangen stieg, froher jagten alle Pulse, jede Wallung sprach, jeder Atem lispelte: er ist’s! - und mein Herz den Immermangelnden erkannte, bekräftigte, Er ist’s, - und wie das widerklang durch die ganze mitfreuende Welt. Damals - o damals ging in meiner Seele der erste Morgen auf. Tau<text:soft-page-break/>send junge Gefühle schossen aus meinem Herzen, wie die Blumen aus dem Erdreich, wenn’s Frühling wird. Ich sah keine Welt mehr, und doch besinn’ ich mich, dass sie niemals so schön war. Ich wusste von keinem Gott mehr, und doch hatt’ ich ihn nie so geliebt.</text:p>
      <text:p text:style-name="Textkörper_20_Theater"><text:span text:style-name="T1">MILLER</text:span> <text:span text:style-name="T2">(eilt auf sie zu, drückt sie wider seine Brust)</text:span><text:span text:style-name="T1">:</text:span> Luise – teures – herrliches Kind – Nimm meinen alten mürben Kopf – nimm alles – alles! – den Major – Gott ist mein Zeuge – ich kann dir ihn nimmer geben. <text:span text:style-name="T2">(Er geht ab.)</text:span></text:p>
      <text:p text:style-name="Textkörper_20_Theater"><text:span text:style-name="T1">LUISE:</text:span> Auch will ich ihn ja jetzt nicht, mein Vater. Dieser karge Tautropfe Zeit – schon ein Traum von Ferdinand trinkt ihn wollüstig auf. Ich entsag ihm für dieses Leben. Dann, Mutter – dann, wenn die Schranken des Unterschieds einstürzen – wenn von uns abspringen all die verhassten Hülsen des Standes – Menschen nur Menschen sind – Ich bringe nichts mit mir als meine Unschuld, aber der Vater hat ja so oft gesagt, dass der Schmuck und die prächtigen Titel wohlfeil werden, wenn Gott kommt, und die Herzen im Preise steigen. Ich werde dann reich sein. Dort rechnet man Tränen für Triumphe und schöne Gedanken für Ahnen an. Ich werde dann vornehm sein, Mutter – Was hätte er dann noch für seinem Mädchen voraus?</text:p>
      <text:p text:style-name="Textkörper_20_Theater"><text:span text:style-name="T1">FRAU</text:span> <text:span text:style-name="T2">(fährt in die Höhe)</text:span><text:span text:style-name="T1">:</text:span> Luise! der Major! Er springt über die Planke. Wo verberg ich mich doch?</text:p>
      <text:p text:style-name="Textkörper_20_Theater"><text:span text:style-name="T1">LUISE</text:span> <text:span text:style-name="T2">(fängt an zu zittern)</text:span><text:span text:style-name="T1">:</text:span> Bleib Sie doch, Mutter.</text:p>
      <text:p text:style-name="Textkörper_20_Theater"><text:soft-page-break/><text:span text:style-name="T1">FRAU:</text:span> Mein Gott! Wie seh ich aus! ich muss mich ja schämen. Ich darf mich nicht vor Seiner Gnaden so sehen lassen. <text:span text:style-name="T2">(Ab.)</text:span></text:p>
      <text:h text:style-name="P2" text:outline-level="2"><text:bookmark-start text:name="__RefHeading___Toc2661_2120036227"/>Vierte Szene<text:bookmark-end text:name="__RefHeading___Toc2661_2120036227"/></text:h>
      <text:p text:style-name="P13"><text:bookmark text:name="VIERTE_SZENE18"/><text:span text:style-name="T2">Ferdinand von Walter. Luise.</text:span><text:line-break/><text:span text:style-name="T2">Er fliegt auf sie zu – sie sinkt entfärbt und matt auf einen Sessel – er bleibt vor ihr stehn – sie sehen sich eine Zeit lang stillschweigend an. Pause.</text:span></text:p>
      <text:p text:style-name="Textkörper_20_Theater"><text:bookmark text:name="VIERTE_SZENE19"/><text:span text:style-name="T1">FERDINAND:</text:span> Du bist blass, Luise?</text:p>
      <text:p text:style-name="Textkörper_20_Theater"><text:bookmark text:name="VIERTE_SZENE20"/><text:span text:style-name="T1">LUISE</text:span> <text:span text:style-name="T2">(steht auf und fällt ihm um den Hals)</text:span><text:span text:style-name="T1">:</text:span> Es ist nichts. nichts. Du bist ja da. Es ist vorüber.</text:p>
      <text:p text:style-name="Textkörper_20_Theater"><text:bookmark text:name="VIERTE_SZENE21"/><text:span text:style-name="T1">FERDINAND</text:span> <text:span text:style-name="T2">(ihre Hand nehmend und zum Munde führend)</text:span><text:span text:style-name="T1">:</text:span> Und liebt mich meine Luise noch? Mein Herz ist das gestrige, ist’s auch das deine noch? Ich fliege nur her, will sehn, ob du heiter bist, und gehn und es auch sein – Du bist’s nicht.</text:p>
      <text:p text:style-name="Textkörper_20_Theater"><text:bookmark text:name="VIERTE_SZENE22"/><text:span text:style-name="T1">LUISE:</text:span> Doch, doch, mein Geliebter.</text:p>
      <text:p text:style-name="Textkörper_20_Theater"><text:bookmark text:name="VIERTE_SZENE24"/><text:span text:style-name="T1">FERDINAND:</text:span> Rede mir Wahrheit. Du bist’s nicht. Ich schaue durch deine Seele wie durch das klare Wasser dieses Brillanten. <text:span text:style-name="T2">(Er zeigt auf seinen Ring.)</text:span> Hier wirft sich kein Bläschen auf, das ich nicht merkte – kein Gedanke tritt in dies Angesicht, der mir entwischte. Was hast du? Geschwind! Weiß ich nur diesen Spiegel helle, so läuft keine Wolke über die Welt. Was bekümmert dich?</text:p>
      <text:p text:style-name="Textkörper_20_Theater"><text:soft-page-break/><text:span text:style-name="T1">LUISE</text:span> <text:span text:style-name="T2">(sieht ihn eine Weile stumm und bedeutend an, dann mit Wehmut)</text:span><text:span text:style-name="T1">:</text:span> Ferdinand! Ferdinand! Dass du doch wüsstest, wie schön in dieser Sprache das bürgerliche Mädchen sich ausnimmt –</text:p>
      <text:p text:style-name="Textkörper_20_Theater"><text:span text:style-name="T1">FERDINAND:</text:span> Was ist das? <text:span text:style-name="T2">(Befremdet.)</text:span> Mädchen! Höre! wie kommst du auf das? – Du bist meine Luise! Wer sagt dir, dass du noch etwas sein solltest? Siehst du, Falsche, auf welchem Kaltsinn ich dir begegnen muss. Wärest du ganz nur Liebe für mich, wann hättest du Zeit gehabt, eine Vergleichung zu machen? Wenn ich bei dir bin, zerschmilzt meine Vernunft in einen Blick – in einen Traum von dir, wenn ich weg bin, und du hast noch eine Klugheit neben deiner Liebe? - Schäme dich! Jeder Augenblick, den du an diesen Kummer verlorst, war deinem Jüngling gestohlen.</text:p>
      <text:p text:style-name="Textkörper_20_Theater"><text:span text:style-name="T1">LUISE</text:span> <text:span text:style-name="T2">(fasst seine Hand, indem sie den Kopf schüttelt)</text:span><text:span text:style-name="T1">:</text:span> Du willst mich einschläfern, Ferdinand – willst meine Augen von diesem Abgrund hinweglocken, in den ich ganz gewiss stürzen muss. Ich seh in die Zukunft – die Stimme des Ruhms – deine Entwürfe – dein Vater – mein Nichts. <text:span text:style-name="T2">(Erschrickt und lässt plötzlich seine Hand fahren.)</text:span> Ferdinand! ein Dolch über dir und mir! – Man trennt uns!</text:p>
      <text:p text:style-name="Textkörper_20_Theater"><text:span text:style-name="T1">FERDINAND:</text:span> Trennt uns! <text:span text:style-name="T2">(Er springt auf.)</text:span> Woher bringst du diese Ahndung, Luise? Trennt uns? – Wer kann den Bund zwoer Herzen lösen oder die Töne eines Akkords auseinander reißen? – Ich bin ein Edelmann – Lass doch sehen, ob mein Adelbrief älter ist als der Riss zum unendlichen Weltall? oder <text:soft-page-break/>mein Wappen gültiger als die Handschrift des Himmels in Luisens Augen: Dieses Weib ist für diesen Mann? – Ich bin des Präsidenten Sohn. Eben darum. Wer als die Liebe kann mir die Flüche versüßen, die mir der Landeswucher meines Vaters vermachen wird?</text:p>
      <text:p text:style-name="Textkörper_20_Theater"><text:span text:style-name="T1">LUISE:</text:span> O wie sehr fürcht ich ihn – diesen Vater!</text:p>
      <text:p text:style-name="Textkörper_20_Theater"><text:span text:style-name="T1">FERDINAND:</text:span> Ich fürchte nichts – nichts – als die Grenzen deiner Liebe. Lass auch Hindernisse wie Gebürge zwischen uns treten, ich will sie für Treppen nehmen und drüber hin in Luisens Arme fliegen. Die Stürme des widrigen Schicksals sollen meine Empfindung emporblasen, Gefahren werden meine Luise nur reizender machen. – Also nichts mehr von Furcht, meine Liebe. Ich selbst – ich will über dir wachen wie der Zauberdrach über unterirdischem Golde – Mir vertraue dich. Du brauchst keinen Engel mehr – Ich will mich zwischen dich und das Schicksal werfen – empfangen für dich jede Wunde – auffassen für dich jeden Tropfen aus dem Becher der Freude - dir ihn bringen in die Schale der Liebe. <text:span text:style-name="T2">(Sie zärtlich umfassend.)</text:span> An diesem Arm soll meine Luise durchs Leben hüpfen, schöner als er dich von sich ließ, soll der Himmel dich wiederhaben und mit Verwunderung eingestehn, dass nur die Liebe die letzte Hand an die Seelen legte –</text:p>
      <text:p text:style-name="Textkörper_20_Theater"><text:span text:style-name="T1">LUISE</text:span> <text:span text:style-name="T2">(drückt ihn von sich, in großer Bewegung)</text:span><text:span text:style-name="T1">:</text:span> Nichts mehr! Ich bitte dich, schweig! – Wüsstest du – Lass mich – du weißt nicht, dass deine Hoffnungen mein Herz wie Furien anfallen. <text:span text:style-name="T2">(Will fort.)</text:span></text:p>
      <text:p text:style-name="Textkörper_20_Theater"><text:soft-page-break/><text:span text:style-name="T1">FERDINAND</text:span> <text:span text:style-name="T2">(hält sie auf)</text:span><text:span text:style-name="T1">:</text:span> Luise? Wie! Was! Welche Anwandlung?</text:p>
      <text:p text:style-name="Textkörper_20_Theater"><text:span text:style-name="T1">LUISE:</text:span> Ich hatte diese Träume vergessen und war glücklich – Jetzt! Jetzt! von heut an – der Friede meines Lebens ist aus – Wilde Wünsche – ich weiß es – werden in meinem Busen rasen. – Geh – Gott vergebe dir’s – Du hast den Feuerbrand in mein junges friedsames Herz geworfen, und er wird nimmer, nimmer gelöscht werden. <text:span text:style-name="T2">(Sie stürzt hinaus. Er folgt ihr sprachlos nach.)</text:span></text:p>
      <text:h text:style-name="P2" text:outline-level="2"><text:bookmark-start text:name="__RefHeading___Toc2663_2120036227"/>Fünfte Szene<text:bookmark-end text:name="__RefHeading___Toc2663_2120036227"/></text:h>
      <text:p text:style-name="P13"><text:bookmark text:name="F.C3.9CNFTE_SZENE27"/><text:span text:style-name="T2">Saal beim Präsidenten.</text:span><text:line-break/><text:span text:style-name="T2">Der Präsident, ein Ordenskreuz um den Hals, einen Stern an der Seite, und Sekretär Wurm treten auf.</text:span></text:p>
      <text:p text:style-name="Textkörper_20_Theater"><text:bookmark text:name="F.C3.9CNFTE_SZENE28"/><text:span text:style-name="T1">PRÄSIDENT:</text:span> Ein ernsthaftes Attachement! Mein Sohn? – Nein, Wurm, das macht Er mich nimmermehr glauben.</text:p>
      <text:p text:style-name="Textkörper_20_Theater"><text:bookmark text:name="F.C3.9CNFTE_SZENE29"/><text:span text:style-name="T1">WURM:</text:span> Ihro Exzellenz haben die Gnade, mir den Beweis zu befehlen.</text:p>
      <text:p text:style-name="Textkörper_20_Theater"><text:bookmark text:name="F.C3.9CNFTE_SZENE30"/><text:span text:style-name="T1">PRÄSIDENT:</text:span> Dass er der Bürgercanaille den Hof macht – Flatterien sagt – auch meinetwegen Empfindungen vorplaudert – Das sind lauter Sachen, die ich möglich finde – verzeihlich finde – aber – und noch gar die Tochter eines Musikus, sagt Er?</text:p>
      <text:p text:style-name="Textkörper_20_Theater"><text:bookmark text:name="F.C3.9CNFTE_SZENE31"/><text:span text:style-name="T1">WURM:</text:span> Musikmeister Millers Tochter.</text:p>
      <text:p text:style-name="Textkörper_20_Theater"><text:bookmark text:name="F.C3.9CNFTE_SZENE32"/><text:span text:style-name="T1">PRÄSIDENT:</text:span> Hübsch? – Zwar das versteht sich.</text:p>
      <text:p text:style-name="Textkörper_20_Theater"><text:bookmark text:name="F.C3.9CNFTE_SZENE34"/><text:soft-page-break/><text:span text:style-name="T1">WURM</text:span> <text:span text:style-name="T2">(lebhaft)</text:span><text:span text:style-name="T1">:</text:span> Das schönste Exemplar einer Blondine, die, nicht zu viel gesagt, neben den ersten Schönheiten des Hofes noch Figur machen würde.</text:p>
      <text:p text:style-name="Textkörper_20_Theater"><text:span text:style-name="T1">PRÄSIDENT</text:span> <text:span text:style-name="T2">(lacht)</text:span><text:span text:style-name="T1">:</text:span> Er sagt mir, Wurm – Er habe ein Aug auf das Ding – das find ich. Aber sieht Er, mein lieber Wurm – dass mein Sohn Gefühl für das Frauenzimmer hat, macht mir Hoffnung, dass ihn die Damen nicht hassen werden. Er kann bei Hof etwas durchsetzen. Das Mädchen ist schön, sagt Er; das gefällt mir an meinem Sohn, daß er Geschmack hat. Spiegelt er der Närrin solide Absichten vor? Noch besser – so seh ich, dass er Witz genug hat, in seinen Beutel zu lügen. Er kann Präsident werden. Setzt er es noch dazu durch? Herrlich! das zeigt mir an, daß er Glück hat. – Schließt sich die Farce mit einem gesunden Enkel – Unvergleichlich! so trink ich auf die guten Aspekten meines Stammbaums eine Bouteille Malaga mehr und bezahle die Skortationsstrafe für seine Dirne.</text:p>
      <text:p text:style-name="Textkörper_20_Theater"><text:span text:style-name="T1">WURM:</text:span> Alles, was ich wünsche, Ihr’ Exzellenz, ist, daß Sie nicht nötig haben möchten, diese Bouteille zu Ihrer Zerstreuung zu trinken.</text:p>
      <text:p text:style-name="Textkörper_20_Theater"><text:span text:style-name="T3">PRÄSIDENT</text:span><text:span text:style-name="T2"> (ernsthaft)</text:span><text:span text:style-name="T1">:</text:span> Wurm, besinn Er sich, dass ich, wenn ich einmal glaube, hartnäckig glaube, rase, wenn ich zürne – Ich will einen Spaß daraus machen, dass Er mich aufhetzen wollte. Dass Er sich seinen Nebenbuhler gern vom Hals geschafft hätte, glaub ich Ihm herzlich gern. Da Er meinen Sohn bei dem Mädchen auszustechen Mühe haben möchte, soll Ihm der Vater zur Fliegenklatsche dienen, das find ich wieder begreiflich – und <text:soft-page-break/>dass er einen so herrlichen Ansatz zum Schelmen hat, entzückt mich sogar – Nur, mein lieber Wurm, muss Er mich nicht mitprellen wollen. – Nur, versteht Er mich, muss Er den Pfiff nicht bis zum Einbruch in meine Grundsätze treiben.</text:p>
      <text:p text:style-name="Textkörper_20_Theater"><text:span text:style-name="T1">WURM:</text:span> Ihro Exzellenz verzeihen. Wenn auch wirklich – wie Sie argwohnen – die Eifersucht hier im Spiel sein sollte, so wäre sie es wenigstens nur mit den Augen und nicht mit der Zunge.</text:p>
      <text:p text:style-name="Textkörper_20_Theater"><text:span text:style-name="T1">PRÄSIDENT:</text:span> Und ich dächte, sie bliebe ganz weg. Dummer Teufel, was verschlägt es denn Ihm, ob Er die Karolin frisch aus der Münze oder vom Bankier bekommt. Tröst Er sich mit dem hiesigen Adel; – Wissentlich oder nicht – bei uns wird selten eine Mariage geschlossen, wo nicht wenigstens ein halb Dutzend der Gäste – oder der Aufwärter – das Paradies des Bräutigams geometrisch ermessen kann.</text:p>
      <text:p text:style-name="Textkörper_20_Theater"><text:span text:style-name="T1">WURM</text:span> <text:span text:style-name="T2">(verbeugt sich)</text:span><text:span text:style-name="T1">:</text:span> Ich mache hier gern den Bürgersmann, gnädiger Herr.</text:p>
      <text:p text:style-name="Textkörper_20_Theater"><text:span text:style-name="T1">PRÄSIDENT:</text:span> Überdies kann Er mit nächstem die Freude haben, seinem Nebenbuhler den Spott auf die schönste Art heimzugeben. Eben jetzt liegt der Anschlag im Kabinett, dass, auf die Ankunft der neuen Herzogin, Lady Milford zum Schein den Abschied erhalten und, den Betrug vollkommen zu machen, eine Verbindung eingehen soll. Er weiß, Wurm, wie sehr sich mein Ansehen auf den Einfluss der Lady stützt – wie überhaupt meine mächtigsten Springfedern in die Wallungen des Fürsten hineinspielen. Der Herzog sucht eine Partie für die Milford. Ein <text:soft-page-break/>anderer kann sich melden – den Kauf schließen, mit der Dame das Vertrauen des Fürsten anreißen, sich ihm unentbehrlich machen. – Damit nun der Fürst im Netz meiner Familie bleibe, soll mein Ferdinand die Milford heuraten – Ist Ihm das helle?</text:p>
      <text:p text:style-name="Textkörper_20_Theater"><text:span text:style-name="T1">WURM:</text:span> Dass mich die Augen beißen – – Wenigstens bewies der Präsident hier, dass der Vater nur ein Anfänger gegen ihn ist. Wenn der Major Ihnen ebenso den gehorsamen Sohn zeigt, als Sie ihm den zärtlichen Vater, so dörfte Ihre Anforderung mit Protest zurückkommen.</text:p>
      <text:p text:style-name="Textkörper_20_Theater"><text:span text:style-name="T1">PRÄSIDENT:</text:span> Zum Glück war mir noch nie für die Ausführung eines Entwurfes bang, wo ich mich mit einem: Es soll so sein! einstellen konnte. – Aber seh Er nun, Wurm, das hat uns wieder auf den vorigen Punkt geleitet. Ich kündige meinem Sohn noch diesen Vormittag seine Vermählung an. Das Gesicht, das er mir zeigen wird, soll Seinen Argwohn entweder rechtfertigen oder ganz widerlegen.</text:p>
      <text:p text:style-name="Textkörper_20_Theater"><text:span text:style-name="T1">WURM:</text:span> Gnädiger Herr, ich bitte sehr um Vergebung. Das finstre Gesicht, das er Ihnen ganz zuverlässig zeigt, lässt sich ebenso gut auf die Rechnung der Braut schreiben, die Sie ihm zuführen, als derjenigen, die Sie ihm nehmen. Ich ersuche Sie um eine schärfere Probe. Wählen Sie ihm die untadeligste Partie im Land, und sagt er ja, so lassen Sie den Sekretär Wurm drei Jahre Kugeln schleifen.</text:p>
      <text:p text:style-name="Textkörper_20_Theater"><text:span text:style-name="T1">PRÄSIDENT</text:span> <text:span text:style-name="T2">(beißt die Lippen)</text:span><text:span text:style-name="T1">:</text:span> Teufel!</text:p>
      <text:p text:style-name="Textkörper_20_Theater"><text:soft-page-break/><text:span text:style-name="T1">WURM:</text:span> Es ist nicht anders. Die Mutter – die Dummheit selbst – hat mir in der Einfalt zu viel geplaudert.</text:p>
      <text:p text:style-name="Textkörper_20_Theater"><text:span text:style-name="T1">PRÄSIDENT</text:span> <text:span text:style-name="T2">(geht auf und nieder, presst seinen Zorn zurück)</text:span><text:span text:style-name="T1">:</text:span> Gut! Diesen Morgen noch.</text:p>
      <text:p text:style-name="Textkörper_20_Theater"><text:span text:style-name="T1">WURM:</text:span> Nur vergessen Euer Exzellenz nicht, dass der Major – der Sohn meines Herrn ist.</text:p>
      <text:p text:style-name="Textkörper_20_Theater"><text:span text:style-name="T1">PRÄSIDENT:</text:span> Er soll geschont werden, Wurm.</text:p>
      <text:p text:style-name="Textkörper_20_Theater"><text:span text:style-name="T1">WURM:</text:span> Und dass der Dienst, Ihnen von einer unwillkommenen Schwiegertochter zu helfen –</text:p>
      <text:p text:style-name="Textkörper_20_Theater"><text:span text:style-name="T1">PRÄSIDENT:</text:span> Den Gegendienst wert ist, Ihm zu einer Frau zu helfen? – Auch das, Wurm.</text:p>
      <text:p text:style-name="Textkörper_20_Theater"><text:span text:style-name="T1">WURM</text:span> <text:span text:style-name="T2">(bückt sich vergnügt)</text:span><text:span text:style-name="T1">:</text:span> Ewig der Ihrige, gnädiger Herr. <text:span text:style-name="T2">(Er will gehen.)</text:span></text:p>
      <text:p text:style-name="Textkörper_20_Theater"><text:span text:style-name="T1">PRÄSIDENT:</text:span> Was ich Ihm vorhin vertraut habe, Wurm! <text:span text:style-name="T2">(Drohend.)</text:span> Wenn Er plaudert –</text:p>
      <text:p text:style-name="Textkörper_20_Theater"><text:span text:style-name="T1">WURM</text:span> <text:span text:style-name="T2">(lacht)</text:span><text:span text:style-name="T1">:</text:span> So zeigen Ihr’ Exzellenz meine falschen Handschriften auf. (Er geht ab.)</text:p>
      <text:p text:style-name="Textkörper_20_Theater"><text:span text:style-name="T1">PRÄSIDENT:</text:span> Zwar bist du mir gewiss. Ich halte dich an deiner eigenen Schurkerei, wie den Schröter am Faden!</text:p>
      <text:p text:style-name="Textkörper_20_Theater"><text:span text:style-name="T1">EIN KAMMERDIENER</text:span> <text:span text:style-name="T2">(tritt herein)</text:span><text:span text:style-name="T1">:</text:span> Hofmarschall von Kalb –</text:p>
      <text:p text:style-name="Textkörper_20_Theater"><text:span text:style-name="T1">PRÄSIDENT:</text:span> Kommt wie gerufen. – Er soll mir angenehm sein. <text:span text:style-name="T2">(Kammerdiener geht.)</text:span></text:p>
      <text:h text:style-name="P2" text:outline-level="2"><text:bookmark-start text:name="__RefHeading___Toc2665_2120036227"/><text:soft-page-break/>Sechste Szene<text:bookmark-end text:name="__RefHeading___Toc2665_2120036227"/></text:h>
      <text:p text:style-name="P13"><text:bookmark text:name="SECHSTE_SZENE38"/>Hofmarschall von Kalb, in einem reichen, aber geschmacklosen Hofkleid, mit Kammerherrnschlüsseln, zwei Uhren und einem Degen, Chapeaubas und frisiert à la Hérisson. Er fliegt mit großem Gekreisch auf den Präsidenten zu und breitet einen Bisamgeruch über das ganze Parterre. Präsident.</text:p>
      <text:p text:style-name="Textkörper_20_Theater"><text:bookmark text:name="SECHSTE_SZENE39"/><text:span text:style-name="T1">HOFMARSCHALL</text:span> <text:span text:style-name="T2">(ihn umarmend)</text:span><text:span text:style-name="T1">:</text:span> Ah guten Morgen, mein Bester! Wie geruht? Wie geschlafen? – Sie verzeihen doch, dass ich so spät das Vergnügen habe – dringende Geschäfte – der Küchenzettel – Visitenbillets – das Arrangement der Partien auf die heutige Schlittenfahrt – Ah – und dann musst’ ich ja auch bei dem Lever zugegen sein und Seiner Durchleucht das Wetter verkündigen.</text:p>
      <text:p text:style-name="Textkörper_20_Theater"><text:bookmark text:name="SECHSTE_SZENE40"/><text:span text:style-name="T1">PRÄSIDENT:</text:span> Ja, Marschall. Da haben Sie freilich nicht abkommen können.</text:p>
      <text:p text:style-name="Textkörper_20_Theater"><text:bookmark text:name="SECHSTE_SZENE41"/><text:span text:style-name="T1">HOFMARSCHALL:</text:span> Obendrein hat mich ein Schelm von Schneider noch sitzen lassen.</text:p>
      <text:p text:style-name="Textkörper_20_Theater"><text:bookmark text:name="SECHSTE_SZENE42"/><text:span text:style-name="T1">PRÄSIDENT:</text:span> Und doch fix und fertig?</text:p>
      <text:p text:style-name="Textkörper_20_Theater"><text:bookmark text:name="SECHSTE_SZENE43"/><text:span text:style-name="T1">HOFMARSCHALL:</text:span> Das ist noch nicht alles. – Ein Malheur jagt heut das andere. Hören Sie nur.</text:p>
      <text:p text:style-name="Textkörper_20_Theater"><text:bookmark text:name="SECHSTE_SZENE44"/><text:span text:style-name="T1">PRÄSIDENT</text:span> <text:span text:style-name="T2">(zerstreut)</text:span><text:span text:style-name="T1">:</text:span> Ist das möglich?</text:p>
      <text:p text:style-name="Textkörper_20_Theater"><text:bookmark text:name="SECHSTE_SZENE46"/><text:span text:style-name="T1">HOFMARSCHALL:</text:span> Hören Sie nur. Ich steige kaum aus dem Wagen, so werden die Hengste scheu, stampfen und schlagen aus, dass mir – ich bitte Sie! – der Gassenkot über und <text:soft-page-break/>über an die Beinkleider sprützt. Was anzufangen? Setzen Sie sich um Gotteswillen in meine Lage, Baron. Da stand ich. Spät war es. Eine Tagreise ist es – und in dem Aufzug vor Seine Durchleucht! Gott der Gerechte! – Was fällt mir bei? Ich fingiere eine Ohnmacht. Man bringt mich über Hals und Kopf in die Kutsche. Ich in voller Karriere nach Haus – wechsle die Kleider – fahre zurück – Was sagen Sie? – und bin noch der erste in der Antichamber – Was denken Sie?</text:p>
      <text:p text:style-name="Textkörper_20_Theater"><text:span text:style-name="T1">PRÄSIDENT:</text:span> Ein herrliches Impromptu des menschlichen Witzes – Doch das beiseite, Kalb – Sie sprachen also schon mit dem Herzog?</text:p>
      <text:p text:style-name="Textkörper_20_Theater"><text:span text:style-name="T1">HOFMARSCHALL</text:span> <text:span text:style-name="T2">(wichtig)</text:span><text:span text:style-name="T1">:</text:span> Zwanzig Minuten und eine halbe.</text:p>
      <text:p text:style-name="Textkörper_20_Theater"><text:span text:style-name="T1">PRÄSIDENT:</text:span> Das gesteh ich! – und wissen mir also ohne Zweifel eine wichtige Neuigkeit?</text:p>
      <text:p text:style-name="Textkörper_20_Theater"><text:span text:style-name="T1">HOFMARSCHALL</text:span> <text:span text:style-name="T2">(ernsthaft, nach einigem Stillschweigen)</text:span><text:span text:style-name="T1">:</text:span> Seine Durchleucht haben heute einen Merde d’Oye Biber an.</text:p>
      <text:p text:style-name="Textkörper_20_Theater"><text:span text:style-name="T1">PRÄSIDENT:</text:span> Man denke! – Nein, Marschall, so hab ich doch eine bessere Zeitung für Sie – dass Lady Milford Majorin von Walter wird, ist Ihnen gewiss etwas Neues?</text:p>
      <text:p text:style-name="Textkörper_20_Theater"><text:span text:style-name="T1">HOFMARSCHALL:</text:span> Denken Sie! – Und das ist schon richtig gemacht?</text:p>
      <text:p text:style-name="Textkörper_20_Theater"><text:span text:style-name="T1">PRÄSIDENT:</text:span> Unterschrieben, Marschall – und Sie verbinden mich, wenn Sie ohne Aufschub dahin gehen, die Lady auf <text:soft-page-break/>seinen Besuch präparieren und den Entschluss meines Ferdinands in der ganzen Residenz bekannt machen.</text:p>
      <text:p text:style-name="Textkörper_20_Theater"><text:span text:style-name="T1">HOFMARSCHALL</text:span> <text:span text:style-name="T2">(entzückt)</text:span><text:span text:style-name="T1">:</text:span> O mit tausend Freuden, mein Bester – Was kann mir erwünschter kommen? – Ich fliege sogleich – <text:span text:style-name="T2">(Umarmt ihn.)</text:span> Leben Sie wohl – in drei Viertelstunden weiß es die ganze Stadt. <text:span text:style-name="T2">(Hüpft hinaus.)</text:span></text:p>
      <text:p text:style-name="Textkörper_20_Theater"><text:span text:style-name="T1">PRÄSIDENT</text:span> <text:span text:style-name="T2">(lacht dem Marschall nach)</text:span><text:span text:style-name="T1">:</text:span> Man sage noch, dass diese Geschöpfe in der Welt zu nichts taugen – – Nun muss ja mein Ferdinand wollen, oder die ganze Stadt hat gelogen. <text:span text:style-name="T2">(Klingelt – Wurm kommt.)</text:span> Mein Sohn soll hereinkommen. <text:span text:style-name="T2">(Wurm geht ab. Der Präsident auf und nieder, gedankenvoll.)</text:span></text:p>
      <text:h text:style-name="P2" text:outline-level="2"><text:bookmark-start text:name="__RefHeading___Toc2667_2120036227"/>Siebente Szene<text:bookmark-end text:name="__RefHeading___Toc2667_2120036227"/></text:h>
      <text:p text:style-name="P13"><text:bookmark text:name="SIEBENTE_SZENE48"/>Ferdinand. Der Präsident. Wurm, welcher gleich abgeht.</text:p>
      <text:p text:style-name="Textkörper_20_Theater"><text:bookmark text:name="SIEBENTE_SZENE49"/><text:span text:style-name="T1">FERDINAND:</text:span> Sie haben befohlen, gnädiger Herr Vater –</text:p>
      <text:p text:style-name="Textkörper_20_Theater"><text:bookmark text:name="SIEBENTE_SZENE51"/><text:span text:style-name="T1">PRÄSIDENT:</text:span> Leider muss ich das, wenn ich meines Sohns einmal froh werden will – Lass Er uns allein, Wurm. – Ferdinand, ich beobachte dich schon eine Zeit lang und finde die offene rasche Jugend nicht mehr, die mich sonst so entzückt hat. Ein seltsamer Gram brütet auf deinem Gesicht – Du fliehst mich – du fliehst deine Zirkel – Pfui! – Deinen Jahren verzeiht man zehn Ausschweifungen vor einer einzigen Grille. Überlass diese mir, lieber Sohn. Mich lass an deinem Glück arbeiten, und den<text:soft-page-break/>ke auf nichts, als in meine Entwürfe zu spielen. – Komm! umarme mich, Ferdinand!</text:p>
      <text:p text:style-name="Textkörper_20_Theater"><text:span text:style-name="T1">FERDINAND:</text:span> Sie sind heute sehr gnädig, mein Vater.</text:p>
      <text:p text:style-name="Textkörper_20_Theater"><text:span text:style-name="T1">PRÄSIDENT:</text:span> Heute, du Schalk – und dieses Heute noch mit der herben Grimasse? <text:span text:style-name="T2">(Ernsthaft.)</text:span> Ferdinand! – Wem zu lieb hab ich die gefährliche Bahn zum Herzen des Fürsten betreten? Wem zu lieb bin ich auf ewig mit meinem Gewissen und dem Himmel zerfallen? – Höre, Ferdinand – (Ich spreche mit meinem Sohn) – Wem hab ich durch die Hinwegräumung meines Vorgängers Platz gemacht – eine Geschichte, die desto blutiger in mein Inwendiges schneidet, je sorgfältiger ich das Messer der Welt verberge. Höre. Sage mir, Ferdinand: Wem tat ich dies alles?</text:p>
      <text:p text:style-name="Textkörper_20_Theater"><text:span text:style-name="T1">FERDINAND</text:span> <text:span text:style-name="T2">(tritt mit Schrecken zurück)</text:span><text:span text:style-name="T1">:</text:span> Doch mir nicht, mein Vater? Doch auf mich soll der blutige Widerschein dieses Frevels nicht fallen? Beim allmächtigen Gott! es ist besser, gar nicht geboren zu sein, als dieser Missetat zur Ausrede dienen.</text:p>
      <text:p text:style-name="Textkörper_20_Theater"><text:span text:style-name="T1">PRÄSIDENT:</text:span> Was war das? Was? Doch! ich will es dem Romanenkopfe zu gut halten – Ferdinand – ich will mich nicht erhitzen, vorlauter Knabe – Lohnst du mir also für meine schlaflosen Nächte? Also für meine rastlose Sorge? Also für den ewigen Skorpion meines Gewissens? – Auf mich fällt die Last der Verantwortung – auf mich der Fluch, der Donner des Richters – Du empfängst dein Glück von der zweiten Hand – das Verbrechen klebt nicht am Erbe.</text:p>
      <text:p text:style-name="Textkörper_20_Theater"><text:soft-page-break/><text:span text:style-name="T1">FERDINAND</text:span> <text:span text:style-name="T2">(streckt die rechte Hand gen Himmel)</text:span><text:span text:style-name="T1">:</text:span> Feierlich entsag ich hier einem Erbe, das mich nur an einen abscheulichen Vater erinnert.</text:p>
      <text:p text:style-name="Textkörper_20_Theater"><text:span text:style-name="T1">PRÄSIDENT:</text:span> Höre, junger Mensch, bringe mich nicht auf. – Wenn es nach deinem Kopf ginge, du kröchest dein Leben lang im Staube.</text:p>
      <text:p text:style-name="Textkörper_20_Theater"><text:span text:style-name="T1">FERDINAND:</text:span> Oh, immer noch besser, Vater, als ich kröch um den Thron herum.</text:p>
      <text:p text:style-name="Textkörper_20_Theater"><text:span text:style-name="T1">PRÄSIDENT</text:span> <text:span text:style-name="T2">(verbeißt seinen Zorn)</text:span><text:span text:style-name="T1">:</text:span> Hum! – Zwingen muss man dich, dein Glück zu erkennen. Wo zehn andre mit aller Anstrengung nicht hinaufklimmen, wirst du spielend, im Schlafe gehoben. Du bist im zwölften Jahre Fähndrich. Im zwanzigsten Major. Ich hab es durchgesetzt beim Fürsten. Du wirst die Uniform ausziehen und in das Ministerium eintreten. Der Fürst sprach vom Geheimenrat – Gesandtschaften – außerordentlichen Gnaden. Eine herrliche Aussicht dehnt sich vor dir. – Die ebene Straße zunächst nach dem Throne – zum Throne selbst, wenn anders die Gewalt so viel wert ist als ihr Zeichen – das begeistert dich nicht?</text:p>
      <text:p text:style-name="Textkörper_20_Theater"><text:span text:style-name="T1">FERDINAND:</text:span> Weil meine Begriffe von Größe und Glück nicht ganz die Ihrigen sind – Ihre Glückseligkeit macht sich nur selten anders als durch Verderben bekannt. Neid, Furcht, Verwünschung sind die traurigen Spiegel, worin sich die Hoheit eines Herrschers belächelt. – Tränen, Flüche, Verzweiflung die entsetzliche Mahlzeit, woran diese gepriesenen Glücklichen <text:soft-page-break/>schwelgen, von der sie betrunken aufstehen und so in die Ewigkeit vor den Thron Gottes taumeln – Mein Ideal von Glück zieht sich genügsamer in mich selbst zurück. In meinem Herzen liegen alle meine Wünsche begraben. –</text:p>
      <text:p text:style-name="Textkörper_20_Theater"><text:span text:style-name="T1">PRÄSIDENT:</text:span> Meisterhaft! Unverbesserlich! Herrlich! Nach dreißig Jahren die erste Vorlesung wieder! – Schade nur, dass mein fünfzigjähriger Kopf zu zäh für das Lernen ist! – Doch – dies seltne Talent nicht einrosten zu lassen, will ich dir jemand an die Seite geben, bei dem du dich in dieser buntscheckigen Tollheit nach Wunsch exerzieren kannst. – Du wirst dich entschließen – noch heute entschließen – eine Frau zu nehmen.</text:p>
      <text:p text:style-name="Textkörper_20_Theater"><text:span text:style-name="T1">FERDINAND</text:span> <text:span text:style-name="T2">(tritt bestürzt zurück)</text:span><text:span text:style-name="T1">:</text:span> Mein Vater?</text:p>
      <text:p text:style-name="Textkörper_20_Theater"><text:span text:style-name="T1">PRÄSIDENT:</text:span> Ohne Komplimente – Ich habe der Lady Milford in deinem Namen eine Karte geschickt. Du wirst dich ohne Aufschub bequemen, dahin zu gehen und ihr zu sagen, dass du ihr Bräutigam bist.</text:p>
      <text:p text:style-name="Textkörper_20_Theater"><text:span text:style-name="T1">FERDINAND:</text:span> Der Milford, mein Vater?</text:p>
      <text:p text:style-name="Textkörper_20_Theater"><text:span text:style-name="T1">PRÄSIDENT:</text:span> Wenn sie dir bekannt ist –</text:p>
      <text:p text:style-name="Textkörper_20_Theater"><text:span text:style-name="T1">FERDINAND</text:span> <text:span text:style-name="T2">(außer Fassung)</text:span><text:span text:style-name="T1">:</text:span> Welcher Schandsäule im Herzogtum ist sie das nicht! – Aber ich bin wohl lächerlich, lieber Vater, dass ich Ihre Laune für Ernst aufnehme? Würden Sie Vater zu dem Schurken Sohn sein wollen, der eine privilegierte Buhlerin heuratete?</text:p>
      <text:p text:style-name="Textkörper_20_Theater"><text:soft-page-break/><text:span text:style-name="T1">PRÄSIDENT:</text:span> Noch mehr. Ich würde selbst um sie werben, wenn sie einen Fünfziger möchte – Würdest du zu dem Schurken Vater nicht Sohn sein wollen?</text:p>
      <text:p text:style-name="Textkörper_20_Theater"><text:span text:style-name="T1">FERDINAND:</text:span> Nein! So wahr Gott lebt!</text:p>
      <text:p text:style-name="Textkörper_20_Theater"><text:span text:style-name="T1">PRÄSIDENT:</text:span> Eine Frechheit, bei meiner Ehre! die ich ihrer Seltenheit wegen vergebe –</text:p>
      <text:p text:style-name="Textkörper_20_Theater"><text:span text:style-name="T1">FERDINAND:</text:span> Ich bitte Sie, Vater! lassen Sie mich nicht länger in einer Vermutung, wo es mir unerträglich wird, mich Ihren Sohn zu nennen.</text:p>
      <text:p text:style-name="Textkörper_20_Theater"><text:span text:style-name="T1">PRÄSIDENT:</text:span> Junge, bist du toll? Welcher Mensch von Vernunft würde nicht nach der Distinktion geizen, mit seinem Landesherrn an einem dritten Orte zu wechseln?</text:p>
      <text:p text:style-name="Textkörper_20_Theater"><text:span text:style-name="T1">FERDINAND:</text:span> Sie werden mir zum Rätsel, mein Vater. Distinktion nennen Sie es – Distinktion, da mit dem Fürsten zu teilen, wo er auch unter den Menschen hinunterkriecht?</text:p>
      <text:p text:style-name="Textkörper_20_Theater"><text:span text:style-name="T1">PRÄSIDENT</text:span> <text:span text:style-name="T2">(schlägt ein Gelächter auf)</text:span>.</text:p>
      <text:p text:style-name="Textkörper_20_Theater"><text:span text:style-name="T1">FERDINAND:</text:span> Sie können lachen – und ich will über das hinweggehen, Vater. Mit welchem Gesicht soll ich unter den schlechtesten Handwerker treten, der mit seiner Frau wenigstens doch einen ganzen Körper zum Mitgift bekommt? Mit welchem Gesicht vor die Welt? Vor den Fürsten? Mit welchem vor die Buhlerin selbst, die den Brandflecken ihrer Ehre in meiner Schande auswaschen würde?</text:p>
      <text:p text:style-name="Textkörper_20_Theater"><text:soft-page-break/><text:span text:style-name="T1">PRÄSIDENT:</text:span> Wo in aller Welt bringst du das Maul her, Junge?</text:p>
      <text:p text:style-name="Textkörper_20_Theater"><text:span text:style-name="T1">FERDINAND:</text:span> Ich beschwöre Sie bei Himmel und Erde! Vater, Sie können durch diese Hinwerfung Ihres einzigen Sohnes so glücklich nicht werden, als Sie ihn unglücklich machen. Ich gebe Ihnen mein Leben, wenn das Sie steigen machen kann. Mein Leben hab ich von Ihnen; ich werde keinen Augenblick anstehen, es ganz Ihrer Größe zu opfern. – Meine Ehre, Vater – wenn Sie mir diese nehmen, so war es ein leichtfertiges Schelmenstück, mir das Leben zu geben, und ich muss den Vater wie den Kuppler verfluchen.</text:p>
      <text:p text:style-name="Textkörper_20_Theater"><text:span text:style-name="T1">PRÄSIDENT</text:span> <text:span text:style-name="T2">(freundlich, indem er ihn auf die Achsel klopft)</text:span><text:span text:style-name="T1">:</text:span> Brav, lieber Sohn. Jetzt seh ich, dass du ein ganzer Kerl bist und der besten Frau im Herzogtum würdig. – Sie soll dir werden – noch diesen Mittag wirst du dich mit der Gräfin von Ostheim verloben.</text:p>
      <text:p text:style-name="Textkörper_20_Theater"><text:span text:style-name="T1">FERDINAND</text:span> <text:span text:style-name="T2">(aufs Neue betreten)</text:span><text:span text:style-name="T1">:</text:span> Ist diese Stunde bestimmt, mich ganz zu zerschmettern?</text:p>
      <text:p text:style-name="Textkörper_20_Theater"><text:span text:style-name="T1">PRÄSIDENT</text:span> <text:span text:style-name="T2">(einen lauernden Blick auf ihn werfend)</text:span><text:span text:style-name="T1">:</text:span> Wo doch hoffentlich deine Ehre nichts einwenden wird?</text:p>
      <text:p text:style-name="Textkörper_20_Theater"><text:span text:style-name="T1">FERDINAND:</text:span> Nein, mein Vater. Friederike von Ostheim könnte jeden andern zum Glücklichsten machen. <text:span text:style-name="T2">(Vor sich in höchster Verwirrung.)</text:span> Was seine Bosheit an seinem Herzen noch ganz ließ, zerreißt seine Güte.</text:p>
      <text:p text:style-name="Textkörper_20_Theater"><text:soft-page-break/><text:span text:style-name="T1">PRÄSIDENT</text:span> <text:span text:style-name="T2">(noch immer kein Aug von ihm wendend)</text:span><text:span text:style-name="T1">:</text:span> Ich warte auf deine Dankbarkeit, Ferdinand –</text:p>
      <text:p text:style-name="Textkörper_20_Theater"><text:span text:style-name="T1">FERDINAND</text:span> <text:span text:style-name="T2">(stürzt auf ihn zu und küsst ihm feurig die Hand)</text:span><text:span text:style-name="T1">:</text:span> Vater! Ihre Gnade entflammt meine ganze Empfindung – Vater! meinen heißesten Dank für Ihre herzliche Meinung – Ihre Wahl ist untadelhaft – aber – ich kann – ich darf – Bedauern Sie mich – Ich kann die Gräfin nicht lieben.</text:p>
      <text:p text:style-name="Textkörper_20_Theater"><text:span text:style-name="T1">PRÄSIDENT</text:span> <text:span text:style-name="T2">(tritt einen Schritt zurück)</text:span><text:span text:style-name="T1">:</text:span> Holla! Jetzt hab ich den jungen Herrn. Also in diese Falle ging er, der listige Heuchler – Also es war nicht die Ehre, die dir die Lady verbot? – Es war nicht die Person, sondern die Heurat, die du verabscheutest? –</text:p>
      <text:p text:style-name="Textkörper_20_Theater"><text:span text:style-name="T1">FERDINAND</text:span> <text:span text:style-name="T2">(steht zuerst wie versteinert, dann fährt er auf und will fortrennen)</text:span>.</text:p>
      <text:p text:style-name="Textkörper_20_Theater"><text:span text:style-name="T1">PRÄSIDENT:</text:span> Wohin? Halt! Ist das der Respekt, den du mir schuldig bist? <text:span text:style-name="T2">(Der Major kehrt zurück.)</text:span> Du bist bei der Lady gemeldet. Der Fürst hat mein Wort. Stadt und Hof wissen es richtig. – Wenn du mich zum Lügner machst, Junge – vor dem Fürsten – der Lady – der Stadt – dem Hof mich zum Lügner machst – Höre, Junge – oder wenn ich hinter gewisse Historien komme! – Halt! Holla! Was bläst so auf einmal das Feuer in deinen Wangen aus?</text:p>
      <text:p text:style-name="Textkörper_20_Theater"><text:span text:style-name="T1">FERDINAND</text:span> <text:span text:style-name="T2">(schneeblass und zitternd)</text:span><text:span text:style-name="T1">:</text:span> Wie? Was? Es ist gewiss nichts, mein Vater!</text:p>
      <text:p text:style-name="Textkörper_20_Theater"><text:span text:style-name="T1">PRÄSIDENT</text:span> <text:span text:style-name="T2">(einen fürchterlichen Blick auf ihn heftend)</text:span><text:span text:style-name="T1">:</text:span> Und wenn es was ist – und wenn ich die Spur finden sollte, wo<text:soft-page-break/>her diese Widersetzlichkeit stammt – – Ha, Junge! der bloße Verdacht schon bringt mich zum Rasen. Geh den Augenblick. Die Wachtparade fängt an. Du wirst bei der Lady sein, sobald die Parole gegeben ist – Wenn ich auftrete, zittert ein Herzogtum. Lass doch sehen, ob mich ein Starrkopf von Sohn meistert. <text:span text:style-name="T2">(Er geht und kommt noch einmal wieder.)</text:span> Junge, ich sage dir, du wirst dort sein, oder fliehe meinen Zorn. <text:span text:style-name="T2">(Er geht ab.)</text:span></text:p>
      <text:p text:style-name="Textkörper_20_Theater"><text:span text:style-name="T1">FERDINAND</text:span> <text:span text:style-name="T2">(erwacht aus einer dumpfen Betäubung)</text:span><text:span text:style-name="T1">:</text:span> Ist er weg? War das eines Vaters Stimme? – Ja! ich will zu ihr – will hin – will ihr Dinge sagen, will ihr einen Spiegel vorhalten – Nichtswürdige! und wenn du auch noch dann meine Hand verlangst – Im Angesicht des versammelten Adels, des Militärs und des Volks – Umgürte dich mit dem ganzen Stolz deines Englands – Ich verwerfe dich – ein teutscher Jüngling! <text:span text:style-name="T2">(Er eilt hinaus.)</text:span></text:p>
      <text:h text:style-name="P6" text:outline-level="1"><text:bookmark-start text:name="__RefHeading___Toc2669_2120036227"/><text:soft-page-break/>2. Akt<text:bookmark-end text:name="__RefHeading___Toc2669_2120036227"/></text:h>
      <text:p text:style-name="P13">Ein Saal im Palais der Lady Milford; zur rechten Hand steht ein Sofa, zur linken ein Flügel.</text:p>
      <text:h text:style-name="P2" text:outline-level="2"><text:bookmark-start text:name="__RefHeading___Toc2671_2120036227"/>Erste Szene<text:bookmark-end text:name="__RefHeading___Toc2671_2120036227"/></text:h>
      <text:p text:style-name="P13"><text:bookmark text:name="ERSTE_SZENE40"/>Lady, in einem freien, aber reizenden Negligé, die Haare noch unfrisiert, sitzt vor dem Flügel und phantasiert; Sophie, die Kammerjungfer, kommt von dem Fenster.</text:p>
      <text:p text:style-name="Textkörper_20_Theater"><text:bookmark text:name="ERSTE_SZENE41"/><text:span text:style-name="T1">SOPHIE:</text:span> Die Offiziers gehen auseinander. Die Wachparade ist aus – aber ich sehe noch keinen Walter.</text:p>
      <text:p text:style-name="Textkörper_20_Theater"><text:bookmark text:name="ERSTE_SZENE42"/><text:span text:style-name="T1">LADY</text:span> <text:span text:style-name="T2">(sehr unruhig, indem sie aufsteht und einen Gang durch den Saal macht)</text:span><text:span text:style-name="T1">:</text:span> Ich weiß nicht, wie ich mich heute finde, Sophie – Ich bin noch nie so gewesen – Also du sahst ihn gar nicht? – Freilich wohl – Es wird ihm nicht eilen – Wie ein Verbrechen liegt es auf meiner Brust – Geh, Sophie – Man soll mir den wildesten Renner herausführen, der im Marstall ist. Ich muss ins Freie – Menschen sehen und blauen Himmel und mich leichter reiten ums Herz herum.</text:p>
      <text:p text:style-name="Textkörper_20_Theater"><text:bookmark text:name="ERSTE_SZENE43"/><text:span text:style-name="T1">SOPHIE:</text:span> Wenn Sie sich unpässlich fühlen, Mylady – berufen Sie Assemblée hier zusammen. Lassen Sie den Herzog hier Tafel halten, oder die L’hombretische vor Ihren Sofa setzen. Mir sollte der Fürst und sein ganzer Hof zu Gebote stehn und eine Grille im Kopfe surren?</text:p>
      <text:p text:style-name="Textkörper_20_Theater"><text:bookmark text:name="ERSTE_SZENE44"/><text:soft-page-break/><text:span text:style-name="T1">LADY</text:span> <text:span text:style-name="T2">(wirft sich in den Sofa)</text:span><text:span text:style-name="T1">:</text:span> Ich bitte, verschone mich. Ich gebe dir einen Demant für jede Stunde, wo ich sie mir vom Hals schaffen kann. Soll ich meine Zimmer mit diesem Volk tapezieren? – Das sind schlechte erbärmliche Menschen, die sich entsetzen, wenn mir ein warmes herzliches Wort entwischt, Mund und Nasen aufreißen, als sähen sie einen Geist – Sklaven eines einzigen Marionettendrahts, den ich leichter als mein Filet regiere. – Was fang’ ich mit Leuten an, deren Seelen so gleich als ihre Sackuhren gehen? Kann ich eine Freude dran finden, sie was zu fragen, wenn ich voraus weiß, was sie mir antworten werden? Oder Worte mit ihnen zu wechseln, wenn sie das Herz nicht haben, andrer Meinung als ich zu sein? – Weg mit ihnen! Es ist verdrüsslich, ein Ross zu reiten, das nicht auch in den Zügel beißt. <text:span text:style-name="T2">(Sie tritt zum Fenster.)</text:span></text:p>
      <text:p text:style-name="Textkörper_20_Theater"><text:bookmark text:name="ERSTE_SZENE46"/><text:span text:style-name="T1">SOPHIE:</text:span> Aber den Fürsten werden Sie doch ausnehmen, Lady? Den schönsten Mann – den feurigsten Liebhaber – den witzigsten Kopf in seinem ganzen Lande!</text:p>
      <text:p text:style-name="Textkörper_20_Theater"><text:span text:style-name="T1">LADY</text:span> <text:span text:style-name="T2">(kommt zurück)</text:span><text:span text:style-name="T1">:</text:span> Denn es ist sein Land – und nur ein Fürstentum, Sophie, kann meinem Geschmack zur erträglichen Ausrede dienen – Du sagst, man beneide mich. Armes Ding! Beklagen soll man mich vielmehr. Unter allen, die an den Brüsten der Majestät trinken, kommt die Favoritin am schlechtesten weg, weil sie allein dem großen und reichen Mann auf dem Bettelstabe begegnet – Wahr ist’s, er kann mit dem Talisman seiner Größe jeden Gelust meines Herzens, wie ein Feenschloss, aus der Erde rufen. – Er setzt den Saft von zwei Indien auf die Tafel – <text:soft-page-break/>ruft Paradiese aus Wildnissen – lässt die Quellen seines Landes in stolzen Bögen gen Himmel springen, oder das Mark seiner Untertanen in einem Feuerwerk hinpuffen – – Aber kann er auch seinem Herzen befehlen, gegen ein großes, feuriges Herz groß und feurig zu schlagen? Kann er sein darbendes Gehirn auf ein einziges schönes Gefühl exequieren? – Mein Herz hungert bei all dem Vollauf der Sinne, und was helfen mich tausend bessre Empfindungen, wo ich nur Wallungen löschen darf?</text:p>
      <text:p text:style-name="Textkörper_20_Theater"><text:span text:style-name="T1">SOPHIE</text:span> <text:span text:style-name="T2">(blickt sie verwundernd an)</text:span><text:span text:style-name="T1">:</text:span> Wie lang ist es denn aber, dass ich Ihnen diene, Mylady?</text:p>
      <text:p text:style-name="Textkörper_20_Theater"><text:span text:style-name="T1">LADY:</text:span> Weil du erst heute mit mir bekannt wirst? – Es ist wahr, liebe Sophie – ich habe dem Fürsten meine Ehre verkauft, aber mein Herz habe ich frei behalten – ein Herz, meine Gute, das vielleicht eines Mannes noch wert ist – über welches der giftige Wind des Hofes nur wie der Hauch über den Spiegel ging – Trau es mir zu, meine Liebe, dass ich es längst gegen diesen armseligen Fürsten behauptet hätte, wenn ich es nur von meinem Ehrgeiz erhalten könnte, einer Dame am Hof den Rang vor mir einzuräumen.</text:p>
      <text:p text:style-name="Textkörper_20_Theater"><text:span text:style-name="T1">SOPHIE:</text:span> Und dieses Herz unterwarf sich dem Ehrgeiz so gern?</text:p>
      <text:p text:style-name="Textkörper_20_Theater"><text:span text:style-name="T1">LADY</text:span> <text:span text:style-name="T2">(lebhaft)</text:span><text:span text:style-name="T1">:</text:span> Als wenn es sich nicht schon gerächt hätte! – Nicht jetzt noch rächte! – Sophie! <text:span text:style-name="T2">(Bedeutend, indem sie die Hand auf Sophiens Achsel fallen lässt.)</text:span> Wir Frauenzimmer können nur zwischen Herrschen und Dienen wählen, aber die <text:soft-page-break/>höchste Wonne der Gewalt ist doch nur ein elender Behelf, wenn uns die größere Wonne versagt wird, Sklavinnen eines Mannes zu sein, den wir lieben.</text:p>
      <text:p text:style-name="Textkörper_20_Theater"><text:span text:style-name="T1">SOPHIE:</text:span> Eine Wahrheit, Mylady, die ich von Ihnen zuletzt hören wollte!</text:p>
      <text:p text:style-name="Textkörper_20_Theater"><text:span text:style-name="T1">LADY:</text:span> Und warum, meine Sophie? Sieht man es denn dieser kindischen Führung des Zepters nicht an, dass wir nur für das Gängelband taugen? Sahst du es denn diesem launischen Flattersinn nicht an – diesen wilden Ergötzungen nicht an, dass sie nur wildere Wünsche in meiner Brust überlärmen sollten?</text:p>
      <text:p text:style-name="Textkörper_20_Theater"><text:span text:style-name="T1">SOPHIE</text:span> <text:span text:style-name="T2">(tritt erstaunt zurück)</text:span><text:span text:style-name="T1">:</text:span> Lady!</text:p>
      <text:p text:style-name="Textkörper_20_Theater"><text:span text:style-name="T1">LADY</text:span> <text:span text:style-name="T2">(lebhafter)</text:span><text:span text:style-name="T1">:</text:span> Befriedige diese! Gib mir den Mann, den ich jetzt denke – den ich anbete – sterben, Sophie, oder besitzen muss. <text:span text:style-name="T2">(Schmelzend.)</text:span> Lass mich aus seinem Mund es vernehmen, dass Tränen der Liebe schöner glänzen in unsern Augen, als die Brillanten in unserm Haar, <text:span text:style-name="T2">(feurig)</text:span> und ich werfe dem Fürsten sein Herz und sein Fürstentum vor die Füße, fliehe mit diesem Mann, fliehe in die entlegenste Wüste der Welt – –</text:p>
      <text:p text:style-name="Textkörper_20_Theater"><text:span text:style-name="T1">SOPHIE</text:span> <text:span text:style-name="T2">(blickt sie erschrocken an)</text:span><text:span text:style-name="T1">:</text:span> Himmel! Was machen Sie? Wie wird Ihnen, Lady?</text:p>
      <text:p text:style-name="Textkörper_20_Theater"><text:span text:style-name="T1">LADY</text:span> <text:span text:style-name="T2">(bestürzt)</text:span><text:span text:style-name="T1">:</text:span> Du entfärbst dich? – Hab' ich vielleicht etwas zu viel gesagt? O so lass mich deine Zunge mit meinem Zutrauen binden – höre noch mehr – höre alles –</text:p>
      <text:p text:style-name="Textkörper_20_Theater"><text:soft-page-break/><text:span text:style-name="T1">SOPHIE</text:span> <text:span text:style-name="T2">(schaut sich ängstlich um)</text:span><text:span text:style-name="T1">:</text:span> Ich fürchte, Mylady – ich fürchte – ich brauch es nicht mehr zu hören.</text:p>
      <text:p text:style-name="Textkörper_20_Theater"><text:span text:style-name="T1">LADY:</text:span> Die Verbindung mit dem Major – Du und die Welt stehen im Wahn, sie sei eine Hofkabale – Sophie – erröte nicht – schäme dich meiner nicht – sie ist das Werk – meiner Liebe.</text:p>
      <text:p text:style-name="Textkörper_20_Theater"><text:span text:style-name="T1">SOPHIE:</text:span> Bei Gott! Was mir ahndete!</text:p>
      <text:p text:style-name="Textkörper_20_Theater"><text:span text:style-name="T1">LADY:</text:span> Sie ließen sich beschwatzen, Sophie – der schwache Fürst – der hofschlaue Walter – der alberne Marschall – Jeder von ihnen wird darauf schwören, dass diese Heurat das unfehlbarste Mittel sei, mich dem Herzog zu retten, unser Band um so fester zu knüpfen. – Ja! es auf ewig zu trennen! auf ewig diese schändlichen Ketten zu brechen! – Belogene Lügner! Von einem schwachen Weib überlistet! Ihr selbst führt mir jetzt meinen Geliebten zu. Das war es ja nur, was ich wollte – Hab ich ihn einmal – hab ich ihn – o dann auf immer gute Nacht, abscheuliche Herrlichkeit –</text:p>
      <text:h text:style-name="P3" text:outline-level="2"><text:bookmark-start text:name="__RefHeading___Toc2673_2120036227"/>Zweite Szene<text:bookmark-end text:name="__RefHeading___Toc2673_2120036227"/></text:h>
      <text:p text:style-name="P13"><text:bookmark text:name="ZWEITE_SZENE49"/>Ein alter Kammerdiener des Fürsten, der ein Schmuckkästchen trägt. Die Vorigen.</text:p>
      <text:p text:style-name="Textkörper_20_Theater"><text:bookmark text:name="ZWEITE_SZENE50"/><text:span text:style-name="T1">KAMMERDIENER:</text:span> Seine Durchlaucht der Herzog empfehlen sich Mylady zu Gnaden und schicken Ihnen diese Brillanten zur Hochzeit. Sie kommen so eben erst aus Venedig.</text:p>
      <text:p text:style-name="Textkörper_20_Theater"><text:bookmark text:name="ZWEITE_SZENE51"/><text:soft-page-break/><text:span text:style-name="T1">LADY</text:span> <text:span text:style-name="T2">(hat das Kästchen geöffnet und fährt erschrocken zurück)</text:span><text:span text:style-name="T1">:</text:span> Mensch! was bezahlt dein Herzog für diese Steine?</text:p>
      <text:p text:style-name="Textkörper_20_Theater"><text:bookmark text:name="ZWEITE_SZENE52"/><text:span text:style-name="T1">KAMMERDIENER</text:span> <text:span text:style-name="T2">(mit finsterm Gesicht)</text:span><text:span text:style-name="T1">:</text:span> Sie kosten ihn keinen Heller.</text:p>
      <text:p text:style-name="Textkörper_20_Theater"><text:bookmark text:name="ZWEITE_SZENE54"/><text:span text:style-name="T1">LADY:</text:span> Was? Bist du rasend? Nichts? – und <text:span text:style-name="T2">(indem sie einen</text:span> <text:span text:style-name="T2">Schritt von ihm wegtritt)</text:span> du wirfst mir ja einen Blick zu, als wenn du mich durchbohren wolltest – Nichts kosten ihn diese unermesslich kostbaren Steine?</text:p>
      <text:p text:style-name="Textkörper_20_Theater"><text:span text:style-name="T1">KAMMERDIENER:</text:span> Gestern sind siebentausend Landskinder nach Amerika fort – Die zahlen alles.</text:p>
      <text:p text:style-name="Textkörper_20_Theater"><text:span text:style-name="T1">LADY</text:span> <text:span text:style-name="T2">(setzt den Schmuck plötzlich nieder und geht rasch durch den Saal, nach einer Pause zum Kammerdiener)</text:span><text:span text:style-name="T1">:</text:span> Mann, was ist dir? Ich glaube, du weinst?</text:p>
      <text:p text:style-name="Textkörper_20_Theater"><text:span text:style-name="T1">KAMMERDIENER</text:span> <text:span text:style-name="T2">(wischt sich die Augen, mit schrecklicher Stimme, alle Glieder zitternd)</text:span><text:span text:style-name="T1">:</text:span> Edelsteine wie diese da – ich hab' auch ein paar Söhne drunter.</text:p>
      <text:p text:style-name="Textkörper_20_Theater"><text:span text:style-name="T1">LADY</text:span> <text:span text:style-name="T2">(wendet sich bebend weg, seine Hand fassend)</text:span><text:span text:style-name="T1">:</text:span> Doch keinen Gezwungenen?</text:p>
      <text:p text:style-name="Textkörper_20_Theater"><text:span text:style-name="T1">KAMMERDIENER</text:span> <text:span text:style-name="T2">(lacht fürchterlich)</text:span><text:span text:style-name="T1">:</text:span> O Gott – Nein – lauter Freiwillige. Es traten wohl so etliche vorlaute Bursch’ vor die Front heraus und fragten den Obersten, wie teuer der Fürst das Joch Menschen verkaufe? – Aber unser gnädigster Landesherr ließ alle Regimenter auf dem Paradeplatz aufmarschieren und die Maulaffen niederschießen. Wir hörten die Büchsen knal<text:soft-page-break/>len, sahen ihr Gehirn auf das Pflaster sprützen, und die ganze Armee schrie: Juchhe nach Amerika! –</text:p>
      <text:p text:style-name="Textkörper_20_Theater"><text:span text:style-name="T1">LADY</text:span> <text:span text:style-name="T2">(fällt mit Entsetzen in den Sofa)</text:span><text:span text:style-name="T1">:</text:span> Gott! Gott! – Und ich hörte nichts? Und ich merkte nichts?</text:p>
      <text:p text:style-name="Textkörper_20_Theater"><text:span text:style-name="T1">KAMMERDIENER:</text:span> Ja, gnädige Frau – Warum musstet ihr denn mit unserm Herrn gerad auf die Bärenhatz reiten, als man den Lärmen zum Aufbruch schlug? – Die Herrlichkeit hättet ihr doch nicht versäumen sollen, wie uns die gellenden Trommeln verkündigten, es ist Zeit, und heulende Waisen dort einen lebendigen Vater verfolgten, und hier eine wütende Mutter lief, ihr saugendes Kind an Bajonetten zu spießen, und wie man Bräutigam und Braut mit Säbelhieben auseinander riss, und wir Graubärte verzweiflungsvoll dastanden und den Burschen auch zuletzt die Krücken noch nachwarfen in die Neue Welt – Oh, und mitunter das polternde Wirbelschlagen, damit der Allwissende uns nicht sollte beten hören –</text:p>
      <text:p text:style-name="Textkörper_20_Theater"><text:span text:style-name="T1">LADY</text:span> <text:span text:style-name="T2">(steht auf, heftig bewegt)</text:span><text:span text:style-name="T1">:</text:span> Weg mit diesen Steinen – sie blitzen Höllenflammen in mein Herz. <text:span text:style-name="T2">(Sanfter zum Kammerdiener.)</text:span> Mäßige dich, armer alter Mann. Sie werden wieder kommen. Sie werden ihr Vaterland wieder sehen.</text:p>
      <text:p text:style-name="Textkörper_20_Theater"><text:span text:style-name="T1">KAMMERDIENER</text:span> <text:span text:style-name="T2">(warm und voll)</text:span><text:span text:style-name="T1">:</text:span> Das weiß der Himmel! Das werden sie! – Noch am Stadttor drehten sie sich um und schrien: »Gott mit euch, Weib und Kinder – Es leb unser Landesvater – Am Jüngsten Gericht sind wir wieder da!« –</text:p>
      <text:p text:style-name="Textkörper_20_Theater"><text:soft-page-break/><text:span text:style-name="T1">LADY</text:span> <text:span text:style-name="T2">(mit starkem Schritt auf und nieder gehend)</text:span><text:span text:style-name="T1">:</text:span> Abscheulich! Fürchterlich! – Mich beredet man, ich habe sie alle getrocknet, die Tränen des Landes – Schrecklich, schrecklich gehen mir die Augen auf – Geh du – Sag deinem Herrn – Ich werd ihm persönlich danken! <text:span text:style-name="T2">(Kammerdiener will gehen, sie wirft ihm ihre Geldbörse in den Hut.)</text:span> Und das nimm, weil du mir Wahrheit sagtest –</text:p>
      <text:p text:style-name="Textkörper_20_Theater"><text:span text:style-name="T1">KAMMERDIENER</text:span> <text:span text:style-name="T2">(wirft sie verächtlich auf den Tisch zurück)</text:span><text:span text:style-name="T1">:</text:span> Legt’s zu dem Übrigen. <text:span text:style-name="T2">(Er geht ab.)</text:span></text:p>
      <text:p text:style-name="Textkörper_20_Theater"><text:span text:style-name="T1">LADY</text:span> <text:span text:style-name="T2">(sieht ihm erstaunt nach)</text:span><text:span text:style-name="T1">:</text:span> Sophie, spring ihm nach, frag ihn um seinen Namen. Er soll seine Söhne wieder haben. (Sophie ab. Lady nachdenkend auf und nieder. Pause. Zu Sophien, die wiederkommt.) Ging nicht jüngst ein Gerüchte, dass das Feuer eine Stadt an der Grenze verwüstet und bei vierhundert Familien an den Bettelstab gebracht habe? <text:span text:style-name="T2">(Sie klingelt.)</text:span></text:p>
      <text:p text:style-name="Textkörper_20_Theater"><text:span text:style-name="T1">SOPHIE:</text:span> Wie kommen Sie auf das? Allerdings ist es so, und die mehresten dieser Unglücklichen dienen jetzt ihren Gläubigern als Sklaven oder verderben in den Schachten der fürstlichen Silberbergwerke.</text:p>
      <text:p text:style-name="Textkörper_20_Theater"><text:span text:style-name="T1">BEDIENTER</text:span> <text:span text:style-name="T2">(kommt)</text:span><text:span text:style-name="T1">:</text:span> Was befehlen Mylady?</text:p>
      <text:p text:style-name="Textkörper_20_Theater"><text:span text:style-name="T1">LADY</text:span> <text:span text:style-name="T2">(gibt ihm den Schmuck)</text:span><text:span text:style-name="T1">:</text:span> Dass das ohne Verzug in die Landschaft gebracht werde! – Man soll es sogleich zu Geld machen, befehl ich, und den Gewinst davon unter die Vierhundert verteilen, die der Brand ruiniert hat.</text:p>
      <text:p text:style-name="Textkörper_20_Theater"><text:soft-page-break/><text:span text:style-name="T1">SOPHIE:</text:span> Mylady, bedenken Sie, dass Sie die höchste Ungnade wagen.</text:p>
      <text:p text:style-name="Textkörper_20_Theater"><text:span text:style-name="T1">LADY</text:span> <text:span text:style-name="T2">(mit Größe)</text:span><text:span text:style-name="T1">:</text:span> Soll ich den Fluch seines Landes in meinen Haaren tragen? <text:span text:style-name="T2">(Sie winkt dem Bedienten; dieser geht.)</text:span> Oder willst du, dass ich unter dem schrecklichen Geschirr solcher Tränen zu Boden sinke? – Geh, Sophie – Es ist besser, falsche Juwelen im Haar und das Bewusstsein dieser Tat im Herzen zu haben.</text:p>
      <text:p text:style-name="Textkörper_20_Theater"><text:span text:style-name="T1">SOPHIE:</text:span> Aber Juwelen wie diese! Hätten Sie nicht Ihre schlechtern nehmen können? Nein, wahrlich, Mylady! es ist Ihnen nicht zu vergeben.</text:p>
      <text:p text:style-name="Textkörper_20_Theater"><text:span text:style-name="T1">LADY:</text:span> Närrisches Mädchen! Dafür werden in einem Augenblick mehr Brillanten und Perlen für mich fallen, als zehen Könige in ihren Diademen getragen, und schönere –</text:p>
      <text:p text:style-name="Textkörper_20_Theater"><text:span text:style-name="T1">BEDIENTER</text:span> <text:span text:style-name="T2">(kommt zurück)</text:span><text:span text:style-name="T1">:</text:span> Major von Walter –</text:p>
      <text:p text:style-name="Textkörper_20_Theater"><text:span text:style-name="T1">SOPHIE</text:span> <text:span text:style-name="T2">(springt auf die Lady zu)</text:span><text:span text:style-name="T1">:</text:span> Gott! Sie verblassen –</text:p>
      <text:p text:style-name="Textkörper_20_Theater"><text:span text:style-name="T1">LADY:</text:span> Der erste Mann, der mir Schrecken macht – Sophie – Ich sei unpässlich, Eduard – Halt – Ist er aufgeräumt? Lacht er? Was spricht er? O Sophie! Nicht wahr, ich sehe hässlich aus?</text:p>
      <text:p text:style-name="Textkörper_20_Theater"><text:span text:style-name="T1">SOPHIE:</text:span> Ich bitte Sie, Lady –</text:p>
      <text:p text:style-name="Textkörper_20_Theater"><text:span text:style-name="T1">BEDIENTER:</text:span> Befehlen Sie, dass ich ihn abweise?</text:p>
      <text:p text:style-name="Textkörper_20_Theater"><text:span text:style-name="T1">LADY</text:span> <text:span text:style-name="T2">(stotternd)</text:span><text:span text:style-name="T1">:</text:span> Er soll mir willkommen sein. <text:span text:style-name="T2">(Bedienter hinaus.)</text:span> Sprich, Sophie – Was sag ich ihm? Wie empfang ich ihn? – Ich werde stumm sein. – Er wird meiner Schwäche spotten – Er <text:soft-page-break/>wird – o was ahndet mir – Du verlässest mich, Sophie? – Bleib – Doch nein! Gehe! – So bleib doch. <text:span text:style-name="T2">(Der Major kommt durch das Vorzimmer.)</text:span></text:p>
      <text:p text:style-name="Textkörper_20_Theater"><text:span text:style-name="T1">SOPHIE:</text:span> Sammeln Sie sich. Er ist schon da.</text:p>
      <text:h text:style-name="P4" text:outline-level="2"><text:bookmark-start text:name="__RefHeading___Toc2675_2120036227"/>Dritte Szene<text:bookmark-end text:name="__RefHeading___Toc2675_2120036227"/></text:h>
      <text:p text:style-name="P13"><text:bookmark text:name="DRITTE_SZENE58"/>Ferdinand von Walter. Die Vorigen.</text:p>
      <text:p text:style-name="Textkörper_20_Theater"><text:bookmark text:name="DRITTE_SZENE59"/><text:span text:style-name="T1">FERDINAND</text:span> <text:span text:style-name="T2">(mit einer kurzen Verbeugung)</text:span><text:span text:style-name="T1">:</text:span> Wenn ich Sie worin unterbreche, gnädige Frau –</text:p>
      <text:p text:style-name="Textkörper_20_Theater"><text:bookmark text:name="DRITTE_SZENE60"/><text:span text:style-name="T1">LADY</text:span> <text:span text:style-name="T2">(unter merkbarem Herzklopfen)</text:span><text:span text:style-name="T1">:</text:span> In nichts, Herr Major, das mir wichtiger wäre.</text:p>
      <text:p text:style-name="Textkörper_20_Theater"><text:bookmark text:name="DRITTE_SZENE61"/><text:span text:style-name="T1">FERDINAND:</text:span> Ich komme auf Befehl meines Vaters.</text:p>
      <text:p text:style-name="Textkörper_20_Theater"><text:bookmark text:name="DRITTE_SZENE62"/><text:span text:style-name="T1">LADY:</text:span> Ich bin seine Schuldnerin.</text:p>
      <text:p text:style-name="Textkörper_20_Theater"><text:bookmark text:name="DRITTE_SZENE63"/><text:span text:style-name="T1">FERDINAND:</text:span> Und soll Ihnen melden, dass wir uns heuraten – So weit der Auftrag meines Vaters.</text:p>
      <text:p text:style-name="Textkörper_20_Theater"><text:bookmark text:name="DRITTE_SZENE64"/><text:span text:style-name="T1">LADY</text:span> <text:span text:style-name="T2">(entfärbt sich und zittert)</text:span><text:span text:style-name="T1">:</text:span> Nicht Ihres eigenen Herzens?</text:p>
      <text:p text:style-name="Textkörper_20_Theater"><text:bookmark text:name="DRITTE_SZENE65"/><text:span text:style-name="T1">FERDINAND:</text:span> Minister und Kuppler pflegen das niemals zu fragen.</text:p>
      <text:p text:style-name="Textkörper_20_Theater"><text:bookmark text:name="DRITTE_SZENE66"/><text:span text:style-name="T1">LADY</text:span> <text:span text:style-name="T2">(mit einer Beängstigung, dass ihr die Worte versagen)</text:span><text:span text:style-name="T1">:</text:span> Und Sie selbst hätten sonst nichts beizusetzen?</text:p>
      <text:p text:style-name="Textkörper_20_Theater"><text:bookmark text:name="DRITTE_SZENE67"/><text:span text:style-name="T1">FERDINAND</text:span> <text:span text:style-name="T2">(mit einem Blick auf die Mamsell)</text:span><text:span text:style-name="T1">:</text:span> Noch sehr viel, Mylady.</text:p>
      <text:p text:style-name="Textkörper_20_Theater"><text:bookmark text:name="DRITTE_SZENE68"/><text:soft-page-break/><text:span text:style-name="T1">LADY</text:span> <text:span text:style-name="T2">(gibt Sophien einen Wink, diese entfernt sich)</text:span><text:span text:style-name="T1">:</text:span> Darf ich Ihnen diesen Sofa anbieten?</text:p>
      <text:p text:style-name="Textkörper_20_Theater"><text:bookmark text:name="DRITTE_SZENE69"/><text:span text:style-name="T1">FERDINAND:</text:span> Ich werde kurz sein, Milady.</text:p>
      <text:p text:style-name="Textkörper_20_Theater"><text:bookmark text:name="DRITTE_SZENE70"/><text:span text:style-name="T1">LADY:</text:span> Nun?</text:p>
      <text:p text:style-name="Textkörper_20_Theater"><text:bookmark text:name="DRITTE_SZENE71"/><text:span text:style-name="T1">FERDINAND:</text:span> Ich bin ein Mann von Ehre.</text:p>
      <text:p text:style-name="Textkörper_20_Theater"><text:bookmark text:name="DRITTE_SZENE72"/><text:span text:style-name="T1">LADY:</text:span> Den ich zu schätzen weiß.</text:p>
      <text:p text:style-name="Textkörper_20_Theater"><text:bookmark text:name="DRITTE_SZENE73"/><text:span text:style-name="T1">FERDINAND:</text:span> Kavalier.</text:p>
      <text:p text:style-name="Textkörper_20_Theater"><text:bookmark text:name="DRITTE_SZENE74"/><text:span text:style-name="T1">LADY:</text:span> Kein bessrer im Herzogtum.</text:p>
      <text:p text:style-name="Textkörper_20_Theater"><text:bookmark text:name="DRITTE_SZENE75"/><text:span text:style-name="T1">FERDINAND:</text:span> Und Offizier.</text:p>
      <text:p text:style-name="Textkörper_20_Theater"><text:bookmark text:name="DRITTE_SZENE76"/><text:span text:style-name="T1">LADY</text:span> <text:span text:style-name="T2">(schmeichelhaft)</text:span><text:span text:style-name="T1">:</text:span> Sie berühren hier Vorzüge, die auch andere mit Ihnen gemein haben. Warum verschweigen Sie größere, worin Sie einzig sind?</text:p>
      <text:p text:style-name="Textkörper_20_Theater"><text:bookmark text:name="DRITTE_SZENE77"/><text:span text:style-name="T1">FERDINAND</text:span> <text:span text:style-name="T2">(frostig)</text:span><text:span text:style-name="T1">:</text:span> Hier brauch ich sie nicht.</text:p>
      <text:p text:style-name="Textkörper_20_Theater"><text:bookmark text:name="DRITTE_SZENE79"/><text:span text:style-name="T1">LADY</text:span> <text:span text:style-name="T2">(mit immer steigender Angst)</text:span><text:span text:style-name="T1">:</text:span> Aber für was muss ich diesen Vorbericht nehmen?</text:p>
      <text:p text:style-name="Textkörper_20_Theater"><text:span text:style-name="T1">FERDINAND</text:span> <text:span text:style-name="T2">(langsam und mit Nachdruck)</text:span><text:span text:style-name="T1">:</text:span> Für den Einwurf der Ehre, wenn Sie Lust haben sollten, meine Hand zu erzwingen.</text:p>
      <text:p text:style-name="Textkörper_20_Theater"><text:span text:style-name="T1">LADY</text:span> <text:span text:style-name="T2">(auffahrend)</text:span><text:span text:style-name="T1">:</text:span> Was ist das, Herr Major?</text:p>
      <text:p text:style-name="Textkörper_20_Theater"><text:span text:style-name="T1">FERDINAND</text:span> <text:span text:style-name="T2">(gelassen)</text:span><text:span text:style-name="T1">:</text:span> Die Sprache meines Herzens – meines Wappens – und dieses Degens.</text:p>
      <text:p text:style-name="Textkörper_20_Theater"><text:span text:style-name="T1">LADY:</text:span> Diesen Degen gab Ihnen der Fürst.</text:p>
      <text:p text:style-name="Textkörper_20_Theater"><text:soft-page-break/><text:span text:style-name="T1">FERDINAND:</text:span> Der Staat gab mir ihn durch die Hand des Fürsten – mein Herz Gott – mein Wappen ein halbes Jahrtausend.</text:p>
      <text:p text:style-name="Textkörper_20_Theater"><text:span text:style-name="T1">LADY:</text:span> Der Name des Herzogs –</text:p>
      <text:p text:style-name="Textkörper_20_Theater"><text:span text:style-name="T1">FERDINAND</text:span> <text:span text:style-name="T2">(hitzig)</text:span><text:span text:style-name="T1">:</text:span> Kann der Herzog Gesetze der Menschheit verdrehen, oder Handlungen münzen wie seine Dreier? – Er selbst ist nicht über die Ehre erhaben, aber er kann ihren Mund mit seinem Golde verstopfen. Er kann den Hermelin über seine Schande herwerfen. Ich bitte mir aus, davon nichts mehr, Mylady. – Es ist nicht mehr die Rede von weggeworfenen Aussichten und Ahnen – oder von dieser Degenquaste – oder von der Meinung der Welt. Ich bin bereit, dies alles mit Füßen zu treten, sobald Sie mich nur überzeugt haben werden, dass der Preis nicht schlimmer noch als das Opfer ist.</text:p>
      <text:p text:style-name="Textkörper_20_Theater"><text:span text:style-name="T1">LADY</text:span> <text:span text:style-name="T2">(schmerzhaft von ihm weggehend)</text:span><text:span text:style-name="T1">:</text:span> Herr Major! das hab ich nicht verdient.</text:p>
      <text:p text:style-name="Textkörper_20_Theater"><text:span text:style-name="T1">FERDINAND</text:span> <text:span text:style-name="T2">(ergreift ihre Hand)</text:span><text:span text:style-name="T1">:</text:span> Vergeben Sie. Wir reden hier ohne Zeugen. Der Umstand, der Sie und mich – heute und nie mehr – zusammenführt, berechtigt mich, zwingt mich, Ihnen mein geheimstes Gefühl nicht zurück zu halten. – Es will mir nicht zu Kopfe, Mylady, dass eine Dame von so viel Schönheit und Geist – Eigenschaften, die ein Mann schätzen würde – sich an einen Fürsten sollte wegwerfen können, der nur das Geschlecht an ihr zu bewundern gelernt hat, wenn sich diese Dame nicht schämte, vor einen Mann mit ihrem Herzen zu treten.</text:p>
      <text:p text:style-name="Textkörper_20_Theater"><text:soft-page-break/><text:span text:style-name="T1">LADY</text:span> <text:span text:style-name="T2">(schaut ihm groß ins Gesicht)</text:span><text:span text:style-name="T1">:</text:span> Reden Sie ganz aus.</text:p>
      <text:p text:style-name="Textkörper_20_Theater"><text:span text:style-name="T1">FERDINAND:</text:span> Sie nennen sich eine Britin. Erlauben Sie mir – ich kann es nicht glauben, dass Sie eine Britin sind. Die freigeborene Tochter des freiesten Volks unter dem Himmel – das auch zu stolz ist, fremder Tugend zu räuchern, – kann sich nimmermehr an fremdes Laster verdingen. Es ist nicht möglich, dass Sie eine Britin sind – oder das Herz dieser Britin muss um so viel kleiner sein, als größer und kühner Britanniens Adern schlagen.</text:p>
      <text:p text:style-name="Textkörper_20_Theater"><text:span text:style-name="T1">LADY:</text:span> Sind Sie zu Ende?</text:p>
      <text:p text:style-name="Textkörper_20_Theater"><text:span text:style-name="T1">FERDINAND:</text:span> Man könnte antworten, es ist weibliche Eitelkeit – Leidenschaft – Temperament – Hang zum Vergnügen. Schon öfters überlebte Tugend die Ehre. Schon manche, die mit Schande in diese Schranke trat, hat nachher die Welt durch edle Handlungen mit sich ausgesöhnt und das hässliche Handwerk durch einen schönen Gebrauch geadelt – – Aber woher denn jetzt diese ungeheure Pressung des Landes, die vorher nie so gewesen? – Das war im Namen des Herzogtums. – Ich bin zu Ende.</text:p>
      <text:p text:style-name="Textkörper_20_Theater"><text:span text:style-name="T1">LADY</text:span> <text:span text:style-name="T2">(mit Sanftmut und Hoheit)</text:span><text:span text:style-name="T1">:</text:span> Es ist das erste Mal, Walter, dass solche Reden an mich gewagt werden, und Sie sind der einzige Mensch, dem ich darauf antworte – Dass Sie meine Hand verwerfen, darum schätz ich Sie. Dass Sie mein Herz lästern, vergebe ich Ihnen. Dass es Ihr Ernst ist, glaube ich Ihnen nicht. Wer sich herausnimmt, Beleidigungen dieser Art einer Dame zu sa<text:soft-page-break/>gen, die nicht mehr als eine Nacht braucht, ihn ganz zu verderben, muss dieser Dame eine große Seele zutrauen oder – von Sinnen sein – Dass Sie den Ruin des Landes auf meine Brust wälzen, vergebe Ihnen Gott der Allmächtige, der Sie und mich und den Fürsten einst gegeneinander stellt. – Aber Sie haben die Engländerin in mir aufgefordert, und auf Vorwürfe dieser Art muss mein Vaterland Antwort haben.</text:p>
      <text:p text:style-name="Textkörper_20_Theater"><text:span text:style-name="T1">FERDINAND</text:span> <text:span text:style-name="T2">(auf seinen Degen gestützt)</text:span><text:span text:style-name="T1">:</text:span> Ich bin begierig.</text:p>
      <text:p text:style-name="Textkörper_20_Theater"><text:span text:style-name="T1">LADY:</text:span> Hören Sie also, was ich, außer Ihnen, noch niemand vertraute, noch jemals einem Menschen vertrauen will. – Ich bin nicht die Abenteurerin, Walter, für die Sie mich halten. Ich könnte großthun und sagen: ich bin fürstlichen Geblüts – aus des unglücklichen Thomas Norfolks Geschlechte, der für die schottische Maria ein Opfer war – Mein Vater, des Königs oberster Kämmerer, wurde bezüchtigt, in verrätrischem Vernehmen mit Frankreich zu stehen, durch einen Spruch der Parlamente verdammt und enthauptet. – Alle unsre Güter fielen der Krone zu. Wir selbst wurden des Landes verwiesen. Meine Mutter starb am Tage der Hinrichtung. Ich – ein vierzehenjähriges Mädchen – flohe nach Teutschland mit meiner Wärterin – einem Kästchen Juwelen – und diesem Familienkreuz, das meine sterbende Mutter mit ihrem letzten Segen mir an den Busen steckte.</text:p>
      <text:p text:style-name="Textkörper_20_Theater"><text:span text:style-name="T1">FERDINAND</text:span> <text:span text:style-name="T2">(wird nachdenkend und heftet wärmere Blicke auf die Lady)</text:span>.</text:p>
      <text:p text:style-name="Textkörper_20_Theater"><text:soft-page-break/><text:span text:style-name="T1">LADY</text:span> <text:span text:style-name="T2">(fährt fort mit immer zunehmender Rührung)</text:span><text:span text:style-name="T1">:</text:span> Krank – ohne Namen – ohne Schutz und Vermögen – eine ausländische Waise kam ich nach Hamburg. Ich hatte nichts gelernt als das bisschen Französisch – ein wenig Filet und den Flügel – desto besser verstund ich auf Gold und Silber zu speisen, unter damastenen Decken zu schlafen, mit einem Wink zehn Bediente fliegen zu machen und die Schmeicheleien der Großen Ihres Geschlechts aufzunehmen. – Sechs Jahre waren schon hingeweint. – Und die letzte Schmucknadel flog dahin – Meine Wärterin starb – und jetzt führte mein Schicksal Ihren Herzog nach Hamburg. Ich spazierte damals an den Ufern der Elbe, sah in den Strom und fing eben an zu phantasieren, ob dieses Wasser oder mein Leiden das Tiefste wäre? – Der Herzog sah mich, verfolgte mich, fand meinen Aufenthalt, – lag zu meinen Füßen und schwur, dass er mich liebe. <text:span text:style-name="T2">(Sie hält in großen Bewegungen inne, dann fährt sie fort mit weinender Stimme.)</text:span> Alle Bilder meiner glücklichen Kindheit wachten jetzt wieder mit verführendem Schimmer auf – Schwarz wie das Grab graute mich eine trostlose Zukunft an – Mein Herz brannte nach einem Herzen – Ich sank an das seinige. <text:span text:style-name="T2">(Von ihm wegstürzend.)</text:span>. Jetzt verdammen Sie mich!</text:p>
      <text:p text:style-name="Textkörper_20_Theater"><text:span text:style-name="T1">FERDINAND</text:span> <text:span text:style-name="T2">(sehr bewegt, eilt ihr nach und hält sie zurück)</text:span><text:span text:style-name="T1">:</text:span> Lady! o Himmel! Was hör ich? Was tat ich? – Schrecklich enthüllt sich mein Frevel mir. Sie können mir nicht mehr vergeben.</text:p>
      <text:p text:style-name="Textkörper_20_Theater"><text:soft-page-break/><text:span text:style-name="T1">LADY</text:span> <text:span text:style-name="T2">(kommt zurück und hat sich zu sammeln gesucht)</text:span><text:span text:style-name="T1">:</text:span> Hören Sie weiter. Der Fürst überraschte zwar meine wehrlose Jugend – aber das Blut der Norfolk empörte sich in mir: Du, eine geborene Fürstin, Emilie, rief es, und jetzt eines Fürsten Konkubine? – Stolz und Schicksal kämpften in meiner Brust, als der Fürst mich hieher brachte und auf einmal die schauderndste Szene vor meinen Augen stand. – Die Wollust der Großen dieser Welt ist die nimmersatte Hyäne, die sich mit Heißhunger Opfer sucht. – Fürchterlich hatte sie schon in diesem Lande gewütet – hatte Braut und Bräutigam zertrennt – hatte selbst der Ehen göttliches Band zerrissen – – hier das stille Glück einer Familie geschleift – dort ein junges unerfahrenes Herz der verheerenden Pest aufgeschlossen, und sterbende Schülerinnen schäumten den Namen ihres Lehrers unter Flüchen und Zuckungen aus – Ich stellte mich zwischen das Lamm und den Tiger; nahm einen fürstlichen Eid von ihm in einer Stunde der Leidenschaft, und diese abscheuliche Opferung musste aufhören.</text:p>
      <text:p text:style-name="Textkörper_20_Theater"><text:span text:style-name="T1">FERDINAND</text:span> <text:span text:style-name="T2">(rennt in der heftigsten Unruhe durch den Saal)</text:span><text:span text:style-name="T1">:</text:span> Nichts mehr, Mylady! Nicht weiter!</text:p>
      <text:p text:style-name="Textkörper_20_Theater"><text:span text:style-name="T1">LADY:</text:span> Diese traurige Periode hatte einer noch traurigern Platz gemacht. Hof und Serail wimmelten jetzt von Italiens Auswurf. Flatterhafte Pariserinnen tändelten mit dem furchtbaren Szepter, und das Volk blutete unter ihren Launen – Sie alle erlebten ihren Tag. Ich sah sie neben mir in den Staub sinken, denn ich war mehr Kokette als sie alle. Ich nahm dem Tyrannen den Zügel ab, der wollüstig in meiner Umarmung erschlappte – dein <text:soft-page-break/>Vaterland, Walter, fühlte zum erstenmal eine Menschenhand und sank vertrauend an meinen Busen. <text:span text:style-name="T2">(Pause, worin sie ihn schmelzend ansieht.)</text:span> O dass der Mann, von dem ich allein nicht verkannt sein möchte, mich jetzt zwingen muss, groß zu prahlen und meine stille Tugend am Licht der Bewunderung zu versengen! – Walter, ich habe Kerker gesprengt – habe Todesurteile zerrissen und manche entsetzliche Ewigkeit auf Galeeren verkürzt. In unheilbare Wunden hab ich doch wenigstens stillenden Balsam gegossen – mächtige Frevler in Staub gelegt und die verlorne Sache der Unschuld oft noch mit einer buhlerischen Träne gerettet – Ha, Jüngling! wie süß war mir das! Wie stolz konnte mein Herz jede Anklage meiner fürstlichen Geburt widerlegen! – Und jetzt kommt der Mann, der allein mir das alles belohnen sollte – der Mann, den mein erschöpftes Schicksal vielleicht zum Ersatz meiner vorigen Leiden schuf – der Mann, den ich mit brennender Sehnsucht im Traum schon umfasse –</text:p>
      <text:p text:style-name="Textkörper_20_Theater"><text:span text:style-name="T1">FERDINAND</text:span> <text:span text:style-name="T2">(fällt ihr ins Wort, durch und durch erschüttert)</text:span><text:span text:style-name="T1">:</text:span> Zu viel! zu viel! Das ist wider die Abrede, Lady. Sie sollten sich von Anklagen reinigen und machen mich zu einem Verbrecher. Schonen Sie – ich beschwöre Sie – schonen Sie meines Herzens, das Beschämung und wütende Reue zerreißen –</text:p>
      <text:p text:style-name="Textkörper_20_Theater"><text:span text:style-name="T1">LADY</text:span> <text:span text:style-name="T2">(hält seine Hand fest)</text:span><text:span text:style-name="T1">:</text:span> Jetzt oder nimmermehr. Lange genug hielt die Heldin stand – das Gewicht dieser Tränen musst du noch fühlen. <text:span text:style-name="T2">(Im zärtlichsten Ton.)</text:span> Höre, Walter – wenn eine Unglückliche – unwiderstehlich allmächtig an dich gezogen – sich an dich presst mit einem Busen voll glühender unerschöpfli<text:soft-page-break/>cher Liebe – Walter – und du jetzt noch das kalte Wort Ehre sprichst – wenn diese Unglückliche – niedergedrückt vom Gefühl ihrer Schande – des Lasters überdrüssig – heldenmäßig emporgehoben vom Rufe der Tugend – sich so – in deine Arme wirft <text:span text:style-name="T2">(sie umfasst ihn, beschwörend und feierlich)</text:span> – durch dich gerettet – durch dich dem Himmel wiedergeschenkt sein will, oder <text:span text:style-name="T2">(das Gesicht von ihm abgewandt, mit hohler, bebender Stimme)</text:span> deinem Bild zu entfliehen, dem fürchterlichen Ruf der Verzweiflung gehorsam, in noch abscheulichere Tiefen des Lasters wieder hinuntertaumelt –</text:p>
      <text:p text:style-name="Textkörper_20_Theater"><text:span text:style-name="T1">FERDINAND</text:span> <text:span text:style-name="T2">(von ihr losreißend, in der schrecklichsten Bedrängnis)</text:span><text:span text:style-name="T1">:</text:span> Nein, beim großen Gott! ich kann das nicht aushalten – Lady, ich muss – Himmel und Erde liegen auf mir – ich muss Ihnen ein Geständnis tun, Lady.</text:p>
      <text:p text:style-name="Textkörper_20_Theater"><text:span text:style-name="T1">LADY</text:span> <text:span text:style-name="T2">(von ihm wegfliehend)</text:span><text:span text:style-name="T1">:</text:span> Jetzt nicht! Jetzt nicht, bei allem, was heilig ist – in diesem entsetzlichen Augenblick nicht, wo mein zerrissenes Herz an tausend Dolchstichen blutet – Sei’s Tod oder Leben – ich darf es nicht – ich will es nicht hören.</text:p>
      <text:p text:style-name="Textkörper_20_Theater"><text:span text:style-name="T1">FERDINAND:</text:span> Doch, doch, beste Lady. Sie müssen es. Was ich Ihnen jetzt sagen werde, wird meine Strafbarkeit mindern und eine warme Abbitte des Vergangenen sein – Ich habe mich in Ihnen betrogen, Mylady. Ich erwartete – ich wünschte, Sie meiner Verachtung würdig zu finden. Fest entschlossen, Sie zu beleidigen und Ihren Hass zu verdienen, kam ich her – Glücklich wir beide, wenn mein Vorsatz gelungen wäre! <text:span text:style-name="T2">(Er schweigt eine Weile, darauf leise und schüchterner.)</text:span> Ich liebe, Mylady – <text:soft-page-break/>liebe ein bürgerliches Mädchen – Luisen Millerin, eines Musikus Tochter. <text:span text:style-name="T2">(Lady wendet sich bleich von ihm weg, er fährt lebhafter fort.)</text:span> Ich weiß, worein ich mich stürze; aber wenn auch Klugheit die Leidenschaft schweigen heißt, so redet die Pflicht desto lauter – Ich bin der Schuldige. Ich zuerst zerriss ihrer Unschuld goldenen Frieden – wiegte ihr Herz mit vermessenen Hoffnungen und gab es verräterisch der wilden Leidenschaft preis. – Sie werden mich an Stand – an Geburt – an die Grundsätze meines Vaters erinnern – aber ich liebe – Meine Hoffnung steigt um so höher, je tiefer die Natur mit Konvenienzen zerfallen ist. – Mein Entschluss und das Vorurteil! – Wir wollen sehen, ob die Mode oder die Menschheit auf dem Platz bleiben wird. <text:span text:style-name="T2">(Lady hat sich unterdes bis an das äußerste Ende des Zimmers zurückgezogen und hält das Gesicht mit beiden Händen bedeckt. Er folgt ihr dahin.)</text:span> Sie wollten mir etwas sagen, Mylady?</text:p>
      <text:p text:style-name="Textkörper_20_Theater"><text:span text:style-name="T1">LADY</text:span> <text:span text:style-name="T2">(im Ausdruck des heftigsten Leidens)</text:span><text:span text:style-name="T1">:</text:span> Nichts, Herr von Walter! Nichts, als dass Sie sich und mich und noch eine Dritte zugrund richten.</text:p>
      <text:p text:style-name="Textkörper_20_Theater"><text:span text:style-name="T1">FERDINAND:</text:span> Noch eine Dritte?</text:p>
      <text:p text:style-name="Textkörper_20_Theater"><text:span text:style-name="T1">LADY:</text:span> Wir können miteinander nicht glücklich werden. Wir müssen doch der Voreiligkeit Ihres Vaters zum Opfer werden. Nimmermehr werd ich das Herz eines Mannes haben, der mir seine Hand nur gezwungen gab.</text:p>
      <text:p text:style-name="Textkörper_20_Theater"><text:span text:style-name="T1">FERDINAND:</text:span> Gezwungen? Lady? Gezwungen gab? und also doch gab? Können Sie eine Hand ohne Herz erzwingen? Sie <text:soft-page-break/>einem Mädchen den Mann entwenden, der die ganze Welt dieses Mädchens ist? Sie einen Mann von dem Mädchen reißen, das die ganze Welt dieses Mannes ist? Sie, Mylady – vor einem Augenblick die bewundernswürdige Britin? – Sie können das?</text:p>
      <text:p text:style-name="Textkörper_20_Theater"><text:span text:style-name="T1">LADY:</text:span> Weil ich es muss. <text:span text:style-name="T2">(Mit Ernst und Stärke.)</text:span> Meine Leidenschaft, Walter, weicht meiner Zärtlichkeit für Sie. Meine Ehre kann’s nicht mehr – Unsre Verbindung ist das Gespräch des ganzen Landes. Alle Augen, alle Pfeile des Spotts sind auf mich gespannt. Die Beschimpfung ist unauslöschlich, wenn ein Untertan des Fürsten mich ausschlägt. Rechten Sie mit Ihrem Vater. Wehren Sie sich, so gut Sie können. – Ich lass alle Minen sprengen. <text:span text:style-name="T2">(Sie geht schnell ab. Der Major bleibt in sprachloser Erstarrung stehn. Pause. Dann stürzt er fort durch die Flügeltüre.)</text:span></text:p>
      <text:h text:style-name="P4" text:outline-level="2"><text:bookmark-start text:name="__RefHeading___Toc2677_2120036227"/>Vierte Szene<text:bookmark-end text:name="__RefHeading___Toc2677_2120036227"/></text:h>
      <text:p text:style-name="P13"><text:bookmark text:name="VIERTE_SZENE86"/>Zimmer beim Musikanten.<text:line-break/>Miller, Frau Millerin, Luise treten auf.</text:p>
      <text:p text:style-name="Textkörper_20_Theater"><text:bookmark text:name="VIERTE_SZENE87"/><text:span text:style-name="T1">MILLER</text:span> <text:span text:style-name="T2">(hastig ins Zimmer)</text:span><text:span text:style-name="T1">:</text:span> Ich hab’s ja zuvor gesagt!</text:p>
      <text:p text:style-name="Textkörper_20_Theater"><text:bookmark text:name="VIERTE_SZENE88"/><text:span text:style-name="T1">LUSIE</text:span> <text:span text:style-name="T2">(sprengt ihn ängstlich an)</text:span><text:span text:style-name="T1">:</text:span> Was, Vater, was?</text:p>
      <text:p text:style-name="Textkörper_20_Theater"><text:bookmark text:name="VIERTE_SZENE89"/><text:span text:style-name="T1">MILLER</text:span> <text:span text:style-name="T2">(rennt wie toll auf und nieder)</text:span><text:span text:style-name="T1">:</text:span> Meinen Staatsrock her – hurtig – ich muss ihm zuvorkommen – und ein weißes Manschettenhemd! – Das hab ich mir gleich eingebildet!</text:p>
      <text:p text:style-name="Textkörper_20_Theater"><text:bookmark text:name="VIERTE_SZENE90"/><text:span text:style-name="T1">LUSIE:</text:span> Um Gotteswillen! Was?</text:p>
      <text:p text:style-name="Textkörper_20_Theater"><text:bookmark text:name="VIERTE_SZENE91"/><text:soft-page-break/><text:span text:style-name="T1">Millerin:</text:span> Was gibt’s denn? was ist’s denn?</text:p>
      <text:p text:style-name="Textkörper_20_Theater"><text:bookmark text:name="VIERTE_SZENE92"/><text:span text:style-name="T1">MILLER</text:span> <text:span text:style-name="T2">(wirft seine Perücke ins Zimmer)</text:span><text:span text:style-name="T1">:</text:span> Nur gleich zum Friseur das! – Was es gibt? <text:span text:style-name="T2">(Vor den Spiegel gesprungen.)</text:span> Und mein Bart ist auch wieder fingerslang – Was es gibt? – Was wird’s geben, du Rabenaas? – Der Teufel ist los, und dich soll das Wetter schlagen.</text:p>
      <text:p text:style-name="Textkörper_20_Theater"><text:bookmark text:name="VIERTE_SZENE93"/><text:span text:style-name="T1">FRAU:</text:span> Da sehe man! Über mich muss gleich alles kommen.</text:p>
      <text:p text:style-name="Textkörper_20_Theater"><text:bookmark text:name="VIERTE_SZENE94"/><text:span text:style-name="T1">MILLER:</text:span> Über dich? Ja, blaues Donnermaul, und über wen anders? Heute früh mit deinem diabolischen Junker – Hab ich’s nicht im Moment gesagt? – Der Wurm hat geplaudert.</text:p>
      <text:p text:style-name="Textkörper_20_Theater"><text:bookmark text:name="VIERTE_SZENE95"/><text:span text:style-name="T1">FRAU:</text:span> Ah was! Wie kannst du das wissen?</text:p>
      <text:p text:style-name="Textkörper_20_Theater"><text:bookmark text:name="VIERTE_SZENE96"/><text:span text:style-name="T1">MILLER:</text:span> Wie kann ich das wissen? – Da! – unter der Haustüre spukt ein Kerl des Ministers und fragt nach dem Geiger.</text:p>
      <text:p text:style-name="Textkörper_20_Theater"><text:bookmark text:name="VIERTE_SZENE97"/><text:span text:style-name="T1">LUSIE:</text:span> Ich bin des Todes.</text:p>
      <text:p text:style-name="Textkörper_20_Theater"><text:bookmark text:name="VIERTE_SZENE98"/><text:span text:style-name="T1">MILLER:</text:span> Du aber auch mit deinen Vergißmeinnichtsaugen! <text:span text:style-name="T2">(Lacht voll Bosheit.)</text:span> Das hat seine Richtigkeit, wem der Teufel ein Ei in die Wirtschaft gelegt hat, dem wird eine hübsche Tochter geboren – Jetzt hab' ich’s blank!</text:p>
      <text:p text:style-name="Textkörper_20_Theater"><text:bookmark text:name="VIERTE_SZENE99"/><text:span text:style-name="T1">FRAU:</text:span> Woher weißt du denn, dass es der Luise gilt? – Du kannst dem Herzog rekommendiert worden sein. Er kann dich ins Orchester verlangen.</text:p>
      <text:p text:style-name="Textkörper_20_Theater"><text:bookmark text:name="VIERTE_SZENE101"/><text:span text:style-name="T1">MILLER</text:span> <text:span text:style-name="T2">(springt nach seinem Rohr)</text:span><text:span text:style-name="T1">:</text:span> Dass dich der Schwefelregen von Sodom! – Orchester! – Ja, wo du Kupplerin den Dis<text:soft-page-break/>kant wirst heulen und mein blauer Hinterer den Konterbass vorstellen. <text:span text:style-name="T2">(Wirft sich in seinen Stuhl.)</text:span> Gott im Himmel!</text:p>
      <text:p text:style-name="Textkörper_20_Theater"><text:span text:style-name="T1">LUISE</text:span> <text:span text:style-name="T2">(setzt sich totenbleich nieder)</text:span><text:span text:style-name="T1">:</text:span> Mutter! Vater! Warum wird mir auf einmal so bange?</text:p>
      <text:p text:style-name="Textkörper_20_Theater"><text:span text:style-name="T1">MILLER</text:span> <text:span text:style-name="T2">(springt wieder vom Stuhl auf)</text:span><text:span text:style-name="T1">:</text:span> Aber soll mir der Dintenkleckser einmal in den Schuss laufen! – Soll er mir laufen! Es sei in dieser oder in jener Welt – Wenn ich ihm nicht Leib und Seele breiweich zusammendresche, alle zehen Gebote und alle sieben Bitten im Vaterunser und alle Bücher Mosis und der Propheten aufs Leder schreibe, dass man die blauen Flecken bei der Auferstehung der Toten noch sehen soll –</text:p>
      <text:p text:style-name="Textkörper_20_Theater"><text:span text:style-name="T1">FRAU:</text:span> Ja! fluch du und poltre du! Das wird jetzt den Teufel bannen. Hilf, heiliger Herregott! Wohinaus nun? Wie werden wir Rat schaffen? Was nun anfangen? Vater Miller, so rede doch! <text:span text:style-name="T2">(Sie läuft heulend durchs Zimmer.)</text:span></text:p>
      <text:p text:style-name="Textkörper_20_Theater"><text:span text:style-name="T1">MILLER:</text:span> Auf der Stell zum Minister will ich. Ich zuerst will mein Maul auftun – ich selbst will es angeben. Du hast es vor mir gewusst. Du hättest mir einen Wink geben können. Das Mädel hätt sich noch weisen lassen. Es wäre noch Zeit gewesen – aber nein! – Da hat sich was makeln lassen; da hat sich was fischen lassen! Da hast du noch Holz obendrein zugetragen! – Jetzt sorg auch für deinen Kuppelpelz. Friss aus, was du einbrocktest. Ich nehme meine Tochter in Arm, und marsch mit ihr über die Grenze.</text:p>
      <text:h text:style-name="P4" text:outline-level="2"><text:bookmark-start text:name="__RefHeading___Toc2679_2120036227"/><text:soft-page-break/>Fünfte Szene<text:bookmark-end text:name="__RefHeading___Toc2679_2120036227"/></text:h>
      <text:p text:style-name="P13"><text:bookmark text:name="F.C3.9CNFTE_SZENE103"/>Ferdinand von Walter stürzt erschrocken und außer Atem ins Zimmer. Die Vorigen.</text:p>
      <text:p text:style-name="Textkörper_20_Theater"><text:bookmark text:name="F.C3.9CNFTE_SZENE104"/><text:span text:style-name="T1">FERDINAND:</text:span> War mein Vater da?</text:p>
      <text:p text:style-name="Textkörper_20_Theater"><text:bookmark text:name="F.C3.9CNFTE_SZENE105"/><text:span text:style-name="T1">LUISE</text:span> <text:span text:style-name="T2">(fährt mit Schrecken auf)</text:span><text:span text:style-name="T1">:</text:span> Sein Vater! Allmächtiger Gott!</text:p>
      <text:p text:style-name="Textkörper_20_Theater"><text:bookmark text:name="F.C3.9CNFTE_SZENE106"/><text:span text:style-name="T1">FRAU</text:span> <text:span text:style-name="T2">(schlägt die Hände zusammen)</text:span><text:span text:style-name="T1">:</text:span> Der Präsident! Es ist aus mit uns!</text:p>
      <text:p text:style-name="Textkörper_20_Theater"><text:bookmark text:name="F.C3.9CNFTE_SZENE107"/><text:span text:style-name="T1">MILLER</text:span> <text:span text:style-name="T2">(lacht voller Bosheit)</text:span><text:span text:style-name="T1">:</text:span> Gottlob! Gottlob! da haben wir ja die Bescherung!</text:p>
      <text:p text:style-name="Textkörper_20_Theater"><text:bookmark text:name="F.C3.9CNFTE_SZENE108"/><text:span text:style-name="T1">FERDINAND</text:span> <text:span text:style-name="T2">(eilt auf Luisen zu und drückt sie stark in die Arme)</text:span><text:span text:style-name="T1">:</text:span> Mein bist du, und wärfen Höll und Himmel sich zwischen uns.</text:p>
      <text:p text:style-name="Textkörper_20_Theater"><text:bookmark text:name="F.C3.9CNFTE_SZENE110"/><text:span text:style-name="T1">LUISE:</text:span> Mein Tod ist gewiss – Rede weiter – Du sprachst einen schrecklichen Namen aus – Dein Vater?</text:p>
      <text:p text:style-name="Textkörper_20_Theater"><text:span text:style-name="T1">FERDINAND:</text:span> Nichts. Nichts. Es ist überstanden. Ich hab dich ja wieder. Du hast mich ja wieder. O lass mich Atem schöpfen an dieser Brust. Es war eine schreckliche Stunde.</text:p>
      <text:p text:style-name="Textkörper_20_Theater"><text:span text:style-name="T1">LUISE:</text:span> Welche? Du tötest mich!</text:p>
      <text:p text:style-name="Textkörper_20_Theater"><text:span text:style-name="T1">FERDINAND</text:span> <text:span text:style-name="T2">(tritt zurück und schaut sie bedeutend an)</text:span><text:span text:style-name="T1">:</text:span> Eine Stunde, Luise, wo zwischen mein Herz und dich eine fremde Gewalt sich warf – wo meine Liebe vor meinem Gewissen <text:soft-page-break/>erblasste – wo meine Luise aufhörte, ihrem Ferdinand alles zu sein – –</text:p>
      <text:p text:style-name="Textkörper_20_Theater"><text:span text:style-name="T1">LUISE</text:span> <text:span text:style-name="T2">(sinkt mit verhülltem Gesicht auf den Sessel nieder).</text:span></text:p>
      <text:p text:style-name="Textkörper_20_Theater"><text:span text:style-name="T1">FERDINAND</text:span> <text:span text:style-name="T2">(geht schnell auf sie zu, bleibt sprachlos mit starrem Blick vor ihr stehen, dann verlässt er sie plötzlich, in großer Bewegung)</text:span><text:span text:style-name="T1">:</text:span> Nein! Nimmermehr! Unmöglich, Lady! Zu viel verlangt! Ich kann dir diese Unschuld nicht opfern – Nein, beim unendlichen Gott! ich kann meinen Eid nicht verletzen, der mich laut wie des Himmels Donner aus diesem brechenden Auge mahnt – Lady, blick hieher – hieher, du Rabenvater – Ich soll diesen Engel würgen? Die Hölle soll ich in diesen himmlischen Busen schütten? <text:span text:style-name="T2">(Mit Entschluß auf sie zueilend.)</text:span> Ich will sie führen vor des Weltrichters Thron, und ob meine Liebe Verbrechen ist, soll der Ewige sagen. <text:span text:style-name="T2">(Er fasst sie bei der Hand und hebt sie vom Sessel.)</text:span> Fasse Mut, meine Teuerste! – Du hast gewonnen. Als Sieger komm ich aus dem gefährlichsten Kampf zurück.</text:p>
      <text:p text:style-name="Textkörper_20_Theater"><text:span text:style-name="T1">LUISE:</text:span> Nein! Nein! Verhehle mir nichts. Sprich es aus, das entsetzliche Urteil. Deinen Vater nanntest du? Du nanntest die Lady? – Schauer des Todes ergreifen mich – Man sagt, sie wird heuraten.</text:p>
      <text:p text:style-name="Textkörper_20_Theater"><text:span text:style-name="T1">FERDINAND</text:span> <text:span text:style-name="T2">(stürzt betäubt zu Luisens Füßen nieder)</text:span><text:span text:style-name="T1">:</text:span> Mich, Unglückselige!</text:p>
      <text:p text:style-name="Textkörper_20_Theater"><text:span text:style-name="T1">LUISE</text:span> <text:span text:style-name="T2">(nach einer Pause, mit stillem, bebenden Ton und schrecklicher Ruhe)</text:span><text:span text:style-name="T1">:</text:span> Nun – was erschreck ich denn? Der alte <text:soft-page-break/>Mann dort hat mir’s ja oft gesagt – ich hab es ihm nie glauben wollen. <text:span text:style-name="T2">(Pause. Dann wirft sie sich Millern laut weinend in den Arm.)</text:span>. Vater, hier ist deine Tochter wieder – Verzeihung, Vater – Dein Kind kann ja nicht dafür, dass dieser Traum so schön war, und – – so fürchterlich jetzt das Erwachen – –</text:p>
      <text:p text:style-name="Textkörper_20_Theater"><text:span text:style-name="T1">MILLER:</text:span> Luise! Luise! – O Gott, sie ist von sich – Meine Tochter, mein armes Kind – Fluch über den Verführer! – Fluch über das Weib, das ihm kuppelte!</text:p>
      <text:p text:style-name="Textkörper_20_Theater"><text:span text:style-name="T1">FRAU</text:span> <text:span text:style-name="T2">(wirft sich jammernd auf Luisen)</text:span><text:span text:style-name="T1">:</text:span> Verdien ich diesen Fluch, meine Tochter? Vergeb’s Ihnen Gott, Baron – Was hat dieses Lamm getan, dass Sie es würgen?</text:p>
      <text:p text:style-name="Textkörper_20_Theater"><text:span text:style-name="T1">FERDINAND</text:span> <text:span text:style-name="T2">(springt an ihr auf, voll Entschlossenheit)</text:span><text:span text:style-name="T1">:</text:span> Aber ich will seine Kabalen durchbohren – durchreißen will ich alle diese eisernen Ketten des Vorurteils – Frei wie ein Mann will ich wählen, dass diese Insektenseelen am Riesenwerk meiner Liebe hinaufschwindeln. <text:span text:style-name="T2">(Er will fort.)</text:span></text:p>
      <text:p text:style-name="Textkörper_20_Theater"><text:span text:style-name="T1">LUISE</text:span> <text:span text:style-name="T2">(zittert vom Sessel auf, folgt ihm)</text:span><text:span text:style-name="T1">:</text:span> Bleib! Bleib! Wohin willst du? – Vater – Mutter – in dieser bangen Stunde verlässt er uns?</text:p>
      <text:p text:style-name="Textkörper_20_Theater"><text:span text:style-name="T1">FRAU</text:span> <text:span text:style-name="T2">(eilt ihm nach, hängt sich an ihn)</text:span><text:span text:style-name="T1">:</text:span> Der Präsident wird hieherkommen – Er wird unser Kind misshandeln – Er wird uns misshandeln – Herr von Walter, und Sie verlassen uns?</text:p>
      <text:p text:style-name="Textkörper_20_Theater"><text:span text:style-name="T1">MILLER</text:span> <text:span text:style-name="T2">(lacht wütend)</text:span><text:span text:style-name="T1">:</text:span> Verlässt uns! Freilich! Warum nicht? – Sie gab ihm ja alles hin! <text:span text:style-name="T2">(Mit der einen Hand den Major, mit der andern Luisen fassend.)</text:span> Geduld, Herr! der Weg aus <text:soft-page-break/>meinem Hause geht nur über diese da – Erwarte erst deinen Vater, wenn du kein Bube bist – Erzähl es ihm, wie du dich in ihr Herz stahlst, Betrüger, oder bei Gott! <text:span text:style-name="T2">(ihm seine Tochter zuschleudernd, wild und heftig)</text:span> Du sollst mir zuvor diesen wimmernden Wurm zertreten, den Liebe zu dir so zu Schanden richtete.</text:p>
      <text:p text:style-name="Textkörper_20_Theater"><text:span text:style-name="T1">FERDINAND</text:span> <text:span text:style-name="T2">(kommt zurück und geht auf und ab in tiefen Gedanken)</text:span><text:span text:style-name="T1">:</text:span> Zwar die Gewalt des Präsidenten ist groß – Vaterrecht ist ein weites Wort – der Frevel selbst kann sich in seinen Falten verstecken, er kann es weit damit treiben – Weit! – Doch aufs Äußerste treibt’s nur die Liebe – Hier, Luise! Deine Hand ist die meinige! <text:span text:style-name="T2">(Er fasst diese heftig.)</text:span> So wahr mich Gott im letzten Hauch nicht verlassen soll! – Der Augenblick, der diese zwo Hände trennt, zerreißt auch den Faden zwischen mir und der Schöpfung.</text:p>
      <text:p text:style-name="Textkörper_20_Theater"><text:span text:style-name="T1">LUISE:</text:span> Mir wird bange! Blick weg! Deine Lippen beben. Dein Auge rollt fürchterlich –</text:p>
      <text:p text:style-name="Textkörper_20_Theater"><text:span text:style-name="T1">FERDINAND:</text:span> Nein, Luise. Zittre nicht. Es ist nicht Wahnsinn, was aus mir redet. Es ist das köstliche Geschenk des Himmels, Entschluss in dem geltenden Augenblick, wo die gepresste Brust nur durch etwas Unerhörtes sich Luft macht – Ich liebe dich, Luise – Du sollst mir bleiben, Luise – Jetzt zu meinem Vater! <text:span text:style-name="T2">(Er eilt schnell fort und rennt – gegen den Präsidenten.)</text:span></text:p>
      <text:h text:style-name="P4" text:outline-level="2"><text:bookmark-start text:name="__RefHeading___Toc2681_2120036227"/><text:soft-page-break/>Sechste Szene<text:bookmark-end text:name="__RefHeading___Toc2681_2120036227"/></text:h>
      <text:p text:style-name="P13"><text:bookmark text:name="SECHSTE_SZENE113"/>Der Präsident mit einem Gefolge von Bedienten. Vorige.</text:p>
      <text:p text:style-name="Textkörper_20_Theater"><text:bookmark text:name="SECHSTE_SZENE114"/><text:span text:style-name="T1">PRÄSIDENT</text:span> <text:span text:style-name="T2">(im Hereintreten)</text:span><text:span text:style-name="T1">:</text:span> Da ist er schon.</text:p>
      <text:p text:style-name="Textkörper_20_Theater"><text:bookmark text:name="SECHSTE_SZENE116"/><text:span text:style-name="T1">ALLE</text:span> <text:span text:style-name="T2">(erschrocken).</text:span></text:p>
      <text:p text:style-name="Textkörper_20_Theater"><text:span text:style-name="T1">FERDINAND</text:span> <text:span text:style-name="T2">(weicht einige Schritte zurücke)</text:span><text:span text:style-name="T1">:</text:span> Im Hause der Unschuld.</text:p>
      <text:p text:style-name="Textkörper_20_Theater"><text:span text:style-name="T1">PRÄSIDENT:</text:span> Wo der Sohn Gehorsam gegen den Vater lernt?</text:p>
      <text:p text:style-name="Textkörper_20_Theater"><text:span text:style-name="T1">FERDINAND:</text:span> Lassen Sie uns das – –</text:p>
      <text:p text:style-name="Textkörper_20_Theater"><text:span text:style-name="T1">PRÄSIDENT</text:span> <text:span text:style-name="T2">(unterbricht ihn, zu Millern)</text:span><text:span text:style-name="T1">:</text:span> Er ist der Vater?</text:p>
      <text:p text:style-name="Textkörper_20_Theater"><text:span text:style-name="T1">MILLER:</text:span> Stadtmusikant Miller.</text:p>
      <text:p text:style-name="Textkörper_20_Theater"><text:span text:style-name="T1">PRÄSIDENT</text:span> <text:span text:style-name="T2">(zur Frau)</text:span><text:span text:style-name="T1">:</text:span> Sie die Mutter?</text:p>
      <text:p text:style-name="Textkörper_20_Theater"><text:span text:style-name="T1">FRAU:</text:span> Ach ja! die Mutter.</text:p>
      <text:p text:style-name="Textkörper_20_Theater"><text:span text:style-name="T1">FERDINAND</text:span> <text:span text:style-name="T2">(zu Millern)</text:span><text:span text:style-name="T1">:</text:span> Vater, bring Er die Tochter weg – Sie droht eine Ohnmacht.</text:p>
      <text:p text:style-name="Textkörper_20_Theater"><text:span text:style-name="T1">PRÄSIDENT:</text:span> Überflüssige Sorgfalt. Ich will sie anstreichen <text:span text:style-name="T2">(Zu Luisen.)</text:span> Wie lang kennt Sie den Sohn des Präsidenten?</text:p>
      <text:p text:style-name="Textkörper_20_Theater"><text:span text:style-name="T1">LUISE:</text:span> Diesem habe ich nie nachgefragt. Ferdinand von Walter besucht mich seit dem November.</text:p>
      <text:p text:style-name="Textkörper_20_Theater"><text:span text:style-name="T1">FERDINAND:</text:span> Betet sie an.</text:p>
      <text:p text:style-name="Textkörper_20_Theater"><text:span text:style-name="T1">PRÄSIDENT:</text:span> Erhielt sie Versicherungen?</text:p>
      <text:p text:style-name="Textkörper_20_Theater"><text:soft-page-break/><text:span text:style-name="T1">FERDINAND:</text:span> Vor wenig Augenblicken die feierlichste im Angesicht Gottes.</text:p>
      <text:p text:style-name="Textkörper_20_Theater"><text:span text:style-name="T1">PRÄSIDENT</text:span> <text:span text:style-name="T2">(zornig zu seinem Sohn)</text:span><text:span text:style-name="T1">:</text:span> Zur Beichte deiner Torheit wird man dir schon das Zeichen geben. <text:span text:style-name="T2">(Zu Luisen.)</text:span> Ich warte auf Antwort.</text:p>
      <text:p text:style-name="Textkörper_20_Theater"><text:span text:style-name="T1">LUISE:</text:span> Er schwur mir Liebe.</text:p>
      <text:p text:style-name="Textkörper_20_Theater"><text:span text:style-name="T1">FERDINAND:</text:span> Und wird sie halten.</text:p>
      <text:p text:style-name="Textkörper_20_Theater"><text:span text:style-name="T1">PRÄSIDENT:</text:span> Muss ich befehlen, dass du schweigst? – Nahm Sie den Schwur an?</text:p>
      <text:p text:style-name="Textkörper_20_Theater"><text:span text:style-name="T1">LUISE</text:span> <text:span text:style-name="T2">(zärtlich)</text:span><text:span text:style-name="T1">:</text:span> Ich erwiderte ihn.</text:p>
      <text:p text:style-name="Textkörper_20_Theater"><text:span text:style-name="T1">FERDINAND</text:span> <text:span text:style-name="T2">(mit fester Stimme)</text:span><text:span text:style-name="T1">:</text:span> Der Bund ist geschlossen.</text:p>
      <text:p text:style-name="Textkörper_20_Theater"><text:span text:style-name="T1">PRÄSIDENT:</text:span> Ich werde das Echo hinaus werfen lassen. <text:span text:style-name="T2">(Boshaft zu Luisen.)</text:span> Aber er bezahlte Sie doch jederzeit bar?</text:p>
      <text:p text:style-name="Textkörper_20_Theater"><text:span text:style-name="T1">LUISE</text:span> <text:span text:style-name="T2">(aufmerksam)</text:span> <text:span text:style-name="T1">:</text:span> Diese Frage verstehe ich nicht ganz.</text:p>
      <text:p text:style-name="Textkörper_20_Theater"><text:span text:style-name="T1">PRÄSIDENT</text:span> <text:span text:style-name="T2">(mit beißendem Lachen)</text:span><text:span text:style-name="T1">:</text:span> Nicht? Nun! ich meine nur – Jedes Handwerk hat, wie man sagt, einen goldenen Boden – auch Sie, hoff ich, wird Ihre Gunst nicht verschenkt haben – oder war’s Ihr vielleicht mit dem bloßen Verschluss gedient? Wie?</text:p>
      <text:p text:style-name="Textkörper_20_Theater"><text:span text:style-name="T1">FERDINAND</text:span> <text:span text:style-name="T2">(fährt wie rasend auf)</text:span><text:span text:style-name="T1">:</text:span> Hölle! was war das?</text:p>
      <text:p text:style-name="Textkörper_20_Theater"><text:span text:style-name="T1">LUISE</text:span> <text:span text:style-name="T2">(zum Major mit Würde und Unwillen)</text:span><text:span text:style-name="T1">:</text:span> Herr von Walter, jetzt sind Sie frei.</text:p>
      <text:p text:style-name="Textkörper_20_Theater"><text:soft-page-break/><text:span text:style-name="T1">FERDINAND:</text:span> Vater! Ehrfurcht befiehlt die Tugend auch im Bettlerkleid.</text:p>
      <text:p text:style-name="Textkörper_20_Theater"><text:span text:style-name="T1">PRÄSIDENT</text:span> <text:span text:style-name="T2">(lacht lauter)</text:span><text:span text:style-name="T1">:</text:span> Eine lustige Zumutung! Der Vater soll die Hure des Sohns respektieren.</text:p>
      <text:p text:style-name="Textkörper_20_Theater"><text:span text:style-name="T1">LUISE</text:span> <text:span text:style-name="T2">(stürzt nieder)</text:span><text:span text:style-name="T1">:</text:span> O Himmel und Erde!</text:p>
      <text:p text:style-name="Textkörper_20_Theater"><text:span text:style-name="T1">FERDINAND</text:span> <text:span text:style-name="T2">(mit Luisen zu gleicher Zeit, indem er den Degen nach dem Präsidenten zückt, den er aber schnell wieder sinken lässt)</text:span><text:span text:style-name="T1">:</text:span> Vater! Sie hatten einmal ein Leben an mich zu fordern – Es ist bezahlt. <text:span text:style-name="T2">(Den Degen einsteckend.)</text:span> Der Schuldbrief der kindlichen Pflicht liegt zerrissen da –</text:p>
      <text:p text:style-name="Textkörper_20_Theater"><text:span text:style-name="T1">MILLER</text:span> <text:span text:style-name="T2">(der bis jetzt furchtsam auf der Seite gestanden, tritt hervor in Bewegung, wechselweis vor Wut mit den Zähnen knirschend und für Angst damit klappernd)</text:span><text:span text:style-name="T1">:</text:span> Euer Exzellenz – Das Kind ist des Vaters Arbeit – Halten zu Gnaden – Wer das Kind eine Mähre schilt, schlägt den Vater ans Ohr, und Ohrfeig um Ohrfeig – Das ist so Tax bei uns – Halten zu Gnaden.</text:p>
      <text:p text:style-name="Textkörper_20_Theater"><text:span text:style-name="T1">FRAU:</text:span> Hilf, Herr und Heiland! – Jetzt bricht auch der Alte los – über unserm Kopf wird das Wetter zusammenschlagen.</text:p>
      <text:p text:style-name="Textkörper_20_Theater"><text:span text:style-name="T1">PRÄSIDENT</text:span> <text:span text:style-name="T2">(der es nur halb gehört hat)</text:span><text:span text:style-name="T1">:</text:span> Regt sich der Kuppler auch? – Wir sprechen uns gleich, Kuppler.</text:p>
      <text:p text:style-name="Textkörper_20_Theater"><text:span text:style-name="T1">MILLER:</text:span> Halten zu Gnaden. Ich heiße Miller, wenn Sie ein Adagio hören wollen – mit Buhlschaften dien ich nicht. So lang der Hof da noch Vorrat hat, kommt die Lieferung nicht an uns Bürgersleut. Halten zu Gnaden.</text:p>
      <text:p text:style-name="Textkörper_20_Theater"><text:soft-page-break/><text:span text:style-name="T1">FRAU:</text:span> Um des Himmels willen, Mann! Du bringst Weib und Kind um.</text:p>
      <text:p text:style-name="Textkörper_20_Theater"><text:span text:style-name="T1">FERDINAND:</text:span> Sie spielen hier eine Rolle, mein Vater, wobei Sie sich wenigstens die Zeugen hätten ersparen können.</text:p>
      <text:p text:style-name="Textkörper_20_Theater"><text:span text:style-name="T1">MILLER</text:span> <text:span text:style-name="T2">(kommt ihm näher, herzhafter)</text:span><text:span text:style-name="T1">:</text:span> Teutsch und verständlich. Halten zu Gnaden. Euer Exzellenz schalten und walten im Land. Das ist meine Stube. Mein devotestes Kompliment, wenn ich dermaleins ein pro memoria bringe, aber den ungehobelten Gast werf ich zur Tür hinaus – Halten zu Gnaden.</text:p>
      <text:p text:style-name="Textkörper_20_Theater"><text:span text:style-name="T1">PRÄSIDENT</text:span> <text:span text:style-name="T2">(vor Wut blass)</text:span><text:span text:style-name="T1">:</text:span> Was? – Was ist das? (Tritt ihm näher.)</text:p>
      <text:p text:style-name="Textkörper_20_Theater"><text:span text:style-name="T1">MILLER</text:span> <text:span text:style-name="T2">(zieht sich sachte zurück)</text:span><text:span text:style-name="T1">:</text:span> Das war nur so meine Meinung, Herr – Halten zu Gnaden.</text:p>
      <text:p text:style-name="Textkörper_20_Theater"><text:span text:style-name="T1">PRÄSIDENT</text:span> <text:span text:style-name="T2">(in Flammen)</text:span><text:span text:style-name="T1">:</text:span> Ha, Spitzbube! Ins Zuchthaus spricht dich deine vermessene Meinung – Fort! Man soll Gerichtsdiener holen. <text:span text:style-name="T2">(Einige vom Gefolg gehen ab; der Präsident rennt voll Wut durch das Zimmer.)</text:span> Vater ins Zuchthaus – an den Pranger Mutter und Metze von Tochter! – Die Gerechtigkeit soll meiner Wut ihre Arme borgen. Für diesen Schimpf muss ich schreckliche Genugtuung haben – Ein solches Gesindel sollte meine Plane zerschlagen und ungestraft Vater und Sohn aneinander hetzen? – Ha, Verfluchte! Ich will meinen Hass an eurem Untergang sättigen, die ganze Brut, Vater, Mutter und Tochter, will ich meiner brennenden Rache opfern.</text:p>
      <text:p text:style-name="Textkörper_20_Theater"><text:soft-page-break/><text:span text:style-name="T1">FERDINAND</text:span> <text:span text:style-name="T2">(tritt gelassen und standhaft unter sie hin)</text:span><text:span text:style-name="T1">:</text:span> O nicht doch! Seit außer Furcht! Ich bin zugegen. <text:span text:style-name="T2">(Zum Präsidenten mit Unterwürfigkeit.)</text:span> Keine Übereilung, mein Vater! Wenn Sie sich selbst lieben, keine Gewalttätigkeit – Es gibt eine Gegend in meinem Herzen, worin das Wort Vater noch nie gehört worden ist – Dringen Sie nicht bis in diese.</text:p>
      <text:p text:style-name="Textkörper_20_Theater"><text:span text:style-name="T1">PRÄSIDENT:</text:span> Nichtswürdiger! Schweig! Reize meinen Grimm nicht noch mehr.</text:p>
      <text:p text:style-name="Textkörper_20_Theater"><text:span text:style-name="T1">MILLER</text:span> <text:span text:style-name="T2">(kommt aus einer dumpfen Betäubung zu sich selbst)</text:span><text:span text:style-name="T1">:</text:span> Schau du nach deinem Kinde, Frau. Ich laufe zum Herzog – Der Leibschneider – das hat mir Gott eingeblasen! – der Leibschneider lernt die Flöte bei mir. Es kann mir nicht fehlen beim Herzog. <text:span text:style-name="T2">(Er will gehen.)</text:span></text:p>
      <text:p text:style-name="Textkörper_20_Theater"><text:span text:style-name="T1">PRÄSIDENT:</text:span> Beim Herzog, sagst du? – Hast du vergessen, dass ich die Schwelle bin, worüber du springen oder den Hals brechen musst? – Beim Herzog, du Dummkopf? – Versuch es, wenn du, lebendig tot, eine Turmhöhe tief unter dem Boden im Kerker liegst, wo die Nacht mit der Hölle liebäugelt und Schall und Licht wieder umkehren – rassle dann mit deinen Ketten und wimmre: Mir ist zu viel geschehen!</text:p>
      <text:h text:style-name="P4" text:outline-level="2"><text:bookmark-start text:name="__RefHeading___Toc2683_2120036227"/><text:soft-page-break/>Siebente Szene<text:bookmark-end text:name="__RefHeading___Toc2683_2120036227"/></text:h>
      <text:p text:style-name="P13"><text:bookmark text:name="SIEBENTE_SZENE120"/>Gerichtsdiener. Die Vorigen.</text:p>
      <text:p text:style-name="Textkörper_20_Theater"><text:bookmark text:name="SIEBENTE_SZENE121"/><text:span text:style-name="T1">FERDINAND</text:span> <text:span text:style-name="T2">(eilt auf Luisen zu, die ihm halb tot in den Arm fällt)</text:span><text:span text:style-name="T1">:</text:span> Luise! Hilfe! Rettung! Der Schrecken überwältigte sie!</text:p>
      <text:p text:style-name="Textkörper_20_Theater"><text:bookmark text:name="SIEBENTE_SZENE122"/><text:span text:style-name="T1">MILLER</text:span> <text:span text:style-name="T2">(ergreift sein spanisches Rohr, setzt den Hut auf und macht sich zum Angriff gefasst).</text:span></text:p>
      <text:p text:style-name="Textkörper_20_Theater"><text:bookmark text:name="SIEBENTE_SZENE123"/><text:span text:style-name="T1">FRAU</text:span> <text:span text:style-name="T2">(wirft sich auf die Knie vor dem Präsident).</text:span></text:p>
      <text:p text:style-name="Textkörper_20_Theater"><text:bookmark text:name="SIEBENTE_SZENE124"/><text:span text:style-name="T1">PRÄSIDENT</text:span> <text:span text:style-name="T2">(zu den Gerichtsdienern, seinen Orden entblößend)</text:span><text:span text:style-name="T1">:</text:span> Legt Hand an im Namen des Herzogs – Weg von der Metze, Junge – Ohnmächtig oder nicht – wenn sie nur erst das eiserne Halsband umhat, wird man sie schon mit Steinwürfen aufwecken.</text:p>
      <text:p text:style-name="Textkörper_20_Theater"><text:bookmark text:name="SIEBENTE_SZENE125"/><text:span text:style-name="T1">FRAU:</text:span> Erbarmung, Ihro Exzellenz! Erbarmung! Erbarmung!</text:p>
      <text:p text:style-name="Textkörper_20_Theater"><text:bookmark text:name="SIEBENTE_SZENE126"/><text:span text:style-name="T1">MILLER</text:span> <text:span text:style-name="T2">(reißt seine Frau in die Höhe)</text:span><text:span text:style-name="T1">:</text:span> Knie vor Gott, alte Heulhure, und nicht vor – – Schelmen, weil ich ja doch schon ins Zuchthaus muss.</text:p>
      <text:p text:style-name="Textkörper_20_Theater"><text:bookmark text:name="SIEBENTE_SZENE127"/><text:span text:style-name="T1">PRÄSIDENT</text:span> <text:span text:style-name="T2">(beißt die Lippen)</text:span><text:span text:style-name="T1">:</text:span> Du kannst dich verrechnen, Bube. Es stehen noch Galgen leer! <text:span text:style-name="T2">(Zu den Gerichtsdienern.)</text:span> Muss ich es noch einmal sagen?</text:p>
      <text:p text:style-name="Textkörper_20_Theater"><text:bookmark text:name="SIEBENTE_SZENE129"/><text:span text:style-name="T1">GERICHTSDIENER</text:span> <text:span text:style-name="T2">(dringen auf Luisen ein).</text:span></text:p>
      <text:p text:style-name="Textkörper_20_Theater"><text:span text:style-name="T1">FERDINAND</text:span> <text:span text:style-name="T2">(springt an ihr auf und stellt sich vor sie, grimmig)</text:span><text:span text:style-name="T1">:</text:span> Wer will was? <text:span text:style-name="T2">(Er zieht den Degen samt der Scheide und </text:span><text:soft-page-break/><text:span text:style-name="T2">wehrt sich mit dem Gefäß.)</text:span> Wag es, sie anzurühren, wer nicht auch die Hirnschale an die Gerichte vermietet hat. <text:span text:style-name="T2">(Zum Präsident.)</text:span> Schonen Sie Ihrer selbst. Treiben Sie mich nicht weiter, mein Vater.</text:p>
      <text:p text:style-name="Textkörper_20_Theater"><text:span text:style-name="T1">PRÄSIDENT</text:span> <text:span text:style-name="T2">(drohend zu den Gerichtsdienern)</text:span><text:span text:style-name="T1">:</text:span> Wenn euch euer Brot lieb ist, Memmen –</text:p>
      <text:p text:style-name="Textkörper_20_Theater"><text:span text:style-name="T1">GERICHTSDIENER</text:span> <text:span text:style-name="T2">(greifen Luisen wieder an).</text:span></text:p>
      <text:p text:style-name="Textkörper_20_Theater"><text:span text:style-name="T1">FERDINAND:</text:span> Tod und alle Teufel! Ich sage: Zurück – Noch einmal. Haben Sie Erbarmen mit sich selbst. Treiben Sie mich nicht aufs Äußerste, Vater.</text:p>
      <text:p text:style-name="Textkörper_20_Theater"><text:span text:style-name="T1">PRÄSIDENT</text:span> <text:span text:style-name="T2">(aufgebracht zu den Gerichtsdienern)</text:span><text:span text:style-name="T1">:</text:span> Ist das euer Diensteifer, Schurken?</text:p>
      <text:p text:style-name="Textkörper_20_Theater"><text:span text:style-name="T1">GERICHTSDIENER</text:span> <text:span text:style-name="T2">(greifen hitziger an).</text:span></text:p>
      <text:p text:style-name="Textkörper_20_Theater"><text:span text:style-name="T1">FERDINAND:</text:span> Wenn es denn sein muss <text:span text:style-name="T2">(indem er den Degen zieht und einige von denselben verwundet)</text:span>, so verzeih mir, Gerechtigkeit!</text:p>
      <text:p text:style-name="Textkörper_20_Theater"><text:span text:style-name="T1">PRÄSIDENT</text:span> <text:span text:style-name="T2">(voll Zorn)</text:span><text:span text:style-name="T1">:</text:span> Ich will doch sehen, ob auch ich diesen Degen fühle. <text:span text:style-name="T2">(Er faßt Luisen selbst, zerrt sie in die Höh und übergibt sie einem Gerichtsknecht.)</text:span></text:p>
      <text:p text:style-name="Textkörper_20_Theater"><text:span text:style-name="T1">FERDINAND</text:span> <text:span text:style-name="T2">(lacht erbittert)</text:span><text:span text:style-name="T1">:</text:span> Vater, Vater, Sie machen hier ein beißendes Pasquill auf die Gottheit, die sich so übel auf ihre Leute verstund und aus vollkommenen Henkersknechten schlechte Minister machte.</text:p>
      <text:p text:style-name="Textkörper_20_Theater"><text:span text:style-name="T1">PRÄSIDENT</text:span> <text:span text:style-name="T2">(zu den Übrigen)</text:span><text:span text:style-name="T1">:</text:span> Fort mit ihr!</text:p>
      <text:p text:style-name="Textkörper_20_Theater"><text:soft-page-break/><text:span text:style-name="T1">FERDINAND:</text:span> Vater, sie soll an dem Pranger stehn, aber mit dem Major, des Präsidenten Sohn – Bestehen Sie noch darauf?</text:p>
      <text:p text:style-name="Textkörper_20_Theater"><text:span text:style-name="T1">PRÄSIDENT:</text:span> Desto possierlicher wird das Spektakel – Fort!</text:p>
      <text:p text:style-name="Textkörper_20_Theater"><text:span text:style-name="T1">FERDINAND:</text:span> Vater! ich werfe meinen Offiziersdegen auf das Mädchen – Bestehen Sie noch darauf?</text:p>
      <text:p text:style-name="Textkörper_20_Theater"><text:span text:style-name="T1">PRÄSIDENT:</text:span> Das Portepee ist an deiner Seite des Prangerstehens gewohnt worden – Fort! Fort! Ihr wisst meinen Willen.</text:p>
      <text:p text:style-name="Textkörper_20_Theater"><text:span text:style-name="T1">FERDINAND</text:span> <text:span text:style-name="T2">(drückt einen Gerichtsdiener weg, fasst Luisen an einem Arm, mit dem andern zückt er den Degen auf sie)</text:span><text:span text:style-name="T1">:</text:span> Vater! Eh Sie meine Gemahlin beschimpfen, durchstoß ich sie – Bestehen Sie noch darauf?</text:p>
      <text:p text:style-name="Textkörper_20_Theater"><text:span text:style-name="T1">PRÄSIDENT:</text:span> Tu es, wenn deine Klinge noch spitzig ist.</text:p>
      <text:p text:style-name="Textkörper_20_Theater"><text:span text:style-name="T1">FERDINAND</text:span> <text:span text:style-name="T2">(lässt Luisen fahren und blickt fürchterlich zum Himmel)</text:span><text:span text:style-name="T1">:</text:span> Du, Allmächtiger, bist Zeuge! Kein menschliches Mittel ließ ich unversucht – ich muss zu einem teuflischen schreiten – Ihr führt sie zum Pranger fort, unterdessen <text:span text:style-name="T2">(zum Präsidenten, ins Ohr rufend)</text:span> erzähl ich der Residenz eine Geschichte, wie man Präsident wird. <text:span text:style-name="T2">(Ab.)</text:span></text:p>
      <text:p text:style-name="Textkörper_20_Theater"><text:span text:style-name="T1">PRÄSIDENT</text:span> <text:span text:style-name="T2">(wie vom Blitz gerührt)</text:span><text:span text:style-name="T1">:</text:span> Was ist das? – Ferdinand – Lasst sie ledig! <text:span text:style-name="T2">(Er eilt dem Major nach.)</text:span></text:p>
      <text:h text:style-name="P9" text:outline-level="1"><text:bookmark-start text:name="__RefHeading___Toc2685_2120036227"/><text:soft-page-break/>3. Akt<text:bookmark-end text:name="__RefHeading___Toc2685_2120036227"/></text:h>
      <text:h text:style-name="P3" text:outline-level="2"><text:bookmark-start text:name="__RefHeading___Toc2687_2120036227"/>Erste Szene<text:bookmark-end text:name="__RefHeading___Toc2687_2120036227"/></text:h>
      <text:p text:style-name="P13"><text:span text:style-name="T2">Saal beim Präsidenten.</text:span><text:line-break/><text:span text:style-name="T2">Der Präsident und Sekretär Wurm kommen.</text:span></text:p>
      <text:p text:style-name="Textkörper_20_Theater"><text:span text:style-name="T1">PRÄSIDENT:</text:span> Der Streich war verwünscht.</text:p>
      <text:p text:style-name="Textkörper_20_Theater"><text:span text:style-name="T1">WURM:</text:span> Wie ich befürchtete, gnädiger Herr. Zwang erbittert die Schwärmer immer, aber bekehrt sie nie.</text:p>
      <text:p text:style-name="Textkörper_20_Theater"><text:span text:style-name="T1">PRÄSIDENT:</text:span> Ich hatte mein bestes Vertrauen in diesen Anschlag gesetzt. Ich urteilte so: Wenn das Mädchen beschimpft wird, muss er, als Offizier, zurücktreten.</text:p>
      <text:p text:style-name="Textkörper_20_Theater"><text:span text:style-name="T1">WURM:</text:span> Ganz vortrefflich. Aber zum Beschimpfen hätt es auch kommen sollen.</text:p>
      <text:p text:style-name="Textkörper_20_Theater"><text:span text:style-name="T1">PRÄSIDENT:</text:span> Und doch – wenn ich es jetzt mit kaltem Blut überdenke – Ich hätte mich nicht sollen eintreiben lassen. Es war eine Drohung, woraus er wohl nimmermehr Ernst gemacht hätte.</text:p>
      <text:p text:style-name="Textkörper_20_Theater"><text:span text:style-name="T1">WURM:</text:span> Das denken Sie ja nicht. Der gereizten Leidenschaft ist keine Torheit zu bunt. Sie sagen mir, der Herr Major habe immer den Kopf zu Ihrer Regierung geschüttelt. Ich glaub’s. Die Grundsätze, die er aus Akademien hieher brachte, wollten mir gleich nicht recht einleuchten. Was sollten auch die phantastischen Träumereien von Seelengröße und persönlichem Adel an <text:soft-page-break/>einem Hof, wo die größte Weisheit diejenige ist, im rechten Tempo, auf eine geschickte Art, groß und klein zu sein. Er ist zu jung und zu feurig, um Geschmack am langsamen krummen Gang der Kabale zu finden, und nichts wird seine Ambition in Bewegung setzen, als was groß ist und abenteuerlich.</text:p>
      <text:p text:style-name="Textkörper_20_Theater"><text:span text:style-name="T1">PRÄSIDENT</text:span> <text:span text:style-name="T2">(verdrüsslich):</text:span> Aber was wird diese wohlweise Anmerkung an unserm Handel verbessern?</text:p>
      <text:p text:style-name="Textkörper_20_Theater"><text:span text:style-name="T1">WURM:</text:span> Wie wird Euer Exzellenz auf die Wunde hinweisen und auch vielleicht auf den Verband. Einen solchen Charakter – erlauben Sie – hätte man entweder nie zum Vertrauten, oder niemals zum Feind machen sollen. Er verabscheut das Mittel, wodurch Sie gestiegen sind. Vielleicht war es bis jetzt nur der Sohn, der die Zunge des Verräters band. Geben Sie ihm Gelegenheit, jenen rechtmäßig abzuschütteln; machen Sie ihn durch wiederholte Stürme auf seine Leidenschaft glauben, dass Sie der zärtliche Vater nicht sind, so dringen die Pflichten des Patrioten bei ihm vor. Ja, schon allein die seltsame Phantasie, der Gerechtigkeit ein so merkwürdiges Opfer zu bringen, könnte Reiz genug für ihn haben, selbst seinen Vater zu stürzen.</text:p>
      <text:p text:style-name="Textkörper_20_Theater"><text:span text:style-name="T1">PRÄSIDENT:</text:span> Wurm – Wurm – Er führt mich da vor einen entsetzlichen Abgrund.</text:p>
      <text:p text:style-name="Textkörper_20_Theater"><text:span text:style-name="T1">WURM:</text:span> Ich will Sie zurückführen, gnädiger Herr. Darf ich freimütig reden?</text:p>
      <text:p text:style-name="Textkörper_20_Theater"><text:span text:style-name="T1">PRÄSIDENT</text:span> <text:span text:style-name="T2">(indem er sich niedersetzt):</text:span> Wie ein Verdammter zum Mitverdammten.</text:p>
      <text:p text:style-name="Textkörper_20_Theater"><text:soft-page-break/><text:span text:style-name="T1">WURM:</text:span> Also verzeihen Sie – Sie haben, dünkt mich, der biegsamen Hofkunst den ganzen Präsidenten zu danken, warum vertrauen Sie ihr nicht auch den Vater an? Ich besinne mich, mit welcher Offenheit Sie Ihren Vorgänger damals zu einer Partie Piquet beredeten und bei ihm die halbe Nacht mit freundschaftlichem Burgunder hinwegschwemmten, und das war doch die nämliche Nacht, wo die große Mine losgehen und den guten Mann in die Luft blasen sollte – Warum zeigten Sie Ihrem Sohne den Feind? Nimmermehr hätte dieser erfahren sollen, dass ich um seine Liebesangelegenheit wisse. Sie hätten den Roman von Seiten des Mädchens unterhöhlt und das Herz Ihres Sohnes behalten. Sie hätten den klugen General gespielt, der den Feind nicht am Kern seiner Truppen fasst, sondern Spaltungen unter den Gliedern stiftet.</text:p>
      <text:p text:style-name="Textkörper_20_Theater"><text:span text:style-name="T1">PRÄSIDENT:</text:span> Wie war das zu machen?</text:p>
      <text:p text:style-name="Textkörper_20_Theater"><text:span text:style-name="T1">WURM:</text:span> Auf die einfachste Art – und die Karten sind noch nicht ganz vergeben. Unterdrücken Sie eine Zeit lang, dass Sie Vater sind. Messen Sie sich mit einer Leidenschaft nicht, die jeder Widerstand nur mächtiger machte – Überlassen Sie es mir, an ihrem eigenen Feuer den Wurm auszubrüten, der sie zerfrisst.</text:p>
      <text:p text:style-name="Textkörper_20_Theater"><text:span text:style-name="T1">PRÄSIDENT:</text:span> Ich bin begierig.</text:p>
      <text:p text:style-name="Textkörper_20_Theater"><text:span text:style-name="T1">WURM:</text:span> Ich müsste mich schlecht auf den Barometer der Seele verstehen, oder der Herr Major ist in der Eifersucht schrecklich wie in der Liebe. Machen Sie ihm das Mädchen verdächtig – – <text:soft-page-break/>Wahrscheinlich oder nicht. Ein Gran Hefe reicht hin, die ganze Masse in eine zerstörende Gärung zu jagen.</text:p>
      <text:p text:style-name="Textkörper_20_Theater"><text:span text:style-name="T1">PRÄSIDENT:</text:span> Aber woher diesen Gran nehmen?</text:p>
      <text:p text:style-name="Textkörper_20_Theater"><text:span text:style-name="T1">WURM:</text:span> Da sind wir auf dem Punkt – Vor allen Dingen, gnädiger Herr, erklären Sie sich mir, wie viel Sie bei der ferneren Weigerung des Majors auf dem Spiel haben – in welchem Grade es Ihnen wichtig ist, den Roman mit dem Bürgermädchen zu endigen und die Verbindung mit Lady Milford zustand zu bringen?</text:p>
      <text:p text:style-name="Textkörper_20_Theater"><text:span text:style-name="T1">PRÄSIDENT:</text:span> Kann Er noch fragen, Wurm? – Mein ganzer Einfluß ist in Gefahr, wenn die Partie mit der Lady zurückgeht, und wenn ich den Major zwinge, mein Hals.</text:p>
      <text:p text:style-name="Textkörper_20_Theater"><text:span text:style-name="T1">WURM</text:span> <text:span text:style-name="T2">(munter):</text:span> Jetzt haben Sie die Gnade und hören. – Den Herrn Major umspinnen wir mit List. Gegen das Mädchen nehmen wir Ihre ganze Gewalt zu Hilfe. Wir diktieren ihr ein Billetdoux an eine dritte Person in die Feder und spielen das mit guter Art dem Major in die Hände.</text:p>
      <text:p text:style-name="Textkörper_20_Theater"><text:span text:style-name="T1">PRÄSIDENT:</text:span> Toller Einfall! Als ob sie sich so geschwind hin bequemen würde, ihr eigenes Todesurteil zu schreiben?</text:p>
      <text:p text:style-name="Textkörper_20_Theater"><text:span text:style-name="T1">WURM:</text:span> Sie muss, wenn Sie mir freie Hand lassen wollen. Ich kenne das gute Herz auf und nieder. Sie hat nicht mehr als zwo tödliche Seiten, durch welche wir ihr Gewissen bestürmen können – ihren Vater und den Major. Der Letztere bleibt ganz und gar aus dem Spiel, desto freier können wir mit dem Musikanten umspringen.</text:p>
      <text:p text:style-name="Textkörper_20_Theater"><text:soft-page-break/><text:span text:style-name="T1">PRÄSIDENT:</text:span> Als zum Exempel?</text:p>
      <text:p text:style-name="Textkörper_20_Theater"><text:span text:style-name="T1">WURM:</text:span> Nach dem, was Euer Exzellenz mir von dem Auftritt in seinem Hause gesagt haben, wird nichts leichter sein, als den Vater mit einem Halsprozess zu bedrohen. Die Person des Günstlings und Siegelbewahrers ist gewissermaßen der Schatten der Majestät – Beleidigungen gegen jenen sind Verletzungen dieser – Wenigstens will ich den armen Schächer mit diesem zusammengeflickten Kobold durch ein Nadelöhr jagen.</text:p>
      <text:p text:style-name="Textkörper_20_Theater"><text:span text:style-name="T1">PRÄSIDENT:</text:span> Doch – ernsthaft dürfte der Handel nicht werden.</text:p>
      <text:p text:style-name="Textkörper_20_Theater"><text:span text:style-name="T1">WURM:</text:span> Ganz und gar nicht – Nur insoweit als es nötig ist, die Familie in die Klemme zu treiben – Wir setzen also in aller Stille den Musikus fest – Die Not um so dringender zu machen, könnte man auch die Mutter mitnehmen – sprechen von peinlicher Anklage, von Schaffot, von ewiger Festung, und machen den Brief der Tochter zur einzigen Bedingnis seiner Befreiung.</text:p>
      <text:p text:style-name="Textkörper_20_Theater"><text:span text:style-name="T1">PRÄSIDENT:</text:span> Gut! Gut! Ich verstehe.</text:p>
      <text:p text:style-name="Textkörper_20_Theater"><text:span text:style-name="T1">WURM:</text:span> Sie liebt ihren Vater – bis zur Leidenschaft möcht ich sagen. Die Gefahr seines Lebens – seiner Freiheit zum mindesten – die Vorwürfe ihres Gewissens, den Anlass dazu gegeben zu haben – Die Unmöglichkeit, den Major zu besitzen – endlich die Betäubung ihres Kopfs, die ich auf mich nehme – Es kann nicht fehlen – sie muss in die Falle gehn.</text:p>
      <text:p text:style-name="Textkörper_20_Theater"><text:span text:style-name="T1">PRÄSIDENT:</text:span> Aber mein Sohn? Wird er nicht auf der Stelle Wind davon haben? Wird er nicht wütender werden?</text:p>
      <text:p text:style-name="Textkörper_20_Theater"><text:soft-page-break/><text:span text:style-name="T1">WURM:</text:span> Das lassen Sie meine Sorge sein, gnädiger Herr – Vater und Mutter werden nicht eher freigelassen, bis die ganze Familie einen körperlichen Eid darauf abgelegt, den ganzen Vorgang geheim zu halten und den Betrug zu bestätigen.</text:p>
      <text:p text:style-name="Textkörper_20_Theater"><text:span text:style-name="T1">PRÄSIDENT:</text:span> Einen Eid? Was wird ein Eid fruchten, Dummkopf?</text:p>
      <text:p text:style-name="Textkörper_20_Theater"><text:span text:style-name="T1">WURM:</text:span> Nichts bei uns, gnädiger Herr. Bei dieser Menschenart alles – Und sehen Sie nun, wie schön wir beide auf diese Manier zum Ziel kommen werden – Das Mädchen verliert die Liebe des Majors und den Ruf ihrer Tugend. Vater und Mutter ziehen gelindere Saiten auf, und durch und durch weich gemacht von Schicksalen dieser Art, erkennen sie’s noch zuletzt für Erbarmung, wenn ich der Tochter durch meine Hand ihre Reputation wieder gebe.</text:p>
      <text:p text:style-name="Textkörper_20_Theater"><text:span text:style-name="T1">PRÄSIDENT</text:span> <text:span text:style-name="T2">(lacht unter Kopfschütteln):</text:span> Ja! ich gebe mich dir überwunden, Schurke. Das Geweb ist satanisch fein. Der Schüler übertrifft seinen Meister – – Nun ist die Frage, an wen das Billet muss gerichtet werden? Mit wem wir sie in Verdacht bringen müssen?</text:p>
      <text:p text:style-name="Textkörper_20_Theater"><text:span text:style-name="T1">WURM:</text:span> Notwendig mit jemand, der durch den Entschluss Ihres Sohnes alles gewinnen oder alles verlieren muss.</text:p>
      <text:p text:style-name="Textkörper_20_Theater"><text:span text:style-name="T1">WURM</text:span> <text:span text:style-name="T2">(nach einigem Nachdenken):</text:span> Ich weiß nur den Hofmarschall.</text:p>
      <text:p text:style-name="Textkörper_20_Theater"><text:span text:style-name="T1">WURM</text:span> <text:span text:style-name="T2">(zuckt die Achseln):</text:span> Mein Geschmack wär es nun freilich nicht, wenn ich Luise Millerin hieße.</text:p>
      <text:p text:style-name="Textkörper_20_Theater"><text:soft-page-break/><text:span text:style-name="T1">PRÄSIDENT:</text:span> Und warum nicht? Wunderlich! Eine blendende Garderobe – eine Atmosphäre von Eau de mille fleurs und Bisam – und jedes alberne Wort eine Handvoll Dukaten – und alles das sollte die Delikatesse einer bürgerlichen Dirne nicht endlich bestechen können? O guter Freund. so skrupulös ist die Eifersucht nicht. Ich schicke zum Marschall. <text:span text:style-name="T2">(Klingelt.)</text:span></text:p>
      <text:p text:style-name="Textkörper_20_Theater"><text:span text:style-name="T1">WURM:</text:span> Unterdessen, dass Euer Exzellenz dieses und die Gefangennehmung des Geigers besorgen, werd ich hingehen und den bewussten Liebesbrief aufsetzen.</text:p>
      <text:p text:style-name="Textkörper_20_Theater"><text:span text:style-name="T1">PRÄSIDENT</text:span> <text:span text:style-name="T2">(zum Schreibpult gehend):</text:span> Den Er mir zum Durchlesen heraufbringt, sobald er zustand sein wird. <text:span text:style-name="T2">(Wurm geht ab. Der Präsident setzt sich zu schreiben; ein Kammerdiener kommt; er steht auf und gibt ihm ein Papier.)</text:span> Dieser Verhaftsbefehl muss ohne Aufschub in die Gerichte – ein andrer von euch wird den Hofmarschall zu mir bitten.</text:p>
      <text:p text:style-name="Textkörper_20_Theater"><text:span text:style-name="T1">KAMMERDIENER:</text:span> Der gnädige Herr sind soeben hier angefahren.</text:p>
      <text:p text:style-name="Textkörper_20_Theater"><text:span text:style-name="T1">PRÄSIDENT:</text:span> Noch besser – aber die Anstalten sollen mit Vorsicht getroffen werden, sagt ihr, dass kein Aufstand erfolgt.</text:p>
      <text:p text:style-name="Textkörper_20_Theater"><text:span text:style-name="T1">KAMMERDIENER:</text:span> Sehr wohl, Ihr’ Excellenz.</text:p>
      <text:p text:style-name="Textkörper_20_Theater"><text:span text:style-name="T1">PRÄSIDENT:</text:span> Versteht ihr? Ganz in der Stille.</text:p>
      <text:p text:style-name="Textkörper_20_Theater"><text:span text:style-name="T1">KAMMERDIENER:</text:span> Ganz gut, Ihr’ Excellenz. <text:span text:style-name="T2">(Ab.)</text:span></text:p>
      <text:h text:style-name="P4" text:outline-level="2"><text:bookmark-start text:name="__RefHeading___Toc2689_2120036227"/><text:soft-page-break/>Zweite Szene<text:bookmark-end text:name="__RefHeading___Toc2689_2120036227"/></text:h>
      <text:p text:style-name="P13"><text:bookmark text:name="ZWEITE_SZENE126"/>Der Präsident und der Hofmarschall.</text:p>
      <text:p text:style-name="Textkörper_20_Theater"><text:bookmark text:name="ZWEITE_SZENE127"/><text:span text:style-name="T1">HOFMARSCHALL</text:span> <text:span text:style-name="T2">(eilfertig):</text:span> Nur en passant, mein Bester. – Wie leben Sie? Wie befinden Sie sich? – Heute Abend ist große Opera Dido – das süperbeste Feuerwerk – eine ganze Stadt brennt zusammen – Sie sehen sie doch auch brennen? Was?</text:p>
      <text:p text:style-name="Textkörper_20_Theater"><text:bookmark text:name="ZWEITE_SZENE128"/><text:span text:style-name="T1">PRÄSIDENT:</text:span> Ich habe Feuerwerk genug in meinem eigenen Hause, das meine ganze Herrlichkeit in die Luft nimmt – Sie kommen erwünscht, lieber Marschall, mir in einer Sache zu raten, tätig zu helfen, die uns beide poussiert oder völlig zugrund richtet. Setzen Sie sich.</text:p>
      <text:p text:style-name="Textkörper_20_Theater"><text:bookmark text:name="ZWEITE_SZENE129"/><text:span text:style-name="T1">HOFMARSCHALL:</text:span> Machen Sie mir nicht Angst, mein Süßer.</text:p>
      <text:p text:style-name="Textkörper_20_Theater"><text:bookmark text:name="ZWEITE_SZENE130"/><text:span text:style-name="T1">PRÄSIDENT:</text:span> Wie gesagt – poussiert oder ganz zugrund richtet. Sie wissen mein Projekt mit dem Major und der Lady. Sie begreifen auch, wie unentbehrlich es war, unser beider Glück zu fixieren. Es kann alles zusammenfallen, Kalb. Mein Ferdinand will nicht.</text:p>
      <text:p text:style-name="Textkörper_20_Theater"><text:bookmark text:name="ZWEITE_SZENE131"/><text:span text:style-name="T1">HOFMARSCHALL:</text:span> Will nicht – will nicht – ich hab’s ja in der ganzen Stadt schon herumgesagt. Die Mariage ist ja in jedermanns Munde.</text:p>
      <text:p text:style-name="Textkörper_20_Theater"><text:bookmark text:name="ZWEITE_SZENE132"/><text:span text:style-name="T1">PRÄSIDENT:</text:span> Sie können vor der ganzen Stadt als Windmacher dastehen. Er liebt eine andere.</text:p>
      <text:p text:style-name="Textkörper_20_Theater"><text:bookmark text:name="ZWEITE_SZENE133"/><text:soft-page-break/><text:span text:style-name="T1">HOFMARSCHALL:</text:span> Sie scherzen. Ist das auch wohl ein Hindernis?</text:p>
      <text:p text:style-name="Textkörper_20_Theater"><text:bookmark text:name="ZWEITE_SZENE134"/><text:span text:style-name="T1">PRÄSIDENT:</text:span> Bei dem Trotzkopf das unüberwindlichste.</text:p>
      <text:p text:style-name="Textkörper_20_Theater"><text:bookmark text:name="ZWEITE_SZENE135"/><text:span text:style-name="T1">HOFMARSCHALL:</text:span> Er sollte so wahnsinnig sein und sein Fortune von sich stoßen? Was?</text:p>
      <text:p text:style-name="Textkörper_20_Theater"><text:bookmark text:name="ZWEITE_SZENE136"/><text:span text:style-name="T1">PRÄSIDENT:</text:span> Fragen Sie ihn das und hören Sie, was er antwortet.</text:p>
      <text:p text:style-name="Textkörper_20_Theater"><text:bookmark text:name="ZWEITE_SZENE137"/><text:span text:style-name="T1">HOFMARSCHALL:</text:span> Aber, mon Dieu! Was kann er denn antworten?</text:p>
      <text:p text:style-name="Textkörper_20_Theater"><text:bookmark text:name="ZWEITE_SZENE138"/><text:span text:style-name="T1">PRÄSIDENT:</text:span> Dass er der ganzen Welt das Verbrechen entdecken wolle, wodurch wir gestiegen sind – dass er unsere falschen Briefe und Quittungen angeben – dass er uns beide ans Messer liefern wolle – Das kann er antworten.</text:p>
      <text:p text:style-name="Textkörper_20_Theater"><text:bookmark text:name="ZWEITE_SZENE139"/><text:span text:style-name="T1">HOFMARSCHALL:</text:span> Sind Sie von Sinnen?</text:p>
      <text:p text:style-name="Textkörper_20_Theater"><text:bookmark text:name="ZWEITE_SZENE140"/><text:span text:style-name="T1">PRÄSIDENT:</text:span> Das hat er geantwortet. Das war er schon willens ins Werk zu richten – Davon hab ich ihn kaum noch durch meine höchste Erniedrigung abgebracht. Was wissen Sie hierauf zu sagen?</text:p>
      <text:p text:style-name="Textkörper_20_Theater"><text:bookmark text:name="ZWEITE_SZENE142"/><text:span text:style-name="T1">HOFMARSCHALL</text:span> <text:span text:style-name="T2">(mit einem Schafsgesicht):</text:span> Mein Verstand steht still.</text:p>
      <text:p text:style-name="Textkörper_20_Theater"><text:span text:style-name="T1">PRÄSIDENT:</text:span> Das könnte noch hingehen. Aber zugleich hinterbringen mir meine Spionen, dass der Oberschenk von Bock auf dem Sprunge sei, um die Lady zu werben.</text:p>
      <text:p text:style-name="Textkörper_20_Theater"><text:soft-page-break/><text:span text:style-name="T1">HOFMARSCHALL:</text:span> Sie machen mich rasend. Wer sagen Sie? von Bock sagen Sie? – Wissen Sie denn auch, dass wir Todfeinde zusammen sind? Wissen Sie auch, warum wir es sind?</text:p>
      <text:p text:style-name="Textkörper_20_Theater"><text:span text:style-name="T1">PRÄSIDENT:</text:span> Das erste Wort, das ich höre.</text:p>
      <text:p text:style-name="Textkörper_20_Theater"><text:span text:style-name="T1">HOFMARSCHALL:</text:span> Bester! Sie werden hören und aus der Haut werden Sie fahren – Wenn Sie sich noch des Hofballs entsinnen – – es geht jetzt ins einundzwanzigste Jahr – wissen Sie, worauf man den ersten Englischen tanzte, und dem Grafen von Meerschaum das heiße Wachs von einem Kronleuchter auf den Domino tröpfelte – Ach Gott! das müssen Sie freilich noch wissen!</text:p>
      <text:p text:style-name="Textkörper_20_Theater"><text:span text:style-name="T1">PRÄSIDENT:</text:span> Wer könnte so was vergessen?</text:p>
      <text:p text:style-name="Textkörper_20_Theater"><text:span text:style-name="T1">HOFMARSCHALL:</text:span> Sehen Sie! Da hatte Prinzessin Amalie in der Hitze des Tanzes ein Strumpfband verloren. – Alles kommt, wie begreiflich ist, in Alarm – von Bock und ich – wir waren noch Kammerjunker – wir kriechen durch den ganzen Redoutensaal, das Strumpfband zu suchen – endlich erblick ich’s – von Bock merkt’s – von Bock darauf zu, reißt es mir aus den Händen – ich bitte Sie! – bringt’s der Prinzessin und schnappt mir glücklich das Kompliment weg – Was denken Sie?</text:p>
      <text:p text:style-name="Textkörper_20_Theater"><text:span text:style-name="T1">PRÄSIDENT:</text:span> Impertinent!</text:p>
      <text:p text:style-name="Textkörper_20_Theater"><text:span text:style-name="T1">HOFMARSCHALL:</text:span> Schnappt mir das Kompliment weg – Ich meine in Ohnmacht zu sinken. Eine solche Malice ist gar nicht erlebt worden. – Endlich ermann ich mich, nähere mich Ihrer Durchlaucht und spreche: Gnädigste Frau! von Bock war <text:soft-page-break/>so glücklich, Höchstdenenselben das Strumpfband zu überreichen, aber wer das Strumpfband zuerst erblickte, belohnt sich in der Stille und schweigt.</text:p>
      <text:p text:style-name="Textkörper_20_Theater"><text:span text:style-name="T1">PRÄSIDENT:</text:span> Bravo, Marschall! Bravissimo!</text:p>
      <text:p text:style-name="Textkörper_20_Theater"><text:span text:style-name="T1">HOFMARSCHALL:</text:span> Und schweigt – Aber ich werd’s dem von Bock bis zum jüngsten Gerichte noch nachtragen – der niederträchtige, kriechende Schmeichler! – Und das war noch nicht genug – wie wir beide zugleich auf das Strumpfband zu Boden fallen, wischt mir von Bock an der rechten Frisur allen Puder weg, und ich bin ruiniert auf den ganzen Ball.</text:p>
      <text:p text:style-name="Textkörper_20_Theater"><text:span text:style-name="T1">PRÄSIDENT:</text:span> Das ist der Mann, der die Milford heuraten und die erste Person am Hof werden wird.</text:p>
      <text:p text:style-name="Textkörper_20_Theater"><text:span text:style-name="T1">HOFMARSCHALL:</text:span> Sie stoßen mir ein Messer ins Herz. Wird? Wird? Warum wird er? Wo ist die Notwendigkeit?</text:p>
      <text:p text:style-name="Textkörper_20_Theater"><text:span text:style-name="T1">PRÄSIDENT:</text:span> Weil mein Ferdinand nicht will und sonst keiner sich meldet.</text:p>
      <text:p text:style-name="Textkörper_20_Theater"><text:span text:style-name="T1">HOFMARSCHALL:</text:span> Aber wissen Sie denn gar kein einziges Mittel, den Major zum Entschluss zu bringen? – – Sei’s auch noch so bizarr! so verzweifelt! – Was in der Welt kann so widrig sein, das uns jetzt nicht willkommen wäre, den verhassten von Bock auszustechen?</text:p>
      <text:p text:style-name="Textkörper_20_Theater"><text:span text:style-name="T1">PRÄSIDENT:</text:span> Ich weiß nur eines, und das bei Ihnen steht.</text:p>
      <text:p text:style-name="Textkörper_20_Theater"><text:span text:style-name="T1">HOFMARSCHALL:</text:span> Bei mir steht? Und das ist?</text:p>
      <text:p text:style-name="Textkörper_20_Theater"><text:span text:style-name="T1">PRÄSIDENT:</text:span> Den Major mit seiner Geliebten zu entzweien.</text:p>
      <text:p text:style-name="Textkörper_20_Theater"><text:soft-page-break/><text:span text:style-name="T1">HOFMARSCHALL:</text:span> Zu entzweien? Wie meinen Sie das? – und wie mach ich das?</text:p>
      <text:p text:style-name="Textkörper_20_Theater"><text:span text:style-name="T1">PRÄSIDENT:</text:span> Alles ist gewonnen, sobald wir ihm das Mädchen verdächtig machen.</text:p>
      <text:p text:style-name="Textkörper_20_Theater"><text:span text:style-name="T1">HOFMARSCHALL:</text:span> Dass sie stehle, meinen Sie?</text:p>
      <text:p text:style-name="Textkörper_20_Theater"><text:span text:style-name="T1">PRÄSIDENT:</text:span> Ach nein doch! Wie glaubte er das? – dass sie es noch mit einem andern habe.</text:p>
      <text:p text:style-name="Textkörper_20_Theater"><text:span text:style-name="T1">HOFMARSCHALL:</text:span> Dieser andre?</text:p>
      <text:p text:style-name="Textkörper_20_Theater"><text:span text:style-name="T1">PRÄSIDENT:</text:span> Müssten Sie sein, Baron.</text:p>
      <text:p text:style-name="Textkörper_20_Theater"><text:span text:style-name="T1">HOFMARSCHALL:</text:span> Ich sein? Ich? – Ist sie von Adel?</text:p>
      <text:p text:style-name="Textkörper_20_Theater"><text:span text:style-name="T1">PRÄSIDENT:</text:span> Wozu das? Welcher Einfall! – eines Musikanten Tochter.</text:p>
      <text:p text:style-name="Textkörper_20_Theater"><text:span text:style-name="T1">HOFMARSCHALL:</text:span> Bürgerlich also? Das wird nicht angehen. Was?</text:p>
      <text:p text:style-name="Textkörper_20_Theater"><text:span text:style-name="T1">PRÄSIDENT:</text:span> Was wird nicht angehen? Narrenspossen! Wem unter der Sonne wird es einfallen, ein paar runde Wangen nach dem Stammbaum zu fragen?</text:p>
      <text:p text:style-name="Textkörper_20_Theater"><text:span text:style-name="T1">HOFMARSCHALL:</text:span> Aber bedenken Sie doch, ein Ehmann! Und meine Reputation bei Hofe.</text:p>
      <text:p text:style-name="Textkörper_20_Theater"><text:span text:style-name="T1">PRÄSIDENT:</text:span> Das ist was anders. Verzeihen Sie. Ich habe das noch nicht gewusst, dass Ihnen der Mann von unbescholtenen Sitten mehr ist als der von Einfluss. Wollen wir abbrechen?</text:p>
      <text:p text:style-name="Textkörper_20_Theater"><text:soft-page-break/><text:span text:style-name="T1">HOFMARSCHALL:</text:span> Seien Sie klug, Baron. Es war ja nicht so verstanden.</text:p>
      <text:p text:style-name="Textkörper_20_Theater"><text:span text:style-name="T1">PRÄSIDENT</text:span> <text:span text:style-name="T2">(frostig):</text:span> Nein – nein! Sie haben vollkommen Recht. Ich bin es auch müde. Ich lasse den Karren stehen. Dem von Bock wünsch ich Glück zum Premierminister. Die Welt ist noch anderswo. Ich fordre meine Entlassung vom Herzog.</text:p>
      <text:p text:style-name="Textkörper_20_Theater"><text:span text:style-name="T1">HOFMARSCHALL:</text:span> Und ich? – Sie haben gut schwatzen, Sie! Sie sind ein Stuttierter! Aber ich? – Mon Dieu! – was bin dann ich, wenn mich Seine Durchleucht entlassen?</text:p>
      <text:p text:style-name="Textkörper_20_Theater"><text:span text:style-name="T1">PRÄSIDENT:</text:span> Ein Bonmot von vorgestern. Die Mode vom vorigen Jahr.</text:p>
      <text:p text:style-name="Textkörper_20_Theater"><text:span text:style-name="T1">HOFMARSCHALL:</text:span> Ich beschwöre Sie, Teurer, Goldner! – Ersticken Sie diesen Gedanken! Ich will mir ja alles gefallen lassen.</text:p>
      <text:p text:style-name="Textkörper_20_Theater"><text:span text:style-name="T1">PRÄSIDENT:</text:span> Wollen Sie Ihren Namen zu einem Rendezvous hergeben, den Ihnen diese Millerin schriftlich vorschlagen soll?</text:p>
      <text:p text:style-name="Textkörper_20_Theater"><text:span text:style-name="T1">HOFMARSCHALL:</text:span> Im Namen Gottes! Ich will ihn hergeben.</text:p>
      <text:p text:style-name="Textkörper_20_Theater"><text:span text:style-name="T1">PRÄSIDENT:</text:span> Und den Brief irgendwo herausfallen lassen, wo er dem Major zu Gesicht kommen muss?</text:p>
      <text:p text:style-name="Textkörper_20_Theater"><text:span text:style-name="T1">HOFMARSCHALL:</text:span> Zum Exempel auf der Parade will ich ihn, als von ongefähr, mit dem Schnupftuch heraus schleudern.</text:p>
      <text:p text:style-name="Textkörper_20_Theater"><text:soft-page-break/><text:span text:style-name="T1">PRÄSIDENT:</text:span> Und die Rolle ihres Liebhabers gegen den Major behaupten?</text:p>
      <text:p text:style-name="Textkörper_20_Theater"><text:span text:style-name="T1">HOFMARSCHALL:</text:span> Mort de ma vie! Ich will ihn schon waschen! Ich will dem Naseweis den Appetit nach meinen Amouren verleiden.</text:p>
      <text:p text:style-name="Textkörper_20_Theater"><text:span text:style-name="T1">PRÄSIDENT:</text:span> Nun geht’s nach Wunsch. Der Brief muss noch heute geschrieben sein. Sie müssen vor Abend noch herkommen, ihn abzuholen und Ihre Rolle mit mir zu berichtigen.</text:p>
      <text:p text:style-name="Textkörper_20_Theater"><text:span text:style-name="T1">HOFMARSCHALL:</text:span> Sobald ich sechzehn Visiten werde gegeben haben, die von allerhöchster Importance sind. Verzeihen Sie also, wenn ich mich ohne Aufschub beurlaube. <text:span text:style-name="T2">(Geht.)</text:span></text:p>
      <text:p text:style-name="Textkörper_20_Theater"><text:span text:style-name="T1">PRÄSIDENT</text:span> <text:span text:style-name="T2">(klingelt):</text:span> Ich zähle auf Ihre Verschlagenheit, Marschall.</text:p>
      <text:p text:style-name="Textkörper_20_Theater"><text:span text:style-name="T1">HOFMARSCHALL</text:span> <text:span text:style-name="T2">(ruft zurück):</text:span> Ah, mon Dieu! – Sie kennen mich ja.</text:p>
      <text:h text:style-name="P4" text:outline-level="2"><text:bookmark-start text:name="__RefHeading___Toc2691_2120036227"/>Dritte Szene<text:bookmark-end text:name="__RefHeading___Toc2691_2120036227"/></text:h>
      <text:p text:style-name="P13"><text:bookmark text:name="DRITTE_SZENE146"/>Der Präsident und Wurm.</text:p>
      <text:p text:style-name="Textkörper_20_Theater"><text:bookmark text:name="DRITTE_SZENE147"/><text:span text:style-name="T1">WURM:</text:span> Der Geiger und seine Frau sind glücklich und ohne alles Geräusch in Verhaft gebracht. Wollen Euer Exzellenz jetzt den Brief überlesen?</text:p>
      <text:p text:style-name="Textkörper_20_Theater"><text:bookmark text:name="DRITTE_SZENE149"/><text:span text:style-name="T1">PRÄSIDENT</text:span> <text:span text:style-name="T2">(nachdem er gelesen):</text:span> Herrlich! herrlich, Sekretär! Auch der Marschall hat angebissen! – Ein Gift wie das müss<text:soft-page-break/>te die Gesundheit selbst in eiternden Aussatz verwandeln – Nun gleich mit den Vorschlägen zum Vater, und dann warm zu der Tochter. <text:span text:style-name="T2">(Gehn ab zu verschiedenen Seiten.)</text:span></text:p>
      <text:h text:style-name="P4" text:outline-level="2"><text:bookmark-start text:name="__RefHeading___Toc2693_2120036227"/>Vierte Szene<text:bookmark-end text:name="__RefHeading___Toc2693_2120036227"/></text:h>
      <text:p text:style-name="P13"><text:bookmark text:name="VIERTE_SZENE151"/><text:span text:style-name="T2">Zimmer in Millers Wohnung.</text:span><text:line-break/><text:span text:style-name="T2">Luise und Ferdinand.</text:span></text:p>
      <text:p text:style-name="Textkörper_20_Theater"><text:bookmark text:name="VIERTE_SZENE152"/><text:span text:style-name="T1">LUISE:</text:span> Ich bitte dich, höre auf. Ich glaube an keine glücklichen Tage mehr. Alle meine Hoffnungen sind gesunken.</text:p>
      <text:p text:style-name="Textkörper_20_Theater"><text:bookmark text:name="VIERTE_SZENE153"/><text:span text:style-name="T1">FERDINAND:</text:span> So sind die meinigen gestiegen. Mein Vater ist aufgereizt. Mein Vater wird alle Geschütze gegen uns richten. Er wird mich zwingen, den unmenschlichen Sohn zu machen. Ich stehe nicht mehr für meine kindliche Pflicht. Wut und Verzweiflung werden mir das schwarze Geheimnis seiner Mordtat erpressen. Der Sohn wird den Vater in die Hände des Henkers liefern – Es ist die höchste Gefahr – – und die höchste Gefahr musste da sein, wenn meine Liebe den Riesensprung wagen sollte. – – Höre, Luise – Ein Gedanke, groß und vermessen wie meine Leidenschaft, drängt sich vor meine Seele – Du, Luise, und ich und die Liebe! – liegt nicht in diesem Zirkel der ganze Himmel? oder brauchst du noch etwas Viertes dazu?</text:p>
      <text:p text:style-name="Textkörper_20_Theater"><text:bookmark text:name="VIERTE_SZENE154"/><text:span text:style-name="T1">LUISE:</text:span> Brich ab. Nichts mehr. Ich erblasse über das, was du sagen willst.</text:p>
      <text:p text:style-name="Textkörper_20_Theater"><text:bookmark text:name="VIERTE_SZENE155"/><text:soft-page-break/><text:span text:style-name="T1">FERDINAND:</text:span> Haben wir an die Welt keine Forderung mehr, warum denn ihren Beifall erbetteln? Warum wagen, wo nichts gewonnen wird und alles verloren werden kann? – Wird dieses Aug nicht eben so schmelzend funkeln, ob es im Rhein oder in der Elbe sich spiegelt oder im baltischen Meer? Mein Vaterland ist, wo mich Luise liebt. Deine Fußtapfe in wilden sandigten Wüsten mir interessanter als das Münster in meiner Heimat – Werden wir die Pracht der Städte vermissen? Wo wir sein mögen, Luise, geht eine Sonne auf, eine unter – Schauspiele, neben welchen der üppigste Schwung der Künste verblasst. Werden wir Gott in keinem Tempel mehr dienen, so ziehet die Nacht mit begeisterndem Schauern auf, der wechselnde Mond predigt uns Buße, und eine andächtige Kirche von Sternen betet mit uns. Werden wir uns in Gesprächen der Liebe erschöpfen? – Ein Lächeln meiner Luise ist Stoff für Jahrhunderte, und der Traum des Lebens ist aus, bis ich diese Träne ergründe.</text:p>
      <text:p text:style-name="Textkörper_20_Theater"><text:bookmark text:name="VIERTE_SZENE156"/><text:span text:style-name="T1">LUISE:</text:span> Und hättest du sonst keine Pflicht mehr als deine Liebe?</text:p>
      <text:p text:style-name="Textkörper_20_Theater"><text:bookmark text:name="VIERTE_SZENE157"/><text:span text:style-name="T1">FERDINAND</text:span> <text:span text:style-name="T2">(sie umarmend):</text:span> Deine Ruhe ist meine heiligste.</text:p>
      <text:p text:style-name="Textkörper_20_Theater"><text:bookmark text:name="VIERTE_SZENE159"/><text:span text:style-name="T1">LUISE</text:span> <text:span text:style-name="T2">(sehr ernsthaft):</text:span> So schweig und verlass mich – Ich habe einen Vater, der kein Vermögen hat als diese einzige Tochter – der morgen sechzig alt wird – der der Rache des Präsidenten gewiss ist. –</text:p>
      <text:p text:style-name="Textkörper_20_Theater"><text:soft-page-break/><text:span text:style-name="T1">FERDINAND</text:span> <text:span text:style-name="T2">(fällt rasch ein):</text:span> Der uns begleiten wird. Darum keinen Einwurf mehr, Liebe. Ich gehe, mache meine Kostbarkeiten zu Geld, erhebe Summen auf meinen Vater. Es ist erlaubt, einen Räuber zu plündern, und sind seine Schätze nicht Blutgeld des Vaterlands? – Schlag ein Uhr um Mitternacht wird ein Wagen hier anfahren. Ihr werft euch hinein. Wir fliehen.</text:p>
      <text:p text:style-name="Textkörper_20_Theater"><text:span text:style-name="T1">LUISE:</text:span> Und der Fluch deines Vaters uns nach? – ein Fluch, Unbesonnener, den auch Mörder nie ohne Erhörung aussprechen, den die Rache des Himmels auch dem Dieb auf dem Rade hält, der uns Flüchtlinge unbarmherzig wie ein Gespenst von Meer zu Meer jagen würde? – Nein, mein Geliebter! Wenn nur ein Frevel dich mir erhalten kann, so hab ich noch Stärke, dich zu verlieren.</text:p>
      <text:p text:style-name="Textkörper_20_Theater"><text:span text:style-name="T1">FERDINAND</text:span> <text:span text:style-name="T2">(steht still und murmelt düster):</text:span> Wirklich?</text:p>
      <text:p text:style-name="Textkörper_20_Theater"><text:span text:style-name="T1">LUISE:</text:span> Verlieren! – O ohne Grenzen entsetzlich ist der Gedanke – Grässlich genug, den unsterblichen Geist zu durchbohren und die glühende Wange der Freude zu bleichen – Ferdinand! dich zu verlieren! Doch! Man verliert ja nur, was man besessen hat, und dein Herz gehört deinem Stande – Mein Anspruch war Kirchenraub, und schaudernd geb ich ihn auf.</text:p>
      <text:p text:style-name="Textkörper_20_Theater"><text:span text:style-name="T1">FERDINAND</text:span> <text:span text:style-name="T2">(das Gesicht verzerrt und an der Unterlippe nagend):</text:span> Gibst du ihn auf?</text:p>
      <text:p text:style-name="Textkörper_20_Theater"><text:span text:style-name="T1">LUISE:</text:span> Nein! Sieh mich an, lieber Walter. Nicht so bitter die Zähne geknirscht. Komm! Lass mich jetzt deinen sterbenden Mut durch mein Beispiel beleben. Lass mich die Heldin dieses <text:soft-page-break/>Augenblicks sein – einem Vater den entflohenen Sohn wieder schenken – einem Bündnis entsagen, das die Fugen der Bürgerwelt auseinander treiben und die allgemeine ewige Ordnung zugrund stürzen würde – Ich bin die Verbrecherin – mit frechen, törichten Wünschen hat sich mein Busen getragen – mein Unglück ist meine Strafe, so lass mir doch jetzt die süße, schmeichelnde Täuschung, dass es mein Opfer war – Wirst du mir diese Wollust missgönnen?</text:p>
      <text:p text:style-name="Textkörper_20_Theater"><text:span text:style-name="T1">FERDINAND</text:span> <text:span text:style-name="T2">(hat in der Zerstreuung und Wut eine Violine ergriffen und auf derselben zu spielen versucht – Jetzt zerreißt er die Saiten, zerschmettert das Instrument auf dem Boden und bricht in ein lautes Gelächter aus):</text:span></text:p>
      <text:p text:style-name="Textkörper_20_Theater"><text:span text:style-name="T1">LUISE:</text:span> Walter! Gott im Himmel! Was soll das? – Ermanne dich. – Fassung verlangt diese Stunde – es ist eine trennende. Du hast ein Herz, lieber Walter. Ich kenne es. – Warm wie das Leben ist deine Liebe und ohne Schranken wie das Unermessliche – Schenke sie einer Edeln und Würdigern – sie wird die Glücklichsten ihres Geschlechts nicht beneiden – – <text:span text:style-name="T2">(Tränen unterdrückend.)</text:span> Mich sollst du nicht mehr sehn – Das eitle betrogene Mädchen verweine seinen Gram in einsamen Mauren, um seine Tränen wird sich niemand bekümmern – Leer und erstorben ist meine Zukunft – Doch werd ich noch je und je am verwelkten Strauß der Vergangenheit riechen. <text:span text:style-name="T2">(Indem sie ihm mit abgewandtem Gesicht ihre zitternde Hand gibt.)</text:span> Leben Sie wohl, Herr von Walter.</text:p>
      <text:p text:style-name="Textkörper_20_Theater"><text:soft-page-break/><text:span text:style-name="T1">FERDINAND</text:span> <text:span text:style-name="T2">(springt aus seiner Betäubung auf):</text:span> Ich entfliehe, Luise. Wirst du mir wirklich nicht folgen?</text:p>
      <text:p text:style-name="Textkörper_20_Theater"><text:span text:style-name="T1">LUISE</text:span> <text:span text:style-name="T2">(hat sich im Hintergrund des Zimmers niedergesetzt und hält das Gesicht mit beiden Händen bedeckt):</text:span> Meine Pflicht heißt mich bleiben und dulden.</text:p>
      <text:p text:style-name="Textkörper_20_Theater"><text:span text:style-name="T1">FERDINAND:</text:span> Schlange, du lügst. Dich fesselt was anders hier.</text:p>
      <text:p text:style-name="Textkörper_20_Theater"><text:span text:style-name="T1">LUISE</text:span> <text:span text:style-name="T2">(im Ton des tiefsten inwendigen Leidens):</text:span> Bleiben Sie bei dieser Vermutung – sie macht vielleicht weniger elend.</text:p>
      <text:p text:style-name="Textkörper_20_Theater"><text:span text:style-name="T1">FERDINAND:</text:span> Kalte Pflicht gegen feurige Liebe! – Und mich soll das Märchen blenden? Ein Liebhaber fesselt dich, und Weh über dich und ihn, wenn mein Verdacht sich bestätigt! <text:span text:style-name="T2">(Geht schnell ab.)</text:span></text:p>
      <text:h text:style-name="P4" text:outline-level="2"><text:bookmark-start text:name="__RefHeading___Toc2695_2120036227"/>Fünfte Szene<text:bookmark-end text:name="__RefHeading___Toc2695_2120036227"/></text:h>
      <text:p text:style-name="P13"><text:bookmark text:name="F.C3.9CNFTE_SZENE162"/><text:span text:style-name="T2">Luise allein.</text:span><text:line-break/><text:span text:style-name="T2">(Sie bleibt noch eine Zeit lang ohne Bewegung und stumm in dem Sessel liegen, endlich steht sie auf, kommt vorwärts und sieht furchtsam herum.)</text:span></text:p>
      <text:p text:style-name="Textkörper_20_Theater"><text:bookmark text:name="F.C3.9CNFTE_SZENE163"/><text:span text:style-name="T1">LUISE:</text:span> Wo meine Eltern bleiben? – Mein Vater versprach, in wenigen Minuten zurück zu sein, und schon sind fünf volle fürchterliche Stunden vorüber – Wenn ihm ein Unfall – wie wird mir? – Warum geht mein Odem so ängstlich?</text:p>
      <text:p text:style-name="Textkörper_20_Regieanweisung"><text:bookmark text:name="F.C3.9CNFTE_SZENE164"/><text:soft-page-break/>(Jetzt tritt Wurm in das Zimmer und bleibt im Hintergrund stehen, ohne von ihr bemerkt zu werden.)</text:p>
      <text:p text:style-name="Textkörper_20_Theater"><text:bookmark text:name="F.C3.9CNFTE_SZENE166"/>Es ist nichts Wirkliches – Es ist nichts als das schaudernde Gaukelspiel des erhitzten Geblüts – Hat unsre Seele nur einmal Entsetzen genug in sich getrunken, so wird das Aug in jedem Winkel Gespenster sehn.</text:p>
      <text:h text:style-name="P4" text:outline-level="2"><text:bookmark-start text:name="__RefHeading___Toc2697_2120036227"/>Sechste Szene<text:bookmark-end text:name="__RefHeading___Toc2697_2120036227"/></text:h>
      <text:p text:style-name="P13"><text:bookmark text:name="SECHSTE_SZENE168"/>Luise und Secretär Wurm.</text:p>
      <text:p text:style-name="Textkörper_20_Theater"><text:bookmark text:name="SECHSTE_SZENE169"/><text:span text:style-name="T1">WURM</text:span> <text:span text:style-name="T2">(kommt näher)</text:span><text:span text:style-name="T1">:</text:span> Guten Abend, Jungfer.</text:p>
      <text:p text:style-name="Textkörper_20_Theater"><text:bookmark text:name="SECHSTE_SZENE170"/><text:span text:style-name="T1">LUISE:</text:span> Gott! Wer spricht da? <text:span text:style-name="T2">(Sie dreht sich um, wird den Sekretär gewahr und tritt erschrocken zurück.)</text:span> Schrecklich! Schrecklich! Meiner ängstlichen Ahnung eilt schon die unglückseligste Erfüllung nach! <text:span text:style-name="T2">(Zum Sekretär mit einem Blick voll Verachtung.)</text:span> Suchen Sie etwa den Präsidenten? Er ist nicht mehr da.</text:p>
      <text:p text:style-name="Textkörper_20_Theater"><text:bookmark text:name="SECHSTE_SZENE171"/><text:span text:style-name="T1">WURM:</text:span> Jungfer, ich suche Sie.</text:p>
      <text:p text:style-name="Textkörper_20_Theater"><text:bookmark text:name="SECHSTE_SZENE172"/><text:span text:style-name="T1">LUISE:</text:span> So muss ich mich wundern, dass Sie nicht nach dem Marktplatz gingen.</text:p>
      <text:p text:style-name="Textkörper_20_Theater"><text:bookmark text:name="SECHSTE_SZENE173"/><text:span text:style-name="T1">WURM:</text:span> Warum eben dahin?</text:p>
      <text:p text:style-name="Textkörper_20_Theater"><text:bookmark text:name="SECHSTE_SZENE174"/><text:span text:style-name="T1">LUISE:</text:span> Ihre Braut von der Schaubühne abzuholen.</text:p>
      <text:p text:style-name="Textkörper_20_Theater"><text:bookmark text:name="SECHSTE_SZENE175"/><text:span text:style-name="T1">WURM:</text:span> Mamsell Millerin, Sie haben einen falschen Verdacht –</text:p>
      <text:p text:style-name="Textkörper_20_Theater"><text:bookmark text:name="SECHSTE_SZENE176"/><text:soft-page-break/><text:span text:style-name="T1">LUISE</text:span> <text:span text:style-name="T2">(unterdrückt eine Antwort)</text:span><text:span text:style-name="T1">:</text:span> Was steht Ihnen zu Diensten?</text:p>
      <text:p text:style-name="Textkörper_20_Theater"><text:bookmark text:name="SECHSTE_SZENE177"/><text:span text:style-name="T1">WURM:</text:span> Ich komme, geschickt von Ihrem Vater.</text:p>
      <text:p text:style-name="Textkörper_20_Theater"><text:bookmark text:name="SECHSTE_SZENE178"/><text:span text:style-name="T1">LUISE</text:span> <text:span text:style-name="T2">(bestürzt)</text:span><text:span text:style-name="T1">:</text:span> Von meinem Vater? – Wo ist mein Vater?</text:p>
      <text:p text:style-name="Textkörper_20_Theater"><text:bookmark text:name="SECHSTE_SZENE179"/><text:span text:style-name="T1">WURM:</text:span> Wo er nicht gern ist.</text:p>
      <text:p text:style-name="Textkörper_20_Theater"><text:bookmark text:name="SECHSTE_SZENE180"/><text:span text:style-name="T1">LUISE:</text:span> Um Gotteswillen! Geschwind! Mich befällt eine üble Ahnung – Wo ist mein Vater?</text:p>
      <text:p text:style-name="Textkörper_20_Theater"><text:bookmark text:name="SECHSTE_SZENE181"/><text:span text:style-name="T1">WURM:</text:span> Im Turm, wenn Sie es ja wissen wollen.</text:p>
      <text:p text:style-name="Textkörper_20_Theater"><text:bookmark text:name="SECHSTE_SZENE182"/><text:span text:style-name="T1">LUISE</text:span> <text:span text:style-name="T2">(mit einem Blick zum Himmel)</text:span><text:span text:style-name="T1">:</text:span> Das noch! das auch noch! – Im Turm? Und warum im Turm?</text:p>
      <text:p text:style-name="Textkörper_20_Theater"><text:bookmark text:name="SECHSTE_SZENE183"/><text:span text:style-name="T1">WURM:</text:span> Auf Befehl des Herzogs.</text:p>
      <text:p text:style-name="Textkörper_20_Theater"><text:bookmark text:name="SECHSTE_SZENE184"/><text:span text:style-name="T1">LUISE:</text:span> Des Herzogs?</text:p>
      <text:p text:style-name="Textkörper_20_Theater"><text:bookmark text:name="SECHSTE_SZENE185"/><text:span text:style-name="T1">WURM:</text:span> Der die Verletzung der Majestät in der Person seines Stellvertreters –</text:p>
      <text:p text:style-name="Textkörper_20_Theater"><text:bookmark text:name="SECHSTE_SZENE186"/><text:span text:style-name="T1">LUISE:</text:span> Was? Was? O ewige Allmacht!</text:p>
      <text:p text:style-name="Textkörper_20_Theater"><text:bookmark text:name="SECHSTE_SZENE187"/><text:span text:style-name="T1">WURM:</text:span> Auffallend zu ahnden beschlossen hat.</text:p>
      <text:p text:style-name="Textkörper_20_Theater"><text:bookmark text:name="SECHSTE_SZENE188"/><text:span text:style-name="T1">LUISE:</text:span> Das war noch übrig! Das! – freilich, freilich, mein Herz hatte noch außer dem Major etwas Teures – das durfte nicht übergangen werden – Verletzung der Majestät – Himmlische Vorsicht! Rette, o rette meinen sinkenden Glauben! – Und Ferdinand?</text:p>
      <text:p text:style-name="Textkörper_20_Theater"><text:bookmark text:name="SECHSTE_SZENE189"/><text:span text:style-name="T1">WURM:</text:span> Wählt Lady Milford oder Fluch und Enterbung.</text:p>
      <text:p text:style-name="Textkörper_20_Theater"><text:bookmark text:name="SECHSTE_SZENE191"/><text:soft-page-break/><text:span text:style-name="T1">LUISE:</text:span> Entsetzliche Freiheit! – und doch – doch ist er glücklicher. Er hat keinen Vater zu verlieren. Zwar keinen haben ist Verdammnis genug! – Mein Vater auf Verletzung der Majestät – mein Geliebter die Lady oder Fluch und Enterbung – Wahrlich bewundernswert! Eine vollkommene Büberei ist auch eine Vollkommenheit – Vollkommenheit? Nein! dazu fehlte noch etwas – – Wo ist meine Mutter?</text:p>
      <text:p text:style-name="Textkörper_20_Theater"><text:span text:style-name="T1">WURM:</text:span> Im Spinnhaus.</text:p>
      <text:p text:style-name="Textkörper_20_Theater"><text:span text:style-name="T1">LUISE</text:span> <text:span text:style-name="T2">(mit schmerzvollem Lächeln)</text:span><text:span text:style-name="T1">:</text:span> Jetzt ist es völlig! – völlig, und jetzt wär ich ja frei – Abgeschält von allen Pflichten – und Tränen – und Freuden. Abgeschält von der Vorsicht. Ich brauch sie ja nicht mehr – <text:span text:style-name="T2">(Schreckliches Stillschweigen.)</text:span> Haben Sie vielleicht noch eine Zeitung? Reden Sie immerhin. Jetzt kann ich alles hören.</text:p>
      <text:p text:style-name="Textkörper_20_Theater"><text:span text:style-name="T1">WURM:</text:span> Was geschehen ist, wissen Sie.</text:p>
      <text:p text:style-name="Textkörper_20_Theater"><text:span text:style-name="T1">LUISE:</text:span> Also nicht, was noch kommen wird? <text:span text:style-name="T2">(Wiederum Pause, worin sie den Sekretär von oben bis unten ansieht.)</text:span> Armer Mensch! du treibst ein trauriges Handwerk, wobei du unmöglich selig werden kannst. Unglückliche machen, ist schon schrecklich genug, aber grässlich ist’s, es ihnen verkündigen – ihn vorzusingen, den Eulengesang, dabeizustehn, wenn das blutende Herz am eisernen Schaft der Notwendigkeit zittert und Christen an Gott zweifeln. – Der Himmel bewahre mich! und würde dir jeder Angsttropfe, den du fallen siehst, mit einer Tonne Golds <text:soft-page-break/>aufgewogen – ich möchte nicht du sein – – Was kann noch geschehen?</text:p>
      <text:p text:style-name="Textkörper_20_Theater"><text:span text:style-name="T1">WURM:</text:span> Ich weiß nicht.</text:p>
      <text:p text:style-name="Textkörper_20_Theater"><text:span text:style-name="T1">LUISE:</text:span> Sie wollen nicht wissen? – Diese lichtscheue Botschaft fürchtet das Geräusch der Worte, aber in der Grabstille Ihres Gesichts zeigt sich mir das Gespenst – Was ist noch übrig – Sie sagten vorhin, der Herzog wollte es auffallend ahnden? Was nennen Sie auffallend?</text:p>
      <text:p text:style-name="Textkörper_20_Theater"><text:span text:style-name="T1">WURM:</text:span> Fragen Sie nichts mehr.</text:p>
      <text:p text:style-name="Textkörper_20_Theater"><text:span text:style-name="T1">LUISE:</text:span> Höre, Mensch! Du gingst beim Henker zur Schule. Wie verstündest du sonst, das Eisen erst langsam-bedächtlich an den knirschenden Gelenken hinaufzuführen und das zuckende Herz mit dem Streich der Erbarmung zu necken? – Welches Schicksal wartet auf meinen Vater? Es ist Tod in dem, was du lachend sagst, wie mag das aussehen, was du an dich hältst? Sprich es aus. Lass mich sie auf einmal haben, die ganze zermalmende Ladung. Was wartet auf meinen Vater?</text:p>
      <text:p text:style-name="Textkörper_20_Theater"><text:span text:style-name="T1">WURM:</text:span> Ein Kriminalprozess.</text:p>
      <text:p text:style-name="Textkörper_20_Theater"><text:span text:style-name="T1">LUISE:</text:span> Was ist aber das? – Ich bin ein unwissendes unschuldiges Ding, verstehe mich wenig auf eure fürchterliche lateinische Wörter. Was heißt Kriminalprozess?</text:p>
      <text:p text:style-name="Textkörper_20_Theater"><text:span text:style-name="T1">WURM:</text:span> Gericht um Leben und Tod.</text:p>
      <text:p text:style-name="Textkörper_20_Theater"><text:span text:style-name="T1">LUISE</text:span> <text:span text:style-name="T2">(standhaft)</text:span><text:span text:style-name="T1">:</text:span> So dank ich Ihnen! <text:span text:style-name="T2">(Sie eilt schnell in ein Seitenzimmer.)</text:span></text:p>
      <text:p text:style-name="Textkörper_20_Theater"><text:soft-page-break/><text:span text:style-name="T1">WURM</text:span> <text:span text:style-name="T2">(steht betroffen da)</text:span><text:span text:style-name="T1">:</text:span> Wo will das hinaus? Sollte die Närrin etwa? – Teufel! sie wird doch nicht – Ich eile nach – ich muss für ihr Leben bürgen. <text:span text:style-name="T2">(Im Begriff, ihr zu folgen.)</text:span></text:p>
      <text:p text:style-name="Textkörper_20_Theater"><text:span text:style-name="T1">LUISE</text:span> <text:span text:style-name="T2">(kommt zurück, einen Mantel umgeworfen)</text:span><text:span text:style-name="T1">:</text:span> Verzeihen Sie, Sekretär. Ich schließe das Zimmer.</text:p>
      <text:p text:style-name="Textkörper_20_Theater"><text:span text:style-name="T1">WURM:</text:span> Und wohin denn so eilig?</text:p>
      <text:p text:style-name="Textkörper_20_Theater"><text:span text:style-name="T1">LUISE:</text:span> Zum Herzog. <text:span text:style-name="T2">(Will fort.)</text:span></text:p>
      <text:p text:style-name="Textkörper_20_Theater"><text:span text:style-name="T1">WURM:</text:span> Was? Wohin? <text:span text:style-name="T2">(Er hält sie erschrocken zurück.)</text:span></text:p>
      <text:p text:style-name="Textkörper_20_Theater"><text:span text:style-name="T1">LUISE:</text:span> Zum Herzog. Hören Sie nicht? Zu eben dem Herzog, der meinen Vater auf Tod und Leben will richten lassen – Nein! Nicht will – muss richten lassen, weil einige Böswichter wollen; der zu dem ganzen Prozess der beleidigten Majestät nichts hergibt als eine Majestät und seine fürstliche Handschrift.</text:p>
      <text:p text:style-name="Textkörper_20_Theater"><text:span text:style-name="T1">WURM</text:span> <text:span text:style-name="T2">(lacht überlaut)</text:span><text:span text:style-name="T1">:</text:span> Zum Herzog!</text:p>
      <text:p text:style-name="Textkörper_20_Theater"><text:span text:style-name="T1">LUISE:</text:span> Ich weiß, worüber Sie lachen – aber ich will ja auch kein Erbarmen dort finden – Gott bewahre mich! nur Ekel – Ekel nur an meinem Geschrei. Man hat mir gesagt, dass die Großen der Welt noch nicht belehrt sind, was Elend ist – nicht wollen belehrt sein. Ich will ihm sagen, was Elend ist – will es ihm vormalen in allen Verzerrungen des Todes, was Elend ist – will es ihm vorheulen in Mark und Bein zermalmenden Tönen, was Elend ist – und wenn ihm jetzt über der Beschreibung die Haare zu Berge fliegen, will ich ihm noch zum Schluss in die Ohren schreien, dass in der Sterbestunde auch die Lungen der Er<text:soft-page-break/>dengötter zu röcheln anfangen, und das jüngste Gericht Majestäten und Bettler in dem nämlichen Siebe rüttle. <text:span text:style-name="T2">(Sie will gehen.)</text:span></text:p>
      <text:p text:style-name="Textkörper_20_Theater"><text:span text:style-name="T1">WURM</text:span> <text:span text:style-name="T2">(boshaft freundlich)</text:span><text:span text:style-name="T1">:</text:span> Gehen Sie, o gehen Sie ja. Sie können wahrlich nichts Klügeres tun. Ich rate es Ihnen, gehen Sie, und ich gebe Ihnen mein Wort, dass der Herzog willfahren wird.</text:p>
      <text:p text:style-name="Textkörper_20_Theater"><text:span text:style-name="T1">LUISE</text:span> <text:span text:style-name="T2">(steht plötzlich still)</text:span><text:span text:style-name="T1">:</text:span> Wie sagen Sie? – Sie raten mir selbst dazu? <text:span text:style-name="T2">(Kommt schnell zurück.)</text:span> Hm! Was will ich denn? Etwas Abscheuliches muss es sein, weil dieser Mensch dazu ratet – Woher wissen Sie, dass der Fürst mir willfahren wird?</text:p>
      <text:p text:style-name="Textkörper_20_Theater"><text:span text:style-name="T1">WURM:</text:span> Weil er es nicht wird umsonst tun dürfen.</text:p>
      <text:p text:style-name="Textkörper_20_Theater"><text:span text:style-name="T1">LUISE:</text:span> Nicht umsonst? Welchen Preis kann er auf eine Menschlichkeit setzen?</text:p>
      <text:p text:style-name="Textkörper_20_Theater"><text:span text:style-name="T1">WURM:</text:span> Die schöne Supplikantin ist Preises genug.</text:p>
      <text:p text:style-name="Textkörper_20_Theater"><text:span text:style-name="T1">LUISE</text:span> <text:span text:style-name="T2">(bleibt erstarrt stehen, dann mit brechendem Laut)</text:span><text:span text:style-name="T1">:</text:span> Allgerechter!</text:p>
      <text:p text:style-name="Textkörper_20_Theater"><text:span text:style-name="T1">WURM:</text:span> Und einen Vater werden Sie doch, will ich hoffen, um diese gnädige Taxe nicht überfordert finden?</text:p>
      <text:p text:style-name="Textkörper_20_Theater"><text:span text:style-name="T1">LUISE</text:span> <text:span text:style-name="T2">(auf und ab, außer Fassung)</text:span><text:span text:style-name="T1">:</text:span> Ja! Ja! Es ist wahr. Sie sind verschanzt, eure Großen – verschanzt vor der Wahrheit hinter ihre eigenen Laster, wie hinter Schwerter der Cherubim – Helfe dir der Allmächtige, Vater. Deine Tochter kann für dich sterben, aber nicht sündigen.</text:p>
      <text:p text:style-name="Textkörper_20_Theater"><text:span text:style-name="T1">WURM:</text:span> Das mag ihm wohl eine Neuigkeit sein, dem armen verlassenen Mann – „Meine Luise,“ sagte er mir, „hat mich zu <text:soft-page-break/>Boden geworfen. Meine Luise wird mich auch aufrichten.“ – Ich eile, Mamsell, ihm die Antwort zu bringen. <text:span text:style-name="T2">(Stellt sich, als ob er ginge.)</text:span></text:p>
      <text:p text:style-name="Textkörper_20_Theater"><text:span text:style-name="T1">LUISE</text:span> <text:span text:style-name="T2">(eilt ihm nach, hält ihn zurück)</text:span><text:span text:style-name="T1">:</text:span> Bleiben Sie! bleiben Sie! Geduld! Wie flink dieser Satan ist, wenn es gilt, Menschen rasend zu machen! – Ich hab ihn niedergeworfen. Ich muss ihn aufrichten. Reden Sie! Raten Sie! Was kann ich? was muss ich tun?</text:p>
      <text:p text:style-name="Textkörper_20_Theater"><text:span text:style-name="T1">WURM:</text:span> Es ist nur ein Mittel.</text:p>
      <text:p text:style-name="Textkörper_20_Theater"><text:span text:style-name="T1">LUISE:</text:span> Dieses einzige Mittel?</text:p>
      <text:p text:style-name="Textkörper_20_Theater"><text:span text:style-name="T1">WURM:</text:span> Auch Ihr Vater wünscht –</text:p>
      <text:p text:style-name="Textkörper_20_Theater"><text:span text:style-name="T1">LUISE:</text:span> Auch mein Vater? – Was ist das für ein Mittel?</text:p>
      <text:p text:style-name="Textkörper_20_Theater"><text:span text:style-name="T1">WURM:</text:span> Es ist Ihnen leicht.</text:p>
      <text:p text:style-name="Textkörper_20_Theater"><text:span text:style-name="T1">LUISE:</text:span> Ich kenne nichts Schwereres, als die Schande.</text:p>
      <text:p text:style-name="Textkörper_20_Theater"><text:span text:style-name="T1">WURM:</text:span> Wenn Sie den Major wieder frei machen wollen?</text:p>
      <text:p text:style-name="Textkörper_20_Theater"><text:span text:style-name="T1">LUISE:</text:span> Von seiner Liebe? Spotten Sie meiner? – Das meiner Willkür zu überlassen, wozu ich gezwungen ward?</text:p>
      <text:p text:style-name="Textkörper_20_Theater"><text:span text:style-name="T1">WURM:</text:span> So ist es nicht gemeint, liebe Jungfer. Der Major muss zuerst und freiwillig zurücktreten.</text:p>
      <text:p text:style-name="Textkörper_20_Theater"><text:span text:style-name="T1">LUISE:</text:span> Er wird nicht.</text:p>
      <text:p text:style-name="Textkörper_20_Theater"><text:span text:style-name="T1">WURM:</text:span> So scheint es. Würde man denn wohl seine Zuflucht zu Ihnen nehmen, wenn nicht Sie allein dazu helfen könnten?</text:p>
      <text:p text:style-name="Textkörper_20_Theater"><text:soft-page-break/><text:span text:style-name="T1">LUISE:</text:span> Kann ich ihn zwingen, dass er mich hassen muss?</text:p>
      <text:p text:style-name="Textkörper_20_Theater"><text:span text:style-name="T1">WURM:</text:span> Wir wollen versuchen. Setzen Sie sich.</text:p>
      <text:p text:style-name="Textkörper_20_Theater"><text:span text:style-name="T1">LUISE</text:span> <text:span text:style-name="T2">(betreten)</text:span><text:span text:style-name="T1">:</text:span> Mensch! Was brütest du?</text:p>
      <text:p text:style-name="Textkörper_20_Theater"><text:span text:style-name="T1">WURM:</text:span> Setzen Sie sich. Schreiben Sie! Hier ist Feder, Papier und Dinte.</text:p>
      <text:p text:style-name="Textkörper_20_Theater"><text:span text:style-name="T1">LUISE</text:span> <text:span text:style-name="T2">(setzt sich in höchster Beunruhigung)</text:span><text:span text:style-name="T1">:</text:span> Was soll ich schreiben? An wen soll ich schreiben?</text:p>
      <text:p text:style-name="Textkörper_20_Theater"><text:span text:style-name="T1">WURM:</text:span> An den Henker Ihres Vaters.</text:p>
      <text:p text:style-name="Textkörper_20_Theater"><text:span text:style-name="T1">LUISE:</text:span> Ha! du verstehst dich darauf, Seelen auf die Folter zu schrauben. <text:span text:style-name="T2">(Ergreift eine Feder.)</text:span></text:p>
      <text:p text:style-name="Textkörper_20_Theater"><text:span text:style-name="T1">WURM</text:span> <text:span text:style-name="T2">(diktiert)</text:span><text:span text:style-name="T1">:</text:span> „Gnädiger Herr“ –</text:p>
      <text:p text:style-name="Textkörper_20_Theater"><text:span text:style-name="T1">LUISE</text:span> <text:span text:style-name="T2">(schreibt mit zitternder Hand).</text:span></text:p>
      <text:p text:style-name="Textkörper_20_Theater"><text:span text:style-name="T1">WURM:</text:span> »Schon drei unerträgliche Tage sind vorüber – – sind vorüber – und wir sahen uns nicht«</text:p>
      <text:p text:style-name="Textkörper_20_Theater"><text:span text:style-name="T1">LUISE</text:span> <text:span text:style-name="T2">(stutzt, legt die Feder weg)</text:span><text:span text:style-name="T1">:</text:span> An wen ist der Brief?</text:p>
      <text:p text:style-name="Textkörper_20_Theater"><text:span text:style-name="T1">WURM:</text:span> An den Henker Ihres Vaters.</text:p>
      <text:p text:style-name="Textkörper_20_Theater"><text:span text:style-name="T1">LUISE:</text:span> O mein Gott!</text:p>
      <text:p text:style-name="Textkörper_20_Theater"><text:span text:style-name="T1">WURM:</text:span> „Halten Sie sich deswegen an den Major – an den Major – der mich den ganzen Tag wie ein Argus hütet“ –</text:p>
      <text:p text:style-name="Textkörper_20_Theater"><text:span text:style-name="T1">LUISE</text:span> <text:span text:style-name="T2">(springt auf)</text:span><text:span text:style-name="T1">:</text:span> Büberei, wie noch keine erhört worden! An wen ist der Brief?</text:p>
      <text:p text:style-name="Textkörper_20_Theater"><text:span text:style-name="T1">WURM:</text:span> An den Henker Ihres Vaters.</text:p>
      <text:p text:style-name="Textkörper_20_Theater"><text:soft-page-break/><text:span text:style-name="T1">LUISE</text:span> <text:span text:style-name="T2">(die Hände ringend auf und nieder):</text:span> Nein! Nein! Nein! Das ist tyrannisch, o Himmel! Strafe Menschen menschlich, wenn sie dich reizen, aber warum mich zwischen zwei Schröcknisse pressen? Warum zwischen Tod und Schande mich hin und her wiegen? Warum diesen Blut saugenden Teufel mir auf den Nacken setzen? – Macht, was ihr wollt. Ich schreibe das nimmermehr.</text:p>
      <text:p text:style-name="Textkörper_20_Theater"><text:span text:style-name="T1">WURM</text:span> <text:span text:style-name="T2">(greift nach dem Hut)</text:span><text:span text:style-name="T1">:</text:span> Wie Sie wollen, Mademoiselle. Das steht ganz in Ihrem Belieben.</text:p>
      <text:p text:style-name="Textkörper_20_Theater"><text:span text:style-name="T1">LUISE:</text:span> Belieben, sagen Sie? In meinem Belieben? – Geh, Barbar! hänge einen Unglücklichen über dem Abgrund der Hölle aus, bitt ihn um etwas, und lästre Gott, und frag ihn, ob’s ihm beliebe? – O du weißt allzu gut, dass unser Herz an natürlichen Trieben so fest als an Ketten liegt – Nunmehr ist alles gleich. Diktieren Sie weiter. Ich denke nichts mehr. Ich weiche der überlistenden Hölle. <text:span text:style-name="T2">(Sie setzt sich zum zweitenmal.)</text:span></text:p>
      <text:p text:style-name="Textkörper_20_Theater"><text:span text:style-name="T1">WURM:</text:span> „Den ganzen Tag wie ein Argus hütet“ – Haben Sie das?</text:p>
      <text:p text:style-name="Textkörper_20_Theater"><text:span text:style-name="T1">LUISE:</text:span> Weiter! weiter!</text:p>
      <text:p text:style-name="Textkörper_20_Theater"><text:span text:style-name="T1">WURM:</text:span> „Wir haben gestern den Präsidenten im Haus gehabt. Es war possierlich zu sehen, wie der gute Major um meine Ehre sich wehrte.“</text:p>
      <text:p text:style-name="Textkörper_20_Theater"><text:span text:style-name="T1">LUISE:</text:span> O schön, schön! o herrlich! – Nur immer fort.</text:p>
      <text:p text:style-name="Textkörper_20_Theater"><text:soft-page-break/><text:span text:style-name="T1">WURM:</text:span> „Ich nahm meine Zuflucht zu einer Ohnmacht – zu einer Ohnmacht – dass ich nicht laut lachte.“ –</text:p>
      <text:p text:style-name="Textkörper_20_Theater"><text:span text:style-name="T1">LUISE:</text:span> O Himmel!</text:p>
      <text:p text:style-name="Textkörper_20_Theater"><text:span text:style-name="T1">WURM:</text:span> „Aber bald wird mir meine Maske unerträglich – unerträglich – Wenn ich nur loskommen könnte“ –</text:p>
      <text:p text:style-name="Textkörper_20_Theater"><text:span text:style-name="T1">LUISE</text:span> <text:span text:style-name="T2">(hält inne, steht auf, geht auf und nieder, den Kopf gesenkt, als suchte sie was auf dem Boden; dann setzt sie sich wiederum, schreibt weiter)</text:span><text:span text:style-name="T1">:</text:span> „Loskommen könnte“ –</text:p>
      <text:p text:style-name="Textkörper_20_Theater"><text:span text:style-name="T1">WURM:</text:span> „Morgen hat er den Dienst – Passen Sie ab, wenn er von mir geht, und kommen an den bewussten Ort“ – Haben Sie „bewussten“?</text:p>
      <text:p text:style-name="Textkörper_20_Theater"><text:span text:style-name="T1">LUISE:</text:span> Ich habe alles.</text:p>
      <text:p text:style-name="Textkörper_20_Theater"><text:span text:style-name="T1">WURM:</text:span> „An den bewussten Ort zu Ihrer zärtlichen.... Luise.“</text:p>
      <text:p text:style-name="Textkörper_20_Theater"><text:span text:style-name="T1">LUISE:</text:span> Nun fehlt die Adresse noch.</text:p>
      <text:p text:style-name="Textkörper_20_Theater"><text:span text:style-name="T1">WURM:</text:span> „An Herrn Hofmarschall von Kalb.“</text:p>
      <text:p text:style-name="Textkörper_20_Theater"><text:span text:style-name="T1">LUISE:</text:span> Ewige Vorsicht! ein Name, so fremd meinen Ohren, als meinem Herzen diese schändlichen Zeilen. <text:span text:style-name="T2">(Sie steht auf und betrachtet eine große Pause lang mit starrem Blick das Geschriebene, endlich reicht sie es dem Sekretär mit erschöpfter, hinsterbender Stimme.)</text:span> Nehmen Sie, mein Herr. Es ist mein ehrlicher Name – es ist Ferdinand – es ist die ganze Wonne meines Lebens, was ich jetzt in Ihre Hände gebe – Ich bin eine Bettlerin!</text:p>
      <text:p text:style-name="Textkörper_20_Theater"><text:soft-page-break/><text:span text:style-name="T1">WURM:</text:span> O nein doch! Verzagen Sie nicht, liebe Mademoiselle. Ich habe herzliches Mitleid mit Ihnen. Vielleicht – wer weiß? – Ich könnte mich noch wohl über gewisse Dinge hinwegsetzen – Wahrlich! Bei Gott! Ich habe Mitleid mit Ihnen.</text:p>
      <text:p text:style-name="Textkörper_20_Theater"><text:span text:style-name="T1">LUISE</text:span> <text:span text:style-name="T2">(blickt ihn starr und durchdringend an)</text:span><text:span text:style-name="T1">:</text:span> Reden Sie nicht aus, mein Herr. Sie sind auf dem Wege, sich etwas Entsetzliches zu wünschen.</text:p>
      <text:p text:style-name="Textkörper_20_Theater"><text:span text:style-name="T1">WURM</text:span> <text:span text:style-name="T2">(im Begriff, ihre Hand zu küssen)</text:span><text:span text:style-name="T1">:</text:span> Gesetzt, es wäre diese niedliche Hand – Wieso, liebe Jungfer?</text:p>
      <text:p text:style-name="Textkörper_20_Theater"><text:span text:style-name="T1">LUISE</text:span> <text:span text:style-name="T2">(groß und schrecklich)</text:span><text:span text:style-name="T1">:</text:span> Weil ich dich in der Brautnacht erdrosselte und mich dann mit Wollust aufs Rad flechten ließe. <text:span text:style-name="T2">(Sie will gehen, kommt aber schnell zurück.)</text:span> Sind wir jetzt fertig, mein Herr? Darf die Taube nun fliegen?</text:p>
      <text:p text:style-name="Textkörper_20_Theater"><text:span text:style-name="T1">WURM:</text:span> Nur noch die Kleinigkeit, Jungfer. Sie müssen mit mir und das Sakrament darauf nehmen, diesen Brief für einen freiwilligen zu erkennen.</text:p>
      <text:p text:style-name="Textkörper_20_Theater"><text:span text:style-name="T1">LUISE:</text:span> Gott! Gott! und du selbst musst das Siegel geben, die Werke der Hölle zu verwahren? <text:span text:style-name="T2">(Wurm zieht sie fort.)</text:span></text:p>
      <text:h text:style-name="P5" text:outline-level="1"><text:bookmark-start text:name="__RefHeading___Toc2699_2120036227"/><text:soft-page-break/>4. Akt<text:bookmark-end text:name="__RefHeading___Toc2699_2120036227"/></text:h>
      <text:p text:style-name="P13">Saal beim Präsidenten.</text:p>
      <text:h text:style-name="P4" text:outline-level="2"><text:bookmark-start text:name="__RefHeading___Toc2701_2120036227"/>Erste Szene<text:bookmark-end text:name="__RefHeading___Toc2701_2120036227"/></text:h>
      <text:p text:style-name="P13"><text:bookmark text:name="ERSTE_SZENE190"/>Ferdinand von Walter, einen offenen Brief in der Hand, kommt stürmisch durch eine Türe, durch eine andere ein Kammerdiener.</text:p>
      <text:p text:style-name="Textkörper_20_Theater"><text:bookmark text:name="ERSTE_SZENE191"/><text:span text:style-name="T1">FERDINAND:</text:span> War kein Marschall da?</text:p>
      <text:p text:style-name="Textkörper_20_Theater"><text:bookmark text:name="ERSTE_SZENE192"/><text:span text:style-name="T1">KAMMERDIENER:</text:span> Herr Major, der Herr Präsident fragen nach Ihnen.</text:p>
      <text:p text:style-name="Textkörper_20_Theater"><text:bookmark text:name="ERSTE_SZENE193"/><text:span text:style-name="T1">FERDINAND:</text:span> Alle Donner! Ich frag, war kein Marschall da?</text:p>
      <text:p text:style-name="Textkörper_20_Theater"><text:bookmark text:name="ERSTE_SZENE194"/><text:span text:style-name="T1">KAMMERDIENER:</text:span> Der gnädige Herr sitzen oben am Pharotisch.</text:p>
      <text:p text:style-name="Textkörper_20_Theater"><text:bookmark text:name="ERSTE_SZENE195"/><text:span text:style-name="T1">FERDINAND:</text:span> Der gnädige Herr soll im Namen der ganzen Hölle daherkommen. <text:span text:style-name="T2">(Kammerdiener geht.)</text:span></text:p>
      <text:h text:style-name="P4" text:outline-level="2"><text:bookmark-start text:name="__RefHeading___Toc2703_2120036227"/>Zweite Szene<text:bookmark-end text:name="__RefHeading___Toc2703_2120036227"/></text:h>
      <text:p text:style-name="P13"><text:bookmark text:name="ERSTE_SZENE198"/>Ferdinand allein, den Brief durchfliegend, bald erstarrend, bald wütend herumstürzend.</text:p>
      <text:p text:style-name="Textkörper_20_Theater"><text:bookmark text:name="ERSTE_SZENE199"/><text:span text:style-name="T1">FERDINAND:</text:span> Es ist nicht möglich. Nicht möglich. Diese himmlische Hülle versteckt kein so teuflisches Herz – – Und <text:soft-page-break/>doch! doch! Wenn alle Engel herunterstiegen, für ihre Unschuld bürgten – wenn Himmel und Erde, wenn Schöpfung und Schöpfer zusammenträten, für ihre Unschuld bürgten – es ist ihre Hand – ein unerhörter ungeheurer Betrug, wie die Menschheit noch keinen erlebte! – Das also war’s, warum man sich so beharrlich der Flucht widersetzte! – Darum – o Gott! jetzt erwach ich, jetzt enthüllt sich mir alles! – Darum gab man seinen Anspruch auf meine Liebe mit soviel Heldenmut auf, und bald, bald hätte selbst mich die himmlische Schminke betrogen!</text:p>
      <text:p text:style-name="Textkörper_20_Regieanweisung"><text:bookmark text:name="ERSTE_SZENE200"/>(Er stürzt rascher durchs Zimmer, dann steht er wieder nachdenkend still.)</text:p>
      <text:p text:style-name="Textkörper_20_Theater"><text:bookmark text:name="ERSTE_SZENE202"/>Mich so ganz zu ergründen! – Jedes kühne Gefühl, jede leise schüchterne Bebung zu erwidern, jede feurige Wallung – An der feinsten Unbeschreiblichkeit eines schwebenden Lauts meine Seele zu fassen – Mich zu berechnen in einer Träne – Auf jeden gähen Gipfel der Leidenschaft mich zu begleiten, mir zu begegnen vor jedem schwindelnden Absturz – Gott! Gott! und alles das nichts als Grimasse? – Grimasse? – O wenn die Lüge eine so haltbare Farbe hat, wie ging es zu, dass sich kein Teufel noch in das Himmelreich hineinlog?</text:p>
      <text:p text:style-name="Textkörper_20_Theater">Da ich ihr die Gefahr unsrer Liebe entdeckte, mit welch überzeugender Täuschung erblasste die Falsche da! Mit welch siegender Würde schlug sie den frechen Hohn meines Vaters zu Boden, und in eben dem Augenblick fühlte das Weib sich doch schuldig – Was? hielt sie nicht selbst die Feuerprobe der Wahrheit aus – die Heuchlerin sinkt in Ohnmacht. Welche Sprache wirst <text:soft-page-break/>du jetzt führen, Empfindung? Auch Koketten sinken in Ohnmacht. Womit wirst du dich rechtfertigen, Unschuld – Auch Metzen sinken in Ohnmacht.</text:p>
      <text:p text:style-name="Textkörper_20_Theater">Sie weiß, was sie aus mir gemacht hat. Sie hat meine ganze Seele gesehn. Mein Herz trat beim Erröten des ersten Kusses sichtbar in meine Augen – und sie empfand nichts? Empfand vielleicht nur den Triumph ihrer Kunst? – Da mein glücklicher Wahnsinn den ganzen Himmel in ihr zu umspannen wähnte? Meine wildesten Wünsche schwiegen? Vor meinem Gemüt stand kein Gedanke als die Ewigkeit und das Mädchen – Gott! da empfand sie nichts? Fühlte nichts, als ihren Anschlag gelungen? Nichts, als ihre Reize geschmeichelt? Tod und Rache! Nichts, als daß ich betrogen sei?</text:p>
      <text:h text:style-name="P4" text:outline-level="2"><text:bookmark-start text:name="__RefHeading___Toc2705_2120036227"/>Dritte Szene<text:bookmark-end text:name="__RefHeading___Toc2705_2120036227"/></text:h>
      <text:p text:style-name="P13"><text:bookmark text:name="DRITTE_SZENE204"/>Der Hofmarschall und Ferdinand.</text:p>
      <text:p text:style-name="Textkörper_20_Theater"><text:bookmark text:name="DRITTE_SZENE205"/><text:span text:style-name="T1">HOFMARSCHALL</text:span> <text:span text:style-name="T2">(ins Zimmer trippelnd)</text:span><text:span text:style-name="T1">:</text:span> Sie haben den Wunsch blicken lassen, mein Bester –</text:p>
      <text:p text:style-name="Textkörper_20_Theater"><text:bookmark text:name="DRITTE_SZENE206"/><text:span text:style-name="T1">FERDINAND</text:span> <text:span text:style-name="T2">(vor sich hinmurmelnd)</text:span><text:span text:style-name="T1">:</text:span> Einem Schurken den Hals zu brechen. <text:span text:style-name="T2">(Laut.)</text:span> Marschall, dieser Brief muss Ihnen bei der Parade aus der Tasche gefallen sein – und ich <text:span text:style-name="T2">(mit boshaftem Lachen)</text:span> war zum Glück noch der Finder.</text:p>
      <text:p text:style-name="Textkörper_20_Theater"><text:bookmark text:name="DRITTE_SZENE207"/><text:span text:style-name="T1">HOFMARSCHALL:</text:span> Sie?</text:p>
      <text:p text:style-name="Textkörper_20_Theater"><text:bookmark text:name="DRITTE_SZENE208"/><text:soft-page-break/><text:span text:style-name="T1">FERDINAND:</text:span> Durch den lustigsten Zufall. Machen Sie’s mit der Allmacht aus.</text:p>
      <text:p text:style-name="Textkörper_20_Theater"><text:bookmark text:name="DRITTE_SZENE209"/><text:span text:style-name="T1">HOFMARSCHALL:</text:span> Sie sehen, wie ich erschrecke, Baron.</text:p>
      <text:p text:style-name="Textkörper_20_Theater"><text:bookmark text:name="DRITTE_SZENE211"/><text:span text:style-name="T1">FERDINAND:</text:span> Lesen Sie! Lesen Sie! <text:span text:style-name="T2">(Von ihm weggehend.)</text:span> Bin ich auch schon zum Liebhaber zu schlecht, vielleicht lass ich mich desto besser als Kuppler an. <text:span text:style-name="T2">(Während dass jener liest, tritt er zur Wand und nimmt zwei Pistolen herunter.)</text:span></text:p>
      <text:p text:style-name="Textkörper_20_Theater"><text:span text:style-name="T1">HOFMARSCHALL</text:span> <text:span text:style-name="T2">(wirft den Brief auf den Tisch und will sich davonmachen)</text:span><text:span text:style-name="T1">:</text:span> Verflucht!</text:p>
      <text:p text:style-name="Textkörper_20_Theater"><text:span text:style-name="T1">FERDINAND</text:span> <text:span text:style-name="T2">(führt ihn am Arm zurück)</text:span><text:span text:style-name="T1">:</text:span> Geduld, lieber Marschall. Die Zeitungen dünken mich angenehm. Ich will meinen Finderlohn haben. <text:span text:style-name="T2">(Hier zeigt er ihm die Pistolen.)</text:span></text:p>
      <text:p text:style-name="Textkörper_20_Theater"><text:span text:style-name="T1">HOFMARSCHALL</text:span> <text:span text:style-name="T2">(tritt bestürzt zurück)</text:span><text:span text:style-name="T1">:</text:span> Sie werden vernünftig sein, Bester.</text:p>
      <text:p text:style-name="Textkörper_20_Theater"><text:span text:style-name="T1">FERDINAND</text:span> <text:span text:style-name="T2">(mit starker, schrecklicher Stimme)</text:span><text:span text:style-name="T1">:</text:span> Mehr als zu viel, um einen Schelmen, wie du bist, in jene Welt zu schicken! <text:span text:style-name="T2">(Er dringt ihm die eine Pistole auf, zugleich zieht er sein Schnupftuch.)</text:span> Nehmen Sie! dieses Schnupftuch da fassen Sie! – Ich hab’s von der Buhlerin.</text:p>
      <text:p text:style-name="Textkörper_20_Theater"><text:span text:style-name="T1">HOFMARSCHALL:</text:span> Über dem Schnupftuch? Rasen Sie? Wohin denken Sie?</text:p>
      <text:p text:style-name="Textkörper_20_Theater"><text:span text:style-name="T1">FERDINAND:</text:span> Fass dieses End an, sag ich. sonst wirst du ja fehlschießen, Memme! – Wie sie zittert, die Memme! Du solltest Gott danken, Memme, dass du zum ersten Mal etwas in deinen <text:soft-page-break/>Hirnkasten kriegst. <text:span text:style-name="T2">(Hofmarschall macht sich auf die Beine.)</text:span> Sachte! Dafür wird gebeten sein. <text:span text:style-name="T2">(Er überholt ihn und riegelt die Türe.)</text:span></text:p>
      <text:p text:style-name="Textkörper_20_Theater"><text:span text:style-name="T1">HOFMARSCHALL:</text:span> Auf dem Zimmer, Baron?</text:p>
      <text:p text:style-name="Textkörper_20_Theater"><text:span text:style-name="T1">FERDINAND:</text:span> Als ob sich mit dir ein Gang vor den Wall verlohnte? – Schatz, so knallt’s desto lauter, und das ist ja doch wohl das erste Geräusch, das du in der Welt machst – Schlag an!</text:p>
      <text:p text:style-name="Textkörper_20_Theater"><text:span text:style-name="T1">HOFMARSCHALL</text:span> <text:span text:style-name="T2">(wischt sich die Stirn)</text:span><text:span text:style-name="T1">:</text:span> Und Sie wollen Ihr kostbares Leben so aussetzen, junger hoffnungsvoller Mann?</text:p>
      <text:p text:style-name="Textkörper_20_Theater"><text:span text:style-name="T1">FERDINAND:</text:span> Schlag an, sag ich. Ich habe nichts mehr in dieser Welt zu tun.</text:p>
      <text:p text:style-name="Textkörper_20_Theater"><text:span text:style-name="T1">HOFMARSCHALL:</text:span> Aber ich desto mehr, mein Allervortrefflichster.</text:p>
      <text:p text:style-name="Textkörper_20_Theater"><text:span text:style-name="T1">FERDINAND:</text:span> Du, Bursche? Was du? – Der Notnagel zu sein, wo die Menschen sich rar machen? In einem Augenblick sieben Mal kurz und sieben Mal lang zu werden, wie der Schmetterling an der Nadel? Ein Register zu führen über die Stuhlgänge deines Herrn und der Mietgaul seines Witzes zu sein? Eben so gut. Ich führe dich wie irgendein seltenes Murmeltier mit mir. Wie ein zahmer Affe sollst du zum Geheul der Verdammten tanzen, apportieren und aufwarten und mit deinen höfischen Künsten die ewige Verzweiflung belustigen.</text:p>
      <text:p text:style-name="Textkörper_20_Theater"><text:span text:style-name="T1">HOFMARSCHALL:</text:span> Was Sie befehlen, Herr, wie Sie belieben – Nur die Pistolen weg!</text:p>
      <text:p text:style-name="Textkörper_20_Theater"><text:soft-page-break/><text:span text:style-name="T1">FERDINAND:</text:span> Wie er dasteht, der Schmerzenssohn! – Dasteht, dem sechsten Schöpfungstag zum Schimpfe! Als wenn ihn ein Tübinger Buchhändler dem Allmächtigen nachgedruckt hätte! – Schande nur, ewig Schande für die Unze Gehirn, die so schlecht in diesem undankbaren Schädel wuchert. Diese einzige Unze hätte dem Pavian noch vollends zum Menschen geholfen, da sie jetzt nur einen Bruch von Vernunft macht – Und mit diesem ihr Herz zu teilen? – Ungeheuer! Unverantwortlich! – Einem Kerl, mehr gemacht, von Sünden zu entwöhnen als dazu anzureizen.</text:p>
      <text:p text:style-name="Textkörper_20_Theater"><text:span text:style-name="T1">HOFMARSCHALL:</text:span> Oh! Gott sei ewig Dank! Er wird witzig.</text:p>
      <text:p text:style-name="Textkörper_20_Theater"><text:span text:style-name="T1">FERDINAND:</text:span> Ich will ihn gelten lassen. Die Toleranz, die der Raupe schont, soll auch diesem zugute kommen. Man begegnet ihm, zuckt etwa die Achsel, bewundert vielleicht noch die kluge Wirtschaft des Himmels, der auch mit Trebern und Bodensatz noch Kreaturen speist; der dem Raben am Hochgericht und einem Höfling im Schlamme der Majestäten den Tisch deckt – Zuletzt erstaunt man noch über die große Polizei der Vorsicht, die auch in der Geisterwelt ihre Blindschleichen und Taranteln zur Ausfuhr des Gifts besoldet. – Aber <text:span text:style-name="T2">(indem seine Wut sich erneuert)</text:span> an meine Blume soll mir das Ungeziefer nicht kriechen, oder ich will es <text:span text:style-name="T2">(den Marschall fassend und unsanft herumschüttelnd)</text:span> so und so und wieder so durcheinander quetschen.</text:p>
      <text:p text:style-name="Textkörper_20_Theater"><text:soft-page-break/><text:span text:style-name="T1">HOFMARSCHALL</text:span> <text:span text:style-name="T2">(für sich hinseufzend)</text:span><text:span text:style-name="T1">:</text:span> O mein Gott! Wer hier weg wäre! Hundert Meilen von hier, im Bicêtre zu Paris! nur bei diesem nicht!</text:p>
      <text:p text:style-name="Textkörper_20_Theater"><text:span text:style-name="T1">FERDINAND:</text:span> Bube! Wenn sie nicht rein mehr ist? Bube! wenn du genossest, wo ich anbetete! <text:span text:style-name="T2">(Wütender)</text:span> Schwelgtest, wo ich einen Gott mich fühlte? <text:span text:style-name="T2">(Plötzlich schweigt er, darauf fürchterlich.)</text:span> Dir wäre besser, Bube, du flöhest der Hölle zu, als dass dir mein Zorn im Himmel begegnete! – Wie weit kamst du mit dem Mädchen? Bekenne!</text:p>
      <text:p text:style-name="Textkörper_20_Theater"><text:span text:style-name="T1">HOFMARSCHALL:</text:span> Lassen Sie mich los. Ich will alles verraten.</text:p>
      <text:p text:style-name="Textkörper_20_Theater"><text:span text:style-name="T1">FERDINAND:</text:span> Oh! es muss reizender sein, mit diesem Mädchen zu buhlen, als mit andern noch so himmlisch zu schwärmen – Wollte sie ausschweifen, wollte sie, sie könnte den Wert der Seele herunterbringen und die Tugend mit der Wollust verfälschen. <text:span text:style-name="T2">(Dem Marschall die Pistole aufs Herz drückend.)</text:span> Wie weit kamst du mit ihr? Ich drücke ab, oder bekenne!</text:p>
      <text:p text:style-name="Textkörper_20_Theater"><text:span text:style-name="T1">HOFMARSCHALL:</text:span> Es ist nichts – ist ja alles nichts. Haben Sie nur eine Minute Geduld. Sie sind ja betrogen.</text:p>
      <text:p text:style-name="Textkörper_20_Theater"><text:span text:style-name="T1">FERDINAND:</text:span> Und daran mahnst du mich, Bösewicht? – Wie weit kamst du mit ihr? Du bist des Todes, oder bekenne!</text:p>
      <text:p text:style-name="Textkörper_20_Theater"><text:span text:style-name="T1">HOFMARSCHALL:</text:span> Mon Dieu! Mein Gott! Ich spreche ja – So hören Sie doch nur – Ihr Vater – Ihr eigener, leiblicher Vater –</text:p>
      <text:p text:style-name="Textkörper_20_Theater"><text:soft-page-break/><text:span text:style-name="T1">FERDINAND</text:span> <text:span text:style-name="T2">(grimmiger)</text:span><text:span text:style-name="T1">:</text:span> Hat seine Tochter an dich verkuppelt? Und wie weit kamst du mit ihr? Ich ermorde dich, oder bekenne!</text:p>
      <text:p text:style-name="Textkörper_20_Theater"><text:span text:style-name="T1">HOFMARSCHALL:</text:span> Sie rasen. Sie hören nicht. Ich sah sie nie. Ich kenne sie nicht. Ich weiß gar nichts von ihr.</text:p>
      <text:p text:style-name="Textkörper_20_Theater"><text:span text:style-name="T1">FERDINAND</text:span> <text:span text:style-name="T2">(zurücktretend)</text:span><text:span text:style-name="T1">:</text:span> Du sahst sie nie? Kennst sie nicht? Weißt gar nichts von ihr? – Die Millerin ist verloren um deinetwillen, du leugnest sie dreimal in einem Atem hinweg? – Fort, schlechter Kerl. <text:span text:style-name="T2">(Er gibt ihm mit der Pistole einen Streich und stößt ihn aus dem Zimmer.)</text:span> Für deinesgleichen ist kein Pulver erfunden!</text:p>
      <text:h text:style-name="P4" text:outline-level="2"><text:bookmark-start text:name="__RefHeading___Toc2707_2120036227"/>Vierte <text:s/>Szene<text:bookmark-end text:name="__RefHeading___Toc2707_2120036227"/></text:h>
      <text:p text:style-name="P13"><text:bookmark text:name="VIERTE_SZENE215"/>Ferdinand nach einem langen Stillschweigen, worin seine Züge einen schrecklichen Gedanken entwickeln.</text:p>
      <text:p text:style-name="Textkörper_20_Theater"><text:bookmark text:name="VIERTE_SZENE216"/><text:span text:style-name="T1">FERDINAND:</text:span> Verloren! ja, Unglückselige! – Ich bin es. Du bist es auch. Ja, bei dem großen Gott! Wenn ich verloren bin, bist du es auch! Richter der Welt! Fordre sie mir nicht ab. Das Mädchen ist mein. Ich trat dir deine ganze Welt für das Mädchen ab, habe Verzicht getan auf deine ganze herrliche Schöpfung. Lass mir das Mädchen. – Richter der Welt! Dort winseln Millionen Seelen nach dir – Dorthin kehre das Aug deines Erbarmens – Mich lass allein machen, Richter der Welt! <text:span text:style-name="T2">(Indem er schrecklich die Hände faltet.)</text:span> Sollte der reiche vermögende Schöpfer mit einer Seele geizen, die noch dazu die schlechteste <text:soft-page-break/>seiner Schöpfung ist? – Das Mädchen ist mein! Ich einst ihr Gott, jetzt ihr Teufel!</text:p>
      <text:p text:style-name="Textkörper_20_Regieanweisung"><text:bookmark text:name="VIERTE_SZENE217"/>(Die Augen grass in einen Winkel geworfen.)</text:p>
      <text:p text:style-name="Textkörper_20_Theater"><text:bookmark text:name="VIERTE_SZENE219"/>Eine Ewigkeit mit ihr auf ein Rad der Verdammnis geflochten – Augen in Augen wurzelnd – Haare zu Berge stehend gegen Haare – auch unser hohles Wimmern in eins geschmolzen – Und jetzt zu wiederholen meine Zärtlichkeiten, und jetzt ihr vorzusingen ihre Schwüre – Gott! Gott! – Die Vermählung ist fürchterlich – aber ewig! <text:span text:style-name="T2">(Er will schnell hinaus. Der Präsident tritt herein.)</text:span></text:p>
      <text:h text:style-name="P4" text:outline-level="2"><text:bookmark-start text:name="__RefHeading___Toc2709_2120036227"/>Fünfte Szene<text:bookmark-end text:name="__RefHeading___Toc2709_2120036227"/></text:h>
      <text:p text:style-name="P13"><text:bookmark text:name="F.C3.9CNFTE_SZENE221"/>Der Präsident und Ferdinand.</text:p>
      <text:p text:style-name="Textkörper_20_Theater"><text:bookmark text:name="F.C3.9CNFTE_SZENE222"/><text:span text:style-name="T1">FERDINAND</text:span> <text:span text:style-name="T2">(zurücktretend)</text:span><text:span text:style-name="T1">:</text:span> Oh! – mein Vater!</text:p>
      <text:p text:style-name="Textkörper_20_Theater"><text:bookmark text:name="F.C3.9CNFTE_SZENE223"/><text:span text:style-name="T1">PRÄSIDENT:</text:span> Sehr gut, dass wir uns finden, mein Sohn. Ich komme, dir etwas Angenehmes zu verkündigen und etwas, lieber Sohn, das dich ganz gewiss überraschen wird. Wollen wir uns setzen?</text:p>
      <text:p text:style-name="Textkörper_20_Theater"><text:bookmark text:name="F.C3.9CNFTE_SZENE224"/><text:span text:style-name="T1">FERDINAND</text:span> <text:span text:style-name="T2">(sieht ihn lange Zeit starr an)</text:span><text:span text:style-name="T1">:</text:span> Mein Vater! <text:span text:style-name="T2">(Mit stärkerer Bewegung zu ihm gehend und seine Hand fassend.)</text:span> Mein Vater! <text:span text:style-name="T2">(Seine Hand küssend, vor ihm niederfallend.)</text:span> O mein Vater!</text:p>
      <text:p text:style-name="Textkörper_20_Theater"><text:bookmark text:name="F.C3.9CNFTE_SZENE225"/><text:span text:style-name="T1">PRÄSIDENT:</text:span> Was ist dir, mein Sohn? Steh auf. Deine Hand brennt und zittert.</text:p>
      <text:p text:style-name="Textkörper_20_Theater"><text:bookmark text:name="F.C3.9CNFTE_SZENE226"/><text:soft-page-break/><text:span text:style-name="T1">FERDINAND</text:span> <text:span text:style-name="T2">(mit wilder feuriger Empfindung)</text:span><text:span text:style-name="T1">:</text:span> Verzeihung für meinen Undank, mein Vater! Ich bin ein verworfener Mensch. Ich habe Ihre Güte misskannt. Sie meinten es mit mir so väterlich – Oh! Sie hatten eine weissagende Seele – Jetzt ist’s zu spät – Verzeihung! Verzeihung! Ihren Segen, mein Vater!</text:p>
      <text:p text:style-name="Textkörper_20_Theater"><text:bookmark text:name="F.C3.9CNFTE_SZENE227"/><text:span text:style-name="T1">PRÄSIDENT</text:span> <text:span text:style-name="T2">(heuchelt eine schuldlose Miene)</text:span><text:span text:style-name="T1">:</text:span> Steh auf, mein Sohn! Besinne dich, dass du mir Rätsel sprichst.</text:p>
      <text:p text:style-name="Textkörper_20_Theater"><text:bookmark text:name="F.C3.9CNFTE_SZENE228"/><text:span text:style-name="T1">FERDINAND:</text:span> Diese Millerin, mein Vater – Oh, Sie kennen den Menschen – Ihre Wut war damals so gerecht, so edel, so väterlich warm – Nur verfehlte der warme Vatereifer des Weges – diese Millerin!</text:p>
      <text:p text:style-name="Textkörper_20_Theater"><text:bookmark text:name="F.C3.9CNFTE_SZENE229"/><text:span text:style-name="T1">PRÄSIDENT:</text:span> Martre mich nicht, mein Sohn. Ich verfluche meine Härte! Ich bin gekommen, dir abzubitten.</text:p>
      <text:p text:style-name="Textkörper_20_Theater"><text:bookmark text:name="F.C3.9CNFTE_SZENE230"/><text:span text:style-name="T1">FERDINAND:</text:span> Abbitten an mir? Verfluchen an mir! – Ihre Missbilligung war Weisheit. Ihre Härte war himmlisches Mitleid – – Diese Millerin, Vater –</text:p>
      <text:p text:style-name="Textkörper_20_Theater"><text:bookmark text:name="F.C3.9CNFTE_SZENE231"/><text:span text:style-name="T1">PRÄSIDENT:</text:span> Ist ein edles, ein liebes Mädchen. – Ich widerrufe meinen übereilten Verdacht. Sie hat meine Achtung erworben.</text:p>
      <text:p text:style-name="Textkörper_20_Theater"><text:bookmark text:name="F.C3.9CNFTE_SZENE232"/><text:span text:style-name="T1">FERDINAND</text:span> <text:span text:style-name="T2">(springt erschüttert auf)</text:span><text:span text:style-name="T1">:</text:span> Was? auch Sie? – Vater! auch Sie? – Und nicht wahr, mein Vater, ein Geschöpf wie die Unschuld? – und es ist so menschlich, dieses Mädchen zu lieben?</text:p>
      <text:p text:style-name="Textkörper_20_Theater"><text:bookmark text:name="F.C3.9CNFTE_SZENE233"/><text:span text:style-name="T1">PRÄSIDENT:</text:span> Sage so: es ist Verbrechen, es nicht zu lieben.</text:p>
      <text:p text:style-name="Textkörper_20_Theater"><text:bookmark text:name="F.C3.9CNFTE_SZENE235"/><text:soft-page-break/><text:span text:style-name="T1">FERDINAND:</text:span> Unerhört! Ungeheuer! – Und Sie schauen ja doch sonst die Herzen so durch! Sahen sie noch dazu mit Augen des Hasses! – Heuchelei ohne Beispiel – Diese Millerin, Vater –</text:p>
      <text:p text:style-name="Textkörper_20_Theater"><text:span text:style-name="T1">PRÄSIDENT:</text:span> Ist es wert, meine Tochter zu sein. Ich rechne ihre Tugend für Ahnen und ihre Schönheit für Gold. Meine Grundsätze weichen deiner Liebe – Sie sei dein!</text:p>
      <text:p text:style-name="Textkörper_20_Theater"><text:span text:style-name="T1">FERDINAND</text:span> <text:span text:style-name="T2">(stürzt fürchterlich aus dem Zimmer)</text:span><text:span text:style-name="T1">:</text:span> Das fehlte noch! – Leben Sie wohl, mein Vater. <text:span text:style-name="T2">(Ab.)</text:span></text:p>
      <text:p text:style-name="Textkörper_20_Theater"><text:span text:style-name="T1">PRÄSIDENT</text:span> <text:span text:style-name="T2">(ihm nachgehend)</text:span><text:span text:style-name="T1">:</text:span> Bleib! Bleib! Wohin stürmst du? <text:span text:style-name="T2">(Ab.)</text:span></text:p>
      <text:h text:style-name="P4" text:outline-level="2"><text:bookmark-start text:name="__RefHeading___Toc2711_2120036227"/>Sechste Szene<text:bookmark-end text:name="__RefHeading___Toc2711_2120036227"/></text:h>
      <text:p text:style-name="P13"><text:bookmark text:name="SECHSTE_SZENE237"/><text:span text:style-name="T2">Ein sehr prächtiger Saal bei der Lady.</text:span><text:line-break/><text:span text:style-name="T2">Lady und Sophie treten herein.</text:span></text:p>
      <text:p text:style-name="Textkörper_20_Theater"><text:bookmark text:name="SECHSTE_SZENE238"/><text:span text:style-name="T1">LADY:</text:span> Also sahst du sie? Wird sie kommen?</text:p>
      <text:p text:style-name="Textkörper_20_Theater"><text:bookmark text:name="SECHSTE_SZENE239"/><text:span text:style-name="T1">SOPHIE:</text:span> Diesen Augenblick. Sie war noch im Hausgewand und wollte sich nur in der Geschwindigkeit umkleiden.</text:p>
      <text:p text:style-name="Textkörper_20_Theater"><text:bookmark text:name="SECHSTE_SZENE240"/><text:span text:style-name="T1">LADY:</text:span> Sage mir nichts von ihr – Stille – wie eine Verbrecherin zittre ich, die Glückliche zu sehen, die mit meinem Herzen so schrecklich harmonisch fühlt – Und wie nahm sie sich bei der Einladung?</text:p>
      <text:p text:style-name="Textkörper_20_Theater"><text:bookmark text:name="SECHSTE_SZENE241"/><text:span text:style-name="T1">SOPHIE:</text:span> Sie schien bestürzt, wurde nachdenkend, sah mich mit großen Augen an und schwieg. Ich hatte mich schon auf <text:soft-page-break/>ihre Ausflüchte vorbereitet, als sie mit einem Blick, der mich ganz überraschte, zur Antwort gab: Ihre Dame befiehlt mir, was ich mir morgen erbitten wollte.</text:p>
      <text:p text:style-name="Textkörper_20_Theater"><text:bookmark text:name="SECHSTE_SZENE242"/><text:span text:style-name="T1">LADY</text:span> <text:span text:style-name="T2">(sehr unruhig)</text:span><text:span text:style-name="T1">:</text:span> Lass mich, Sophie. Beklage mich. Ich muss erröten, wenn sie nur das gewöhnliche Weib ist, und, wenn sie mehr ist, verzagen.</text:p>
      <text:p text:style-name="Textkörper_20_Theater"><text:bookmark text:name="SECHSTE_SZENE243"/><text:span text:style-name="T1">SOPHIE:</text:span> Aber, Mylady – Das ist die Laune nicht, eine Nebenbuhlerin zu empfangen. Erinnern Sie sich, wer Sie sind. Rufen Sie Ihre Geburt, Ihren Rang, Ihre Macht zu Hilfe. Ein stolzeres Herz muss die stolze Pracht Ihres Anblicks erheben.</text:p>
      <text:p text:style-name="Textkörper_20_Theater"><text:bookmark text:name="SECHSTE_SZENE244"/><text:span text:style-name="T1">LADY</text:span> <text:span text:style-name="T2">(zerstreut)</text:span><text:span text:style-name="T1">:</text:span> Was schwatzt die Närrin da?</text:p>
      <text:p text:style-name="Textkörper_20_Theater"><text:bookmark text:name="SECHSTE_SZENE245"/><text:span text:style-name="T1">SOPHIE</text:span> <text:span text:style-name="T2">(boshaft)</text:span><text:span text:style-name="T1">:</text:span> Oder ist es vielleicht Zufall, dass eben heute die kostbarsten Brillanten an Ihnen blitzen? Zufall, dass eben heute der reichste Stoff Sie bekleiden muss – dass Ihre Antichamber von Heiducken und Pagen wimmelt und das Bürgermädchen im fürstlichen Saal Ihres Palastes erwartet wird?</text:p>
      <text:p text:style-name="Textkörper_20_Theater"><text:bookmark text:name="SECHSTE_SZENE247"/><text:span text:style-name="T1">LADY</text:span> <text:span text:style-name="T2">(auf und ab voll Erbitterung)</text:span><text:span text:style-name="T1">:</text:span> Verwünscht! Unerträglich! Dass Weiber für Weiberschwächen solche Luchsaugen haben! – – Aber wie tief, wie tief muss ich schon gesunken sein, dass eine solche Kreatur mich ergründet!</text:p>
      <text:p text:style-name="Textkörper_20_Theater"><text:span text:style-name="T1">EIN KAMMERDIENER</text:span> <text:span text:style-name="T2">(tritt auf)</text:span><text:span text:style-name="T1">:</text:span> Mamsell Millerin –</text:p>
      <text:p text:style-name="Textkörper_20_Theater"><text:span text:style-name="T1">LADY</text:span> <text:span text:style-name="T2">(zu Sophien)</text:span><text:span text:style-name="T1">:</text:span> Hinweg, du! Entferne dich! <text:span text:style-name="T2">(Drohend, da diese noch zaudert.)</text:span> Hinweg! Ich befehl es! <text:span text:style-name="T2">(Sophie geht ab, Lady macht einen Gang durch den Saal.)</text:span> Gut! Recht gut, dass <text:soft-page-break/>ich in Wallung kam. Ich bin, wie ich wünschte. <text:span text:style-name="T2">(Zum Kammerdiener.)</text:span> Die Mamsell mag hereintreten. <text:span text:style-name="T2">(Kammerdiener geht. Sie wirft sich in den Sofa und nimmt eine vornehm-nachlässige Lage an.)</text:span></text:p>
      <text:h text:style-name="P4" text:outline-level="2"><text:bookmark-start text:name="__RefHeading___Toc2713_2120036227"/>Siebente Szene<text:bookmark-end text:name="__RefHeading___Toc2713_2120036227"/></text:h>
      <text:p text:style-name="P13"><text:bookmark text:name="SIEBENTE_SZENE249"/><text:span text:style-name="T2">Luise Millerin tritt schüchtern herein und bleibt in einer großen Entfernung von der Lady stehen; Lady hat ihr den Rücken zugewandt und betrachtet sie eine Zeit lang aufmerksam in dem gegenüberstehenden Spiegel.</text:span><text:line-break/><text:span text:style-name="T2">(Nach einer Pause.)</text:span></text:p>
      <text:p text:style-name="Textkörper_20_Theater"><text:bookmark text:name="SIEBENTE_SZENE250"/><text:line-break/><text:span text:style-name="T1">LUISE:</text:span> Gnädige Frau, ich erwarte Ihre Befehle.</text:p>
      <text:p text:style-name="Textkörper_20_Theater"><text:bookmark text:name="SIEBENTE_SZENE251"/><text:span text:style-name="T1">LADY</text:span> <text:span text:style-name="T2">(dreht sich nach Luisen um und nickt nur eben mit dem Kopf, fremd und zurückgezogen)</text:span><text:span text:style-name="T1">:</text:span> Aha! Ist Sie hier? – Ohne Zweifel die Mamsell – eine gewisse – Wie nennt man Sie doch?</text:p>
      <text:p text:style-name="Textkörper_20_Theater"><text:bookmark text:name="SIEBENTE_SZENE252"/><text:span text:style-name="T1">LUISE</text:span> <text:span text:style-name="T2">(etwas empfindlich)</text:span><text:span text:style-name="T1">:</text:span> Miller nennt sich mein Vater, und Ihro Gnaden schickten nach seiner Tochter.</text:p>
      <text:p text:style-name="Textkörper_20_Theater"><text:bookmark text:name="SIEBENTE_SZENE253"/><text:span text:style-name="T1">LADY:</text:span> Recht! Recht! Ich entsinne mich – die arme Geigerstochter, wovon neulich die Rede war. <text:span text:style-name="T2">(Nach einer Pause vor sich.)</text:span> Sehr interessant, und doch keine Schönheit – <text:span text:style-name="T2">(Laut zu Luisen.)</text:span> Trete Sie näher, mein Kind. <text:span text:style-name="T2">(Wieder vor sich.)</text:span> Augen, die sich im Weinen übten – Wie lieb ich sie, diese Augen! <text:span text:style-name="T2">(Wie</text:span><text:soft-page-break/><text:span text:style-name="T2">derum laut.)</text:span> Nur näher – Nur ganz nah – Gutes Kind, ich glaube, du fürchtest mich?</text:p>
      <text:p text:style-name="Textkörper_20_Theater"><text:bookmark text:name="SIEBENTE_SZENE254"/><text:span text:style-name="T1">LUISE</text:span> <text:span text:style-name="T2">(groß, mit entschiednem Ton)</text:span><text:span text:style-name="T1">:</text:span> Nein, Mylady. Ich verachte das Urteil der Menge.</text:p>
      <text:p text:style-name="Textkörper_20_Theater"><text:bookmark text:name="SIEBENTE_SZENE255"/><text:span text:style-name="T1">LADY</text:span> <text:span text:style-name="T2">(vor sich)</text:span><text:span text:style-name="T1">:</text:span> Sieh doch! – und diesen Trotzkopf hat sie von ihm. <text:span text:style-name="T2">(Laut.)</text:span> Man hat Sie mir empfohlen, Mamsell. Sie soll was gelernt haben und sonst auch zu leben wissen – Nun ja. Ich will’s glauben – auch nähm ich die ganze Welt nicht, einen so warmen Fürsprecher Lügen zu strafen.</text:p>
      <text:p text:style-name="Textkörper_20_Theater"><text:bookmark text:name="SIEBENTE_SZENE257"/><text:span text:style-name="T1">LUISE:</text:span> Doch kenn ich niemand, Mylady, der sich Mühe gäbe, mir eine Patronin zu suchen.</text:p>
      <text:p text:style-name="Textkörper_20_Theater"><text:span text:style-name="T1">LADY</text:span> <text:span text:style-name="T2">(geschraubt)</text:span><text:span text:style-name="T1">:</text:span> Mühe um die Klientin oder Patronin?</text:p>
      <text:p text:style-name="Textkörper_20_Theater"><text:span text:style-name="T1">LUISE:</text:span> Das ist mir zu hoch, gnädige Frau.</text:p>
      <text:p text:style-name="Textkörper_20_Theater"><text:span text:style-name="T1">LADY:</text:span> Mehr Schelmerei, als diese offene Bildung vermuten lässt! Luise nennt sie sich? Und wie jung, wenn man fragen darf?</text:p>
      <text:p text:style-name="Textkörper_20_Theater"><text:span text:style-name="T1">LUISE:</text:span> Sechzehn gewesen.</text:p>
      <text:p text:style-name="Textkörper_20_Theater"><text:span text:style-name="T1">LADY</text:span> <text:span text:style-name="T2">(steht rasch auf)</text:span><text:span text:style-name="T1">:</text:span> Nun ist’s heraus! Sechzehen Jahre! Der erste Puls dieser Leidenschaft! – Auf dem unberührten Klavier der erste einweihende Silberton! – Nichts ist verführender – Setz dich, ich bin dir gut, liebes Mädchen – Und auch er liebt zum ersten Mal – Was Wunder, wenn sich die Strahlen eines Morgenrots finden? <text:span text:style-name="T2">(Sehr freundlich und ihre Hand ergreifend.)</text:span> Es bleibt dabei, ich will dein Glück machen, Liebe – Nichts, nichts als die süße früheverfliegende Träumerei. <text:span text:style-name="T2">(Luisen auf die Wange </text:span><text:soft-page-break/><text:span text:style-name="T2">klopfend.)</text:span> Meine Sophie heiratet. Du sollst ihre Stelle haben – Sechzehen Jahr! Es kann nicht von Dauer sein.</text:p>
      <text:p text:style-name="Textkörper_20_Theater"><text:span text:style-name="T1">LUISE</text:span> <text:span text:style-name="T2">(küsst ihr ehrerbietig die Hand)</text:span><text:span text:style-name="T1">:</text:span> Ich danke für diese Gnade, Mylady, als wenn ich sie annehmen dürfte.</text:p>
      <text:p text:style-name="Textkörper_20_Theater"><text:span text:style-name="T1">LADY</text:span> <text:span text:style-name="T2">(in Entrüstung zurückfallend)</text:span><text:span text:style-name="T1">:</text:span> Man sehe die große Dame! – Sonst wissen sich Jungfern Ihrer Herkunft noch glücklich, wenn sie Herrschaften finden – Wo will denn Sie hinaus, meine Kostbare? Sind diese Finger zur Arbeit zu niedlich? Ist es Ihr bisschen Gesicht, worauf Sie so trotzig tut?</text:p>
      <text:p text:style-name="Textkörper_20_Theater"><text:span text:style-name="T1">LUISE:</text:span> Mein Gesicht, gnädige Frau, gehört mir so wenig als meine Herkunft.</text:p>
      <text:p text:style-name="Textkörper_20_Theater"><text:span text:style-name="T1">LADY:</text:span> Oder glaubt Sie vielleicht, das werde nimmer ein Ende nehmen? – Armes Geschöpf, wer dir das in den Kopf setzte – mag er sein, wer er will – er hat euch Beide zum Besten gehabt. Diese Wangen sind nicht im Feuer vergoldet. Was dir dein Spiegel für massiv und ewig verkauft, ist nur ein dünner angeflogener Goldschaum, der deinem Anbeter über kurz oder lang in der Hand bleiben muss – Was werden wir dann machen?</text:p>
      <text:p text:style-name="Textkörper_20_Theater"><text:span text:style-name="T1">LUISE:</text:span> Den Anbeter bedauern, Mylady, der einen Demant kaufte, weil er in Gold schien gefasst zu sein.</text:p>
      <text:p text:style-name="Textkörper_20_Theater"><text:span text:style-name="T1">LADY</text:span> <text:span text:style-name="T2">(ohne darauf achten zu wollen)</text:span><text:span text:style-name="T1">:</text:span> Ein Mädchen von Ihren Jahren hat immer zween Spiegel zugleich, den wahren und ihren Bewunderer – Die gefällige Geschmeidigkeit des letztern macht die rauhe Offenherzigkeit des erstern wieder gut. Der eine rügt eine häßliche Blatternarbe. Weit gefehlt, sagt der andere, es ist <text:soft-page-break/>ein Grübchen der Grazien. Ihr guten Kinder glaubt jenem nur, was euch dieser gesagt hat, hüpft von einem zum andern, bis ihr zuletzt die Aussagen beider verwechselt – Warum begaffen Sie mich so?</text:p>
      <text:p text:style-name="Textkörper_20_Theater"><text:span text:style-name="T1">LUISE:</text:span> Verzeihen Sie, gnädige Frau – Ich war soeben im Begriff, diesen prächtig blitzenden Rubin zu beweinen, der es nicht wissen muss, dass seine Besitzerin so scharf wider Eitelkeit eifert.</text:p>
      <text:p text:style-name="Textkörper_20_Theater"><text:span text:style-name="T1">LADY</text:span> <text:span text:style-name="T2">(errötend)</text:span><text:span text:style-name="T1">:</text:span> Keinen Seitensprung, Lose! – Wenn es nicht die Promessen Ihrer Gestalt sind, was in der Welt könnte Sie abhalten, einen Stand zu erwählen, der der einzige ist, wo Sie Manieren und Welt lernen kann, der einzige ist, wo Sie sich Ihrer bürgerlichen Vorurteile entledigen kann?</text:p>
      <text:p text:style-name="Textkörper_20_Theater"><text:span text:style-name="T1">LUISE:</text:span> Auch meiner bürgerlichen Unschuld, Mylady?</text:p>
      <text:p text:style-name="Textkörper_20_Theater"><text:span text:style-name="T1">LADY:</text:span> Läppischer Einwurf! Der ausgelassenste Bube ist zu verzagt, uns etwas Beschimpfendes zuzumuten, wenn wir ihm nicht selbst ermunternd entgegengehn. Zeige Sie, wer Sie ist. Gebe Sie sich Ehre und Würde, und ich sage Ihrer Jugend für alle Versuchung gut.</text:p>
      <text:p text:style-name="Textkörper_20_Theater"><text:span text:style-name="T1">LUISE:</text:span> Erlauben Sie, gnädige Frau, dass ich mich unterstehe, daran zu zweifeln. Die Paläste gewisser Damen sind oft die Freistätten der frechsten Ergötzlichkeit. Wer sollte der Tochter des armen Geigers den Heldenmut zutrauen, den Heldenmut, mitten in die Pest sich zu werfen und doch dabei vor der Vergiftung zu schaudern? Wer sollte sich träumen lassen, dass Lady Milford ihrem Gewissen einen ewigen Skorpion halte, dass sie Geldsum<text:soft-page-break/>men aufwende, um den Vorteil zu haben, jeden Augenblick schamrot zu werden? – Ich bin offenherzig, gnädige Frau – Würde Sie mein Anblick ergötzen, wenn Sie einem Vergnügen entgegen gingen? Würden Sie ihn ertragen, wenn Sie zurückkämen? – – O besser, besser! Sie lassen Himmelsstriche uns trennen – Sie lassen Meere zwischen uns fließen! – Sehen Sie sich wohl für, Mylady – Stunden der Nüchternheit, Augenblicke der Erschöpfung könnten sich melden – Schlangen der Reue könnten Ihren Busen anfallen, und nun – welche Folter für Sie, im Gesicht Ihres Dienstmädchens die heitre Ruhe zu lesen, womit die Unschuld ein reines Herz zu belohnen pflegt. <text:span text:style-name="T2">(Sie tritt einen Schritt zurück.)</text:span> Noch einmal, gnädige Frau. Ich bitte sehr um Vergebung.</text:p>
      <text:p text:style-name="Textkörper_20_Theater"><text:span text:style-name="T1">LADY</text:span> <text:span text:style-name="T2">(in großer innrer Bewegung herumgehend)</text:span><text:span text:style-name="T1">:</text:span> Unerträglich, dass sie mir das sagt! Unerträglicher, dass sie Recht hat! <text:span text:style-name="T2">(Zu Luisen tretend und ihr starr in die Augen sehend.)</text:span> Mädchen, du wirst mich nicht überlisten. So warm sprechen Meinungen nicht. Hinter diesen Maximen lauert ein feurigeres Interesse, das dir meine Dienste besonders abscheulich malt – das dein Gespräch so erhitzte – das ich <text:span text:style-name="T2">(drohend)</text:span> entdecken muss.</text:p>
      <text:p text:style-name="Textkörper_20_Theater"><text:span text:style-name="T1">LUISE</text:span> <text:span text:style-name="T2">(gelassen und edel)</text:span><text:span text:style-name="T1">:</text:span> Und wenn Sie es nun entdeckten? Und wenn Ihr verächtlicher Fersenstoß den beleidigten Wurm aufweckte, dem sein Schöpfer gegen Misshandlung noch einen Stachel gab? – Ich fürchte Ihre Rache nicht, Lady – Die arme Sünderin auf dem berüchtigten Henkerstuhl lacht zum Weltuntergang. – Mein Elend ist so hoch gestiegen, dass selbst Aufrich<text:soft-page-break/>tigkeit es nicht mehr vergrößern kann. (<text:span text:style-name="T2">Nach einer Pause, sehr ernsthaft.)</text:span> Sie wollen mich aus dem Staub meiner Herkunft reißen. Ich will sie nicht zergliedern, diese verdächtige Gnade. Ich will nur fragen, was Mylady bewegen konnte, mich für die Törin zu halten, die über ihre Herkunft errötet? Was sie berechtigen konnte, sich zur Schöpferin meines Glücks aufzuwerfen, ehe sie noch wusste, ob ich mein Glück auch von ihren Händen empfangen wollte? – Ich hatte meinen ewigen Anspruch auf die Freuden der Welt zerrissen. Ich hatte dem Glück seine Übereilung vergeben – Warum mahnen Sie mich aufs Neu an dieselbe? – Wenn selbst die Gottheit dem Blick der Erschaffenen ihre Strahlen verbirgt, dass nicht ihr oberster Seraph vor seiner Verfinsterung zurückschaure – warum wollen Menschen so grausam-barmherzig sein? – Wie kommt es, Mylady, dass Ihr gepriesenes Glück das Elend so gern um Neid und Bewunderung anbettelt? – Hat Ihre Wonne die Verzweiflung so nötig zur Folie? – O lieber! so gönnen Sie mir doch eine Blindheit, die mich allein noch mit meinem barbarischen Los versöhnt – Fühlt sich doch das Insekt in einem Tropfen Wassers so selig, als wär es ein Himmelreich, so froh und so selig, bis man ihm von einem Weltmeer erzählt, worin Flotten und Walfische spielen! – – Aber glücklich wollen Sie mich ja wissen? <text:span text:style-name="T2">(Nach einer Pause plötzlich zur Lady hintretend und mit Überraschung sie fragend:)</text:span> Sind Sie glücklich, Mylady? <text:span text:style-name="T2">(Diese verlässt sie schnell und betroffen, Luise folgt ihr und hält ihr die Hand vor den Busen.)</text:span> Hat dieses Herz auch die lachende Gestalt Ihres Standes? Und wenn wir jetzt Brust gegen Brust und Schicksal gegen Schicksal auswechseln sollten – <text:soft-page-break/>und wenn ich in kindlicher Unschuld – und wenn ich auf Ihr Gewissen – und wenn ich als meine Mutter Sie fragte – würden Sie mir wohl zu dem Tausche raten?</text:p>
      <text:p text:style-name="Textkörper_20_Theater"><text:span text:style-name="T1">LADY</text:span> <text:span text:style-name="T2">(heftig bewegt in den Sofa sich werfend)</text:span><text:span text:style-name="T1">:</text:span> Unerhört! Unbegreiflich! Nein, Mädchen! Nein! Diese Größe hast du nicht auf die Welt gebracht, und für einen Vater ist sie zu jugendlich. Lüge mir nicht. Ich höre einen andern Lehrer –</text:p>
      <text:p text:style-name="Textkörper_20_Theater"><text:span text:style-name="T1">LUISE</text:span> <text:span text:style-name="T2">(fein und scharf ihr in die Augen sehend)</text:span><text:span text:style-name="T1">:</text:span> Es sollte mich doch wundern, Mylady, wenn Sie jetzt erst auf diesen Lehrer fielen und doch vorhin schon eine Kondition für mich wussten.</text:p>
      <text:p text:style-name="Textkörper_20_Theater"><text:span text:style-name="T1">LADY</text:span> <text:span text:style-name="T2">(springt auf)</text:span><text:span text:style-name="T1">:</text:span> Es ist nicht auszuhalten! – Ja denn! weil ich dir doch nicht entwischen kann. Ich kenn ihn – weiß alles – weiß mehr, als ich wissen mag. <text:span text:style-name="T2">(Plötzlich hält sie inne, darauf mit einer Heftigkeit, die nach und nach bis beinahe zum Toben steigt.)</text:span> Aber wag es, Unglückliche – wag es, ihn jetzt noch zu lieben oder von ihm geliebt zu werden – Was sage ich? – Wag es, an ihn zu denken oder einer von seinen Gedanken zu sein – Ich bin mächtig, Unglückliche – fürchterlich – so wahr Gott lebt! Du bist verloren!</text:p>
      <text:p text:style-name="Textkörper_20_Theater"><text:span text:style-name="T1">LUISE</text:span> <text:span text:style-name="T2">(standhaft)</text:span><text:span text:style-name="T1">:</text:span> Ohne Rettung, Mylady, sobald Sie ihn zwingen, dass er Sie lieben muss.</text:p>
      <text:p text:style-name="Textkörper_20_Theater"><text:span text:style-name="T1">LADY:</text:span> Ich verstehe dich – aber er soll mich nicht lieben. Ich will über diese schimpfliche Leidenschaft siegen, mein Herz unterdrücken und das deinige zermalmen – Felsen und Abgründe <text:soft-page-break/>will ich zwischen euch werfen; eine Furie will ich mitten durch euren Himmel gehn; mein Name soll eure Küsse wie ein Gespenst Verbrecher auseinander scheuchen; deine junge blühende Gestalt unter seiner Umarmung welk wie eine Mumie zusammenfallen – Ich kann nicht mit ihm glücklich werden – aber du sollst es auch nicht werden – Wisse das, Elende! Seligkeit zerstören ist auch Seligkeit.</text:p>
      <text:p text:style-name="Textkörper_20_Theater"><text:span text:style-name="T1">LUISE:</text:span> Eine Seligkeit, um die man Sie schon gebracht hat, Mylady. Lästern Sie Ihr eigenes Herz nicht. Sie sind nicht fähig, das auszuüben, was Sie so drohend auf mich herabschwören. Sie sind nicht fähig, ein Geschöpf zu quälen, das Ihnen nichts zu Leide getan, als dass es empfunden hat wie Sie – Aber ich liebe Sie um dieser Wallung willen, Mylady.</text:p>
      <text:p text:style-name="Textkörper_20_Theater"><text:span text:style-name="T1">LADY</text:span> <text:span text:style-name="T2">(die sich jetzt gefasst hat)</text:span><text:span text:style-name="T1">:</text:span> Wo bin ich? Wo war ich? Was hab ich merken lassen? Wen – hab ich’s merken lassen? – O Luise, edle, große, göttliche Seele! Vergib’s einer Rasenden – Ich will dir kein Haar kränken, mein Kind. Wünsche! Fordre! Ich will dich auf den Händen tragen, deine Freundin, deine Schwester will ich sein – Du bist arm – Sieh! <text:span text:style-name="T2">(Einige Brillanten herunternehmend.)</text:span> Ich will diesen Schmuck verkaufen – meine Garderobe, Pferd und Wagen verkaufen – Dein sei alles, aber entsag ihm!</text:p>
      <text:p text:style-name="Textkörper_20_Theater"><text:span text:style-name="T1">LUISE</text:span> <text:span text:style-name="T2">(tritt zurück voll Befremdung)</text:span><text:span text:style-name="T1">:</text:span> Spottet sie einer Verzweifelnden, oder sollte sie an der barbarischen Tat im Ernst keinen Anteil gehabt haben? – Ha! So könnt ich mir ja noch den Schein einer Heldin geben und meine Ohnmacht zu einem Verdienst aufputzen. <text:span text:style-name="T2">(Sie steht eine Weile gedankenvoll, dann tritt </text:span><text:soft-page-break/><text:span text:style-name="T2">sie näher zur Lady, fasst ihre Hand und sieht sie starr und bedeutend an.)</text:span> Nehmen Sie ihn denn hin, Mylady! – Freiwillig tret ich Ihnen ab den Mann, den man mit Haken der Hölle von meinem blutenden Herzen riss. – – Vielleicht wissen Sie es selbst nicht, Mylady, aber Sie haben den Himmel zweier Liebenden geschleift, von einander gezerrt zwei Herzen, die Gott aneinander band; zerschmettert ein Geschöpf, das ihm nahe ging wie Sie, das er zur Freude schuf wie Sie, das ihn gepriesen hat wie Sie, und ihn nun nimmermehr preisen wird – Lady! ins Ohr des Allwissenden schreit auch der letzte Krampf des zertretenen Wurms – Es wird ihm nicht gleichgültig sein, wenn man Seelen in seinen Händen mordet! Jetzt ist er Ihnen! Jetzt, Mylady, nehmen Sie ihn hin! Rennen Sie in seine Arme! Reißen Sie ihn zum Altar – Nur vergessen Sie nicht, dass zwischen Ihren Brautkuss das Gespenst einer Selbstmörderin stürzen wird – Gott wird barmherzig sein – Ich kann mir nicht anders helfen! <text:span text:style-name="T2">(Sie stürzt hinaus.)</text:span></text:p>
      <text:h text:style-name="P4" text:outline-level="2"><text:bookmark-start text:name="__RefHeading___Toc2715_2120036227"/>Achte Szene<text:bookmark-end text:name="__RefHeading___Toc2715_2120036227"/></text:h>
      <text:p text:style-name="P13"><text:bookmark text:name="ACHTE_SZENE263"/>Lady allein, steht erschüttert und außer sich, den starren Blick nach der Türe gerichtet, durch welche die Millerin weggeeilt; endlich erwacht sie aus ihrer Betäubung.</text:p>
      <text:p text:style-name="Textkörper_20_Theater"><text:bookmark text:name="ACHTE_SZENE264"/><text:span text:style-name="T1">LADY:</text:span> Wie war das? Wie geschah mir? Was sprach die Unglückliche? – Noch, o Himmel! noch zerreißen sie mein Ohr, die fürchterlichen, mich verdammenden Worte: Nehmen Sie ihn <text:soft-page-break/>hin! – Wen, Unglückselige? Das Geschenk deines Sterberöchelns – das schauervolle Vermächtnis deiner Verzweiflung! Gott! Gott! Bin ich so tief gesunken – so plötzlich von allen Thronen meines Stolzes herabgestürzt, dass ich heißhungrig erwarte, was einer Bettlerin Großmut aus ihrem letzten Todeskampfe mir zuwerfen wird? – Nehmen Sie ihn hin, und das spricht sie mit einem Tone, begleitet sie mit einem Blicke – – Ha! Emilie! bist du darum über die Grenzen deines Geschlechts weggeschritten? Musstest du darum um den prächtigen Namen des großen britischen Weibes buhlen, dass das prahlende Gebäude deiner Ehre neben der höheren Tugend einer verwahrlosten Bürgerdirne versinken soll? – Nein, stolze Unglückliche! Nein! – Beschämen läßt sich Emilie Milford – doch beschimpfen nie! Auch ich habe Kraft, zu entsagen. <text:span text:style-name="T2">(Mit majestätischen Schritten auf und nieder.)</text:span></text:p>
      <text:p text:style-name="Textkörper_20_Theater"><text:bookmark text:name="ACHTE_SZENE266"/>Verkrieche dich jetzt, weiches, leidendes Weib – Fahret hin, süße, goldene Bilder der Liebe – Großmut allein sei jetzt meine Führerin! – – Dieses liebende Paar ist verloren, oder Milford muss ihren Anspruch vertilgen und im Herzen des Fürsten erlöschen! <text:span text:style-name="T2">(Nach einer Pause, lebhaft.)</text:span> Es ist geschehen! – Gehoben das furchtbare Hindernis – zerbrochen alle Bande zwischen mir und dem Herzog, gerissen aus meinem Busen diese wütende Liebe! – – In deine Arme werf ich mich, Tugend! – Nimm sie auf, deine reuige Tochter Emilie! – Ha! wie mir so wohl ist! Wie ich auf einmal so leicht! so gehoben mich fühle! – Groß, wie eine fallende Sonne, will ich heut vom Gipfel meiner Hoheit herun<text:soft-page-break/>tersinken, meine Herrlichkeit sterbe mit meiner Liebe, und nichts als mein Herz begleite mich in diese stolze Verweisung. <text:span text:style-name="T2">(Entschlossen zum Schreibpult gehend.)</text:span> Jetzt gleich muss es geschehen – jetzt auf der Stelle, ehe die Reize des lieben Jünglings den blutigen Kampf meines Herzens erneuern. (<text:span text:style-name="T2">Sie setzt sich nieder und fängt an zu schreiben.)</text:span></text:p>
      <text:h text:style-name="P4" text:outline-level="2"><text:bookmark-start text:name="__RefHeading___Toc2717_2120036227"/>Neunte Szene<text:bookmark-end text:name="__RefHeading___Toc2717_2120036227"/></text:h>
      <text:p text:style-name="P13"><text:bookmark text:name="NEUNTE_SZENE268"/>Lady. Ein Kammerdiener. Sophie, hernach der Hofmarschall, zuletzt Bediente.</text:p>
      <text:p text:style-name="Textkörper_20_Theater"><text:bookmark text:name="NEUNTE_SZENE269"/><text:span text:style-name="T1">KAMMERDIENER:</text:span> Hofmarschall von Kalb stehen im Vorzimmer mit einem Auftrag vom Herzog.</text:p>
      <text:p text:style-name="Textkörper_20_Theater"><text:bookmark text:name="NEUNTE_SZENE270"/><text:span text:style-name="T1">LADY</text:span> <text:span text:style-name="T2">(in der Hitze des Schreibens)</text:span><text:span text:style-name="T1">:</text:span> Auftaumeln wird sie, die fürstliche Drahtpuppe! Freilich! Der Einfall ist auch drollig genug, so eine durchlauchtigte Hirnschale auseinander zu treiben! – Seine Hofschranzen werden wirbeln – Das ganze Land wird in Gärung kommen.</text:p>
      <text:p text:style-name="Textkörper_20_Theater"><text:bookmark text:name="NEUNTE_SZENE271"/><text:span text:style-name="T1">KAMMERDIENER und SOPHIE:</text:span> Der Hofmarschall, Mylady –</text:p>
      <text:p text:style-name="Textkörper_20_Theater"><text:bookmark text:name="NEUNTE_SZENE272"/><text:span text:style-name="T1">LADY</text:span> <text:span text:style-name="T2">(dreht sich um)</text:span><text:span text:style-name="T1">:</text:span> Wer? Was? – Desto besser! Diese Sorte von Geschöpfen ist zum Sacktragen auf der Welt. Er soll mir willkommen sein.</text:p>
      <text:p text:style-name="Textkörper_20_Theater"><text:bookmark text:name="NEUNTE_SZENE273"/><text:span text:style-name="T1">KAMMERDIENER</text:span> <text:span text:style-name="T2">(geht ab).</text:span></text:p>
      <text:p text:style-name="Textkörper_20_Theater"><text:bookmark text:name="NEUNTE_SZENE274"/><text:soft-page-break/><text:span text:style-name="T1">SOPHIE</text:span> <text:span text:style-name="T2">(ängstlich näher kommend)</text:span><text:span text:style-name="T1">:</text:span> Wenn ich nicht fürchten müsste, Mylady, es wäre Vermessenheit <text:span text:style-name="T2">(Lady schreibt hitzig fort.)</text:span> Die Millerin stürzte außer sich durch den Vorsaal – Sie glühen – Sie sprechen mit sich selbst <text:span text:style-name="T2">(Lady schreibt immer fort.)</text:span> Ich erschrecke – Was muss geschehen sein?</text:p>
      <text:p text:style-name="Textkörper_20_Theater"><text:bookmark text:name="NEUNTE_SZENE276"/><text:span text:style-name="T1">HOFMARSCHALL</text:span> <text:span text:style-name="T2">(tritt herein, macht dem Rücken der Lady tausend Verbeugungen; da sie ihn nicht bemerkt, kommt er näher, stellt sich hinter ihren Sessel, sucht den Zipfel ihres Kleides wegzukriegen und drückt einen Kuss darauf, mit furchtsamem Lispeln)</text:span><text:span text:style-name="T1">:</text:span> Serenissimus –</text:p>
      <text:p text:style-name="Textkörper_20_Theater"><text:span text:style-name="T1">LADY</text:span> <text:span text:style-name="T2">(indem sie Sand streut und das Geschriebene durchfliegt)</text:span><text:span text:style-name="T1">:</text:span> Er wird mir schwarzen Undank zur Last legen – Ich war eine Verlassene. Er hat mich aus dem Elend gezogen – Aus dem Elend? – Abscheulicher Tausch! – Zerreiße deine Rechnung, Verführer! Meine ewige Schamröte bezahlt sie mit Wucher.</text:p>
      <text:p text:style-name="Textkörper_20_Theater"><text:span text:style-name="T1">HOFMARSCHALL</text:span> <text:span text:style-name="T2">(nachdem er die Lady vergeblich von allen Seiten umgangen hat)</text:span><text:span text:style-name="T1">:</text:span> Mylady scheinen etwas distrait zu sein – Ich werde mir wohl selbst die Kühnheit erlauben müssen. <text:span text:style-name="T2">(Sehr laut.)</text:span> Serenissimus schicken mich, Mylady zu fragen, ob diesen Abend Vauxhall sein werde oder teutsche Komödie?</text:p>
      <text:p text:style-name="Textkörper_20_Theater"><text:span text:style-name="T1">LADY</text:span> <text:span text:style-name="T2">(lachend aufstehend)</text:span><text:span text:style-name="T1">:</text:span> Eines von beiden, mein Engel – Unterdessen bringen Sie Ihrem Herzog diese Karte zum Dessert! <text:span text:style-name="T2">(Gegen Sophien.)</text:span>. Du, Sophie, befiehlst, dass man anspannen soll, und rufst meine ganze Garderobe in diesem Saal zusammen –</text:p>
      <text:p text:style-name="Textkörper_20_Theater"><text:soft-page-break/><text:span text:style-name="T1">SOPHIE</text:span> <text:span text:style-name="T2">(geht ab voll Bestürzung)</text:span><text:span text:style-name="T1">:</text:span> O Himmel! Was ahndet mir? Was wird das noch werden?</text:p>
      <text:p text:style-name="Textkörper_20_Theater"><text:span text:style-name="T1">HOFMARSCHALL:</text:span> Sie sind echauffiert, meine Gnädige?</text:p>
      <text:p text:style-name="Textkörper_20_Theater"><text:span text:style-name="T1">LADY:</text:span> Um so weniger wird hier gelogen sein – Hurra, Herr Hofmarschall! Es wird eine Stelle vakant. Gut Wetter für Kuppler. <text:span text:style-name="T2">(Da der Marschall einen zweifelhaften Blick auf den Zettel wirft.)</text:span> Lesen Sie, lesen Sie!– Es ist mein Wille, dass der Inhalt nicht unter vier Augen bleibe.</text:p>
      <text:p text:style-name="Textkörper_20_Theater"><text:span text:style-name="T1">HOFMARSCHALL</text:span> <text:span text:style-name="T2">(liest, unterdessen sammeln sich die Bedienten der Lady im Hintergrund)</text:span>:</text:p>
      <text:p text:style-name="Textkörper_20_Theater">»Gnädigster Herr,</text:p>
      <text:p text:style-name="Textkörper_20_Theater">Ein Vertrag, den Sie so leichtsinnig brachen, kann mich nicht mehr binden. Die Glückseligkeit Ihres Landes war die Bedingung meiner Liebe. Drei Jahre währte der Betrug. Die Binde fällt mir von den Augen; ich verabscheue Gunstbezeugungen, die von den Tränen der Untertanen triefen. – Schenken Sie die Liebe, die ich Ihnen nicht mehr erwidern kann, Ihrem weinenden Lande und lernen von einer britischen Fürstin Erbarmen gegen Ihr teutsches Volk. In einer Stunde bin ich über der Grenze.</text:p>
      <text:p text:style-name="Textkörper_20_Theater">Johanna Norfolk.«</text:p>
      <text:p text:style-name="Textkörper_20_Theater"><text:span text:style-name="T1">ALLE BEDIENTE</text:span> <text:span text:style-name="T2">(murmeln bestürzt durcheinander)</text:span>. Über der Grenze?</text:p>
      <text:p text:style-name="Textkörper_20_Theater"><text:soft-page-break/><text:span text:style-name="T1">HOFMARSCHALL</text:span> <text:span text:style-name="T2">(legt die Karte erschrocken auf den Tisch)</text:span><text:span text:style-name="T1">:</text:span> Behüte der Himmel, meine Beste und Gnädige! Den Überbringer müsste der Hals eben so jücken als der Schreiberin.</text:p>
      <text:p text:style-name="Textkörper_20_Theater"><text:span text:style-name="T1">LADY:</text:span> Das ist deine Sorge, du Goldmann – Leider weiß ich es, dass du und deinesgleichen am Nachbeten dessen, was andre getan haben, erwürgen! – Mein Rat wäre, man backte den Zettel in eine Wildbretpastete, so fänden ihn Serenissimus auf dem Teller –</text:p>
      <text:p text:style-name="Textkörper_20_Theater"><text:span text:style-name="T1">HOFMARSCHALL:</text:span> Ciel! Diese Vermessenheit! – So erwägen Sie doch, so bedenken Sie doch, wie sehr Sie sich in Disgrace setzen, Lady!</text:p>
      <text:p text:style-name="Textkörper_20_Theater"><text:span text:style-name="T1">LADY</text:span> <text:span text:style-name="T2">(wendet sich zu der versammelten Dienerschaft und spricht das Folgende mit der innigsten Rührung)</text:span><text:span text:style-name="T1">:</text:span> Ihr steht bestürzt, guten Leute, erwartet angstvoll, wie sich das Rätsel entwickeln wird? – Kommt näher, meine Lieben – Ihr dientet mir redlich und warm, sahet mir öfter in die Augen als ich die Börse, euer Gehorsam war eure Leidenschaft, euer Stolz – meine Gnade! – – Dass das Andenken eurer Treue zugleich das Gedächtnis meiner Erniedrigung sein muss! Trauriges Schicksal, dass meine schwärzesten Tage eure glücklichen waren! <text:span text:style-name="T2">(Mit Tränen in den Augen.)</text:span> Ich entlasse euch, meine Kinder – – Lady Milford ist nicht mehr, und Johanna von Norfolk zu arm, ihre Schuld abzutragen – Mein Schatzmeister stürze meine Schatulle unter euch – Dieser Palast bleibt dem Herzog – Der Ärmste von euch wird reicher von hinnen gehen als seine Gebieterin. <text:span text:style-name="T2">(Sie reicht ihre Hände hin, die alle nach einander mit Leidenschaft küs</text:span><text:soft-page-break/><text:span text:style-name="T2">sen.)</text:span> Ich verstehe euch, meine Guten – Lebt wohl! Lebt ewig wohl! <text:span text:style-name="T2">(Fasst sich aus ihrer Beklemmung.)</text:span> Ich höre den Wagen vorfahren. <text:span text:style-name="T2">(Sie reißt sich los, will hinaus, der Hofmarschall verrennt ihr den Weg.)</text:span> Mann des Erbarmens, stehst du noch immer da?</text:p>
      <text:p text:style-name="Textkörper_20_Theater"><text:span text:style-name="T1">HOFMARSCHALL</text:span> <text:span text:style-name="T2">(der diese ganze Zeit über mit einem Geistesbankerott auf den Zettel sah)</text:span><text:span text:style-name="T1">:</text:span> Und dieses Billet soll ich Seiner Hochfürstlichen Durchlaucht zu höchsteigenen Händen geben?</text:p>
      <text:p text:style-name="Textkörper_20_Theater"><text:span text:style-name="T1">LADY:</text:span> Mann des Erbarmens! zu höchsteigenen Händen, und sollst melden zu höchsteigenen Ohren, weil ich nicht barfuß nach Loretto könne, so werde ich um den Taglohn arbeiten, mich zu reinigen von dem Schimpf, ihn beherrscht zu haben.</text:p>
      <text:p text:style-name="P14">(Sie eilt ab. Alle Übrigen gehen sehr bewegt auseinander.)</text:p>
      <text:h text:style-name="P8" text:outline-level="1"><text:bookmark-start text:name="__RefHeading___Toc2719_2120036227"/><text:soft-page-break/>5. Akt<text:bookmark-end text:name="__RefHeading___Toc2719_2120036227"/></text:h>
      <text:h text:style-name="P4" text:outline-level="2"><text:bookmark-start text:name="__RefHeading___Toc2721_2120036227"/>Erste Szene<text:bookmark-end text:name="__RefHeading___Toc2721_2120036227"/></text:h>
      <text:p text:style-name="P13"><text:bookmark text:name="ERSTE_SZENE"/>Luise sitzt stumm und ohne sich zu rühren in dem finstersten Winkel des Zimmers, den Kopf auf den Arm gesunken. Nach einer großen und tiefen Pause kommt Miller mit einer Handlaterne, leuchtet ängstlich im Zimmer herum, ohne Luisen zu bemerken, dann legt er den Hut auf den Tisch und setzt die Laterne nieder.</text:p>
      <text:p text:style-name="Textkörper_20_Theater"><text:bookmark text:name="ERSTE_SZENE269"/><text:span text:style-name="T1">MILLER:</text:span> Hier ist sie auch nicht. Hier wieder nicht – Durch alle Gassen bin ich gezogen, bei allen Bekannten bin ich gewesen, auf allen Toren hab ich gefragt – Mein Kind hat man nirgends gesehen. <text:span text:style-name="T2">(Nach einigem Stillschweigen.)</text:span> Geduld, armer, unglücklicher Vater. Warte ab, bis es Morgen wird. Vielleicht kommt deine Einzige dann ans Ufer geschwommen – – Gott! Gott! Wenn ich mein Herz zu abgöttisch an diese Tochter hing? – Die Strafe ist hart. Himmlischer Vater, hart! Ich will nicht murren, himmlischer Vater, aber die Strafe ist hart. <text:span text:style-name="T2">(Er wirft sich gramvoll in einen Stuhl.)</text:span></text:p>
      <text:p text:style-name="Textkörper_20_Theater"><text:bookmark text:name="ERSTE_SZENE270"/><text:span text:style-name="T1">LUISE</text:span> <text:span text:style-name="T2">(spricht aus dem Winkel)</text:span><text:span text:style-name="T1">:</text:span> Du tust recht, armer alter Mann! Lerne bei Zeit noch verlieren.</text:p>
      <text:p text:style-name="Textkörper_20_Theater"><text:bookmark text:name="ERSTE_SZENE271"/><text:span text:style-name="T1">MILLER</text:span> <text:span text:style-name="T2">(springt auf)</text:span><text:span text:style-name="T1">:</text:span> Bist du da, mein Kind? Bist du? – Aber warum denn so einsam und ohne Licht?</text:p>
      <text:p text:style-name="Textkörper_20_Theater"><text:bookmark text:name="ERSTE_SZENE272"/><text:soft-page-break/><text:span text:style-name="T1">LUISE:</text:span> Ich bin darum doch nicht einsam. Wenn’s so recht schwarz wird um mich herum, hab ich meine besten Besuche.</text:p>
      <text:p text:style-name="Textkörper_20_Theater"><text:bookmark text:name="ERSTE_SZENE273"/><text:span text:style-name="T1">MILLER:</text:span> Gott bewahre dich! Nur der Gewissenswurm schwärmt mit der Eule. Sünden und böse Geister scheuen das Licht.</text:p>
      <text:p text:style-name="Textkörper_20_Theater"><text:bookmark text:name="ERSTE_SZENE274"/><text:span text:style-name="T1">LUISE:</text:span> Auch die Ewigkeit, Vater, die mit der Seele ohne Gehilfen redet.</text:p>
      <text:p text:style-name="Textkörper_20_Theater"><text:bookmark text:name="ERSTE_SZENE275"/><text:span text:style-name="T1">MILLER:</text:span> Kind! Kind! Was für Reden sind das?</text:p>
      <text:p text:style-name="Textkörper_20_Theater"><text:bookmark text:name="ERSTE_SZENE276"/><text:span text:style-name="T1">LUISE</text:span> <text:span text:style-name="T2">(steht auf und kommt vorwärts)</text:span><text:span text:style-name="T1">:</text:span> Ich hab einen harten Kampf gekämpft. Er weiß es, Vater. Gott gab mir Kraft. Der Kampf ist entschieden. Vater! man pflegt unser Geschlecht zart und zerbrechlich zu nennen. Glaub Er das nicht mehr. Vor einer Spinne schütteln wir uns, aber das schwarze Ungeheuer Verwesung drücken wir im Spaß in die Arme. Dieses zur Nachricht, Vater. Seine Luise ist lustig.</text:p>
      <text:p text:style-name="Textkörper_20_Theater"><text:bookmark text:name="ERSTE_SZENE278"/><text:span text:style-name="T1">MILLER:</text:span> Höre, Tochter! ich wollte, du heultest. Du gefielst mir so besser.</text:p>
      <text:p text:style-name="Textkörper_20_Theater"><text:span text:style-name="T1">LUISE:</text:span> Wie ich ihn überlisten will, Vater! Wie ich den Tyrannen betrügen will! – Die Liebe ist schlauer als die Bosheit und kühner – das hat er nicht gewusst, der Mann mit dem traurigen Stern – Oh! sie sind pfiffig, so lang sie es nur mit dem Kopf zu tun haben, aber sobald sie mit dem Herzen anbinden, werden die Böswichter dumm – – Mit einem Eid gedachte er seinen Betrug zu versiegeln? Eide, Vater, binden wohl die Lebendigen, im Tode schmilzt auch der Sakramente eisernes Band. Ferdinand <text:soft-page-break/>wird seine Luise kennen – Will Er mir dies Billet besorgen, Vater? Will Er so gut sein?</text:p>
      <text:p text:style-name="Textkörper_20_Theater"><text:span text:style-name="T1">MILLER:</text:span> An wen, meine Tochter?</text:p>
      <text:p text:style-name="Textkörper_20_Theater"><text:span text:style-name="T1">LUISE:</text:span> Seltsame Frage! Die Unendlichkeit und mein Herz haben miteinander nicht Raum genug für einen einzigen Gedanken an ihn – Wenn hätt ich denn wohl an sonst jemand schreiben sollen?</text:p>
      <text:p text:style-name="Textkörper_20_Theater"><text:span text:style-name="T1">MILLER:</text:span> <text:span text:style-name="T2">(unruhig)</text:span><text:span text:style-name="T1">:</text:span> Höre, Luise! Ich erbreche den Brief.</text:p>
      <text:p text:style-name="Textkörper_20_Theater"><text:span text:style-name="T1">LUISE:</text:span> Wie Er will, Vater – aber Er wird nicht klug daraus werden. Die Buchstaben liegen wie kalte Leichname da und leben nur dem Auge der Liebe.</text:p>
      <text:p text:style-name="Textkörper_20_Theater"><text:span text:style-name="T1">MILLER:</text:span> <text:span text:style-name="T2">(liest)</text:span><text:span text:style-name="T1">:</text:span> »Du bist verraten, Ferdinand – Ein Bubenstück ohne Beispiel zerriss den Bund unsrer Herzen, aber ein schröcklicher Schwur hat meine Zunge gebunden, und dein Vater hat überall seine Horcher gestellt. Doch wenn du Mut hast, Geliebter – ich weiß einen dritten Ort, wo kein Eidschwur mehr bindet und wohin ihm kein Horcher geht.« <text:span text:style-name="T2">(Miller hält inne und sieht ihr ernsthaft ins Gesicht.)</text:span></text:p>
      <text:p text:style-name="Textkörper_20_Theater"><text:span text:style-name="T1">LUISE:</text:span> Warum sieht Er mich so an? Les Er doch ganz aus, Vater.</text:p>
      <text:p text:style-name="Textkörper_20_Theater"><text:span text:style-name="T1">MILLER:</text:span> »Aber Mut genug musst du haben, eine finstre Straße zu wandeln, wo dir nichts leuchtet als deine Luise und Gott – Ganz zur Liebe musst du kommen, daheim lassen all deine Hoffnungen und all deine brausenden Wünsche; nichts <text:soft-page-break/>kannst du brauchen als dein Herz. Willst du – so brich auf, wenn die Glocke den zwölften Streich tut auf dem Karmeliterturm. Bangt dir – so durchstreiche das Wort stark vor deinem Geschlechte, denn ein Mädchen hat dich zuschanden gemacht.« <text:span text:style-name="T2">(Miller legt das Billet nieder, schaut lange mit einem schmerzlichen starren Blick vor sich hinaus, endlich kehrt er sich gegen sie und sagt mit leiser, gebrochener Stimme.)</text:span> Und dieser dritte Ort, meine Tochter?</text:p>
      <text:p text:style-name="Textkörper_20_Theater"><text:span text:style-name="T1">LUISE:</text:span> Er kennt ihn nicht, Er kennt ihn wirklich nicht, Vater? – Sonderbar! Der Ort ist zum Finden gemalt. Ferdinand wird ihn finden.</text:p>
      <text:p text:style-name="Textkörper_20_Theater"><text:span text:style-name="T1">MILLER:</text:span> Hum! rede deutlicher.</text:p>
      <text:p text:style-name="Textkörper_20_Theater"><text:span text:style-name="T1">LUISE:</text:span> Ich weiß soeben kein liebliches Wort dafür – Er muss nicht erschrecken, Vater, wenn ich Ihm ein hässliches nenne. Dieser Ort – O warum hat die Liebe nicht Namen erfunden! Den schönsten hätte sie diesem gegeben. Der dritte Ort, guter Vater – aber Er muss mich ausreden lassen – der dritte Ort ist das Grab.</text:p>
      <text:p text:style-name="Textkörper_20_Theater"><text:span text:style-name="T1">MILLER</text:span> <text:span text:style-name="T2">(zu einem Sessel hinwankend)</text:span><text:span text:style-name="T1">:</text:span> O mein Gott!</text:p>
      <text:p text:style-name="Textkörper_20_Theater"><text:span text:style-name="T1">LUISE</text:span> <text:span text:style-name="T2">(geht auf ihn zu und hält ihn)</text:span><text:span text:style-name="T1">:</text:span> Nicht doch, mein Vater! Das sind nur Schauer, die sich um das Wort herumlagern – Weg mit diesem, und es liegt ein Brautbette da, worüber der Morgen seinen goldenen Teppich breitet und die Frühlinge ihre bunten Girlanden streun. Nur ein heulender Sünder konnte den Tod ein Gerippe schelten; es ist ein holder niedlicher Knabe, blü<text:soft-page-break/>hend, wie sie den Liebesgott malen, aber so tückisch nicht – ein stiller dienstbarer Genius, der der erschöpften Pilgerin Seele den Arm bietet über den Graben der Zeit, das Feenschloss der ewigen Herrlichkeit aufschließt, freundlich nickt und verschwindet.</text:p>
      <text:p text:style-name="Textkörper_20_Theater"><text:span text:style-name="T1">MILLER:</text:span> Was hast du vor, meine Tochter? – Du willst eigenmächtig Hand an dich legen.</text:p>
      <text:p text:style-name="Textkörper_20_Theater"><text:span text:style-name="T1">LUISE:</text:span> Nenn Er es nicht so, mein Vater. Eine Gesellschaft räumen, wo ich nicht wohlgelitten bin – An einen Ort vorausspringen, den ich nicht länger missen kann – Ist denn das Sünde?</text:p>
      <text:p text:style-name="Textkörper_20_Theater"><text:span text:style-name="T1">MILLER:</text:span> Selbstmord ist die abscheulichste, mein Kind – die einzige, die man nicht mehr bereuen kann, weil Tod und Missetat zusammenfallen.</text:p>
      <text:p text:style-name="Textkörper_20_Theater"><text:span text:style-name="T1">LUISE</text:span> <text:span text:style-name="T2">(bleibt erstarrt stehn)</text:span><text:span text:style-name="T1">:</text:span> Entsetzlich! – Aber so rasch wird es doch nicht gehn. Ich will in den Fluss springen, Vater, und im Hinuntersinken Gott den Allmächtigen um Erbarmen bitten.</text:p>
      <text:p text:style-name="Textkörper_20_Theater"><text:span text:style-name="T1">MILLER:</text:span> Das heißt, du willst den Diebstahl bereuen, sobald du das Gestohlene in Sicherheit weißt – Tochter! Tochter! Gib Acht, dass du Gottes nicht spottest, wenn du seiner am meisten vonnöten hast. Oh! es ist weit! weit mit dir gekommen! – Du hast dein Gebet aufgegeben, und der Barmherzige zog seine Hand von dir.</text:p>
      <text:p text:style-name="Textkörper_20_Theater"><text:span text:style-name="T1">LUISE:</text:span> Ist lieben denn Frevel, mein Vater?</text:p>
      <text:p text:style-name="Textkörper_20_Theater"><text:span text:style-name="T1">MILLER:</text:span> Wenn du Gott liebst, wirst du nie bis zum Frevel lieben – – Du hast mich tief gebeugt, meine Einzige! tief, tief, viel<text:soft-page-break/>leicht zur Grube gebeugt. – Doch! ich will dir dein Herz nicht noch schwerer machen – Tochter! ich sprach vorhin etwas. Ich glaubte allein zu sein. Du hast mich behorcht, und warum sollt ich’s noch länger geheim halten? Du warst mein Abgott. Höre, Luise, wenn du noch Platz für das Gefühl eines Vaters hast – Du warst mein Alles. Jetzt vertust du nichts mehr von deinem Eigentum. Auch ich hab alles zu verlieren. Du siehst, mein Haar fängt an grau zu werden. Die Zeit meldet sich allgemach bei mir, wo uns Vätern die Kapitale zustatten kommen, die wir im Herzen unsrer Kinder anlegten – Wirst du mich darum betrügen, Luise? Wirst du dich mit dem Hab und Gut deines Vaters auf und davon machen?</text:p>
      <text:p text:style-name="Textkörper_20_Theater"><text:span text:style-name="T1">LUISE</text:span> <text:span text:style-name="T2">(küsst seine Hand mit der heftigsten Rührung)</text:span><text:span text:style-name="T1">:</text:span> Nein, mein Vater. Ich gehe als Seine große Schuldnerin aus der Welt und werde in der Ewigkeit mit Wucher bezahlen.</text:p>
      <text:p text:style-name="Textkörper_20_Theater"><text:span text:style-name="T1">MILLER:</text:span> Gib Acht, ob du dich da nicht verrechnest, mein Kind? <text:span text:style-name="T2">(Sehr ernst und feierlich.)</text:span> Werden wir uns dort wohl noch finden? – – Sieh! wie du blass wirst! – Meine Luise begreift es von selbst, dass ich sie in jener Welt nicht mehr wohl einholen kann, weil ich nicht so früh dahin eile wie sie – <text:span text:style-name="T2">(Luise stürzt ihm in den Arm, von Schauern ergriffen – Er drückt sie mit Feuer an seine Brust und fährt fort mit beschwörender Stimme)</text:span> O Tochter! Tochter! Gefallene, vielleicht schon verlorene Tochter! Beherzige das ernsthafte Vaterwort! Ich kann nicht über dich wachen. Ich kann dir die Messer nehmen, du kannst dich mit einer Stricknadel töten. Für Gift kann ich dich bewahren, du kannst <text:soft-page-break/>dich mit einer Schnur Perlen erwürgen. – Luise – Luise – nur warnen kann ich dich noch – Willst du es darauf ankommen lassen, dass dein treuloses Gaukelbild auf der schröcklichen Brücke zwischen Zeit und Ewigkeit von dir weiche? Willst du dich vor des Allwissenden Thron mit der Lüge wagen: Deinetwegen, Schöpfer, bin ich da! – wenn deine strafbaren Augen ihre sterbliche Puppe suchen? – Und wenn dieser zerbrechliche Gott deines Gehirns, jetzt Wurm wie du, zu den Füßen deines Richters sich windet, deine gottlose Zuversicht in diesem schwankenden Augenblick Lügen straft und deine betrogenen Hoffnungen an die ewige Erbarmung verweist, die der Elende für sich selbst kaum erflehen kann – Wie dann? <text:span text:style-name="T2">(Nachdrücklicher, lauter.)</text:span> Wie dann, Unglückselige? <text:span text:style-name="T2">(Er hält sie fester, blickt sie eine Weile starr und durchdringend an, dann verlässt er sie schnell.)</text:span> Jetzt weiß ich nichts mehr – <text:span text:style-name="T2">(mit aufgehobener Rechte)</text:span> stehe dir, Gott Richter! für diese Seele nicht mehr. Tu, was du willst. Bring deinem schlanken Jüngling ein Opfer, dass deine Teufel jauchzen und deine guten Engel zurücktreten – Zieh hin! Lade alle deine Sünden auf, lade auch diese, die letzte, die entsetzlichste auf, und wenn die Last noch zu leicht ist, so mache mein Fluch das Gewicht vollkommen – Hier ist ein Messer – durchstich dein Herz und <text:span text:style-name="T2">(indem er laut weinend fortstürzen will)</text:span> das Vaterherz!</text:p>
      <text:p text:style-name="Textkörper_20_Theater"><text:span text:style-name="T1">LUISE</text:span> <text:span text:style-name="T2">(springt auf und eilt ihm nach)</text:span><text:span text:style-name="T1">:</text:span> Halt! Halt! O mein Vater! – Dass die Zärtlichkeit noch barbarischer zwingt als Tyrannenwut! – Was soll ich? Ich kann nicht! Was muss ich tun?</text:p>
      <text:p text:style-name="Textkörper_20_Theater"><text:soft-page-break/><text:span text:style-name="T1">MILLER:</text:span> Wenn die Küsse deines Majors heißer brennen als die Tränen deines Vaters – stirb!</text:p>
      <text:p text:style-name="Textkörper_20_Theater"><text:span text:style-name="T1">LUISE</text:span> <text:span text:style-name="T2">(nach einem qualvollen Kampf mit einiger Festigkeit)</text:span><text:span text:style-name="T1">:</text:span> Vater! Hier ist meine Hand! Ich will – Gott! Gott! Was tu ich? was will ich? – Vater, ich schwöre – Wehe mir, wehe! Verbrecherin, wohin ich mich neige! – Vater, es sei! – Ferdinand – Gott sieht herab! – So zernicht ich sein letztes Gedächtnis. <text:span text:style-name="T2">(Sie zerreißt den Brief.)</text:span></text:p>
      <text:p text:style-name="Textkörper_20_Theater"><text:span text:style-name="T1">MILLER</text:span> <text:span text:style-name="T2">(stürzt ihr freudetrunken an den Hals)</text:span><text:span text:style-name="T1">:</text:span> Das ist meine Tochter! – Blick auf! Um einen Liebhaber bist du leichter, dafür hast du einen glücklichen Vater gemacht. <text:span text:style-name="T2">(Unter Lachen und Weinen sie umarmend.)</text:span> Kind! Kind, das ich den Tag meines Lebens nicht wert war! Gott weiß, wie ich schlechter Mann zu diesem Engel gekommen bin! – Mein Luise, mein Himmelreich! – O Gott! ich verstehe ja wenig vom Lieben, aber dass es eine Qual sein muss, aufzuhören – so was begreif ich noch.</text:p>
      <text:p text:style-name="Textkörper_20_Theater"><text:span text:style-name="T1">LUISE:</text:span> Doch hinweg aus dieser Gegend, mein Vater – Weg von der Stadt, wo meine Gespielinnen meiner spotten und mein guter Name dahin ist auf immerdar – Weg, weg, weit weg von dem Ort, wo mich so viele Spuren der verlorenen Seligkeit anreden. Weg, wenn es möglich ist –</text:p>
      <text:p text:style-name="Textkörper_20_Theater"><text:span text:style-name="T1">MILLER.</text:span> Wohin du nur willst, meine Tochter. Das Brod unsers Herrgotts wächst überall, und Ohren wird er auch meiner Geige bescheren. Ja! lass auch alles dahingehn – Ich setze die Geschichte deines Grams auf die Laute, singe dann ein Lied von der <text:soft-page-break/>Tochter, die, ihren Vater zu ehren, ihr Herz zerriss – wir betteln mit der Ballade von Türe zu Türe, und das Almosen wird köstlich schmecken von den Händen der Weinenden –</text:p>
      <text:h text:style-name="P4" text:outline-level="2"><text:bookmark-start text:name="__RefHeading___Toc2723_2120036227"/>Zweite Szene<text:bookmark-end text:name="__RefHeading___Toc2723_2120036227"/></text:h>
      <text:p text:style-name="P13"><text:bookmark text:name="ZWEITE_SZENE283"/>Ferdinand zu den Vorigen.</text:p>
      <text:p text:style-name="Textkörper_20_Theater"><text:bookmark text:name="ZWEITE_SZENE284"/><text:span text:style-name="T1">LUISE</text:span> <text:span text:style-name="T2">(wird ihn zuerst gewahr und wirft sich Millern laut schreiend um den Hals)</text:span><text:span text:style-name="T1">:</text:span> Gott! Da ist er! Ich bin verloren.</text:p>
      <text:p text:style-name="Textkörper_20_Theater"><text:bookmark text:name="ZWEITE_SZENE285"/><text:span text:style-name="T1">MILLER:</text:span> Wo? Wer?</text:p>
      <text:p text:style-name="Textkörper_20_Theater"><text:bookmark text:name="ZWEITE_SZENE287"/><text:span text:style-name="T1">LUISE</text:span> <text:span text:style-name="T2">(zeigt mit abgewandtem Gesicht auf den Major und drückt sich fester an ihren Vater)</text:span><text:span text:style-name="T1">:</text:span> Er! Er selbst – Seh Er nur um sich, Vater – Mich zu ermorden ist er da!</text:p>
      <text:p text:style-name="Textkörper_20_Theater"><text:span text:style-name="T1">MILLER</text:span> <text:span text:style-name="T2">(erblickt ihn, fährt zurück)</text:span><text:span text:style-name="T1">:</text:span> Was? Sie hier, Baron?</text:p>
      <text:p text:style-name="Textkörper_20_Theater"><text:span text:style-name="T1">FERDINAND</text:span> <text:span text:style-name="T2">(kommt langsam näher, bleibt Luisen gegenüber stehen und lässt den starren forschenden Blick auf ihr ruhen, nach einer Pause)</text:span><text:span text:style-name="T1">:</text:span> Überraschtes Gewissen, habe Dank! Dein Bekenntnis ist schrecklich, aber schnell und gewiss, und erspart mir die Folterung. – Guten Abend, Miller.</text:p>
      <text:p text:style-name="Textkörper_20_Theater"><text:span text:style-name="T1">MILLER:</text:span> Aber um Gottes willen! Was wollen Sie, Baron? Was führt Sie her? Was soll dieser Überfall?</text:p>
      <text:p text:style-name="Textkörper_20_Theater"><text:span text:style-name="T1">FERDINAND:</text:span> Ich weiß eine Zeit, wo man den Tag in seine Sekunden zerstückte, wo Sehnsucht nach mir sich an die Gewichte der zögernden Wanduhr hing und auf den Aderschlag <text:soft-page-break/>lauerte, unter dem ich erscheinen sollte – Wie kommt’s, dass ich jetzt überrasche?</text:p>
      <text:p text:style-name="Textkörper_20_Theater"><text:span text:style-name="T1">MILLER:</text:span> Gehen Sie, gehen Sie, Baron – Wenn noch ein Funke von Menschlichkeit in Ihrem Herzen zurückblieb – Wenn Sie die nicht erwürgen wollen, die Sie zu lieben vorgeben, fliehen Sie, bleiben Sie keinen Augenblick länger. Der Segen war fort aus meiner Hütte, sobald Sie einen Fuß darein setzten – Sie haben das Elend unter mein Dach gerufen, wo sonst nur die Freude zu Hause war. Sind Sie noch nicht zufrieden? Wollen Sie auch in der Wunde noch wühlen, die Ihre unglückliche Bekanntschaft meinem einzigen Kinde schlug?</text:p>
      <text:p text:style-name="Textkörper_20_Theater"><text:span text:style-name="T1">FERDINAND:</text:span> Wunderlicher Vater, jetzt komm ich ja, deiner Tochter etwas Erfreuliches zu sagen.</text:p>
      <text:p text:style-name="Textkörper_20_Theater"><text:span text:style-name="T1">MILLER:</text:span> Neue Hoffnungen etwa zu einer neuen Verzweiflung? – Geh, Unglücksbote! Dein Gesicht schimpft deine Ware.</text:p>
      <text:p text:style-name="Textkörper_20_Theater"><text:span text:style-name="T1">FERDINAND:</text:span> Endlich ist es erschienen, das Ziel meiner Hoffnungen! Lady Milford, das furchtbarste Hindernis unsrer Liebe, floh diesen Augenblick aus dem Lande. Mein Vater billigt meine Wahl. Das Schicksal lässt nach, uns zu verfolgen. Unsere glücklichen Sterne gehen auf – Ich bin jetzt da, mein gegebenes Wort einzulösen und meine Braut zum Altar abzuholen.</text:p>
      <text:p text:style-name="Textkörper_20_Theater"><text:span text:style-name="T1">MILLER:</text:span> Hörst du ihn, meine Tochter? Hörst du ihn sein Gespötte mit deinen getäuschten Hoffnungen treiben? O wahrlich, Baron! es steht dem Verführer so schön, an seinem Verbrechen seinen Witz noch zu kützeln.</text:p>
      <text:p text:style-name="Textkörper_20_Theater"><text:soft-page-break/><text:span text:style-name="T1">FERDINAND:</text:span> Du glaubst, ich scherze. Bei meiner Ehre nicht! Meine Aussage ist wahr, wie die Liebe meiner Luise, und heilig will ich sie halten, wie sie ihre Eide – Ich kenne nichts Heiligeres – Noch zweifelst du? noch kein freudiges Erröten auf den Wangen meiner schönen Gemahlin? Sonderbar! Die Lüge muss hier gangbare Münze sein, wenn die Wahrheit so wenig Glauben findet. Ihr misstraut meinen Worten? So glaubt diesem schriftlichen Zeugnis. <text:span text:style-name="T2">(Er wirft Luisen den Brief an den Marschall zu.)</text:span></text:p>
      <text:p text:style-name="Textkörper_20_Theater"><text:span text:style-name="T1">LUISE</text:span> <text:span text:style-name="T2">(schlägt ihn auseinander und sinkt leichenblass nieder)</text:span>.</text:p>
      <text:p text:style-name="Textkörper_20_Theater"><text:span text:style-name="T1">MILLER</text:span> <text:span text:style-name="T2">(ohne das zu bemerken, zum Major)</text:span><text:span text:style-name="T1">:</text:span> Was soll das bedeuten, Baron? Ich verstehe Sie nicht.</text:p>
      <text:p text:style-name="Textkörper_20_Theater"><text:span text:style-name="T1">FERDINAND</text:span> <text:span text:style-name="T2">(führt ihn zu Luisen hin)</text:span><text:span text:style-name="T1">:</text:span> Desto besser hat mich diese verstanden!</text:p>
      <text:p text:style-name="Textkörper_20_Theater"><text:span text:style-name="T1">MILLER</text:span> <text:span text:style-name="T2">(fällt an ihr nieder)</text:span><text:span text:style-name="T1">:</text:span> O Gott! meine Tochter!</text:p>
      <text:p text:style-name="Textkörper_20_Theater"><text:span text:style-name="T1">FERDINAND:</text:span> Bleich wie der Tod! – Jetzt erst gefällt sie mir, deine Tochter! So schön war sie nie, die fromme, rechtschaffene Tochter – Mit diesem Leichengesicht – – Der Odem des Weltgerichts, der den Firnis von jeder Lüge streift, hat jetzt die Schminke verblasen, womit die Tausendkünstlerin auch die Engel des Lichts hintergangen hat – Es ist ihr schönstes Gesicht! Es ist ihr erstes wahres Gesicht! Lass mich es küssen. <text:span text:style-name="T2">(Er will auf sie zugehen.)</text:span></text:p>
      <text:p text:style-name="Textkörper_20_Theater"><text:span text:style-name="T1">MILLER:</text:span> Zurück! Weg! Greife nicht an das Vaterherz, Knabe! Vor deinen Liebkosungen konnt’ ich sie nicht bewahren, aber ich kann es vor deinen Misshandlungen.</text:p>
      <text:p text:style-name="Textkörper_20_Theater"><text:soft-page-break/><text:span text:style-name="T1">FERDINAND:</text:span> Was willst du, Graukopf? Mit dir hab ich nichts zu schaffen. Menge dich ja nicht in ein Spiel, das so offenbar verloren ist – oder bist du auch vielleicht klüger, als ich dir zugetraut habe? Hast du die Weisheit deiner sechzig Jahre zu den Buhlschaften deiner Tochter geborgt und dies ehrwürdige Haar mit dem Gewerb eines Kupplers geschändet? – Oh! wenn das nicht ist, unglücklicher alter Mann, lege dich nieder und stirb – Noch ist es Zeit. Noch kannst du in dem süßen Taumel entschlafen: Ich war ein glücklicher Vater! – Einen Augenblick später, und du schleuderst die giftige Natter ihrer höllischen Heimat zu, verfluchst das Geschenk und den Geber und fährst mit der Gotteslästerung in die Grube. <text:span text:style-name="T2">(Zu Luisen.)</text:span> Sprich, Unglückselige! Schriebst du diesen Brief?</text:p>
      <text:p text:style-name="Textkörper_20_Theater"><text:span text:style-name="T1">MILLER</text:span> <text:span text:style-name="T2">(warnend zu Luisen)</text:span><text:span text:style-name="T1">:</text:span> Um Gottes Willen, Tochter! Vergiss nicht! Vergiss nicht!</text:p>
      <text:p text:style-name="Textkörper_20_Theater"><text:span text:style-name="T1">LUISE:</text:span> O dieser Brief, mein Vater –</text:p>
      <text:p text:style-name="Textkörper_20_Theater"><text:span text:style-name="T1">FERDINAND:</text:span> Dass er in die unrechten Hände fiel? – Gepriesen sei mir der Zufall, er hat größere Taten getan als die klügelnde Vernunft und wird besser bestehn an jenem Tag als der Witz aller Weisen – Zufall, sage ich? – O die Vorsehung ist dabei, wenn Sperlinge fallen, warum nicht, wo ein Teufel entlarvt werden soll? – Antwort will ich! – Schriebst du diesen Brief?</text:p>
      <text:p text:style-name="Textkörper_20_Theater"><text:span text:style-name="T1">MILLER</text:span> <text:span text:style-name="T2">(seitwärts zu ihr mit Beschwörung)</text:span><text:span text:style-name="T1">:</text:span> Standhaft! Standhaft, meine Tochter! Nur noch das einzige Ja, und alles ist überwunden.</text:p>
      <text:p text:style-name="Textkörper_20_Theater"><text:soft-page-break/><text:span text:style-name="T1">FERDINAND:</text:span> Lustig! Lustig! Auch der Vater betrogen. Alles betrogen! Nun sieh, wie sie dasteht, die Schändliche, und selbst ihre Zunge nun ihrer letzten Lüge den Gehorsam aufkündigt! Schwöre bei Gott! bei dem fürchterlich wahren! Schriebst du diesen Brief?</text:p>
      <text:p text:style-name="Textkörper_20_Theater"><text:span text:style-name="T1">LUISE</text:span> <text:span text:style-name="T2">(nach einem qualvollen Kampf, worin sie durch Blicke mit ihrem Vater gesprochen hat, fest und entscheidend)</text:span><text:span text:style-name="T1">:</text:span> Ich schrieb ihn.</text:p>
      <text:p text:style-name="Textkörper_20_Theater"><text:span text:style-name="T1">FERDINAND</text:span> <text:span text:style-name="T2">(bleibt erschrocken stehen)</text:span><text:span text:style-name="T1">:</text:span> Luise! – Nein! So wahr meine Seele lebt! du lügst – Auch die Unschuld bekennt sich auf der Folterbank zu Freveln, die sie nie beging – Ich fragte zu heftig – Nicht wahr, Luise – Du bekanntest nur, weil ich zu heftig fragte?</text:p>
      <text:p text:style-name="Textkörper_20_Theater"><text:span text:style-name="T1">LUISE:</text:span> Ich bekannte, was wahr ist.</text:p>
      <text:p text:style-name="Textkörper_20_Theater"><text:span text:style-name="T1">FERDINAND:</text:span> Nein sag ich! nein! nein! Du schriebst nicht. Es ist deine Hand gar nicht – Und wäre sie’s, warum sollten Handschriften schwerer nachzumachen sein, als Herzen zu verderben? Rede mir wahr, Luise – oder nein, nein, tu es nicht, du könntest Ja sagen, und ich wär verloren – Eine Lüge, Luise – eine Lüge – O wenn du jetzt eine wüsstest, mir hinwärfest mit der offenen Engelmiene, nur mein Ohr, nur mein Aug überredetest, dieses Herz auch noch so abscheulich täuschtest – O Luise! Alle Wahrheit möchte dann mit diesem Hauch aus der Schöpfung wandern und die gute Sache ihren starren Hals von nun an <text:soft-page-break/>zu einem höfischen Bückling beugen! <text:span text:style-name="T2">(Mit scheuem bebendem Ton.)</text:span> Schriebst du diesen Brief?</text:p>
      <text:p text:style-name="Textkörper_20_Theater"><text:span text:style-name="T1">LUISE:</text:span> Bei Gott! bei dem fürchterlich wahren! Ja!</text:p>
      <text:p text:style-name="Textkörper_20_Theater"><text:span text:style-name="T1">FERDINAND</text:span> <text:span text:style-name="T2">(nach einer Pause, im Ausdruck des tiefsten Schmerzes)</text:span><text:span text:style-name="T1">:</text:span> Weib! Weib! – Das Gesicht, mit dem du jetzt vor mir stehst! – Teile mit diesem Gesicht Paradiese aus, du wirst selbst im Reich der Verdammnis keinen Käufer finden – Wusstest du, was du mir warst, Luise? Ohnmöglich! Nein! Du wusstest nicht, dass du mir alles warst! Alles! – Es ist ein armes verächtliches Wort, aber die Ewigkeit hat Mühe, es zu umwandern; Weltsysteme vollenden ihre Bahnen darin – Alles! und so frevelhaft damit zu spielen – O es ist schrecklich –</text:p>
      <text:p text:style-name="Textkörper_20_Theater"><text:span text:style-name="T1">LUISE:</text:span> Sie haben mein Geständnis, Herr von Walter. Ich habe mich selbst verdammt. Gehen Sie nun! Verlassen Sie ein Haus, wo Sie so unglücklich waren.</text:p>
      <text:p text:style-name="Textkörper_20_Theater"><text:span text:style-name="T1">FERDINAND:</text:span> Gut! Gut! Ich bin ja ruhig – ruhig, sagt man ja, ist auch der schaudernde Strich Landes, worüber die Pest ging – ich bin’s. <text:span text:style-name="T2">(Nach einigem Nachdenken.)</text:span> Noch eine Bitte, Luise – die letzte! Mein Kopf brennt so fieberisch. Ich brauche Kühlung – Willst du mir ein Glas Limonade zurecht machen? <text:span text:style-name="T2">(Luise geht ab.)</text:span></text:p>
      <text:h text:style-name="P4" text:outline-level="2"><text:bookmark-start text:name="__RefHeading___Toc2725_2120036227"/><text:soft-page-break/>Dritte Szene<text:bookmark-end text:name="__RefHeading___Toc2725_2120036227"/></text:h>
      <text:p text:style-name="P13"><text:bookmark text:name="DRITTE_SZENE292"/><text:span text:style-name="T2">Ferdinand und Miller.</text:span><text:line-break/><text:span text:style-name="T2">(Beide gehen, ohne ein Wort zu reden, einige Pausen lang auf den entgegengesetzten Seiten des Zimmers auf und ab).</text:span></text:p>
      <text:p text:style-name="Textkörper_20_Theater"><text:bookmark text:name="DRITTE_SZENE293"/><text:span text:style-name="T1">MILLER</text:span> <text:span text:style-name="T2">(bleibt endlich stehen und betrachtet den Major mit trauriger Miene)</text:span><text:span text:style-name="T1">:</text:span> Lieber Baron, kann es Ihren Gram vielleicht mindern, wenn ich Ihnen gestehe, dass ich Sie herzlich bedaure?</text:p>
      <text:p text:style-name="Textkörper_20_Theater"><text:bookmark text:name="DRITTE_SZENE294"/><text:span text:style-name="T1">FERDINAND:</text:span> Lass Er es gut sein, Miller. <text:span text:style-name="T2">(Wieder einige Schritte.)</text:span> Miller, ich weiß nur kaum noch, wie ich in Sein Haus kam – Was war die Veranlassung?</text:p>
      <text:p text:style-name="Textkörper_20_Theater"><text:bookmark text:name="DRITTE_SZENE295"/><text:span text:style-name="T1">MILLER:</text:span> Wie, Herr Major? Sie wollten ja Lektion auf der Flöte bei mir nehmen. Das wissen Sie nicht mehr?</text:p>
      <text:p text:style-name="Textkörper_20_Theater"><text:bookmark text:name="DRITTE_SZENE296"/><text:span text:style-name="T1">FERDINAND</text:span> <text:span text:style-name="T2">(rasch)</text:span><text:span text:style-name="T1">:</text:span> Ich sah Seine Tochter. <text:span text:style-name="T2">(Wiederum einige Pausen.)</text:span> Er hat nicht Wort gehalten, Freund. Wir akkordierten Ruhe für meine einsamen Stunden. Er betrog mich und verkaufte mir Skorpionen. <text:span text:style-name="T2">(Da er Millers Bewegung sieht.)</text:span> Nein! erschrick nur nicht, alter Mann. <text:span text:style-name="T2">(Gerührt an seinem Hals.)</text:span> Du bist nicht schuldig.</text:p>
      <text:p text:style-name="Textkörper_20_Theater"><text:bookmark text:name="DRITTE_SZENE297"/><text:span text:style-name="T1">MILLER</text:span> <text:span text:style-name="T2">(die Augen wischend)</text:span><text:span text:style-name="T1">:</text:span> Das weiß der allwissende Gott!</text:p>
      <text:p text:style-name="Textkörper_20_Theater"><text:bookmark text:name="DRITTE_SZENE298"/><text:span text:style-name="T1">FERDINAND</text:span> <text:span text:style-name="T2">(aufs neue hin und her, in düstres Grübeln versunken)</text:span><text:span text:style-name="T1">:</text:span> Seltsam, o unbegreiflich seltsam spielt Gott mit uns. An dünnen unmerkbaren Seilen hängen oft fürchterliche Gewichte – Wüsste der Mensch, dass er an diesem Apfel den Tod <text:soft-page-break/>essen sollte – Hum! – Wüsste er das? <text:span text:style-name="T2">(Heftiger auf und nieder, dann Millers Hand mit starker Bewegung fassend.)</text:span> Mann! Ich bezahle dir dein bisschen Flöte zu teuer – – und du gewinnst nicht einmal – auch du verlierst – verlierst vielleicht alles. <text:span text:style-name="T2">(Gepresst von ihm weggehend.)</text:span> Unglückseliges Flötenspiel, das mir nie hätte einfallen sollen.</text:p>
      <text:p text:style-name="Textkörper_20_Theater"><text:bookmark text:name="DRITTE_SZENE299"/><text:span text:style-name="T1">MILLER</text:span> <text:span text:style-name="T2">(sucht seine Rührung zu verbergen)</text:span><text:span text:style-name="T1">:</text:span> Die Limonade bleibt auch gar zu lang außen. Ich denke, ich sehe nach, wenn Sie mir’s nicht für übel nehmen –</text:p>
      <text:p text:style-name="Textkörper_20_Theater"><text:bookmark text:name="DRITTE_SZENE301"/><text:span text:style-name="T1">FERDINAND:</text:span> Es eilt nicht, lieber Miller. <text:span text:style-name="T2">(Vor sich hinmurmelnd.)</text:span> Zumal für den Vater nicht – Bleib Er nur – Was hatt’ ich doch fragen wollen? – Ja! – Ist Luise Seine einzige Tochter? Sonst hat Er keine Kinder mehr?</text:p>
      <text:p text:style-name="Textkörper_20_Theater"><text:span text:style-name="T1">MILLER</text:span> <text:span text:style-name="T2">(warm)</text:span><text:span text:style-name="T1">:</text:span> Habe sonst keins mehr, Baron – wünsch mir auch keins mehr. Das Mädel ist just so recht, mein ganzes Vaterherz einzustecken – hab meine ganze Barschaft von Liebe an der Tochter schon zugesetzt.</text:p>
      <text:p text:style-name="Textkörper_20_Theater"><text:span text:style-name="T1">FERDINAND</text:span> <text:span text:style-name="T2">(heftig erschüttert)</text:span><text:span text:style-name="T1">:</text:span> Ha! – – Seh Er doch lieber nach dem Trank, guter Miller. <text:span text:style-name="T2">(Miller ab.)</text:span></text:p>
      <text:h text:style-name="P4" text:outline-level="2"><text:bookmark-start text:name="__RefHeading___Toc2727_2120036227"/>Vierte Szene<text:bookmark-end text:name="__RefHeading___Toc2727_2120036227"/></text:h>
      <text:p text:style-name="P13"><text:bookmark text:name="VIERTE_SZENE303"/>Ferdinand allein.</text:p>
      <text:p text:style-name="Textkörper_20_Prosa"><text:bookmark text:name="VIERTE_SZENE304"/>Das einzige Kind! – Fühlst du das, Mörder? Das einzige! Mörder! hörst du, das einzige? – Und der Mann hat auf der <text:soft-page-break/>großen Welt Gottes nichts als sein Instrument und das einzige – Du willst’s ihm rauben?</text:p>
      <text:p text:style-name="Textkörper_20_Prosa"><text:bookmark text:name="VIERTE_SZENE306"/>Rauben? – Rauben den letzten Notpfenning einem Bettler? Die Krücke zerbrochen vor die Füße werfen dem Lahmen? Wie? Hab ich auch Brust für das? – – Und wenn er nun heimeilt und nicht erwarten kann, die ganze Summe seiner Freuden vom Gesicht dieser Tochter herunter zu zählen, und hereintritt, und sie da liegt, die Blume – welk – tot – zertreten, mutwillig, die letzte, einzige, unüberschwängliche Hoffnung – Ha! und er dasteht, vor ihr, und dasteht und ihm die ganze Natur den lebendigen Odem anhält, und sein erstarrter Blick die entvölkerte Unendlichkeit fruchtlos durchwandert, Gott sucht, und Gott nicht mehr finden kann, und leerer zurückkommt – – Gott! Gott! aber auch mein Vater hat diesen einzigen Sohn – den einzigen Sohn, doch nicht den einzigen Reichtum – <text:span text:style-name="T2">(Nach einer Pause.)</text:span> Doch wie? was verliert er denn? Das Mädchen, dem die heiligsten Gefühle der Liebe nur Puppen waren, wird es den Vater glücklich machen können? – Es wird nicht! Es wird nicht! Und ich verdiene noch Dank, dass ich die Natter zertrete, ehe sie auch noch den Vater verwundet.</text:p>
      <text:h text:style-name="P4" text:outline-level="2"><text:bookmark-start text:name="__RefHeading___Toc2729_2120036227"/>Fünfte Szene<text:bookmark-end text:name="__RefHeading___Toc2729_2120036227"/></text:h>
      <text:p text:style-name="P13"><text:bookmark text:name="F.C3.9CNFTE_SZENE308"/>Miller, der zurückkommt, und Ferdinand.</text:p>
      <text:p text:style-name="Textkörper_20_Theater"><text:bookmark text:name="F.C3.9CNFTE_SZENE309"/><text:span text:style-name="T1">MILLER:</text:span> Gleich sollen Sie bedient sein, Baron. Draußen sitzt das arme Ding und will sich zu Tode weinen. Sie wird Ihnen mit der Limonade auch Tränen zu trinken geben.</text:p>
      <text:p text:style-name="Textkörper_20_Theater"><text:bookmark text:name="F.C3.9CNFTE_SZENE310"/><text:soft-page-break/><text:span text:style-name="T1">FERDINAND:</text:span> Und wohl, wenn’s nur Tränen wären! – – Weil wir vorhin von der Musik sprachen, Miller – <text:span text:style-name="T2">(Eine Börse ziehend.)</text:span> Ich bin noch Sein Schuldner.</text:p>
      <text:p text:style-name="Textkörper_20_Theater"><text:bookmark text:name="F.C3.9CNFTE_SZENE311"/><text:span text:style-name="T1">MILLER:</text:span> Wie? Was? Gehen Sie mir, Baron! Wofür halten Sie mich? Das steht ja in guter Hand, tun Sie mir doch den Schimpf nicht an, und sind wir ja, will’s Gott, nicht das letzte Mal beieinander.</text:p>
      <text:p text:style-name="Textkörper_20_Theater"><text:bookmark text:name="F.C3.9CNFTE_SZENE312"/><text:span text:style-name="T1">FERDINAND:</text:span> Wer kann das wissen? Nehm Er nur. Es ist für Leben und Sterben.</text:p>
      <text:p text:style-name="Textkörper_20_Theater"><text:bookmark text:name="F.C3.9CNFTE_SZENE313"/><text:span text:style-name="T1">MILLER</text:span> <text:span text:style-name="T2">(lachend)</text:span><text:span text:style-name="T1">:</text:span> O deswegen, Baron! Auf den Fall, denk ich, kann man’s wagen bei Ihnen.</text:p>
      <text:p text:style-name="Textkörper_20_Theater"><text:bookmark text:name="F.C3.9CNFTE_SZENE314"/><text:span text:style-name="T1">FERDINAND:</text:span> Man wagte wirklich – Hat Er nie gehört, dass Jünglinge gefallen sind – Mädchen und Jünglinge, die Kinder der Hoffnung, die Luftschlösser betrogener Väter – Was Wurm und Alter nicht tun, kann oft ein Donnerschlag ausrichten – Auch Seine Luise ist nicht unsterblich.</text:p>
      <text:p text:style-name="Textkörper_20_Theater"><text:bookmark text:name="F.C3.9CNFTE_SZENE315"/><text:span text:style-name="T1">MILLER:</text:span> Ich hab sie von Gott.</text:p>
      <text:p text:style-name="Textkörper_20_Theater"><text:bookmark text:name="F.C3.9CNFTE_SZENE316"/><text:span text:style-name="T1">FERDINAND:</text:span> Hör Er – Ich sag Ihm, sie ist nicht unsterblich. Diese Tochter ist Sein Augapfel. Er hat sich mit Herz und Seel an diese Tochter gehängt. Sei Er vorsichtig, Miller. Nur ein verzweifelter Spieler setzt alles auf einen einzigen Wurf. Einen Waghals nennt man den Kaufmann, der auf ein Schiff sein ganzes Vermögen ladet – Hör Er, denk Er der Warnung nach – – Aber warum nimmt Er Sein Geld nicht?</text:p>
      <text:p text:style-name="Textkörper_20_Theater"><text:bookmark text:name="F.C3.9CNFTE_SZENE317"/><text:soft-page-break/><text:span text:style-name="T1">MILLER:</text:span> Was, Herr? die ganze allmächtige Börse? Wohin denken Eure Gnaden?</text:p>
      <text:p text:style-name="Textkörper_20_Theater"><text:bookmark text:name="F.C3.9CNFTE_SZENE318"/><text:span text:style-name="T1">FERDINAND:</text:span> Auf meine Schuldigkeit – Da! <text:span text:style-name="T2">(Er wirft den Beutel auf den Tisch, dass Goldstücke herausfallen.)</text:span> Ich kann den Quark nicht eine Ewigkeit so halten.</text:p>
      <text:p text:style-name="Textkörper_20_Theater"><text:bookmark text:name="F.C3.9CNFTE_SZENE320"/><text:span text:style-name="T1">MILLER</text:span> <text:span text:style-name="T2">(bestürzt)</text:span><text:span text:style-name="T1">:</text:span> Was beim großen Gott? Der klang nicht wie Silbergeld! <text:span text:style-name="T2">(Er tritt zum Tisch und ruft mit Entsetzen.)</text:span> Wie, um aller Himmel willen, Baron? Baron? Wo sind Sie? Was treiben Sie, Baron? Das nenn ich mir Zerstreuung! <text:span text:style-name="T2">(Mit zusammengeschlagenen Händen.)</text:span> Hier liegt ja – oder bin ich verhext, – oder – Gott verdamm mich! Da greif ich ja das bare, gelbe, leibhaftige Gottesgold – – Nein, Satanas! Du sollst mich nicht darankriegen!</text:p>
      <text:p text:style-name="Textkörper_20_Theater"><text:span text:style-name="T1">FERDINAND:</text:span> Hat Er Alten oder Neuen getrunken, Miller?</text:p>
      <text:p text:style-name="Textkörper_20_Theater"><text:span text:style-name="T1">MILLER</text:span> <text:span text:style-name="T2">(grob)</text:span><text:span text:style-name="T1">:</text:span> Donner und Wetter! Da schauen Sie nur hin! – Gold!</text:p>
      <text:p text:style-name="Textkörper_20_Theater"><text:span text:style-name="T1">FERDINAND:</text:span> Und was nun weiter?</text:p>
      <text:p text:style-name="Textkörper_20_Theater"><text:span text:style-name="T1">MILLER:</text:span> Ins Henkers Namen – ich sage – ich bitte Sie um Gottes Christi willen – Gold!</text:p>
      <text:p text:style-name="Textkörper_20_Theater"><text:span text:style-name="T1">FERDINAND:</text:span> Das ist nun freilich etwas Merkwürdiges.</text:p>
      <text:p text:style-name="Textkörper_20_Theater"><text:span text:style-name="T1">MILLER</text:span> <text:span text:style-name="T2">(nach einigem Stillschweigen zu ihm gehend, mit Empfindung)</text:span><text:span text:style-name="T1">:</text:span> Gnädiger Herr, ich bin ein schlichter, gerader Mann, wenn Sie mich etwa zu einem Bubenstück anspannen <text:soft-page-break/>wollen – denn so viel Geld lässt sich, weiß Gott, nicht mit etwas Gutem verdienen.</text:p>
      <text:p text:style-name="Textkörper_20_Theater"><text:span text:style-name="T1">FERDINAND</text:span> <text:span text:style-name="T2">(bewegt)</text:span><text:span text:style-name="T1">:</text:span> Sei Er ganz getrost, lieber Miller. Das Geld hat Er längst verdient, und Gott bewahre mich, dass ich mich mit Seinem guten Gewissen dafür bezahlt machen sollte.</text:p>
      <text:p text:style-name="Textkörper_20_Theater"><text:span text:style-name="T1">MILLER</text:span> <text:span text:style-name="T2">(wie ein Halbnarr in die Höhe springend)</text:span><text:span text:style-name="T1">:</text:span> Mein also! Mein! Mit des guten Gottes Wissen und Willen, mein! <text:span text:style-name="T2">(Nach der Tür laufend, schreiend.)</text:span> Weib! Tochter! Victoria! Herbei! <text:span text:style-name="T2">(Zurückkommend.)</text:span> Aber du lieber Himmel! wie komm ich denn so auf einmal zu dem ganzen grausamen Reichtum? Wie verdien ich ihn? lohn ich ihn? Heh?</text:p>
      <text:p text:style-name="Textkörper_20_Theater"><text:span text:style-name="T1">FERDINAND:</text:span> Nicht mit Seinen Musikstunden, Miller – Mit dem Geld hier bezahl ich Ihm, <text:span text:style-name="T2">(von Schauern ergriffen hält er inne)</text:span> bezahl ich Ihm <text:span text:style-name="T2">(nach einer Pause mit Wehmut)</text:span> den drei Monat langen glücklichen Traum von Seiner Tochter.</text:p>
      <text:p text:style-name="Textkörper_20_Theater"><text:span text:style-name="T1">MILLER</text:span> <text:span text:style-name="T2">(fasst seine Hand, die er stark drückt)</text:span><text:span text:style-name="T1">:</text:span> Gnädiger Herr! Wären Sie ein schlechter, geringer Bürgersmann – <text:span text:style-name="T2">(rasch)</text:span> und mein Mädel liebte Sie nicht – Erstechen wollt ich’s, das Mädel. <text:span text:style-name="T2">(Wieder beim Geld, darauf niedergeschlagen.)</text:span> Aber da hab ich ja nun alles und Sie nichts, und da werd ich nun das ganze Gaudium wieder herausblechen müssen? Heh?</text:p>
      <text:p text:style-name="Textkörper_20_Theater"><text:span text:style-name="T1">FERDINAND:</text:span> Lass Er sich das nicht anfechten, Freund – – Ich reise ab, und in dem Land, wo ich mich zu setzen gedenke, gelten die Stempel nicht.</text:p>
      <text:p text:style-name="Textkörper_20_Theater"><text:soft-page-break/><text:span text:style-name="T1">MILLER</text:span> <text:span text:style-name="T2">(unterdessen mit unverwandten Augen auf das Gold hingeheftet, voll Entzückung)</text:span><text:span text:style-name="T1">:</text:span> Bleibt’s also mein? Bleibt’s? – Aber das tut mir nur Leid, dass Sie verreisen – Und wart, was ich jetzt auftreten will! Wie ich die Backen jetzt vollnehmen will! <text:span text:style-name="T2">(Er setzt den Hut auf und schießt durch das Zimmer.)</text:span> Und auf den Markt will ich und meine Musikstunden geben und Numero fünfe Dreikönig rauchen, und wenn ich wieder auf dem Dreibatzenplatz sitze, soll mich der Teufel holen. <text:span text:style-name="T2">(Will fort.)</text:span></text:p>
      <text:p text:style-name="Textkörper_20_Theater"><text:span text:style-name="T1">FERDINAND:</text:span> Bleib Er! Schweig Er! und streich Er sein Geld ein. <text:span text:style-name="T2">(Nachdrücklich.)</text:span> Nur diesen Abend noch schweig Er und geb Er, mir zu Gefallen, von nun an keine Musikstunden mehr.</text:p>
      <text:p text:style-name="Textkörper_20_Theater"><text:span text:style-name="T1">MILLER</text:span> <text:span text:style-name="T2">(noch hitziger und ihn hart an der Weste fassend, voll inniger Freude)</text:span><text:span text:style-name="T1">:</text:span> Und Herr! meine Tochter! <text:span text:style-name="T2">(Ihn werden loslassend.)</text:span> Geld macht den Mann nicht – Geld nicht – Ich habe Kartoffeln gegessen oder ein wildes Huhn; satt ist satt, und dieser Rock da ist ewig gut, wenn Gottes liebe Sonne nicht durch den Ärmel scheint – Für mich ist das Plunder – Aber dem Mädel soll der Segen bekommen; was ich ihr nur an den Augen absehen kann, soll sie haben –</text:p>
      <text:p text:style-name="Textkörper_20_Theater"><text:span text:style-name="T1">FERDINAND</text:span> <text:span text:style-name="T2">(fällt rasch ein)</text:span><text:span text:style-name="T1">:</text:span> Stille, o stille –</text:p>
      <text:p text:style-name="Textkörper_20_Theater"><text:span text:style-name="T1">MILLER</text:span> <text:span text:style-name="T2">(immer feuriger)</text:span><text:span text:style-name="T1">:</text:span> Und soll mir Französisch lernen aus dem Fundament und Menuett–Tanzen und Singen, dass man’s in den Zeitungen lesen soll; und eine Haube soll sie tragen wie die Hofratstöchter und einen Kidebarri, wie sie’s heißen, <text:soft-page-break/>und von der Geigerstochter soll man reden auf vier Meilen weit –</text:p>
      <text:p text:style-name="Textkörper_20_Theater"><text:span text:style-name="T1">FERDINAND</text:span> <text:span text:style-name="T2">(ergreift seine Hand mit der schrecklichsten Bewegung)</text:span><text:span text:style-name="T1">:</text:span> Nichts mehr! Nichts mehr! Um Gotteswillen, schweig Er still! Nur noch heute schweig Er still, das sei der einzige Dank, den ich von Ihm fordre.</text:p>
      <text:h text:style-name="P4" text:outline-level="2"><text:bookmark-start text:name="__RefHeading___Toc2731_2120036227"/>Sechste Szene<text:bookmark-end text:name="__RefHeading___Toc2731_2120036227"/></text:h>
      <text:p text:style-name="P13"><text:bookmark text:name="SECHSTE_SZENE323"/>Luise mit der Limonade, und die Vorigen.</text:p>
      <text:p text:style-name="Textkörper_20_Theater"><text:bookmark text:name="SECHSTE_SZENE324"/><text:span text:style-name="T1">LUISE</text:span> <text:span text:style-name="T2">(mit rotgeweinten Augen und zitternder Stimme, indem sie dem Major das Glas auf einem Teller bringt)</text:span><text:span text:style-name="T1">:</text:span> Sie befehlen, wenn sie nicht stark genug ist?</text:p>
      <text:p text:style-name="Textkörper_20_Theater"><text:bookmark text:name="SECHSTE_SZENE325"/><text:span text:style-name="T1">FERDINAND</text:span> <text:span text:style-name="T2">(nimmt das Glas, setzt es nieder und dreht sich rasch gegen Millern)</text:span><text:span text:style-name="T1">:</text:span> O beinahe hätt ich das vergessen! – Darf ich Ihn um etwas bitten, lieber Miller? Will Er mir einen kleinen Gefallen tun?</text:p>
      <text:p text:style-name="Textkörper_20_Theater"><text:bookmark text:name="SECHSTE_SZENE326"/><text:span text:style-name="T1">MILLER:</text:span> Tausend für einen! Was befehlen – –</text:p>
      <text:p text:style-name="Textkörper_20_Theater"><text:bookmark text:name="SECHSTE_SZENE327"/><text:span text:style-name="T1">FERDINAND:</text:span> Man wird mich bei der Tafel erwarten. Zum Unglück hab ich eine sehr böse Laune. Es ist mir ganz unmöglich, unter Menschen zu gehn – Will Er einen Gang tun zu meinem Vater und mich entschuldigen?</text:p>
      <text:p text:style-name="Textkörper_20_Theater"><text:bookmark text:name="SECHSTE_SZENE328"/><text:span text:style-name="T1">LUISE</text:span> <text:span text:style-name="T2">(erschrickt und fällt schnell ein)</text:span><text:span text:style-name="T1">:</text:span> Den Gang kann ja ich tun.</text:p>
      <text:p text:style-name="Textkörper_20_Theater"><text:bookmark text:name="SECHSTE_SZENE329"/><text:soft-page-break/><text:span text:style-name="T1">MILLER:</text:span> Zum Präsidenten?</text:p>
      <text:p text:style-name="Textkörper_20_Theater"><text:bookmark text:name="SECHSTE_SZENE331"/><text:span text:style-name="T1">FERDINAND:</text:span> Nicht zu ihm selbst. Er übergibt Seinen Auftrag in der Garderobe einem Kammerdiener – Zu Seiner Legitimation ist hier meine Uhr – Ich bin noch da, wenn Er wiederkommt. – Er wartet auf Antwort.</text:p>
      <text:p text:style-name="Textkörper_20_Theater"><text:span text:style-name="T1">LUISE</text:span> <text:span text:style-name="T2">(sehr ängstlich)</text:span><text:span text:style-name="T1">:</text:span> Kann denn ich das nicht auch besorgen?</text:p>
      <text:p text:style-name="Textkörper_20_Theater"><text:span text:style-name="T1">FERDINAND</text:span> <text:span text:style-name="T2">(zu Millern, der eben fort will)</text:span><text:span text:style-name="T1">:</text:span> Halt, und noch etwas! Hier ist ein Brief an meinen Vater, der diesen Abend an mich eingeschlossen kam – Vielleicht dringende Geschäfte – Es geht in einer Bestellung hin –</text:p>
      <text:p text:style-name="Textkörper_20_Theater"><text:span text:style-name="T1">MILLER:</text:span> Schon gut, Baron!</text:p>
      <text:p text:style-name="Textkörper_20_Theater"><text:span text:style-name="T1">LUISE</text:span> <text:span text:style-name="T2">(hängt sich an ihn, in der entsetzlichsten Bangigkeit)</text:span><text:span text:style-name="T1">:</text:span> Aber, mein Vater, Dies alles könnt ich ja recht gut besorgen.</text:p>
      <text:p text:style-name="Textkörper_20_Theater"><text:span text:style-name="T1">MILLER:</text:span> Du bist allein, und es ist finstre Nacht, meine Tochter. <text:span text:style-name="T2">(Ab.)</text:span></text:p>
      <text:p text:style-name="Textkörper_20_Theater"><text:span text:style-name="T1">FERDINAND:</text:span> Leuchte deinem Vater, Luise: <text:span text:style-name="T2">(Währenddem, dass sie Millern mit dem Licht begleitet, tritt er zum Tisch und wirft Gift in ein Glas Limonade.)</text:span> Ja! sie soll dran! Sie soll! Die obern Mächte nicken mir ihr schreckliches Ja herunter, die Rache des Himmels unterschreibt, ihr guter Engel lässt sie fahren –</text:p>
      <text:h text:style-name="Heading_20_2" text:outline-level="2"><text:bookmark-start text:name="__RefHeading___Toc7735_371295672"/><text:soft-page-break/>Siebente Szene<text:bookmark-end text:name="__RefHeading___Toc7735_371295672"/></text:h>
      <text:p text:style-name="P13"><text:bookmark text:name="SIEBENTE_SZENE333"/>Ferdinand und Luise.</text:p>
      <text:p text:style-name="P13"><text:bookmark text:name="SIEBENTE_SZENE334"/>Sie kommt langsam mit dem Lichte zurück, setzt es nieder und stellt sich auf die entgegengesetzte Seite vom Major, das Gesicht auf den Boden geschlagen und nur zuweilen furchtsam und verstohlen nach ihm hinüberschielend. Er steht auf der andern Seite und sieht starr vor sich hinaus.</text:p>
      <text:p text:style-name="P13"><text:bookmark text:name="SIEBENTE_SZENE335"/>(Großes Stillschweigen, das diesen Auftritt ankündigen muss.)</text:p>
      <text:p text:style-name="Textkörper_20_Theater"><text:bookmark text:name="SIEBENTE_SZENE336"/><text:span text:style-name="T1">LUISE:</text:span> Wollen Sie mich akkompagnieren, Herr von Walter, so mach ich einen Gang auf dem Fortepiano. <text:span text:style-name="T2">(Sie öffnet den Pantalon.)</text:span></text:p>
      <text:p text:style-name="P13"><text:bookmark text:name="SIEBENTE_SZENE337"/>(Ferdinand gibt keine Antwort. Pause.)</text:p>
      <text:p text:style-name="Textkörper_20_Theater"><text:bookmark text:name="SIEBENTE_SZENE338"/><text:span text:style-name="T1">LUISE:</text:span> Sie sind mir auch noch Revanche auf dem Schachbrett schuldig. Wollen wir eine Partie, Herr von Walter?</text:p>
      <text:p text:style-name="P13"><text:bookmark text:name="SIEBENTE_SZENE339"/>(Eine neue Pause.)</text:p>
      <text:p text:style-name="Textkörper_20_Theater"><text:bookmark text:name="SIEBENTE_SZENE340"/><text:span text:style-name="T1">LUISE:</text:span> Herr von Walter, die Brieftasche, die ich Ihnen einmal zu sticken versprochen – Ich habe sie angefangen – Wollen Sie das Dessin nicht besehen?</text:p>
      <text:p text:style-name="P13"><text:bookmark text:name="SIEBENTE_SZENE341"/>(Wieder eine Pause.)</text:p>
      <text:p text:style-name="Textkörper_20_Theater"><text:bookmark text:name="SIEBENTE_SZENE343"/><text:span text:style-name="T1">LUISE:</text:span> O ich bin sehr elend!</text:p>
      <text:p text:style-name="Textkörper_20_Theater"><text:span text:style-name="T1">FERDINAND</text:span> <text:span text:style-name="T2">(in der bisherigen Stellung)</text:span><text:span text:style-name="T1">:</text:span> Das könnte wahr sein.</text:p>
      <text:p text:style-name="Textkörper_20_Theater"><text:soft-page-break/><text:span text:style-name="T1">LUISE:</text:span> Meine Schuld ist es nicht, Herr von Walter, dass Sie so schlecht unterhalten werden.</text:p>
      <text:p text:style-name="Textkörper_20_Theater"><text:span text:style-name="T1">FERDINAND</text:span> <text:span text:style-name="T2">(lacht beleidigend vor sich hin)</text:span><text:span text:style-name="T1">:</text:span> Denn was kannst du für meine blöde Bescheidenheit?</text:p>
      <text:p text:style-name="Textkörper_20_Theater"><text:span text:style-name="T1">LUISE:</text:span> Ich hab es ja wohl gewusst, dass wir jetzt nicht zusammen taugen. Ich erschrak auch gleich, ich bekenne es, als Sie meinen Vater verschickten – Herr von Walter, ich vermute, dieser Augenblick wird uns beiden gleich unerträglich sein – Wenn Sie mir’s erlauben wollen, so geh ich und bitte einige von meinen Bekannten her.</text:p>
      <text:p text:style-name="Textkörper_20_Theater"><text:span text:style-name="T1">FERDINAND:</text:span> O ja doch, das tu. Ich will auch gleich gehn und von den meinigen bitten.</text:p>
      <text:p text:style-name="Textkörper_20_Theater"><text:span text:style-name="T1">LUISE</text:span> <text:span text:style-name="T2">(sieht ihn stutzend an)</text:span><text:span text:style-name="T1">:</text:span> Herr von Walter?</text:p>
      <text:p text:style-name="Textkörper_20_Theater"><text:span text:style-name="T1">FERDINAND</text:span> <text:span text:style-name="T2">(sehr hämisch)</text:span><text:span text:style-name="T1">:</text:span> Bei meiner Ehre! der gescheiteste Einfall, den ein Mensch in dieser Lage nur haben kann. Wir machen aus diesem verdrüsslichen Duett eine Lustbarkeit und rächen uns mit Hilfe gewisser Galanterieen an den Grillen der Liebe.</text:p>
      <text:p text:style-name="Textkörper_20_Theater"><text:span text:style-name="T1">LUISE:</text:span> Sie sind aufgeräumt, Herr von Walter?</text:p>
      <text:p text:style-name="Textkörper_20_Theater"><text:span text:style-name="T1">FERDINAND:</text:span> Ganz außerordentlich, um die Knaben auf dem Markt hinter mir her zu jagen! Nein! In Wahrheit, Luise. dein Beispiel bekehrt mich – du sollst meine Lehrerin sein. Toren sind’s, die von ewiger Liebe schwatzen, ewiges Einerlei widersteht, Veränderung nur ist das Salz des Vergnügens – Topp, Lui<text:soft-page-break/>se! Ich bin dabei – Wir hüpfen von Roman zu Romane, wälzen uns von Schlamme zu Schlamm – Du dahin – ich dorthin – Vielleicht, dass meine verlorene Ruhe sich in einem Bordell wieder finden lässt – Vielleicht, dass wir dann nach dem lustigen Wettlauf, zwei modernde Gerippe, mit der angenehmsten Überraschung von der Welt zum zweiten Mal aufeinander stoßen, dass wir uns da an dem gemeinschaftlichen Familienzug, den kein Kind dieser Mutter verleugnet, wie in Komödien wieder erkennen, dass Ekel und Scham noch eine Harmonie veranstalten, die der zärtlichsten Liebe unmöglich gewesen ist.</text:p>
      <text:p text:style-name="Textkörper_20_Theater"><text:span text:style-name="T1">LUISE:</text:span> O Jüngling! Jüngling! Unglücklich bist du schon; willst du es auch noch verdienen?</text:p>
      <text:p text:style-name="Textkörper_20_Theater"><text:span text:style-name="T1">FERDINAND</text:span> <text:span text:style-name="T2">(ergrimmt durch die Zähne murmelnd)</text:span><text:span text:style-name="T1">:</text:span> Unglücklich bin ich? Wer hat dir das gesagt? Weib, du bist zu schlecht, und selbst zu empfinden – womit kannst du eines andern Empfindungen wägen? – Unglücklich, sagte sie? – Ha! dieses Wort könnte meine Wut aus dem Grabe rufen! Unglücklich musst’ ich werden, das wusste sie. Tod und Verdammnis! das wusste sie und hat mich dennoch verraten – Siehe, Schlange! Das war der einzige Fleck der Vergebung – Deine Aussage bricht dir den Hals – Bis jetzt konnt’ ich deinen Frevel mit deiner Einfalt beschönigen, in meiner Verachtung wärst du beinahe meiner Rache entsprungen. <text:span text:style-name="T2">(Indem er hastig das Glas ergreift.)</text:span> Also leichtsinnig warst du nicht – dumm warst du nicht – du warst nur ein Teufel. <text:span text:style-name="T2">(Er trinkt.)</text:span> Die Limonade ist matt wie deine Seele – Versuche!</text:p>
      <text:p text:style-name="Textkörper_20_Theater"><text:soft-page-break/><text:span text:style-name="T1">LUISE:</text:span> O Himmel! Nicht umsonst hab ich diesen Auftritt gefürchtet.</text:p>
      <text:p text:style-name="Textkörper_20_Theater"><text:span text:style-name="T1">FERDINAND</text:span> <text:span text:style-name="T2">(gebieterisch)</text:span><text:span text:style-name="T1">:</text:span> Versuche!</text:p>
      <text:p text:style-name="Textkörper_20_Theater"><text:span text:style-name="T1">LUISE</text:span> <text:span text:style-name="T2">(nimmt das Glas etwas unwillig und trinkt).</text:span></text:p>
      <text:p text:style-name="Textkörper_20_Theater"><text:span text:style-name="T1">FERDINAND</text:span> <text:span text:style-name="T2">(wendet sich, sobald sie das Glas an den Mund setzt, mit einer plötzlichen Erblassung weg und eilt nach dem hintersten Winkel des Zimmers).</text:span></text:p>
      <text:p text:style-name="Textkörper_20_Theater"><text:span text:style-name="T1">LUISE:</text:span> Die Limonade ist gut.</text:p>
      <text:p text:style-name="Textkörper_20_Theater"><text:span text:style-name="T1">FERDINAND</text:span> <text:span text:style-name="T2">(ohne sich umzukehren, von Schauer geschüttelt)</text:span><text:span text:style-name="T1">:</text:span> Wohl bekomm’s!</text:p>
      <text:p text:style-name="Textkörper_20_Theater"><text:span text:style-name="T1">LUISE</text:span> <text:span text:style-name="T2">(nachdem sie es niedergesetzt)</text:span><text:span text:style-name="T1">:</text:span> O wenn Sie wüssten, Walter, wie ungeheuer Sie meine Seele beleidigen.</text:p>
      <text:p text:style-name="Textkörper_20_Theater"><text:span text:style-name="T1">FERDINAND:</text:span> Hum!</text:p>
      <text:p text:style-name="Textkörper_20_Theater"><text:span text:style-name="T1">LUISE:</text:span> Es wird eine Zeit kommen, Walter –</text:p>
      <text:p text:style-name="Textkörper_20_Theater"><text:span text:style-name="T1">FERDINAND</text:span> <text:span text:style-name="T2">(wieder vorwärts kommend)</text:span><text:span text:style-name="T1">:</text:span> Oh! mit der Zeit wären wir fertig.</text:p>
      <text:p text:style-name="Textkörper_20_Theater"><text:span text:style-name="T1">LUISE:</text:span> Wo der heutige Abend schwer auf Ihr Herz fallen dürfte –</text:p>
      <text:p text:style-name="Textkörper_20_Theater"><text:span text:style-name="T1">FERDINAND</text:span> <text:span text:style-name="T2">(fängt an stärker zu gehen und beunruhigter zu werden, indem er Schärpe und Degen von sich wirft)</text:span><text:span text:style-name="T1">:</text:span> Gute Nacht, Herrendienst!</text:p>
      <text:p text:style-name="Textkörper_20_Theater"><text:span text:style-name="T1">LUISE:</text:span> Mein Gott! Wie wird Ihnen?</text:p>
      <text:p text:style-name="Textkörper_20_Theater"><text:soft-page-break/><text:span text:style-name="T1">FERDINAND:</text:span> Heiß und enge – Will mir’s bequemer machen.</text:p>
      <text:p text:style-name="Textkörper_20_Theater"><text:span text:style-name="T1">LUISE:</text:span> Trinken Sie! Trinken Sie! Der Trank wird Sie kühlen.</text:p>
      <text:p text:style-name="Textkörper_20_Theater"><text:span text:style-name="T1">FERDINAND:</text:span> Das wird er auch ganz gewiss – Die Metze ist gutherzig, doch! das sind alle!</text:p>
      <text:p text:style-name="Textkörper_20_Theater"><text:span text:style-name="T1">LUISE</text:span> <text:span text:style-name="T2">(mit dem vollen Ausdruck der Liebe ihm in die Arme eilend)</text:span><text:span text:style-name="T1">:</text:span> Das deiner Luise, Ferdinand?</text:p>
      <text:p text:style-name="Textkörper_20_Theater"><text:span text:style-name="T1">FERDINAND</text:span> <text:span text:style-name="T2">(drückt sie von sich)</text:span><text:span text:style-name="T1">:</text:span> Fort! Fort! Diese sanften schmelzenden Augen weg! Ich erliege. Komm in deiner ungeheuern Furchtbarkeit, Schlange spring an mir auf, Wurm – krame vor mir deine grässlichen Knoten aus, bäume deine Wirbel zum Himmel – so abscheulich, als dich jemals der Abgrund sah – Nur keinen Engel mehr – nur jetzt keinen Engel mehr – es ist zu spät – Ich muss dich zertreten wie eine Natter, oder verzweifeln – Erbarme dich!</text:p>
      <text:p text:style-name="Textkörper_20_Theater"><text:span text:style-name="T1">LUISE:</text:span> Oh! dass es so weit kommen musste!</text:p>
      <text:p text:style-name="Textkörper_20_Theater"><text:span text:style-name="T1">FERDINAND</text:span> <text:span text:style-name="T2">(sie von der Seite betrachtend)</text:span><text:span text:style-name="T1">:</text:span> Dieses schöne Werk des himmlischen Bildners – Wer kann das glauben? – Wer sollte das glauben? <text:span text:style-name="T2">(Ihre Hand fassend und emporhaltend.)</text:span> Ich will dich nicht zur Rede stellen, Gott Schöpfer – aber warum denn dein Gift in so schönen Gefäßen? – – Kann das Laster in diesem milden Himmelstrich fortkommen? – O es ist seltsam.</text:p>
      <text:p text:style-name="Textkörper_20_Theater"><text:span text:style-name="T1">LUISE:</text:span> Das anzuhören und schweigen zu müssen!</text:p>
      <text:p text:style-name="Textkörper_20_Theater"><text:soft-page-break/><text:span text:style-name="T1">FERDINAND:</text:span> Und die süße melodische Stimme – Wie kann so viel Wohlklang kommen aus zerrissenen Saiten? <text:span text:style-name="T2">(Mit trunkenem Aug auf ihrem Anblick verweilend.)</text:span> Alles so schön – so voll Ebenmaß – so göttlich vollkommen! – Überall das Werk seiner himmlischen Schäferstunde! Bei Gott! als wäre die große Welt nur entstanden, den Schöpfer für dieses Meisterstück in Laune zu setzen! – – Und nur in der Seele sollte Gott sich vergriffen haben? Ist es möglich, dass diese empörende Missgeburt in die Natur ohne Tadel kam? <text:span text:style-name="T2">(Indem er sie schnell verlässt.)</text:span> Oder sah er einen Engel unter dem Meißel hervorgehen und half diesem Irrtum in der Eile mit einem desto schlechteren Herzen ab?</text:p>
      <text:p text:style-name="Textkörper_20_Theater"><text:span text:style-name="T1">LUISE:</text:span> O des frevelhaften Eigensinns! Ehe er sich eine Übereilung gestände, greift er lieber den Himmel an.</text:p>
      <text:p text:style-name="Textkörper_20_Theater"><text:span text:style-name="T1">FERDINAND</text:span> <text:span text:style-name="T2">(stürzt ihr heftig weinend an den Hals)</text:span><text:span text:style-name="T1">:</text:span> Noch einmal, Luise – Noch einmal, wie am Tag unsers ersten Kusses, da du Ferdinand stammeltest und das erste Du auf deine brennenden Lippen trat – O eine Saat unendlicher, unaussprechlicher Freuden schien in dem Augenblick wie in der Knospe zu liegen – Da lag die Ewigkeit wie ein schöner Maitag vor unsern Augen; goldne Jahrtausende hüpften wie Bräute vor unsrer Seele vorbei – – Da war ich der Glückliche! – O Luise! Luise! Luise! Warum hat du mir das getan?</text:p>
      <text:p text:style-name="Textkörper_20_Theater"><text:span text:style-name="T1">LUISE:</text:span> Weinen Sie, weinen Sie, Walter. Ihre Wehmut wird gerechter gegen mich sein als Ihre Entrüstung.</text:p>
      <text:p text:style-name="Textkörper_20_Theater"><text:soft-page-break/><text:span text:style-name="T1">FERDINAND:</text:span> Du betrügst dich. Das sind ihre Tränen nicht – Nicht jener warme wollüstige Tau, der in die Wunde der Seele balsamisch fließt und das starre Rad der Empfindung wieder in Gang bringt. Es sind einzelne – kalte Tropfen – das schauerliche ewige Lebewohl meiner Liebe. <text:span text:style-name="T2">(Furchtbar feierlich, indem er die Hand auf ihren Kopf sinken lässt.)</text:span> Tränen um deine Seele, Luise – Tränen um die Gottheit, die ihres unendlichen Wohlwollens hier verfehlte, die so mutwillig um das herrlichste ihrer Werke kommt – O mich deucht, die ganze Schöpfung sollte den Flor anlegen und über das Beispiel betreten sein, das in ihrer Mitte geschieht – Es ist was Gemeines, dass Menschen fallen und Paradiese verloren werden; aber wenn die Pest unter Engel wütet, so rufe man Trauer aus durch die ganze Natur.</text:p>
      <text:p text:style-name="Textkörper_20_Theater"><text:span text:style-name="T1">LUISE:</text:span> Treiben Sie mich nicht aufs Äußerste, Walter. Ich habe Seelenstärke, so gut wie eine – aber sie muss auf eine menschliche Probe kommen. Walter, das Wort noch und dann geschieden – – Ein entsetzliches Schicksal hat die Sprache unsrer Herzen verwirrt. Dürft ich den Mund auftun, Walter, ich könnte dir Dinge sagen – ich könnte – – aber das harte Verhängnis band meine Zunge wie meine Liebe, und dulden muss ich’s, wenn du mich wie eine gemeine Metze misshandelst.</text:p>
      <text:p text:style-name="Textkörper_20_Theater"><text:span text:style-name="T1">FERDINAND:</text:span> Fühlst du dich wohl, Luise?</text:p>
      <text:p text:style-name="Textkörper_20_Theater"><text:span text:style-name="T1">LUISE:</text:span> Wozu diese Frage?</text:p>
      <text:p text:style-name="Textkörper_20_Theater"><text:span text:style-name="T1">FERDINAND:</text:span> Sonst sollte mir’s leid um dich tun, wenn du mit einer Lüge von hinnen müsstest.</text:p>
      <text:p text:style-name="Textkörper_20_Theater"><text:soft-page-break/><text:span text:style-name="T1">LUISE:</text:span> Ich beschwöre Sie, Walter –</text:p>
      <text:p text:style-name="Textkörper_20_Theater"><text:span text:style-name="T1">FERDINAND</text:span> <text:span text:style-name="T2">(unter heftigen Bewegungen)</text:span><text:span text:style-name="T1">:</text:span> Nein! Nein! Zu satanisch wäre diese Rache! Nein, Gott bewahre mich! In jene Welt hinaus will ich’s nicht treiben – Luise! Hast du den Marschall geliebt? Du wirst nicht mehr aus diesem Zimmer gehen.</text:p>
      <text:p text:style-name="Textkörper_20_Theater"><text:span text:style-name="T1">LUISE:</text:span> Fragen Sie, was Sie wollen. Ich antworte nichts mehr. <text:span text:style-name="T2">(Sie setzt sich nieder.)</text:span></text:p>
      <text:p text:style-name="Textkörper_20_Theater"><text:span text:style-name="T1">FERDINAND</text:span> <text:span text:style-name="T2">(ernster)</text:span><text:span text:style-name="T1">:</text:span> Sorge für deine unsterbliche Seele, Luise! – Hast du den Marschall geliebt? Du wirst nicht mehr aus diesem Zimmer gehen.</text:p>
      <text:p text:style-name="Textkörper_20_Theater"><text:span text:style-name="T1">LUISE:</text:span> Ich antworte nichts mehr.</text:p>
      <text:p text:style-name="Textkörper_20_Theater"><text:span text:style-name="T1">FERDINAND</text:span> <text:span text:style-name="T2">(fällt in fürchterlicher Bewegung vor ihr nieder)</text:span><text:span text:style-name="T1">:</text:span> Luise! Hast du den Marschall geliebt? Ehe dieses Licht noch ausbrennt – stehst du – vor Gott!</text:p>
      <text:p text:style-name="Textkörper_20_Theater"><text:span text:style-name="T1">LUISE</text:span> <text:span text:style-name="T2">(fährt erschrocken in die Höhe)</text:span><text:span text:style-name="T1">:</text:span> Jesus! Was ist das? – – – und mir wird sehr übel. <text:span text:style-name="T2">(Sie sinkt auf den Sessel zurück.)</text:span></text:p>
      <text:p text:style-name="Textkörper_20_Theater"><text:span text:style-name="T1">FERDINAND:</text:span> Schon? – Über euch Weiber und das ewige Rätsel! Die zärtliche Nerve hält Freveln fest, die die Menschheit an ihren Wurzeln zernagen; ein elender Gran Arsenik wirft sie um –</text:p>
      <text:p text:style-name="Textkörper_20_Theater"><text:span text:style-name="T1">LUISE:</text:span> Gift! Gift! O mein Herrgott!</text:p>
      <text:p text:style-name="Textkörper_20_Theater"><text:span text:style-name="T1">FERDINAND:</text:span> So fürcht ich. Deine Limonade war in der Hölle gewürzt. Du hast sie dem Tod zugetrunken.</text:p>
      <text:p text:style-name="Textkörper_20_Theater"><text:soft-page-break/><text:span text:style-name="T1">LUISE:</text:span> Sterben! Sterben! Gott allbarmherziger! Gift in der Limonade und sterben! – O meiner Seele erbarme dich, Gott der Erbarmer!</text:p>
      <text:p text:style-name="Textkörper_20_Theater"><text:span text:style-name="T1">FERDINAND:</text:span> Das ist die Hauptsache. Ich bitt ihn auch darum.</text:p>
      <text:p text:style-name="Textkörper_20_Theater"><text:span text:style-name="T1">LUISE:</text:span> Und meine Mutter – mein Vater – Heiland der Welt! mein armer, verlorener Vater! Ist keine Rettung mehr? Mein junges Leben und keine Rettung! und muss ich jetzt schon dahin?</text:p>
      <text:p text:style-name="Textkörper_20_Theater"><text:span text:style-name="T1">FERDINAND:</text:span> Keine Rettung, musst jetzt schon dahin – aber sei ruhig. Wir machen die Reise zusammen.</text:p>
      <text:p text:style-name="Textkörper_20_Theater"><text:span text:style-name="T1">LUISE:</text:span> Ferdinand, auch du! Gift, Ferdinand! Von dir? O Gott, vergiss es ihm – Gott der Gnade, nimm die Sünde von ihm –</text:p>
      <text:p text:style-name="Textkörper_20_Theater"><text:span text:style-name="T1">FERDINAND:</text:span> Sieh du nach deinen Rechnungen – Ich fürchte, sie stehen übel.</text:p>
      <text:p text:style-name="Textkörper_20_Theater"><text:span text:style-name="T1">LUISE:</text:span> Ferdinand! Ferdinand! – Oh – Nun kann ich nicht mehr schweigen – Der Tod – der Tod hebt alle Eide auf – Ferdinand – Himmel und Erde hat nichts Unglückseligeres als dich! – Ich sterbe unschuldig, Ferdinand.</text:p>
      <text:p text:style-name="Textkörper_20_Theater"><text:span text:style-name="T1">FERDINAND</text:span> <text:span text:style-name="T2">(erschrocken)</text:span><text:span text:style-name="T1">:</text:span> Was sagt sie da? – Eine Lüge pflegt man doch sonst nicht auf diese Reise zu nehmen?</text:p>
      <text:p text:style-name="Textkörper_20_Theater"><text:span text:style-name="T1">LUISE:</text:span> Ich lüge nicht – lüge nicht – hab nur einmal gelogen mein Leben lang – Hu! wie das eiskalt durch meine Adern schauert – – als ich den Brief schrieb an den Hofmarschall –</text:p>
      <text:p text:style-name="Textkörper_20_Theater"><text:soft-page-break/><text:span text:style-name="T1">FERDINAND:</text:span> Ha! Dieser Brief! – Gottlob! Jetzt hab ich all meine Mannheit wieder.</text:p>
      <text:p text:style-name="Textkörper_20_Theater"><text:span text:style-name="T1">LUISE</text:span> <text:span text:style-name="T2">(ihre Zunge wird schwerer, ihre Finger fangen an gichterisch zu zucken)</text:span><text:span text:style-name="T1">:</text:span> Dieser Brief – Fasse dich, ein entsetzliches Wort zu hören – Meine Hand schrieb, was mein Herz verdammte – dein Vater hat ihn diktiert.</text:p>
      <text:p text:style-name="Textkörper_20_Theater"><text:span text:style-name="T1">FERDINAND</text:span> <text:span text:style-name="T2">(starr und einer Bildsäule gleich, in langer toter Pause hingewurzelt, fällt endlich wie von einem Donnerschlag nieder).</text:span></text:p>
      <text:p text:style-name="Textkörper_20_Theater"><text:span text:style-name="T1">LUISE:</text:span> O des kläglichen Missverstands – Ferdinand – man zwang mich – vergib – deine Luise hätte den Tod vorgezogen – aber mein Vater – die Gefahr – sie machten es listig.</text:p>
      <text:p text:style-name="Textkörper_20_Theater"><text:span text:style-name="T1">FERDINAND</text:span> <text:span text:style-name="T2">(schrecklich emporgeworfen)</text:span><text:span text:style-name="T1">:</text:span> Gelobet sei Gott! Noch spür und das Gift nicht. <text:span text:style-name="T2">(Er reißt den Degen heraus.)</text:span></text:p>
      <text:p text:style-name="Textkörper_20_Theater"><text:span text:style-name="T1">LUISE</text:span> <text:span text:style-name="T2">(von Schwäche zu Schwäche sinkend)</text:span><text:span text:style-name="T1">:</text:span> Weh! Was beginnst du? Es ist dein Vater –</text:p>
      <text:p text:style-name="Textkörper_20_Theater"><text:span text:style-name="T1">FERDINAND</text:span> <text:span text:style-name="T2">(im Ausdruck der unbändigsten Wut)</text:span><text:span text:style-name="T1">:</text:span> Mörder und Mördervater! – Mit muss er, dass der Richter der Welt nur gegen den Schuldigen rase. <text:span text:style-name="T2">(Will hinaus.)</text:span></text:p>
      <text:p text:style-name="Textkörper_20_Theater"><text:span text:style-name="T1">LUISE:</text:span> Sterbend vergab mein Erlöser – Heil über dich und ihn <text:span text:style-name="T2">(Sie stirbt.)</text:span></text:p>
      <text:p text:style-name="Textkörper_20_Theater"><text:span text:style-name="T1">FERDINAND</text:span> <text:span text:style-name="T2">(kehrt schnell um, wird ihre letzte sterbende Bewegung gewahr und fällt in Schmerz aufgelöst vor der Toten nieder)</text:span><text:span text:style-name="T1">:</text:span> Halt! Halt! Entspringe mir nicht, Engel des Himmels! <text:soft-page-break/><text:span text:style-name="T2">(Er fasst ihre Hand an und lässt sie schnell wie fallen.)</text:span> Kalt, kalt und feucht! Ihre Seele ist dahin. <text:span text:style-name="T2">(Er springt wieder auf.)</text:span> Gott meiner Luise! Gnade! Gnade dem verruchtesten der Mörder! Es war ihr letztes Gebet! – – Wie reizend und schön auch ihr Leichnam! Der gerührte Würger ging schonend über diese freundlichen Wangen hin – Diese Sanftmut war keine Larve, sie hat auch dem Tod standgehalten. <text:span text:style-name="T2">(Nach einer Pause.)</text:span> Aber wie? Warum fühl ich nichts? Will die Kraft meiner Jugend mich retten? Undankbare Mühe! Das ist meine Meinung nicht. <text:span text:style-name="T2">(Er greift nach dem Glase.)</text:span></text:p>
      <text:h text:style-name="P4" text:outline-level="2"><text:bookmark-start text:name="__RefHeading___Toc2735_2120036227"/>Letzte Szene<text:bookmark-end text:name="__RefHeading___Toc2735_2120036227"/></text:h>
      <text:p text:style-name="Textkörper_20_Theater"><text:bookmark text:name="LETZTE_SZENE350"/><text:span text:style-name="T1">Ferdinand:</text:span> Der Präsident. Wurm und Bediente, welche alle voll Schrecken ins Zimmer stürzen; darauf Miller mit Volk und Gerichtsdienern, welche sich im Hintergrund sammeln.</text:p>
      <text:p text:style-name="Textkörper_20_Theater"><text:bookmark text:name="LETZTE_SZENE351"/><text:span text:style-name="T1">PRÄSIDENT</text:span> <text:span text:style-name="T2">(den Brief in der Hand)</text:span><text:span text:style-name="T1">:</text:span> Sohn, was ist das? – Ich will doch nimmermehr glauben –</text:p>
      <text:p text:style-name="Textkörper_20_Theater"><text:bookmark text:name="LETZTE_SZENE352"/><text:span text:style-name="T1">FERDINAND</text:span> <text:span text:style-name="T2">(wirft ihm das Glas vor die Füße)</text:span><text:span text:style-name="T1">:</text:span> So sieh, Mörder!</text:p>
      <text:p text:style-name="Textkörper_20_Theater"><text:bookmark text:name="LETZTE_SZENE353"/><text:span text:style-name="T1">PRÄSIDENT</text:span> <text:span text:style-name="T2">(taumelt hinter sich. Alle erstarren. Eine schröckhafte Pause.)</text:span><text:span text:style-name="T1">:</text:span> Mein Sohn! warum hast du mir das getan?</text:p>
      <text:p text:style-name="Textkörper_20_Theater"><text:bookmark text:name="LETZTE_SZENE354"/><text:span text:style-name="T1">FERDINAND</text:span> <text:span text:style-name="T2">(ohne ihn anzusehen)</text:span><text:span text:style-name="T1">:</text:span> O ja freilich! Ich hätte den Staatsmann erst hören sollen, ob der Streich auch zu seinen Karten passe? – Fein und bewundernswert, ich gesteh’s, war die <text:soft-page-break/>Finte, den Bund unsrer Herzen zu zerreißen durch Eifersucht – Die Rechnung hatte ein Meister gemacht, aber schade nur, dass die zürnende Liebe dem Draht nicht so gehorsam blieb wie deine hölzerne Puppe.</text:p>
      <text:p text:style-name="Textkörper_20_Theater"><text:bookmark text:name="LETZTE_SZENE355"/><text:span text:style-name="T1">PRÄSIDENT</text:span> <text:span text:style-name="T2">(sucht mit verdrehten Augen im ganzen Kreise herum)</text:span><text:span text:style-name="T1">:</text:span> Ist hier niemand, der um einen trostlosen Vater weinte?</text:p>
      <text:p text:style-name="Textkörper_20_Theater"><text:bookmark text:name="LETZTE_SZENE356"/><text:span text:style-name="T1">MILLER</text:span> <text:span text:style-name="T2">(hinter der Szene rufend)</text:span><text:span text:style-name="T1">:</text:span> Lasst mich hinein! Um Gottes willen! Lasst mich!</text:p>
      <text:p text:style-name="Textkörper_20_Theater"><text:bookmark text:name="LETZTE_SZENE357"/><text:span text:style-name="T1">FERDINAND:</text:span> Das Mädchen ist eine Heilige – für sie muss ein anderer rechten. <text:span text:style-name="T2">(Er öffnet Millern die Türe, der mit Volk und Gerichtsdienern hineinstürzt.)</text:span></text:p>
      <text:p text:style-name="Textkörper_20_Theater"><text:bookmark text:name="LETZTE_SZENE358"/><text:span text:style-name="T1">MILLER</text:span> <text:span text:style-name="T2">(in der fürchterlichsten Angst)</text:span><text:span text:style-name="T1">:</text:span> Mein Kind! Mein Kind! – Gift – Gift, schreit man, sei hier genommen worden – Meine Tochter! Wo bist du?</text:p>
      <text:p text:style-name="Textkörper_20_Theater"><text:bookmark text:name="LETZTE_SZENE359"/><text:span text:style-name="T1">FERDINAND</text:span> <text:span text:style-name="T2">(führt ihn zwischen den Präsident und Luisens Leiche)</text:span><text:span text:style-name="T1">:</text:span> Ich bin unschuldig – Danke Diesem hier.</text:p>
      <text:p text:style-name="Textkörper_20_Theater"><text:bookmark text:name="LETZTE_SZENE360"/><text:span text:style-name="T1">MILLER</text:span> <text:span text:style-name="T2">(fällt an ihr zu Boden)</text:span><text:span text:style-name="T1">:</text:span> O Jesus!</text:p>
      <text:p text:style-name="Textkörper_20_Theater"><text:bookmark text:name="LETZTE_SZENE362"/><text:span text:style-name="T1">FERDINAND:</text:span> In wenig Worten, Vater – Sie fangen an mir kostbar zu werden – Ich bin bübisch um mein Leben bestohlen, bestohlen durch Sie. Wie ich mit Gott stehe, zittre ich – doch ein Bösewicht bin ich niemals gewesen. Mein ewiges Los falle, wie es will – auf Sie fall es nicht – Aber ich hab einen Mord begangen, <text:span text:style-name="T2">(mit furchtbar erhobener Stimme)</text:span> einen Mord, den du mir nicht zumuten wirst, allein vor den Richter der Welt hinzuschleppen; <text:soft-page-break/>feierlich wälz ich dir hier die größte grässlichste Hälfte zu, wie du damit zurecht kommen magst, siehe du selber! <text:span text:style-name="T2">(Ihn zu Luisen hinführend.)</text:span> Hier, Barbar! Weide dich an der entsetzlichen Frucht deines Witzes, auf dieses Gesicht ist mit Verzerrungen dein Name geschrieben, und die Würgengel werden ihn lesen – Eine Gestalt wie diese ziehe den Vorhang von deinem Bette, wenn du schläfst, und gebe dir ihre eiskalte Hand – Eine Gestalt wie diese stehe vor deiner Seele, wenn du stirbst, und dränge dein letztes Gebet weg – Eine Gestalt wie diese stehe auf deinem Grabe, wenn du auferstehst – und neben Gott, wenn er dich richtet. <text:span text:style-name="T2">(Er wird ohnmächtig. Bediente halten ihn.)</text:span></text:p>
      <text:p text:style-name="Textkörper_20_Theater"><text:span text:style-name="T1">PRÄSIDENT</text:span> <text:span text:style-name="T2">(eine schreckliche Bewegung des Arms gegen den Himmel)</text:span><text:span text:style-name="T1">:</text:span> Von mir nicht, von mir nicht, Richter der Welt, fordre diese Seelen von diesem! <text:span text:style-name="T2">(Er geht auf Wurm zu.)</text:span></text:p>
      <text:p text:style-name="Textkörper_20_Theater"><text:span text:style-name="T1">WURM</text:span> <text:span text:style-name="T2">(auffahrend)</text:span><text:span text:style-name="T1">:</text:span> Von mir?</text:p>
      <text:p text:style-name="Textkörper_20_Theater"><text:span text:style-name="T1">PRÄSIDENT:</text:span> Verfluchter, von dir! Von dir, Satan! – Du, du gabst den Schlangenrat – Über dich die Verantwortung – ich wasche die Hände.</text:p>
      <text:p text:style-name="Textkörper_20_Theater"><text:span text:style-name="T1">WURM:</text:span> Über mich? <text:span text:style-name="T2">(Er fängt grässlich an zu lachen.)</text:span> Lustig! Lustig! So weiß ich doch nun auch, auf was Art sich die Teufel danken. – Über mich, dummer Bösewicht? War es mein Sohn? War ich dein Gebieter? – Über mich die Verantwortung? Ha! bei diesem Anblick, der alles Mark in meinen Gebeinen erkältet! Über mich soll sie kommen! – Jetzt will ich verloren sein, aber du sollst es mit mir sein – Auf! Auf! Ruft Mord durch die Gas<text:soft-page-break/>sen! Weckt die Justiz auf! Gerichtsdiener, bindet mich! Führt mich von hinnen! Ich will Geheimnisse aufdecken, dass denen, die sie hören, die Haut schauern soll. <text:span text:style-name="T2">(Will gehen.)</text:span></text:p>
      <text:p text:style-name="Textkörper_20_Theater"><text:span text:style-name="T1">PRÄSIDENT</text:span> <text:span text:style-name="T2">(hält ihn)</text:span><text:span text:style-name="T1">:</text:span> Du wirst doch nicht, Rasender?</text:p>
      <text:p text:style-name="Textkörper_20_Theater"><text:span text:style-name="T1">WURM</text:span> <text:span text:style-name="T2">(klopft ihn auf die Schulter)</text:span><text:span text:style-name="T1">:</text:span> Ich werde, Kamerad! Ich werde – Rasend bin ich, das ist wahr – das ist dein Werk – so will ich auch jetzt handeln wie ein Rasender – Arm in Arm mit dir zum Blutgerüst! Arm in Arm mit dir zur Hölle! Es soll mich kitzeln, Bube, mit dir verdammt zu sein! <text:span text:style-name="T2">(Er wird abgeführt.)</text:span></text:p>
      <text:p text:style-name="Textkörper_20_Theater"><text:span text:style-name="T1">MILLER</text:span> <text:span text:style-name="T2">(der die ganze Zeit über, den Kopf in Luisens Schoß gesunken, in stummem Schmerz gelegen hat, steht schnell auf und wirft dem Major die Börse vor die Füße)</text:span><text:span text:style-name="T1">:</text:span> Giftmischer! Behalt dein verfluchtes Gold! – wolltest du mir mein Kind damit abkaufen? <text:span text:style-name="T2">(Er stürzt aus dem Zimmer.)</text:span></text:p>
      <text:p text:style-name="Textkörper_20_Theater"><text:span text:style-name="T1">FERDINAND</text:span> <text:span text:style-name="T2">(mit brechender Stimme)</text:span><text:span text:style-name="T1">:</text:span> Geht ihm nach! Er verzweifelt – Das Geld hier soll man ihm retten – Es ist meine fürchterliche Erkenntlichkeit. Luise – Luise – Ich komme – – Lebt wohl – – Lasst mich an diesem Altar verscheiden –</text:p>
      <text:p text:style-name="Textkörper_20_Theater"><text:span text:style-name="T1">PRÄSIDENT</text:span> <text:span text:style-name="T2">(aus einer dumpfen Betäubung, zu seinem Sohn)</text:span><text:span text:style-name="T1">:</text:span> Sohn Ferdinand! Soll kein Blick mehr auf einen zerschmetterten Vater fallen?</text:p>
      <text:p text:style-name="Textkörper_20_Regieanweisung">(Der Major wird neben Luisen niedergelassen.)</text:p>
      <text:p text:style-name="Textkörper_20_Theater"><text:span text:style-name="T1">FERDINAND:</text:span> Gott dem Erbarmenden gehört dieser letzte.</text:p>
      <text:p text:style-name="Textkörper_20_Theater"><text:soft-page-break/><text:span text:style-name="T1">PRÄSIDENT</text:span> <text:span text:style-name="T2">(in der schrecklichsten Qual vor ihm niederfallend)</text:span><text:span text:style-name="T1">:</text:span> Geschöpf und Schöpfer verlassen mich – Soll kein Blick mehr zu meiner letzten Erquickung fallen?</text:p>
      <text:p text:style-name="Textkörper_20_Theater"><text:span text:style-name="T1">FERDINAND</text:span> <text:span text:style-name="T2">(reicht ihm seine sterbende Hand).</text:span></text:p>
      <text:p text:style-name="Textkörper_20_Theater"><text:span text:style-name="T1">PRÄSIDENT</text:span> <text:span text:style-name="T2">(steht schnell auf)</text:span><text:span text:style-name="T1">:</text:span> Er vergab mir! <text:span text:style-name="T2">(Zu den Andern.)</text:span> Jetzt euer Gefangener! <text:span text:style-name="T2">(Er geht ab, Gerichtsdiener folgen ihm, der Vorhang fä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75%" fo:font-weight="bold"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5%"/>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footer>
        <text:p text:style-name="Footer_20_right"><text:page-number text:select-page="current">163</text:page-number></text:p>
      </style:footer>
    </style:master-page>
    <style:master-page style:name="Left_20_Page" style:display-name="Left Page" style:page-layout-name="Mpm4" style:next-style-name="Right_20_Page">
      <style:footer>
        <text:p text:style-name="Footer_20_left"><text:page-number text:select-page="current">164</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18:08.304076920</meta:creation-date>
    <dc:title>Kabale und Liebe</dc:title>
    <meta:editing-duration>PT2M57S</meta:editing-duration>
    <meta:editing-cycles>4</meta:editing-cycles>
    <meta:generator>LibreOffice/4.4.4.3$Linux_x86 LibreOffice_project/2c39ebcf046445232b798108aa8a7e7d89552ea8</meta:generator>
    <meta:initial-creator>Michael Fiedler</meta:initial-creator>
    <dc:date>2015-07-16T22:37:18.335872124</dc:date>
    <dc:creator>Michael Fiedler</dc:creator>
    <meta:document-statistic meta:table-count="0" meta:image-count="0" meta:object-count="0" meta:page-count="164" meta:paragraph-count="1091" meta:word-count="31169" meta:character-count="196331" meta:non-whitespace-character-count="164785"/>
    <meta:template xlink:type="simple" xlink:actuate="onRequest" xlink:title="Buch 13,5 cm x 20,5 cm" xlink:href="../../../.config/libreoffice/4/user/template/Buch/Buch_Garamond_13.5x20.5.ott" meta:date="2015-07-16T22:18:07.794897507"/>
  </office:meta>
</office:document-meta>
</file>